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7.22mm"/>
    </style:style>
    <style:style style:name="co3" style:family="table-column">
      <style:table-column-properties fo:break-before="auto" style:column-width="49.49mm"/>
    </style:style>
    <style:style style:name="co4" style:family="table-column">
      <style:table-column-properties fo:break-before="auto" style:column-width="28.26mm"/>
    </style:style>
    <style:style style:name="co5" style:family="table-column">
      <style:table-column-properties fo:break-before="auto" style:column-width="61.97mm"/>
    </style:style>
    <style:style style:name="co6" style:family="table-column">
      <style:table-column-properties fo:break-before="auto" style:column-width="44.45mm"/>
    </style:style>
    <style:style style:name="co7" style:family="table-column">
      <style:table-column-properties fo:break-before="auto" style:column-width="18.63mm"/>
    </style:style>
    <style:style style:name="co8" style:family="table-column">
      <style:table-column-properties fo:break-before="auto" style:column-width="44.66mm"/>
    </style:style>
    <style:style style:name="co9" style:family="table-column">
      <style:table-column-properties fo:break-before="auto" style:column-width="36.78mm"/>
    </style:style>
    <style:style style:name="co10" style:family="table-column">
      <style:table-column-properties fo:break-before="auto" style:column-width="35.45mm"/>
    </style:style>
    <style:style style:name="co11" style:family="table-column">
      <style:table-column-properties fo:break-before="auto" style:column-width="268.87mm"/>
    </style:style>
    <style:style style:name="co12" style:family="table-column">
      <style:table-column-properties fo:break-before="auto" style:column-width="38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20.6mm" fo:break-before="auto" style:use-optimal-row-height="true"/>
    </style:style>
    <style:style style:name="ro5" style:family="table-row">
      <style:table-row-properties style:row-height="24.64mm" fo:break-before="auto" style:use-optimal-row-height="true"/>
    </style:style>
    <style:style style:name="ro6" style:family="table-row">
      <style:table-row-properties style:row-height="28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onsolas"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Consolas"/>
    </style:style>
    <style:style style:name="ce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/>
      <style:text-properties style:font-name="Consolas"/>
    </style:style>
    <style:style style:name="ce11" style:family="table-cell" style:parent-style-name="Default">
      <style:table-cell-properties fo:background-color="#cccccc"/>
      <style:text-properties style:font-name="Consolas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style:font-name="Consolas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number-columns-repeated="1007" table:default-cell-style-name="Default"/>
        <table:table-row table:style-name="ro1" table:number-rows-repeated="3">
          <table:table-cell table:number-columns-repeated="1007"/>
        </table:table-row>
        <table:table-row table:style-name="ro2"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Type Constant &amp; Valu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Unit Constant &amp; Value</text:p>
          </table:table-cell>
          <table:table-cell table:style-name="ce1" office:value-type="string" calcext:value-type="string">
            <text:p>Widgets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Analog Actuator</text:p>
          </table:table-cell>
          <table:table-cell table:style-name="ce2" office:value-type="string" calcext:value-type="string" table:number-columns-spanned="4" table:number-rows-spanned="1">
            <text:p>ANALOG_ACTUATOR</text:p>
          </table:table-cell>
          <table:covered-table-cell table:number-columns-repeated="3"/>
          <table:table-cell table:style-name="ce2" office:value-type="string" calcext:value-type="string">
            <text:p>analog_actuator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 table:number-columns-spanned="4" table:number-rows-spanned="1">
            <text:p>ANALOG</text:p>
          </table:table-cell>
          <table:covered-table-cell table:number-columns-repeated="3"/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<text:a xlink:href="https://mydevices.com/cayenne/docs/bring-your-own-thing-api/#slider-control" xlink:type="simple">Slider</text:a></text:p>
          </table:table-cell>
          <table:table-cell table:number-columns-repeated="994"/>
        </table:table-row>
        <table:table-row table:style-name="ro3">
          <table:table-cell table:style-name="ce2" office:value-type="string" calcext:value-type="string">
            <text:p>Digital Actuator</text:p>
          </table:table-cell>
          <table:table-cell table:style-name="ce2" office:value-type="string" calcext:value-type="string" table:number-columns-spanned="6" table:number-rows-spanned="1">
            <text:p>DIGITAL_ACTUATOR</text:p>
          </table:table-cell>
          <table:covered-table-cell table:number-columns-repeated="5"/>
          <table:table-cell table:style-name="ce2" office:value-type="string" calcext:value-type="string">
            <text:p>digital_actuator</text:p>
          </table:table-cell>
          <table:table-cell table:style-name="ce2" office:value-type="string" calcext:value-type="string">
            <text:p>Digital (0/1)</text:p>
          </table:table-cell>
          <table:table-cell table:style-name="ce2" office:value-type="string" calcext:value-type="string" table:number-columns-spanned="6" table:number-rows-spanned="1">
            <text:p>DIGITAL</text:p>
          </table:table-cell>
          <table:covered-table-cell table:number-columns-repeated="5"/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<text:a xlink:href="https://mydevices.com/cayenne/docs/bring-your-own-thing-api/#button-control" xlink:type="simple">Button</text:a>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HVAC.Change State</text:p>
          </table:table-cell>
          <table:table-cell table:style-name="ce2" office:value-type="string" calcext:value-type="string" table:number-columns-spanned="8" table:number-rows-spanned="1">
            <text:p>HVAC_CHANGE_STATE</text:p>
          </table:table-cell>
          <table:covered-table-cell table:number-columns-repeated="7"/>
          <table:table-cell table:style-name="ce2" office:value-type="string" calcext:value-type="string">
            <text:p>hvac_state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 table:number-columns-spanned="8" table:number-rows-spanned="1">
            <text:p>User defined</text:p>
          </table:table-cell>
          <table:covered-table-cell table:number-columns-repeated="7"/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VAC (coming Soon), <text:a xlink:href="https://mydevices.com/cayenne/docs/bring-your-own-thing-api/#slider-control" xlink:type="simple">Slider</text:a>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 table:number-columns-spanned="1" table:number-rows-spanned="2">
            <text:p>HVAC.Change Temperature</text:p>
          </table:table-cell>
          <table:table-cell table:style-name="ce2" office:value-type="string" calcext:value-type="string" table:number-columns-spanned="10" table:number-rows-spanned="2">
            <text:p>HVAC_CHANGE_TEMP</text:p>
          </table:table-cell>
          <table:covered-table-cell table:number-columns-repeated="9"/>
          <table:table-cell table:style-name="ce2" office:value-type="string" calcext:value-type="string" table:number-columns-spanned="1" table:number-rows-spanned="2">
            <text:p>hvac_temp</text:p>
          </table:table-cell>
          <table:table-cell table:style-name="ce2" office:value-type="string" calcext:value-type="string">
            <text:p>Fahrenheit</text:p>
          </table:table-cell>
          <table:table-cell table:style-name="ce2" office:value-type="string" calcext:value-type="string" table:number-columns-spanned="10" table:number-rows-spanned="1">
            <text:p>FAHRENHEIT</text:p>
          </table:table-cell>
          <table:covered-table-cell table:number-columns-repeated="9"/>
          <table:table-cell table:style-name="ce2" office:value-type="string" calcext:value-type="string">
            <text:p>f</text:p>
          </table:table-cell>
          <table:table-cell table:style-name="ce2" office:value-type="string" calcext:value-type="string" table:number-columns-spanned="1" table:number-rows-spanned="2">
            <text:p>HVAC (coming Soon), <text:a xlink:href="https://mydevices.com/cayenne/docs/bring-your-own-thing-api/#slider-control" xlink:type="simple">Slider</text:a></text:p>
          </table:table-cell>
          <table:table-cell table:number-columns-repeated="982"/>
        </table:table-row>
        <table:table-row table:style-name="ro1">
          <table:covered-table-cell table:number-columns-repeated="12"/>
          <table:table-cell table:style-name="ce2" office:value-type="string" calcext:value-type="string">
            <text:p>* Celsius</text:p>
          </table:table-cell>
          <table:table-cell table:style-name="ce2" office:value-type="string" calcext:value-type="string" table:number-columns-spanned="11" table:number-rows-spanned="1">
            <text:p>CELSIUS</text:p>
          </table:table-cell>
          <table:covered-table-cell table:number-columns-repeated="11"/>
          <table:table-cell table:style-name="ce2" office:value-type="string" calcext:value-type="string">
            <text:p>c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HVAC.Off/On</text:p>
          </table:table-cell>
          <table:table-cell table:style-name="ce2" office:value-type="string" calcext:value-type="string" table:number-columns-spanned="13" table:number-rows-spanned="1">
            <text:p>HVAC_OFF_ON</text:p>
          </table:table-cell>
          <table:covered-table-cell table:number-columns-repeated="12"/>
          <table:table-cell table:style-name="ce2" office:value-type="string" calcext:value-type="string">
            <text:p>hvac_off_on</text:p>
          </table:table-cell>
          <table:table-cell table:style-name="ce2" office:value-type="string" calcext:value-type="string">
            <text:p>Off/On</text:p>
          </table:table-cell>
          <table:table-cell table:style-name="ce2" office:value-type="string" calcext:value-type="string" table:number-columns-spanned="13" table:number-rows-spanned="1">
            <text:p>OFF_ON</text:p>
          </table:table-cell>
          <table:covered-table-cell table:number-columns-repeated="12"/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VAC (coming Soon), <text:a xlink:href="https://mydevices.com/cayenne/docs/bring-your-own-thing-api/#button-control" xlink:type="simple">Button</text:a>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 table:number-columns-spanned="1" table:number-rows-spanned="3">
            <text:p>Light Switch</text:p>
          </table:table-cell>
          <table:table-cell table:style-name="ce2" office:value-type="string" calcext:value-type="string" table:number-columns-spanned="15" table:number-rows-spanned="3">
            <text:p>LIGHT_SWITCH_ACT</text:p>
          </table:table-cell>
          <table:covered-table-cell table:number-columns-repeated="14"/>
          <table:table-cell table:style-name="ce2" office:value-type="string" calcext:value-type="string" table:number-columns-spanned="1" table:number-rows-spanned="3">
            <text:p>lt_switch_act</text:p>
          </table:table-cell>
          <table:table-cell table:style-name="ce2" office:value-type="string" calcext:value-type="string">
            <text:p>* Off/On</text:p>
          </table:table-cell>
          <table:table-cell table:style-name="ce2" office:value-type="string" calcext:value-type="string" table:number-columns-spanned="15" table:number-rows-spanned="1">
            <text:p>OFF_ON</text:p>
          </table:table-cell>
          <table:covered-table-cell table:number-columns-repeated="14"/>
          <table:table-cell table:style-name="ce2" office:value-type="string" calcext:value-type="string">
            <text:p>null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lighting-widget" xlink:type="simple">Lighting (coming soon)</text:a>, <text:a xlink:href="https://mydevices.com/cayenne/docs/bring-your-own-thing-api/#button-control" xlink:type="simple">Button</text:a>, <text:a xlink:href="https://mydevices.com/cayenne/docs/bring-your-own-thing-api/#switch-widget" xlink:type="simple">Switch (coming soon)</text:a></text:p>
          </table:table-cell>
          <table:table-cell table:number-columns-repeated="972"/>
        </table:table-row>
        <table:table-row table:style-name="ro1">
          <table:covered-table-cell table:number-columns-repeated="17"/>
          <table:table-cell table:style-name="ce2" office:value-type="string" calcext:value-type="string">
            <text:p>Digital (0/1)</text:p>
          </table:table-cell>
          <table:table-cell table:style-name="ce2" office:value-type="string" calcext:value-type="string" table:number-columns-spanned="16" table:number-rows-spanned="1">
            <text:p>DIGITAL</text:p>
          </table:table-cell>
          <table:covered-table-cell table:number-columns-repeated="16"/>
          <table:table-cell table:style-name="ce2" office:value-type="string" calcext:value-type="string">
            <text:p>d</text:p>
          </table:table-cell>
          <table:table-cell table:number-columns-repeated="971"/>
        </table:table-row>
        <table:table-row table:style-name="ro1">
          <table:covered-table-cell table:number-columns-repeated="17"/>
          <table:table-cell table:style-name="ce2" office:value-type="string" calcext:value-type="string">
            <text:p>Low/High</text:p>
          </table:table-cell>
          <table:table-cell table:style-name="ce2" office:value-type="string" calcext:value-type="string" table:number-columns-spanned="17" table:number-rows-spanned="1">
            <text:p>LOW_HIGH</text:p>
          </table:table-cell>
          <table:covered-table-cell table:number-columns-repeated="16"/>
          <table:covered-table-cell/>
          <table:table-cell/>
          <table:table-cell table:style-name="ce2" office:value-type="string" calcext:value-type="string">
            <text:p>null</text:p>
          </table:table-cell>
          <table:table-cell table:number-columns-repeated="970"/>
        </table:table-row>
        <table:table-row table:style-name="ro3">
          <table:table-cell table:style-name="ce2" office:value-type="string" calcext:value-type="string">
            <text:p>Lighting.Color</text:p>
          </table:table-cell>
          <table:table-cell table:style-name="ce2" office:value-type="string" calcext:value-type="string" table:number-columns-spanned="19" table:number-rows-spanned="1">
            <text:p>LIGHTING_COLOR</text:p>
          </table:table-cell>
          <table:covered-table-cell table:number-columns-repeated="18"/>
          <table:table-cell table:style-name="ce2" office:value-type="string" calcext:value-type="string">
            <text:p>lt_color</text:p>
          </table:table-cell>
          <table:table-cell table:style-name="ce2" office:value-type="string" calcext:value-type="string">
            <text:p>Hexadecimal</text:p>
          </table:table-cell>
          <table:table-cell table:style-name="ce2" office:value-type="string" calcext:value-type="string" table:number-columns-spanned="19" table:number-rows-spanned="1">
            <text:p>HEX</text:p>
          </table:table-cell>
          <table:covered-table-cell table:number-columns-repeated="18"/>
          <table:table-cell table:style-name="ce2" office:value-type="string" calcext:value-type="string">
            <text:p>null</text:p>
          </table:table-cell>
          <table:table-cell table:style-name="ce2" office:value-type="string" calcext:value-type="string" table:number-columns-spanned="953" table:number-rows-spanned="1">
            <text:p><text:a xlink:href="https://mydevices.com/cayenne/docs/bring-your-own-thing-api/#lighting-widget" xlink:type="simple">Lighting (coming soon)</text:a>, <text:a xlink:href="https://mydevices.com/cayenne/docs/bring-your-own-thing-api/#slider-control" xlink:type="simple">Slider</text:a></text:p>
          </table:table-cell>
          <table:covered-table-cell table:number-columns-repeated="952"/>
          <table:table-cell table:number-columns-repeated="12"/>
        </table:table-row>
        <table:table-row table:style-name="ro3">
          <table:table-cell table:style-name="ce2" office:value-type="string" calcext:value-type="string" table:number-columns-spanned="1" table:number-rows-spanned="4">
            <text:p>Lighting.Luminosity</text:p>
          </table:table-cell>
          <table:table-cell table:style-name="ce2" office:value-type="string" calcext:value-type="string" table:number-columns-spanned="21" table:number-rows-spanned="4">
            <text:p>LIGHTING_LUMINOSITY</text:p>
          </table:table-cell>
          <table:covered-table-cell table:number-columns-repeated="20"/>
          <table:table-cell table:style-name="ce2" office:value-type="string" calcext:value-type="string" table:number-columns-spanned="1" table:number-rows-spanned="4">
            <text:p>lt_lum</text:p>
          </table:table-cell>
          <table:table-cell table:style-name="ce2" office:value-type="string" calcext:value-type="string">
            <text:p>* % (0 to 100)</text:p>
          </table:table-cell>
          <table:table-cell table:style-name="ce2" office:value-type="string" calcext:value-type="string" table:number-columns-spanned="971" table:number-rows-spanned="1">
            <text:p>PERCENT</text:p>
          </table:table-cell>
          <table:covered-table-cell table:number-columns-repeated="970"/>
          <table:table-cell table:style-name="ce2" office:value-type="string" calcext:value-type="string">
            <text:p>p</text:p>
          </table:table-cell>
          <table:table-cell table:style-name="ce2" office:value-type="string" calcext:value-type="string" table:number-columns-spanned="1" table:number-rows-spanned="4">
            <text:p><text:a xlink:href="https://mydevices.com/cayenne/docs/bring-your-own-thing-api/#lighting-widget" xlink:type="simple">Lighting (coming soon)</text:a>, <text:a xlink:href="https://mydevices.com/cayenne/docs/bring-your-own-thing-api/#slider-control" xlink:type="simple">Slider</text:a></text:p>
          </table:table-cell>
          <table:table-cell table:number-columns-repeated="10"/>
        </table:table-row>
        <table:table-row table:style-name="ro1">
          <table:covered-table-cell table:number-columns-repeated="23"/>
          <table:table-cell table:style-name="ce2" office:value-type="string" calcext:value-type="string">
            <text:p>Lux</text:p>
          </table:table-cell>
          <table:table-cell table:style-name="ce2" office:value-type="string" calcext:value-type="string" table:number-columns-spanned="972" table:number-rows-spanned="1">
            <text:p>LUX</text:p>
          </table:table-cell>
          <table:covered-table-cell table:number-columns-repeated="972"/>
          <table:table-cell table:style-name="ce2" office:value-type="string" calcext:value-type="string">
            <text:p>lux</text:p>
          </table:table-cell>
          <table:table-cell table:number-columns-repeated="9"/>
        </table:table-row>
        <table:table-row table:style-name="ro1">
          <table:covered-table-cell table:number-columns-repeated="23"/>
          <table:table-cell table:style-name="ce2" office:value-type="string" calcext:value-type="string">
            <text:p>Volts</text:p>
          </table:table-cell>
          <table:table-cell table:style-name="ce2" office:value-type="string" calcext:value-type="string" table:number-columns-spanned="973" table:number-rows-spanned="1">
            <text:p>VOLTS</text:p>
          </table:table-cell>
          <table:covered-table-cell table:number-columns-repeated="972"/>
          <table:covered-table-cell/>
          <table:table-cell/>
          <table:table-cell table:style-name="ce2" office:value-type="string" calcext:value-type="string">
            <text:p>v</text:p>
          </table:table-cell>
          <table:table-cell table:number-columns-repeated="8"/>
        </table:table-row>
        <table:table-row table:style-name="ro1">
          <table:covered-table-cell table:number-columns-repeated="23"/>
          <table:table-cell table:style-name="ce2" office:value-type="string" calcext:value-type="string">
            <text:p>Ratio</text:p>
          </table:table-cell>
          <table:table-cell table:style-name="ce2" office:value-type="string" calcext:value-type="string" table:number-columns-spanned="973" table:number-rows-spanned="1">
            <text:p>RATIO</text:p>
          </table:table-cell>
          <table:covered-table-cell table:number-columns-repeated="972"/>
          <table:covered-table-cell/>
          <table:table-cell/>
          <table:table-cell table:style-name="ce2"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3">
            <text:p>Motor</text:p>
          </table:table-cell>
          <table:table-cell table:style-name="ce2" office:value-type="string" calcext:value-type="string" table:number-columns-spanned="26" table:number-rows-spanned="3">
            <text:p>MOTOR</text:p>
          </table:table-cell>
          <table:covered-table-cell table:number-columns-repeated="25"/>
          <table:table-cell table:style-name="ce2" office:value-type="string" calcext:value-type="string" table:number-columns-spanned="1" table:number-rows-spanned="3">
            <text:p>motor</text:p>
          </table:table-cell>
          <table:table-cell table:style-name="ce2" office:value-type="string" calcext:value-type="string">
            <text:p>* Off/On</text:p>
          </table:table-cell>
          <table:table-cell table:style-name="ce2" office:value-type="string" calcext:value-type="string" table:number-columns-spanned="968" table:number-rows-spanned="1">
            <text:p>OFF_ON</text:p>
          </table:table-cell>
          <table:covered-table-cell table:number-columns-repeated="967"/>
          <table:table-cell table:style-name="ce2" office:value-type="string" calcext:value-type="string">
            <text:p>null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button-control" xlink:type="simple">Button</text:a>, <text:a xlink:href="https://mydevices.com/cayenne/docs/bring-your-own-thing-api/#slider-control" xlink:type="simple">Slider</text:a>, <text:a xlink:href="https://mydevices.com/cayenne/docs/bring-your-own-thing-api/#switch-widget" xlink:type="simple">Switch (coming soon)</text:a></text:p>
          </table:table-cell>
          <table:table-cell table:number-columns-repeated="8"/>
        </table:table-row>
        <table:table-row table:style-name="ro1">
          <table:covered-table-cell table:number-columns-repeated="28"/>
          <table:table-cell table:style-name="ce2" office:value-type="string" calcext:value-type="string">
            <text:p>Low/High</text:p>
          </table:table-cell>
          <table:table-cell table:style-name="ce2" office:value-type="string" calcext:value-type="string" table:number-columns-spanned="969" table:number-rows-spanned="1">
            <text:p>LOW_HIGH</text:p>
          </table:table-cell>
          <table:covered-table-cell table:number-columns-repeated="969"/>
          <table:table-cell table:style-name="ce2" office:value-type="string" calcext:value-type="string">
            <text:p>null</text:p>
          </table:table-cell>
          <table:table-cell table:number-columns-repeated="7"/>
        </table:table-row>
        <table:table-row table:style-name="ro1">
          <table:covered-table-cell table:number-columns-repeated="28"/>
          <table:table-cell table:style-name="ce2" office:value-type="string" calcext:value-type="string">
            <text:p>Degree Angle</text:p>
          </table:table-cell>
          <table:table-cell table:style-name="ce2" office:value-type="string" calcext:value-type="string" table:number-columns-spanned="970" table:number-rows-spanned="1">
            <text:p>DEGREE</text:p>
          </table:table-cell>
          <table:covered-table-cell table:number-columns-repeated="969"/>
          <table:covered-table-cell/>
          <table:table-cell/>
          <table:table-cell table:style-name="ce2" office:value-type="string" calcext:value-type="string">
            <text:p>deg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2">
            <text:p>Relay</text:p>
          </table:table-cell>
          <table:table-cell table:style-name="ce2" office:value-type="string" calcext:value-type="string" table:number-columns-spanned="30" table:number-rows-spanned="2">
            <text:p>RELAY</text:p>
          </table:table-cell>
          <table:covered-table-cell table:number-columns-repeated="29"/>
          <table:table-cell table:style-name="ce2" office:value-type="string" calcext:value-type="string" table:number-columns-spanned="1" table:number-rows-spanned="2">
            <text:p>relay</text:p>
          </table:table-cell>
          <table:table-cell table:style-name="ce2" office:value-type="string" calcext:value-type="string">
            <text:p>* Off/On</text:p>
          </table:table-cell>
          <table:table-cell table:style-name="ce2" office:value-type="string" calcext:value-type="string" table:number-columns-spanned="966" table:number-rows-spanned="1">
            <text:p>OFF_ON</text:p>
          </table:table-cell>
          <table:covered-table-cell table:number-columns-repeated="965"/>
          <table:table-cell table:style-name="ce2" office:value-type="string" calcext:value-type="string">
            <text:p>null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button-control" xlink:type="simple">Button</text:a></text:p>
          </table:table-cell>
          <table:table-cell table:number-columns-repeated="6"/>
        </table:table-row>
        <table:table-row table:style-name="ro1">
          <table:covered-table-cell table:number-columns-repeated="32"/>
          <table:table-cell table:style-name="ce2" office:value-type="string" calcext:value-type="string">
            <text:p>Low/High</text:p>
          </table:table-cell>
          <table:table-cell table:style-name="ce2" office:value-type="string" calcext:value-type="string" table:number-columns-spanned="967" table:number-rows-spanned="1">
            <text:p>LOW_HIGH</text:p>
          </table:table-cell>
          <table:covered-table-cell table:number-columns-repeated="967"/>
          <table:table-cell table:style-name="ce2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3">
            <text:p>Switch</text:p>
          </table:table-cell>
          <table:table-cell table:style-name="ce2" office:value-type="string" calcext:value-type="string" table:number-columns-spanned="33" table:number-rows-spanned="3">
            <text:p>SWITCH</text:p>
          </table:table-cell>
          <table:covered-table-cell table:number-columns-repeated="32"/>
          <table:table-cell table:style-name="ce2" office:value-type="string" calcext:value-type="string" table:number-columns-spanned="1" table:number-rows-spanned="3">
            <text:p>switch</text:p>
          </table:table-cell>
          <table:table-cell table:style-name="ce2" office:value-type="string" calcext:value-type="string">
            <text:p>* Off/On</text:p>
          </table:table-cell>
          <table:table-cell table:style-name="ce2" office:value-type="string" calcext:value-type="string" table:number-columns-spanned="965" table:number-rows-spanned="1">
            <text:p>OFF_ON</text:p>
          </table:table-cell>
          <table:covered-table-cell table:number-columns-repeated="964"/>
          <table:table-cell table:style-name="ce2" office:value-type="string" calcext:value-type="string">
            <text:p>null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switch-widget" xlink:type="simple">Switch (coming soon)</text:a>, <text:a xlink:href="https://mydevices.com/cayenne/docs/bring-your-own-thing-api/#button-control" xlink:type="simple">Button</text:a></text:p>
          </table:table-cell>
          <table:table-cell table:number-columns-repeated="4"/>
        </table:table-row>
        <table:table-row table:style-name="ro1">
          <table:covered-table-cell table:number-columns-repeated="35"/>
          <table:table-cell table:style-name="ce2" office:value-type="string" calcext:value-type="string">
            <text:p>Low/High</text:p>
          </table:table-cell>
          <table:table-cell table:style-name="ce2" office:value-type="string" calcext:value-type="string" table:number-columns-spanned="966" table:number-rows-spanned="1">
            <text:p>LOW_HIGH</text:p>
          </table:table-cell>
          <table:covered-table-cell table:number-columns-repeated="966"/>
          <table:table-cell table:style-name="ce2" office:value-type="string" calcext:value-type="string">
            <text:p>null</text:p>
          </table:table-cell>
          <table:table-cell table:number-columns-repeated="3"/>
        </table:table-row>
        <table:table-row table:style-name="ro1">
          <table:covered-table-cell table:number-columns-repeated="35"/>
          <table:table-cell table:style-name="ce2" office:value-type="string" calcext:value-type="string">
            <text:p>Digital (0/1)</text:p>
          </table:table-cell>
          <table:table-cell table:style-name="ce2" office:value-type="string" calcext:value-type="string" table:number-columns-spanned="967" table:number-rows-spanned="1">
            <text:p>DIGITAL</text:p>
          </table:table-cell>
          <table:covered-table-cell table:number-columns-repeated="966"/>
          <table:covered-table-cell/>
          <table:table-cell/>
          <table:table-cell table:style-name="ce2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Valve</text:p>
          </table:table-cell>
          <table:table-cell table:style-name="ce2" office:value-type="string" calcext:value-type="string" table:number-columns-spanned="37" table:number-rows-spanned="3">
            <text:p>VALVE</text:p>
          </table:table-cell>
          <table:covered-table-cell table:number-columns-repeated="36"/>
          <table:table-cell table:style-name="ce2" office:value-type="string" calcext:value-type="string" table:number-columns-spanned="1" table:number-rows-spanned="3">
            <text:p>valve</text:p>
          </table:table-cell>
          <table:table-cell table:style-name="ce2" office:value-type="string" calcext:value-type="string">
            <text:p>* Off/On</text:p>
          </table:table-cell>
          <table:table-cell table:style-name="ce2" office:value-type="string" calcext:value-type="string" table:number-columns-spanned="963" table:number-rows-spanned="1">
            <text:p>OFF_ON</text:p>
          </table:table-cell>
          <table:covered-table-cell table:number-columns-repeated="962"/>
          <table:table-cell table:style-name="ce2" office:value-type="string" calcext:value-type="string">
            <text:p>null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switch-widget" xlink:type="simple">Switch (coming soon)</text:a>, <text:a xlink:href="https://mydevices.com/cayenne/docs/bring-your-own-thing-api/#button-control" xlink:type="simple">Button</text:a></text:p>
          </table:table-cell>
          <table:table-cell table:number-columns-repeated="2"/>
        </table:table-row>
        <table:table-row table:style-name="ro1">
          <table:covered-table-cell table:number-columns-repeated="39"/>
          <table:table-cell table:style-name="ce2" office:value-type="string" calcext:value-type="string">
            <text:p>Low/High</text:p>
          </table:table-cell>
          <table:table-cell table:style-name="ce2" office:value-type="string" calcext:value-type="string" table:number-columns-spanned="964" table:number-rows-spanned="1">
            <text:p>LOW_HIGH</text:p>
          </table:table-cell>
          <table:covered-table-cell table:number-columns-repeated="964"/>
          <table:table-cell table:style-name="ce2" office:value-type="string" calcext:value-type="string">
            <text:p>null</text:p>
          </table:table-cell>
          <table:table-cell/>
        </table:table-row>
        <table:table-row table:style-name="ro1">
          <table:covered-table-cell table:number-columns-repeated="39"/>
          <table:table-cell table:style-name="ce2" office:value-type="string" calcext:value-type="string">
            <text:p>Digital (0/1)</text:p>
          </table:table-cell>
          <table:table-cell table:style-name="ce2" office:value-type="string" calcext:value-type="string" table:number-columns-spanned="965" table:number-rows-spanned="1">
            <text:p>DIGITAL</text:p>
          </table:table-cell>
          <table:covered-table-cell table:number-columns-repeated="964"/>
          <table:covered-table-cell/>
          <table:table-cell/>
          <table:table-cell table:style-name="ce2" office:value-type="string" calcext:value-type="string">
            <text:p>d</text:p>
          </table:table-cell>
        </table:table-row>
        <table:table-row table:style-name="ro1">
          <table:table-cell table:style-name="ce1" office:value-type="string" calcext:value-type="string" table:number-columns-spanned="1005" table:number-rows-spanned="1">
            <text:p>Sensors</text:p>
          </table:table-cell>
          <table:covered-table-cell table:number-columns-repeated="100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42" table:number-rows-spanned="1">
            <text:p>Data Type</text:p>
          </table:table-cell>
          <table:covered-table-cell table:number-columns-repeated="41"/>
          <table:table-cell table:style-name="ce1" office:value-type="string" calcext:value-type="string">
            <text:p>Type Constant &amp; Valu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Unit Constant &amp; Value</text:p>
          </table:table-cell>
          <table:table-cell table:style-name="ce1" office:value-type="string" calcext:value-type="string">
            <text:p>Widgets</text:p>
          </table:table-cell>
          <table:table-cell table:number-columns-repeated="961"/>
        </table:table-row>
        <table:table-row table:style-name="ro3">
          <table:table-cell table:style-name="ce2" office:value-type="string" calcext:value-type="string" table:number-columns-spanned="46" table:number-rows-spanned="1">
            <text:p>Digital Sensor</text:p>
          </table:table-cell>
          <table:covered-table-cell table:number-columns-repeated="45"/>
          <table:table-cell table:style-name="ce2" office:value-type="string" calcext:value-type="string">
            <text:p>DIGITAL_SENSOR</text:p>
          </table:table-cell>
          <table:table-cell table:style-name="ce2" office:value-type="string" calcext:value-type="string">
            <text:p>digital_sensor</text:p>
          </table:table-cell>
          <table:table-cell table:style-name="ce2" office:value-type="string" calcext:value-type="string">
            <text:p>Digital (0/1)</text:p>
          </table:table-cell>
          <table:table-cell table:style-name="ce2" office:value-type="string" calcext:value-type="string">
            <text:p>DIGITAL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a xlink:href="https://mydevices.com/cayenne/docs/bring-your-own-thing-api/#2-state-display" xlink:type="simple">2 State</text:a></text:p>
          </table:table-cell>
          <table:table-cell table:number-columns-repeated="955"/>
        </table:table-row>
        <table:table-row table:style-name="ro2">
          <table:table-cell table:style-name="ce2" office:value-type="string" calcext:value-type="string" table:number-columns-spanned="52" table:number-rows-spanned="1">
            <text:p>Analog Sensor</text:p>
          </table:table-cell>
          <table:covered-table-cell table:number-columns-repeated="51"/>
          <table:table-cell table:style-name="ce2" office:value-type="string" calcext:value-type="string">
            <text:p>ANALOG_SENSOR</text:p>
          </table:table-cell>
          <table:table-cell table:style-name="ce2" office:value-type="string" calcext:value-type="string">
            <text:p>analog_sensor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<text:a xlink:href="https://mydevices.com/cayenne/docs/bring-your-own-thing-api/#value-display" xlink:type="simple">Value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</text:p>
          </table:table-cell>
          <table:table-cell table:number-columns-repeated="949"/>
        </table:table-row>
        <table:table-row table:style-name="ro2">
          <table:table-cell table:style-name="ce2" office:value-type="string" calcext:value-type="string" table:number-columns-spanned="58" table:number-rows-spanned="1">
            <text:p>Absolute Humidity</text:p>
          </table:table-cell>
          <table:covered-table-cell table:number-columns-repeated="57"/>
          <table:table-cell table:style-name="ce2" office:value-type="string" calcext:value-type="string">
            <text:p>ABSOLUTE_HUMIDITY</text:p>
          </table:table-cell>
          <table:table-cell table:style-name="ce2" office:value-type="string" calcext:value-type="string">
            <text:p>abs_hum</text:p>
          </table:table-cell>
          <table:table-cell table:style-name="ce2" office:value-type="string" calcext:value-type="string">
            <text:p>Grams per cubic meter</text:p>
          </table:table-cell>
          <table:table-cell table:style-name="ce2" office:value-type="string" calcext:value-type="string">
            <text:p>GRAMS_PER_METER3</text:p>
          </table:table-cell>
          <table:table-cell table:style-name="ce2" office:value-type="string" calcext:value-type="string">
            <text:p>gm3</text:p>
          </table:table-cell>
          <table:table-cell table:style-name="ce2" office:value-type="string" calcext:value-type="string">
            <text:p>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943"/>
        </table:table-row>
        <table:table-row table:style-name="ro1">
          <table:table-cell table:style-name="ce2" office:value-type="string" calcext:value-type="string" table:number-columns-spanned="64" table:number-rows-spanned="2">
            <text:p>Absorbed Radiation</text:p>
          </table:table-cell>
          <table:covered-table-cell table:number-columns-repeated="63"/>
          <table:table-cell table:style-name="ce2" office:value-type="string" calcext:value-type="string" table:number-columns-spanned="1" table:number-rows-spanned="2">
            <text:p>ABSORBED_RADIATION</text:p>
          </table:table-cell>
          <table:table-cell table:style-name="ce2" office:value-type="string" calcext:value-type="string" table:number-columns-spanned="1" table:number-rows-spanned="2">
            <text:p>absrb_rad</text:p>
          </table:table-cell>
          <table:table-cell table:style-name="ce2" office:value-type="string" calcext:value-type="string">
            <text:p>* Rad</text:p>
          </table:table-cell>
          <table:table-cell table:style-name="ce2" office:value-type="string" calcext:value-type="string">
            <text:p>RAD</text:p>
          </table:table-cell>
          <table:table-cell table:style-name="ce2" office:value-type="string" calcext:value-type="string">
            <text:p>rad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937"/>
        </table:table-row>
        <table:table-row table:style-name="ro1">
          <table:covered-table-cell table:number-columns-repeated="66"/>
          <table:table-cell table:number-columns-repeated="3"/>
          <table:covered-table-cell/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gy</text:p>
          </table:table-cell>
          <table:table-cell table:number-columns-repeated="934"/>
        </table:table-row>
        <table:table-row table:style-name="ro2">
          <table:table-cell table:style-name="ce2" office:value-type="string" calcext:value-type="string" table:number-columns-spanned="73" table:number-rows-spanned="1">
            <text:p>Acceleration.gx axis</text:p>
          </table:table-cell>
          <table:covered-table-cell table:number-columns-repeated="72"/>
          <table:table-cell table:style-name="ce2" office:value-type="string" calcext:value-type="string">
            <text:p>ACCELERATION_GX</text:p>
          </table:table-cell>
          <table:table-cell table:style-name="ce2" office:value-type="string" calcext:value-type="string">
            <text:p>gx</text:p>
          </table:table-cell>
          <table:table-cell table:style-name="ce2" office:value-type="string" calcext:value-type="string">
            <text:p>Meters per second squared</text:p>
          </table:table-cell>
          <table:table-cell table:style-name="ce2" office:value-type="string" calcext:value-type="string">
            <text:p>METER_PER_SEC_SQ</text:p>
          </table:table-cell>
          <table:table-cell table:style-name="ce2" office:value-type="string" calcext:value-type="string">
            <text:p>ms2</text:p>
          </table:table-cell>
          <table:table-cell table:style-name="ce2" office:value-type="string" calcext:value-type="string">
            <text:p><text:a xlink:href="https://mydevices.com/cayenne/docs/bring-your-own-thing-api/#accelerometer-widget" xlink:type="simple">Accelerometer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928"/>
        </table:table-row>
        <table:table-row table:style-name="ro2">
          <table:table-cell table:style-name="ce2" office:value-type="string" calcext:value-type="string" table:number-columns-spanned="79" table:number-rows-spanned="1">
            <text:p>Acceleration.gy axis</text:p>
          </table:table-cell>
          <table:covered-table-cell table:number-columns-repeated="78"/>
          <table:table-cell table:style-name="ce2" office:value-type="string" calcext:value-type="string">
            <text:p>ACCELERATION_GY</text:p>
          </table:table-cell>
          <table:table-cell table:style-name="ce2" office:value-type="string" calcext:value-type="string">
            <text:p>gy</text:p>
          </table:table-cell>
          <table:table-cell table:style-name="ce2" office:value-type="string" calcext:value-type="string">
            <text:p>Meters per second squared</text:p>
          </table:table-cell>
          <table:table-cell table:style-name="ce2" office:value-type="string" calcext:value-type="string">
            <text:p>METER_PER_SEC_SQ</text:p>
          </table:table-cell>
          <table:table-cell table:style-name="ce2" office:value-type="string" calcext:value-type="string">
            <text:p>ms2</text:p>
          </table:table-cell>
          <table:table-cell table:style-name="ce2" office:value-type="string" calcext:value-type="string">
            <text:p><text:a xlink:href="https://mydevices.com/cayenne/docs/bring-your-own-thing-api/#accelerometer-widget" xlink:type="simple">Accelerometer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922"/>
        </table:table-row>
        <table:table-row table:style-name="ro2">
          <table:table-cell table:style-name="ce2" office:value-type="string" calcext:value-type="string" table:number-columns-spanned="85" table:number-rows-spanned="1">
            <text:p>Acceleration.gz axis</text:p>
          </table:table-cell>
          <table:covered-table-cell table:number-columns-repeated="84"/>
          <table:table-cell table:style-name="ce2" office:value-type="string" calcext:value-type="string">
            <text:p>ACCELERATION_GZ</text:p>
          </table:table-cell>
          <table:table-cell table:style-name="ce2" office:value-type="string" calcext:value-type="string">
            <text:p>gz</text:p>
          </table:table-cell>
          <table:table-cell table:style-name="ce2" office:value-type="string" calcext:value-type="string">
            <text:p>Meters per second squared</text:p>
          </table:table-cell>
          <table:table-cell table:style-name="ce2" office:value-type="string" calcext:value-type="string">
            <text:p>METER_PER_SEC_SQ</text:p>
          </table:table-cell>
          <table:table-cell table:style-name="ce2" office:value-type="string" calcext:value-type="string">
            <text:p>ms2</text:p>
          </table:table-cell>
          <table:table-cell table:style-name="ce2" office:value-type="string" calcext:value-type="string">
            <text:p><text:a xlink:href="https://mydevices.com/cayenne/docs/bring-your-own-thing-api/#accelerometer-widget" xlink:type="simple">Accelerometer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916"/>
        </table:table-row>
        <table:table-row table:style-name="ro2">
          <table:table-cell table:style-name="ce2" office:value-type="string" calcext:value-type="string" table:number-columns-spanned="91" table:number-rows-spanned="2">
            <text:p>Altitude</text:p>
          </table:table-cell>
          <table:covered-table-cell table:number-columns-repeated="90"/>
          <table:table-cell table:style-name="ce2" office:value-type="string" calcext:value-type="string" table:number-columns-spanned="1" table:number-rows-spanned="2">
            <text:p>ALTITUDE</text:p>
          </table:table-cell>
          <table:table-cell table:style-name="ce2" office:value-type="string" calcext:value-type="string" table:number-columns-spanned="1" table:number-rows-spanned="2">
            <text:p>alt</text:p>
          </table:table-cell>
          <table:table-cell table:style-name="ce2" office:value-type="string" calcext:value-type="string">
            <text:p>* Meters above sea level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910"/>
        </table:table-row>
        <table:table-row table:style-name="ro3">
          <table:covered-table-cell table:number-columns-repeated="93"/>
          <table:table-cell table:number-columns-repeated="3"/>
          <table:covered-table-cell/>
          <table:table-cell table:style-name="ce2" office:value-type="string" calcext:value-type="string">
            <text:p>Feet above sea level</text:p>
          </table:table-cell>
          <table:table-cell table:style-name="ce2" office:value-type="string" calcext:value-type="string">
            <text:p>FEET</text:p>
          </table:table-cell>
          <table:table-cell table:style-name="ce2" office:value-type="string" calcext:value-type="string">
            <text:p>ft</text:p>
          </table:table-cell>
          <table:table-cell table:number-columns-repeated="907"/>
        </table:table-row>
        <table:table-row table:style-name="ro3">
          <table:table-cell table:style-name="ce2" office:value-type="string" calcext:value-type="string" table:number-columns-spanned="100" table:number-rows-spanned="1">
            <text:p>Amount of substance</text:p>
          </table:table-cell>
          <table:covered-table-cell table:number-columns-repeated="99"/>
          <table:table-cell table:style-name="ce2" office:value-type="string" calcext:value-type="string">
            <text:p>AMOUNT_SUBSTAN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Mole</text:p>
          </table:table-cell>
          <table:table-cell table:style-name="ce2" office:value-type="string" calcext:value-type="string">
            <text:p>MOLE</text:p>
          </table:table-cell>
          <table:table-cell table:style-name="ce2" office:value-type="string" calcext:value-type="string">
            <text:p>mol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901"/>
        </table:table-row>
        <table:table-row table:style-name="ro3">
          <table:table-cell table:style-name="ce2" office:value-type="string" calcext:value-type="string" table:number-columns-spanned="106" table:number-rows-spanned="1">
            <text:p>Area</text:p>
          </table:table-cell>
          <table:covered-table-cell table:number-columns-repeated="105"/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Square meter</text:p>
          </table:table-cell>
          <table:table-cell table:style-name="ce2" office:value-type="string" calcext:value-type="string">
            <text:p>METER2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895"/>
        </table:table-row>
        <table:table-row table:style-name="ro1">
          <table:table-cell table:style-name="ce2" office:value-type="string" calcext:value-type="string" table:number-columns-spanned="112" table:number-rows-spanned="2">
            <text:p>Barometric pressure</text:p>
          </table:table-cell>
          <table:covered-table-cell table:number-columns-repeated="111"/>
          <table:table-cell table:style-name="ce2" office:value-type="string" calcext:value-type="string" table:number-columns-spanned="1" table:number-rows-spanned="2">
            <text:p>BAROMETRIC_PRESSURE</text:p>
          </table:table-cell>
          <table:table-cell table:style-name="ce2" office:value-type="string" calcext:value-type="string" table:number-columns-spanned="1" table:number-rows-spanned="2">
            <text:p>bp</text:p>
          </table:table-cell>
          <table:table-cell table:style-name="ce2" office:value-type="string" calcext:value-type="string">
            <text:p>Pascal</text:p>
          </table:table-cell>
          <table:table-cell table:style-name="ce2" office:value-type="string" calcext:value-type="string">
            <text:p>PASCAL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889"/>
        </table:table-row>
        <table:table-row table:style-name="ro3">
          <table:covered-table-cell table:number-columns-repeated="114"/>
          <table:table-cell table:number-columns-repeated="3"/>
          <table:covered-table-cell/>
          <table:table-cell table:style-name="ce2" office:value-type="string" calcext:value-type="string">
            <text:p>* Hecto Pascal</text:p>
          </table:table-cell>
          <table:table-cell table:style-name="ce2" office:value-type="string" calcext:value-type="string">
            <text:p>HECTOPASCAL</text:p>
          </table:table-cell>
          <table:table-cell table:style-name="ce2" office:value-type="string" calcext:value-type="string">
            <text:p>hpa</text:p>
          </table:table-cell>
          <table:table-cell table:number-columns-repeated="886"/>
        </table:table-row>
        <table:table-row table:style-name="ro3">
          <table:table-cell table:style-name="ce2" office:value-type="string" calcext:value-type="string" table:number-columns-spanned="121" table:number-rows-spanned="3">
            <text:p>Battery</text:p>
          </table:table-cell>
          <table:covered-table-cell table:number-columns-repeated="120"/>
          <table:table-cell table:style-name="ce2" office:value-type="string" calcext:value-type="string" table:number-columns-spanned="1" table:number-rows-spanned="3">
            <text:p>BATTERY</text:p>
          </table:table-cell>
          <table:table-cell table:style-name="ce2" office:value-type="string" calcext:value-type="string" table:number-columns-spanned="1" table:number-rows-spanned="3">
            <text:p>batt</text:p>
          </table:table-cell>
          <table:table-cell table:style-name="ce2" office:value-type="string" calcext:value-type="string">
            <text:p>* 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880"/>
        </table:table-row>
        <table:table-row table:style-name="ro1">
          <table:covered-table-cell table:number-columns-repeated="123"/>
          <table:table-cell table:number-columns-repeated="3"/>
          <table:covered-table-cell/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r</text:p>
          </table:table-cell>
          <table:table-cell table:number-columns-repeated="877"/>
        </table:table-row>
        <table:table-row table:style-name="ro1">
          <table:covered-table-cell table:number-columns-repeated="123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Volts</text:p>
          </table:table-cell>
          <table:table-cell table:style-name="ce2" office:value-type="string" calcext:value-type="string">
            <text:p>VOLTS</text:p>
          </table:table-cell>
          <table:table-cell table:style-name="ce2" office:value-type="string" calcext:value-type="string">
            <text:p>v</text:p>
          </table:table-cell>
          <table:table-cell table:number-columns-repeated="874"/>
        </table:table-row>
        <table:table-row table:style-name="ro2">
          <table:table-cell table:style-name="ce2" office:value-type="string" calcext:value-type="string" table:number-columns-spanned="133" table:number-rows-spanned="1">
            <text:p>Biometric</text:p>
          </table:table-cell>
          <table:covered-table-cell table:number-columns-repeated="132"/>
          <table:table-cell table:style-name="ce2" office:value-type="string" calcext:value-type="string">
            <text:p>BIOMETRIC</text:p>
          </table:table-cell>
          <table:table-cell table:style-name="ce2" office:value-type="string" calcext:value-type="string">
            <text:p>bio</text:p>
          </table:table-cell>
          <table:table-cell table:style-name="ce2" office:value-type="string" calcext:value-type="string">
            <text:p>Byte Array</text:p>
          </table:table-cell>
          <table:table-cell table:style-name="ce2" office:value-type="string" calcext:value-type="string">
            <text:p>BYTE_ARRAY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, <text:a xlink:href="https://mydevices.com/cayenne/docs/bring-your-own-thing-api/#2-state-display" xlink:type="simple">2 State</text:a></text:p>
          </table:table-cell>
          <table:table-cell table:number-columns-repeated="868"/>
        </table:table-row>
        <table:table-row table:style-name="ro2">
          <table:table-cell table:style-name="ce2" office:value-type="string" calcext:value-type="string" table:number-columns-spanned="139" table:number-rows-spanned="2">
            <text:p>Blood Count</text:p>
          </table:table-cell>
          <table:covered-table-cell table:number-columns-repeated="138"/>
          <table:table-cell table:style-name="ce2" office:value-type="string" calcext:value-type="string" table:number-columns-spanned="1" table:number-rows-spanned="2">
            <text:p>BLOOD</text:p>
          </table:table-cell>
          <table:table-cell table:style-name="ce2" office:value-type="string" calcext:value-type="string" table:number-columns-spanned="1" table:number-rows-spanned="2">
            <text:p>blood</text:p>
          </table:table-cell>
          <table:table-cell table:style-name="ce2" office:value-type="string" calcext:value-type="string">
            <text:p>* Cells by cubic millimeter</text:p>
          </table:table-cell>
          <table:table-cell table:style-name="ce2" office:value-type="string" calcext:value-type="string">
            <text:p>CELLS_MM3</text:p>
          </table:table-cell>
          <table:table-cell table:style-name="ce2" office:value-type="string" calcext:value-type="string">
            <text:p>cmm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862"/>
        </table:table-row>
        <table:table-row table:style-name="ro1">
          <table:covered-table-cell table:number-columns-repeated="141"/>
          <table:table-cell table:number-columns-repeated="3"/>
          <table:covered-table-cell/>
          <table:table-cell table:style-name="ce2" office:value-type="string" calcext:value-type="string">
            <text:p>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number-columns-repeated="859"/>
        </table:table-row>
        <table:table-row table:style-name="ro1">
          <table:table-cell table:style-name="ce2" office:value-type="string" calcext:value-type="string" table:number-columns-spanned="148" table:number-rows-spanned="6">
            <text:p>Bytes</text:p>
          </table:table-cell>
          <table:covered-table-cell table:number-columns-repeated="147"/>
          <table:table-cell table:style-name="ce2" office:value-type="string" calcext:value-type="string" table:number-columns-spanned="1" table:number-rows-spanned="6">
            <text:p>BYTES</text:p>
          </table:table-cell>
          <table:table-cell table:style-name="ce2" office:value-type="string" calcext:value-type="string" table:number-columns-spanned="1" table:number-rows-spanned="6">
            <text:p>bytes</text:p>
          </table:table-cell>
          <table:table-cell table:style-name="ce2" office:value-type="string" calcext:value-type="string">
            <text:p>Bits</text:p>
          </table:table-cell>
          <table:table-cell table:style-name="ce2" office:value-type="string" calcext:value-type="string">
            <text:p>BIT</text:p>
          </table:table-cell>
          <table:table-cell table:style-name="ce2" office:value-type="string" calcext:value-type="string">
            <text:p>bit</text:p>
          </table:table-cell>
          <table:table-cell table:style-name="ce2" office:value-type="string" calcext:value-type="string" table:number-columns-spanned="1" table:number-rows-spanned="6">
            <text:p><text:a xlink:href="https://mydevices.com/cayenne/docs/bring-your-own-thing-api/#value-display" xlink:type="simple">Value</text:a>, <text:a xlink:href="https://mydevices.com/cayenne/docs/bring-your-own-thing-api/#gauge-display" xlink:type="simple">Gauge</text:a>, <text:a xlink:href="https://mydevices.com/cayenne/docs/bring-your-own-thing-api/#line-chart-display" xlink:type="simple">Line Chart</text:a></text:p>
          </table:table-cell>
          <table:table-cell table:number-columns-repeated="853"/>
        </table:table-row>
        <table:table-row table:style-name="ro1">
          <table:covered-table-cell table:number-columns-repeated="150"/>
          <table:table-cell table:number-columns-repeated="3"/>
          <table:covered-table-cell/>
          <table:table-cell table:style-name="ce2" office:value-type="string" calcext:value-type="string">
            <text:p>* Bytes</text:p>
          </table:table-cell>
          <table:table-cell table:style-name="ce2" office:value-type="string" calcext:value-type="string">
            <text:p>BYTE</text:p>
          </table:table-cell>
          <table:table-cell table:style-name="ce2" office:value-type="string" calcext:value-type="string">
            <text:p>byte</text:p>
          </table:table-cell>
          <table:table-cell table:number-columns-repeated="850"/>
        </table:table-row>
        <table:table-row table:style-name="ro1">
          <table:covered-table-cell table:number-columns-repeated="150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Kilobytes</text:p>
          </table:table-cell>
          <table:table-cell table:style-name="ce2" office:value-type="string" calcext:value-type="string">
            <text:p>KB_BYTE</text:p>
          </table:table-cell>
          <table:table-cell table:style-name="ce2" office:value-type="string" calcext:value-type="string">
            <text:p>kb</text:p>
          </table:table-cell>
          <table:table-cell table:number-columns-repeated="847"/>
        </table:table-row>
        <table:table-row table:style-name="ro1">
          <table:covered-table-cell table:number-columns-repeated="150"/>
          <table:table-cell table:number-columns-repeated="3"/>
          <table:covered-table-cell/>
          <table:table-cell table:number-columns-repeated="6"/>
          <table:table-cell table:style-name="ce2" office:value-type="string" calcext:value-type="string">
            <text:p>Megabytes</text:p>
          </table:table-cell>
          <table:table-cell table:style-name="ce2" office:value-type="string" calcext:value-type="string">
            <text:p>MB_BYTE</text:p>
          </table:table-cell>
          <table:table-cell table:style-name="ce2" office:value-type="string" calcext:value-type="string">
            <text:p>mb</text:p>
          </table:table-cell>
          <table:table-cell table:number-columns-repeated="844"/>
        </table:table-row>
        <table:table-row table:style-name="ro1">
          <table:covered-table-cell table:number-columns-repeated="150"/>
          <table:table-cell table:number-columns-repeated="3"/>
          <table:covered-table-cell/>
          <table:table-cell table:number-columns-repeated="9"/>
          <table:table-cell table:style-name="ce2" office:value-type="string" calcext:value-type="string">
            <text:p>Gigabytes</text:p>
          </table:table-cell>
          <table:table-cell table:style-name="ce2" office:value-type="string" calcext:value-type="string">
            <text:p>GB_BYTE</text:p>
          </table:table-cell>
          <table:table-cell table:style-name="ce2" office:value-type="string" calcext:value-type="string">
            <text:p>gb</text:p>
          </table:table-cell>
          <table:table-cell table:number-columns-repeated="841"/>
        </table:table-row>
        <table:table-row table:style-name="ro1">
          <table:covered-table-cell table:number-columns-repeated="150"/>
          <table:table-cell table:number-columns-repeated="3"/>
          <table:covered-table-cell/>
          <table:table-cell table:number-columns-repeated="12"/>
          <table:table-cell table:style-name="ce2" office:value-type="string" calcext:value-type="string">
            <text:p>Terabytes</text:p>
          </table:table-cell>
          <table:table-cell table:style-name="ce2" office:value-type="string" calcext:value-type="string">
            <text:p>TB_BYTE</text:p>
          </table:table-cell>
          <table:table-cell table:style-name="ce2" office:value-type="string" calcext:value-type="string">
            <text:p>tb</text:p>
          </table:table-cell>
          <table:table-cell table:number-columns-repeated="838"/>
        </table:table-row>
        <table:table-row table:style-name="ro3">
          <table:table-cell table:style-name="ce2" office:value-type="string" calcext:value-type="string" table:number-columns-spanned="169" table:number-rows-spanned="1">
            <text:p>Capacitance</text:p>
          </table:table-cell>
          <table:covered-table-cell table:number-columns-repeated="168"/>
          <table:table-cell table:style-name="ce2" office:value-type="string" calcext:value-type="string">
            <text:p>CAPACITANCE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Farad</text:p>
          </table:table-cell>
          <table:table-cell table:style-name="ce2" office:value-type="string" calcext:value-type="string">
            <text:p>FARAD</text:p>
          </table:table-cell>
          <table:table-cell table:style-name="ce2" office:value-type="string" calcext:value-type="string">
            <text:p>farad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832"/>
        </table:table-row>
        <table:table-row table:style-name="ro3">
          <table:table-cell table:style-name="ce2" office:value-type="string" calcext:value-type="string" table:number-columns-spanned="175" table:number-rows-spanned="2">
            <text:p>Carbon Dioxide</text:p>
          </table:table-cell>
          <table:covered-table-cell table:number-columns-repeated="174"/>
          <table:table-cell table:style-name="ce2" office:value-type="string" calcext:value-type="string" table:number-columns-spanned="1" table:number-rows-spanned="2">
            <text:p>CO2</text:p>
          </table:table-cell>
          <table:table-cell table:style-name="ce2" office:value-type="string" calcext:value-type="string" table:number-columns-spanned="1" table:number-rows-spanned="2">
            <text:p>co2</text:p>
          </table:table-cell>
          <table:table-cell table:style-name="ce2" office:value-type="string" calcext:value-type="string">
            <text:p>* Parts per milliion</text:p>
          </table:table-cell>
          <table:table-cell table:style-name="ce2" office:value-type="string" calcext:value-type="string">
            <text:p>PPM</text:p>
          </table:table-cell>
          <table:table-cell table:style-name="ce2" office:value-type="string" calcext:value-type="string">
            <text:p>ppm</text:p>
          </table:table-cell>
          <table:table-cell table:style-name="ce2" office:value-type="string" calcext:value-type="string" table:number-columns-spanned="1" table:number-rows-spanned="2">
            <text:p>CO2 Detector (coming soon)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826"/>
        </table:table-row>
        <table:table-row table:style-name="ro3">
          <table:covered-table-cell table:number-columns-repeated="177"/>
          <table:table-cell table:number-columns-repeated="3"/>
          <table:covered-table-cell/>
          <table:table-cell table:style-name="ce2" office:value-type="string" calcext:value-type="string">
            <text:p>Units of Micromole</text:p>
          </table:table-cell>
          <table:table-cell table:style-name="ce2" office:value-type="string" calcext:value-type="string">
            <text:p>UNITS_MICROMOLE</text:p>
          </table:table-cell>
          <table:table-cell table:style-name="ce2" office:value-type="string" calcext:value-type="string">
            <text:p>wmoco2</text:p>
          </table:table-cell>
          <table:table-cell table:number-columns-repeated="823"/>
        </table:table-row>
        <table:table-row table:style-name="ro3">
          <table:table-cell table:style-name="ce2" office:value-type="string" calcext:value-type="string" table:number-columns-spanned="184" table:number-rows-spanned="1">
            <text:p>Charge</text:p>
          </table:table-cell>
          <table:covered-table-cell table:number-columns-repeated="183"/>
          <table:table-cell table:style-name="ce2" office:value-type="string" calcext:value-type="string">
            <text:p>CHARGE</text:p>
          </table:table-cell>
          <table:table-cell table:style-name="ce2" office:value-type="string" calcext:value-type="string">
            <text:p>charge</text:p>
          </table:table-cell>
          <table:table-cell table:style-name="ce2" office:value-type="string" calcext:value-type="string">
            <text:p>Coulomb</text:p>
          </table:table-cell>
          <table:table-cell table:style-name="ce2" office:value-type="string" calcext:value-type="string">
            <text:p>COULOMB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817"/>
        </table:table-row>
        <table:table-row table:style-name="ro3">
          <table:table-cell table:style-name="ce2" office:value-type="string" calcext:value-type="string" table:number-columns-spanned="190" table:number-rows-spanned="2">
            <text:p>Cholesterol</text:p>
          </table:table-cell>
          <table:covered-table-cell table:number-columns-repeated="189"/>
          <table:table-cell table:style-name="ce2" office:value-type="string" calcext:value-type="string" table:number-columns-spanned="1" table:number-rows-spanned="2">
            <text:p>CHOLESTEROL</text:p>
          </table:table-cell>
          <table:table-cell table:style-name="ce2" office:value-type="string" calcext:value-type="string" table:number-columns-spanned="1" table:number-rows-spanned="2">
            <text:p>chol</text:p>
          </table:table-cell>
          <table:table-cell table:style-name="ce2" office:value-type="string" calcext:value-type="string">
            <text:p>Millimoles/liter</text:p>
          </table:table-cell>
          <table:table-cell table:style-name="ce2" office:value-type="string" calcext:value-type="string">
            <text:p>MMOL_L</text:p>
          </table:table-cell>
          <table:table-cell table:style-name="ce2" office:value-type="string" calcext:value-type="string">
            <text:p>mmol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811"/>
        </table:table-row>
        <table:table-row table:style-name="ro2">
          <table:covered-table-cell table:number-columns-repeated="192"/>
          <table:table-cell table:number-columns-repeated="3"/>
          <table:covered-table-cell/>
          <table:table-cell table:style-name="ce2" office:value-type="string" calcext:value-type="string">
            <text:p>* Milligrams/deciliter</text:p>
          </table:table-cell>
          <table:table-cell table:style-name="ce2" office:value-type="string" calcext:value-type="string">
            <text:p>MG_DL</text:p>
          </table:table-cell>
          <table:table-cell table:style-name="ce2" office:value-type="string" calcext:value-type="string">
            <text:p>mgdl</text:p>
          </table:table-cell>
          <table:table-cell table:number-columns-repeated="808"/>
        </table:table-row>
        <table:table-row table:style-name="ro1">
          <table:table-cell table:style-name="ce2" office:value-type="string" calcext:value-type="string" table:number-columns-spanned="199" table:number-rows-spanned="3">
            <text:p>Color</text:p>
          </table:table-cell>
          <table:covered-table-cell table:number-columns-repeated="198"/>
          <table:table-cell table:style-name="ce2" office:value-type="string" calcext:value-type="string" table:number-columns-spanned="1" table:number-rows-spanned="3">
            <text:p>COLOR</text:p>
          </table:table-cell>
          <table:table-cell table:style-name="ce2" office:value-type="string" calcext:value-type="string" table:number-columns-spanned="1" table:number-rows-spanned="3">
            <text:p>color</text:p>
          </table:table-cell>
          <table:table-cell table:style-name="ce2" office:value-type="string" calcext:value-type="string">
            <text:p>* RGB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802"/>
        </table:table-row>
        <table:table-row table:style-name="ro1">
          <table:covered-table-cell table:number-columns-repeated="201"/>
          <table:table-cell table:number-columns-repeated="3"/>
          <table:covered-table-cell/>
          <table:table-cell table:number-columns-repeated="2" table:style-name="ce2" office:value-type="string" calcext:value-type="string">
            <text:p>CYMK</text:p>
          </table:table-cell>
          <table:table-cell table:style-name="ce2" office:value-type="string" calcext:value-type="string">
            <text:p>null</text:p>
          </table:table-cell>
          <table:table-cell table:number-columns-repeated="799"/>
        </table:table-row>
        <table:table-row table:style-name="ro1">
          <table:covered-table-cell table:number-columns-repeated="201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Hexadecimal</text:p>
          </table:table-cell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null</text:p>
          </table:table-cell>
          <table:table-cell table:number-columns-repeated="796"/>
        </table:table-row>
        <table:table-row table:style-name="ro3">
          <table:table-cell table:style-name="ce2" office:value-type="string" calcext:value-type="string" table:number-columns-spanned="211" table:number-rows-spanned="1">
            <text:p>Conductance</text:p>
          </table:table-cell>
          <table:covered-table-cell table:number-columns-repeated="210"/>
          <table:table-cell table:style-name="ce2" office:value-type="string" calcext:value-type="string">
            <text:p>CONDUCTANCE</text:p>
          </table:table-cell>
          <table:table-cell table:style-name="ce2" office:value-type="string" calcext:value-type="string">
            <text:p>conduct</text:p>
          </table:table-cell>
          <table:table-cell table:style-name="ce2" office:value-type="string" calcext:value-type="string">
            <text:p>Siemen</text:p>
          </table:table-cell>
          <table:table-cell table:style-name="ce2" office:value-type="string" calcext:value-type="string">
            <text:p>SIEMEN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790"/>
        </table:table-row>
        <table:table-row table:style-name="ro2">
          <table:table-cell table:style-name="ce2" office:value-type="string" calcext:value-type="string" table:number-columns-spanned="217" table:number-rows-spanned="1">
            <text:p>Counter</text:p>
          </table:table-cell>
          <table:covered-table-cell table:number-columns-repeated="216"/>
          <table:table-cell table:style-name="ce2" office:value-type="string" calcext:value-type="string">
            <text:p>COUNTER</text:p>
          </table:table-cell>
          <table:table-cell table:style-name="ce2" office:value-type="string" calcext:value-type="string">
            <text:p>counter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<text:a xlink:href="https://mydevices.com/cayenne/docs/bring-your-own-thing-api/#value-display" xlink:type="simple">Value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</text:p>
          </table:table-cell>
          <table:table-cell table:number-columns-repeated="784"/>
        </table:table-row>
        <table:table-row table:style-name="ro2">
          <table:table-cell table:style-name="ce2" office:value-type="string" calcext:value-type="string" table:number-columns-spanned="223" table:number-rows-spanned="1">
            <text:p>CPU</text:p>
          </table:table-cell>
          <table:covered-table-cell table:number-columns-repeated="222"/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778"/>
        </table:table-row>
        <table:table-row table:style-name="ro3">
          <table:table-cell table:style-name="ce2" office:value-type="string" calcext:value-type="string" table:number-columns-spanned="229" table:number-rows-spanned="1">
            <text:p>Current</text:p>
          </table:table-cell>
          <table:covered-table-cell table:number-columns-repeated="228"/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Ampere</text:p>
          </table:table-cell>
          <table:table-cell table:style-name="ce2" office:value-type="string" calcext:value-type="string">
            <text:p>AMP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772"/>
        </table:table-row>
        <table:table-row table:style-name="ro3">
          <table:table-cell table:style-name="ce2" office:value-type="string" calcext:value-type="string" table:number-columns-spanned="235" table:number-rows-spanned="1">
            <text:p>Current density</text:p>
          </table:table-cell>
          <table:covered-table-cell table:number-columns-repeated="234"/>
          <table:table-cell table:style-name="ce2" office:value-type="string" calcext:value-type="string">
            <text:p>CURRENT_DENSITY</text:p>
          </table:table-cell>
          <table:table-cell table:style-name="ce2" office:value-type="string" calcext:value-type="string">
            <text:p>current_density</text:p>
          </table:table-cell>
          <table:table-cell table:style-name="ce2" office:value-type="string" calcext:value-type="string">
            <text:p>Ampere per squre meter</text:p>
          </table:table-cell>
          <table:table-cell table:style-name="ce2" office:value-type="string" calcext:value-type="string">
            <text:p>AMP_2_METER</text:p>
          </table:table-cell>
          <table:table-cell table:style-name="ce2" office:value-type="string" calcext:value-type="string">
            <text:p>am2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766"/>
        </table:table-row>
        <table:table-row table:style-name="ro3">
          <table:table-cell table:style-name="ce2" office:value-type="string" calcext:value-type="string" table:number-columns-spanned="241" table:number-rows-spanned="1">
            <text:p>Density</text:p>
          </table:table-cell>
          <table:covered-table-cell table:number-columns-repeated="240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Kilograms per cubic meter</text:p>
          </table:table-cell>
          <table:table-cell table:style-name="ce2" office:value-type="string" calcext:value-type="string">
            <text:p>KGM3</text:p>
          </table:table-cell>
          <table:table-cell table:style-name="ce2" office:value-type="string" calcext:value-type="string">
            <text:p>kgm3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760"/>
        </table:table-row>
        <table:table-row table:style-name="ro1">
          <table:table-cell table:style-name="ce2" office:value-type="string" calcext:value-type="string" table:number-columns-spanned="247" table:number-rows-spanned="3">
            <text:p>Effective Radiation</text:p>
          </table:table-cell>
          <table:covered-table-cell table:number-columns-repeated="246"/>
          <table:table-cell table:style-name="ce2" office:value-type="string" calcext:value-type="string" table:number-columns-spanned="1" table:number-rows-spanned="3">
            <text:p>EFFECTIVE_RADATION</text:p>
          </table:table-cell>
          <table:table-cell table:style-name="ce2" office:value-type="string" calcext:value-type="string" table:number-columns-spanned="1" table:number-rows-spanned="3">
            <text:p>eff_rad</text:p>
          </table:table-cell>
          <table:table-cell table:style-name="ce2" office:value-type="string" calcext:value-type="string">
            <text:p>Roentgen</text:p>
          </table:table-cell>
          <table:table-cell table:style-name="ce2" office:value-type="string" calcext:value-type="string">
            <text:p>ROENTGEN</text:p>
          </table:table-cell>
          <table:table-cell table:style-name="ce2" office:value-type="string" calcext:value-type="string">
            <text:p>roent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754"/>
        </table:table-row>
        <table:table-row table:style-name="ro1">
          <table:covered-table-cell table:number-columns-repeated="249"/>
          <table:table-cell table:number-columns-repeated="3"/>
          <table:covered-table-cell/>
          <table:table-cell table:style-name="ce2" office:value-type="string" calcext:value-type="string">
            <text:p>Sievert</text:p>
          </table:table-cell>
          <table:table-cell table:style-name="ce2" office:value-type="string" calcext:value-type="string">
            <text:p>SIEVERT</text:p>
          </table:table-cell>
          <table:table-cell table:style-name="ce2" office:value-type="string" calcext:value-type="string">
            <text:p>sv</text:p>
          </table:table-cell>
          <table:table-cell table:number-columns-repeated="751"/>
        </table:table-row>
        <table:table-row table:style-name="ro3">
          <table:covered-table-cell table:number-columns-repeated="249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SieVert per Hour</text:p>
          </table:table-cell>
          <table:table-cell table:style-name="ce2" office:value-type="string" calcext:value-type="string">
            <text:p>SIEVERT_HOUR</text:p>
          </table:table-cell>
          <table:table-cell table:style-name="ce2" office:value-type="string" calcext:value-type="string">
            <text:p>svph</text:p>
          </table:table-cell>
          <table:table-cell table:number-columns-repeated="748"/>
        </table:table-row>
        <table:table-row table:style-name="ro3">
          <table:table-cell table:style-name="ce2" office:value-type="string" calcext:value-type="string" table:number-columns-spanned="259" table:number-rows-spanned="3">
            <text:p>Energy</text:p>
          </table:table-cell>
          <table:covered-table-cell table:number-columns-repeated="258"/>
          <table:table-cell table:style-name="ce2" office:value-type="string" calcext:value-type="string" table:number-columns-spanned="1" table:number-rows-spanned="3">
            <text:p>ENERGY</text:p>
          </table:table-cell>
          <table:table-cell table:style-name="ce2" office:value-type="string" calcext:value-type="string" table:number-columns-spanned="1" table:number-rows-spanned="3">
            <text:p>energy</text:p>
          </table:table-cell>
          <table:table-cell table:style-name="ce2" office:value-type="string" calcext:value-type="string">
            <text:p>Killowatts per hour</text:p>
          </table:table-cell>
          <table:table-cell table:style-name="ce2" office:value-type="string" calcext:value-type="string">
            <text:p>KW_PER_H</text:p>
          </table:table-cell>
          <table:table-cell table:style-name="ce2" office:value-type="string" calcext:value-type="string">
            <text:p>kwh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742"/>
        </table:table-row>
        <table:table-row table:style-name="ro2">
          <table:covered-table-cell table:number-columns-repeated="261"/>
          <table:table-cell table:number-columns-repeated="4"/>
          <table:table-cell table:style-name="ce2" office:value-type="string" calcext:value-type="string" table:number-columns-spanned="1" table:number-rows-spanned="3">
            <text:p>External Waterleak</text:p>
          </table:table-cell>
          <table:table-cell table:style-name="ce2" office:value-type="string" calcext:value-type="string" table:number-columns-spanned="1" table:number-rows-spanned="3">
            <text:p>EXT_WATERLEAK</text:p>
          </table:table-cell>
          <table:table-cell table:style-name="ce2" office:value-type="string" calcext:value-type="string" table:number-columns-spanned="1" table:number-rows-spanned="3">
            <text:p>ext_wleak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735"/>
        </table:table-row>
        <table:table-row table:style-name="ro1">
          <table:covered-table-cell table:number-columns-repeated="261"/>
          <table:table-cell table:number-columns-repeated="4"/>
          <table:covered-table-cell table:number-columns-repeated="3"/>
          <table:table-cell table:number-columns-repeated="4"/>
          <table:table-cell table:style-name="ce2" office:value-type="string" calcext:value-type="string" table:number-columns-spanned="1" table:number-rows-spanned="2">
            <text:p>Force</text:p>
          </table:table-cell>
          <table:table-cell table:style-name="ce2" office:value-type="string" calcext:value-type="string" table:number-columns-spanned="1" table:number-rows-spanned="2">
            <text:p>FORCE</text:p>
          </table:table-cell>
          <table:table-cell table:style-name="ce2" office:value-type="string" calcext:value-type="string" table:number-columns-spanned="1" table:number-rows-spanned="2">
            <text:p>force</text:p>
          </table:table-cell>
          <table:table-cell table:style-name="ce2" office:value-type="string" calcext:value-type="string">
            <text:p>* Newtons</text:p>
          </table:table-cell>
          <table:table-cell table:style-name="ce2" office:value-type="string" calcext:value-type="string">
            <text:p>NEWTON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728"/>
        </table:table-row>
        <table:table-row table:style-name="ro3">
          <table:table-cell table:style-name="ce2" office:value-type="string" calcext:value-type="string" table:number-columns-spanned="279" table:number-rows-spanned="1">
            <text:p>Metric</text:p>
          </table:table-cell>
          <table:covered-table-cell table:number-columns-repeated="278"/>
          <table:covered-table-cell table:number-columns-repeated="3"/>
          <table:table-cell table:number-columns-repeated="4"/>
          <table:covered-table-cell table:number-columns-repeated="3"/>
          <table:table-cell table:number-columns-repeated="3"/>
          <table:covered-table-cell/>
          <table:table-cell table:number-columns-repeated="14"/>
          <table:table-cell table:style-name="ce2" office:value-type="string" calcext:value-type="string">
            <text:p>METRIC_FORCE</text:p>
          </table:table-cell>
          <table:table-cell table:style-name="ce2" office:value-type="string" calcext:value-type="string">
            <text:p>force</text:p>
          </table:table-cell>
          <table:table-cell table:number-columns-repeated="712"/>
        </table:table-row>
        <table:table-row table:style-name="ro3">
          <table:table-cell table:style-name="ce2" office:value-type="string" calcext:value-type="string" table:number-columns-spanned="281" table:number-rows-spanned="1">
            <text:p>Frequency</text:p>
          </table:table-cell>
          <table:covered-table-cell table:number-columns-repeated="280"/>
          <table:table-cell table:style-name="ce2" office:value-type="string" calcext:value-type="string">
            <text:p>FREQUENCY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Hertz</text:p>
          </table:table-cell>
          <table:table-cell table:style-name="ce2" office:value-type="string" calcext:value-type="string">
            <text:p>HERTZ</text:p>
          </table:table-cell>
          <table:table-cell table:style-name="ce2" office:value-type="string" calcext:value-type="string">
            <text:p>hz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720"/>
        </table:table-row>
        <table:table-row table:style-name="ro1">
          <table:table-cell table:style-name="ce2" office:value-type="string" calcext:value-type="string" table:number-columns-spanned="287" table:number-rows-spanned="3">
            <text:p>Gas</text:p>
          </table:table-cell>
          <table:covered-table-cell table:number-columns-repeated="286"/>
          <table:table-cell table:style-name="ce2" office:value-type="string" calcext:value-type="string" table:number-columns-spanned="1" table:number-rows-spanned="3">
            <text:p>GAS</text:p>
          </table:table-cell>
          <table:table-cell table:style-name="ce2" office:value-type="string" calcext:value-type="string" table:number-columns-spanned="1" table:number-rows-spanned="3">
            <text:p>gas</text:p>
          </table:table-cell>
          <table:table-cell table:style-name="ce2" office:value-type="string" calcext:value-type="string">
            <text:p>* Pascal</text:p>
          </table:table-cell>
          <table:table-cell table:style-name="ce2" office:value-type="string" calcext:value-type="string">
            <text:p>PASCAL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714"/>
        </table:table-row>
        <table:table-row table:style-name="ro1">
          <table:covered-table-cell table:number-columns-repeated="289"/>
          <table:table-cell table:number-columns-repeated="3"/>
          <table:covered-table-cell/>
          <table:table-cell table:style-name="ce2" office:value-type="string" calcext:value-type="string">
            <text:p>Cubic meters</text:p>
          </table:table-cell>
          <table:table-cell table:style-name="ce2" office:value-type="string" calcext:value-type="string">
            <text:p>METER3</text:p>
          </table:table-cell>
          <table:table-cell table:style-name="ce2" office:value-type="string" calcext:value-type="string">
            <text:p>m3</text:p>
          </table:table-cell>
          <table:table-cell table:number-columns-repeated="711"/>
        </table:table-row>
        <table:table-row table:style-name="ro3">
          <table:covered-table-cell table:number-columns-repeated="289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Kilograms per cubic meter</text:p>
          </table:table-cell>
          <table:table-cell table:style-name="ce2" office:value-type="string" calcext:value-type="string">
            <text:p>KGM3</text:p>
          </table:table-cell>
          <table:table-cell table:style-name="ce2" office:value-type="string" calcext:value-type="string">
            <text:p>kgm3</text:p>
          </table:table-cell>
          <table:table-cell table:number-columns-repeated="708"/>
        </table:table-row>
        <table:table-row table:style-name="ro3">
          <table:table-cell table:style-name="ce2" office:value-type="string" calcext:value-type="string" table:number-columns-spanned="299" table:number-rows-spanned="2">
            <text:p>Glucose</text:p>
          </table:table-cell>
          <table:covered-table-cell table:number-columns-repeated="298"/>
          <table:table-cell table:style-name="ce2" office:value-type="string" calcext:value-type="string" table:number-columns-spanned="1" table:number-rows-spanned="2">
            <text:p>GLUCOSE</text:p>
          </table:table-cell>
          <table:table-cell table:style-name="ce2" office:value-type="string" calcext:value-type="string" table:number-columns-spanned="1" table:number-rows-spanned="2">
            <text:p>glucose</text:p>
          </table:table-cell>
          <table:table-cell table:style-name="ce2" office:value-type="string" calcext:value-type="string">
            <text:p>Millimoles/liter</text:p>
          </table:table-cell>
          <table:table-cell table:style-name="ce2" office:value-type="string" calcext:value-type="string">
            <text:p>MMOL_L</text:p>
          </table:table-cell>
          <table:table-cell table:style-name="ce2" office:value-type="string" calcext:value-type="string">
            <text:p>mmol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702"/>
        </table:table-row>
        <table:table-row table:style-name="ro2">
          <table:covered-table-cell table:number-columns-repeated="301"/>
          <table:table-cell table:number-columns-repeated="3"/>
          <table:covered-table-cell/>
          <table:table-cell table:style-name="ce2" office:value-type="string" calcext:value-type="string">
            <text:p>* Milligrams/deciliter</text:p>
          </table:table-cell>
          <table:table-cell table:style-name="ce2" office:value-type="string" calcext:value-type="string">
            <text:p>MG_DL</text:p>
          </table:table-cell>
          <table:table-cell table:style-name="ce2" office:value-type="string" calcext:value-type="string">
            <text:p>mgdl</text:p>
          </table:table-cell>
          <table:table-cell table:number-columns-repeated="699"/>
        </table:table-row>
        <table:table-row table:style-name="ro2">
          <table:table-cell table:style-name="ce2" office:value-type="string" calcext:value-type="string" table:number-columns-spanned="308" table:number-rows-spanned="2">
            <text:p>GPS</text:p>
          </table:table-cell>
          <table:covered-table-cell table:number-columns-repeated="307"/>
          <table:table-cell table:style-name="ce2" office:value-type="string" calcext:value-type="string" table:number-columns-spanned="1" table:number-rows-spanned="2">
            <text:p>GPS</text:p>
          </table:table-cell>
          <table:table-cell table:style-name="ce2" office:value-type="string" calcext:value-type="string" table:number-columns-spanned="1" table:number-rows-spanned="2">
            <text:p>gps</text:p>
          </table:table-cell>
          <table:table-cell table:style-name="ce2" office:value-type="string" calcext:value-type="string">
            <text:p>* Global Positioning System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map-widget" xlink:type="simple">Map</text:a></text:p>
          </table:table-cell>
          <table:table-cell table:number-columns-repeated="693"/>
        </table:table-row>
        <table:table-row table:style-name="ro2">
          <table:covered-table-cell table:number-columns-repeated="310"/>
          <table:table-cell table:number-columns-repeated="3"/>
          <table:covered-table-cell/>
          <table:table-cell table:style-name="ce2" office:value-type="string" calcext:value-type="string">
            <text:p>Universal Transverse Mercator</text:p>
          </table:table-cell>
          <table:table-cell table:style-name="ce2" office:value-type="string" calcext:value-type="string">
            <text:p>UTM</text:p>
          </table:table-cell>
          <table:table-cell table:style-name="ce2" office:value-type="string" calcext:value-type="string">
            <text:p>utm</text:p>
          </table:table-cell>
          <table:table-cell table:number-columns-repeated="690"/>
        </table:table-row>
        <table:table-row table:style-name="ro3">
          <table:table-cell table:style-name="ce2" office:value-type="string" calcext:value-type="string" table:number-columns-spanned="317" table:number-rows-spanned="2">
            <text:p>Gravity.x axis</text:p>
          </table:table-cell>
          <table:covered-table-cell table:number-columns-repeated="316"/>
          <table:table-cell table:style-name="ce2" office:value-type="string" calcext:value-type="string" table:number-columns-spanned="1" table:number-rows-spanned="2">
            <text:p>GRAVITY_X</text:p>
          </table:table-cell>
          <table:table-cell table:style-name="ce2" office:value-type="string" calcext:value-type="string" table:number-columns-spanned="1" table:number-rows-spanned="2">
            <text:p>grav_x</text:p>
          </table:table-cell>
          <table:table-cell table:style-name="ce2" office:value-type="string" calcext:value-type="string">
            <text:p>Newtons per kilogram</text:p>
          </table:table-cell>
          <table:table-cell table:style-name="ce2" office:value-type="string" calcext:value-type="string">
            <text:p>NEWTON_PER_KG</text:p>
          </table:table-cell>
          <table:table-cell table:style-name="ce2" office:value-type="string" calcext:value-type="string">
            <text:p>nkg</text:p>
          </table:table-cell>
          <table:table-cell table:style-name="ce2" office:value-type="string" calcext:value-type="string" table:number-columns-spanned="1" table:number-rows-spanned="2">
            <text:p>Gravity (coming soon), <text:a xlink:href="https://mydevices.com/cayenne/docs/bring-your-own-thing-api/#donut-widget" xlink:type="simple">Donut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684"/>
        </table:table-row>
        <table:table-row table:style-name="ro2">
          <table:covered-table-cell table:number-columns-repeated="319"/>
          <table:table-cell table:number-columns-repeated="3"/>
          <table:covered-table-cell/>
          <table:table-cell table:style-name="ce2" office:value-type="string" calcext:value-type="string">
            <text:p>* Meters per second squared</text:p>
          </table:table-cell>
          <table:table-cell table:style-name="ce2" office:value-type="string" calcext:value-type="string">
            <text:p>METER_PER_SEC_SQ</text:p>
          </table:table-cell>
          <table:table-cell table:style-name="ce2" office:value-type="string" calcext:value-type="string">
            <text:p>ms2</text:p>
          </table:table-cell>
          <table:table-cell table:number-columns-repeated="681"/>
        </table:table-row>
        <table:table-row table:style-name="ro3">
          <table:table-cell table:style-name="ce2" office:value-type="string" calcext:value-type="string" table:number-columns-spanned="326" table:number-rows-spanned="2">
            <text:p>Gravity.y axis</text:p>
          </table:table-cell>
          <table:covered-table-cell table:number-columns-repeated="325"/>
          <table:table-cell table:style-name="ce2" office:value-type="string" calcext:value-type="string" table:number-columns-spanned="1" table:number-rows-spanned="2">
            <text:p>GRAVITY_Y</text:p>
          </table:table-cell>
          <table:table-cell table:style-name="ce2" office:value-type="string" calcext:value-type="string" table:number-columns-spanned="1" table:number-rows-spanned="2">
            <text:p>grav_y</text:p>
          </table:table-cell>
          <table:table-cell table:style-name="ce2" office:value-type="string" calcext:value-type="string">
            <text:p>Newtons per kilogram</text:p>
          </table:table-cell>
          <table:table-cell table:style-name="ce2" office:value-type="string" calcext:value-type="string">
            <text:p>NEWTON_PER_KG</text:p>
          </table:table-cell>
          <table:table-cell table:style-name="ce2" office:value-type="string" calcext:value-type="string">
            <text:p>nkg</text:p>
          </table:table-cell>
          <table:table-cell table:style-name="ce2" office:value-type="string" calcext:value-type="string" table:number-columns-spanned="1" table:number-rows-spanned="2">
            <text:p>Gravity (coming soon), <text:a xlink:href="https://mydevices.com/cayenne/docs/bring-your-own-thing-api/#donut-widget" xlink:type="simple">Donut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675"/>
        </table:table-row>
        <table:table-row table:style-name="ro2">
          <table:covered-table-cell table:number-columns-repeated="328"/>
          <table:table-cell table:number-columns-repeated="3"/>
          <table:covered-table-cell/>
          <table:table-cell table:style-name="ce2" office:value-type="string" calcext:value-type="string">
            <text:p>* Meters per second squared</text:p>
          </table:table-cell>
          <table:table-cell table:style-name="ce2" office:value-type="string" calcext:value-type="string">
            <text:p>METER_PER_SEC_SQ</text:p>
          </table:table-cell>
          <table:table-cell table:style-name="ce2" office:value-type="string" calcext:value-type="string">
            <text:p>ms2</text:p>
          </table:table-cell>
          <table:table-cell table:number-columns-repeated="672"/>
        </table:table-row>
        <table:table-row table:style-name="ro3">
          <table:table-cell table:style-name="ce2" office:value-type="string" calcext:value-type="string" table:number-columns-spanned="335" table:number-rows-spanned="2">
            <text:p>Gravity.z axis</text:p>
          </table:table-cell>
          <table:covered-table-cell table:number-columns-repeated="334"/>
          <table:table-cell table:style-name="ce2" office:value-type="string" calcext:value-type="string" table:number-columns-spanned="1" table:number-rows-spanned="2">
            <text:p>GRAVITY_Z</text:p>
          </table:table-cell>
          <table:table-cell table:style-name="ce2" office:value-type="string" calcext:value-type="string" table:number-columns-spanned="1" table:number-rows-spanned="2">
            <text:p>grav_z</text:p>
          </table:table-cell>
          <table:table-cell table:style-name="ce2" office:value-type="string" calcext:value-type="string">
            <text:p>Newtons per kilogram</text:p>
          </table:table-cell>
          <table:table-cell table:style-name="ce2" office:value-type="string" calcext:value-type="string">
            <text:p>NEWTON_PER_KG</text:p>
          </table:table-cell>
          <table:table-cell table:style-name="ce2" office:value-type="string" calcext:value-type="string">
            <text:p>nkg</text:p>
          </table:table-cell>
          <table:table-cell table:style-name="ce2" office:value-type="string" calcext:value-type="string" table:number-columns-spanned="1" table:number-rows-spanned="2">
            <text:p>Gravity (coming soon), <text:a xlink:href="https://mydevices.com/cayenne/docs/bring-your-own-thing-api/#donut-widget" xlink:type="simple">Donut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666"/>
        </table:table-row>
        <table:table-row table:style-name="ro2">
          <table:covered-table-cell table:number-columns-repeated="337"/>
          <table:table-cell table:number-columns-repeated="3"/>
          <table:covered-table-cell/>
          <table:table-cell table:style-name="ce2" office:value-type="string" calcext:value-type="string">
            <text:p>* Meters per second squared</text:p>
          </table:table-cell>
          <table:table-cell table:style-name="ce2" office:value-type="string" calcext:value-type="string">
            <text:p>METER_PER_SEC_SQ</text:p>
          </table:table-cell>
          <table:table-cell table:style-name="ce2" office:value-type="string" calcext:value-type="string">
            <text:p>ms2</text:p>
          </table:table-cell>
          <table:table-cell table:number-columns-repeated="663"/>
        </table:table-row>
        <table:table-row table:style-name="ro3">
          <table:table-cell table:style-name="ce2" office:value-type="string" calcext:value-type="string" table:number-columns-spanned="344" table:number-rows-spanned="2">
            <text:p>Gyroscope.rate of rotation around x axis</text:p>
          </table:table-cell>
          <table:covered-table-cell table:number-columns-repeated="343"/>
          <table:table-cell table:style-name="ce2" office:value-type="string" calcext:value-type="string" table:number-columns-spanned="1" table:number-rows-spanned="2">
            <text:p>GYRO_X</text:p>
          </table:table-cell>
          <table:table-cell table:style-name="ce2" office:value-type="string" calcext:value-type="string" table:number-columns-spanned="1" table:number-rows-spanned="2">
            <text:p>gyro_x</text:p>
          </table:table-cell>
          <table:table-cell table:style-name="ce2" office:value-type="string" calcext:value-type="string">
            <text:p>* Rotation speed</text:p>
          </table:table-cell>
          <table:table-cell table:style-name="ce2" office:value-type="string" calcext:value-type="string">
            <text:p>ROTATION</text:p>
          </table:table-cell>
          <table:table-cell table:style-name="ce2" office:value-type="string" calcext:value-type="string">
            <text:p>rot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gyroscope-widget" xlink:type="simple">Gyroscope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657"/>
        </table:table-row>
        <table:table-row table:style-name="ro2">
          <table:covered-table-cell table:number-columns-repeated="346"/>
          <table:table-cell table:number-columns-repeated="3"/>
          <table:covered-table-cell/>
          <table:table-cell table:style-name="ce2" office:value-type="string" calcext:value-type="string">
            <text:p>Meters per second squared</text:p>
          </table:table-cell>
          <table:table-cell table:style-name="ce2" office:value-type="string" calcext:value-type="string">
            <text:p>METER_PER_SEC_SQ</text:p>
          </table:table-cell>
          <table:table-cell table:style-name="ce2" office:value-type="string" calcext:value-type="string">
            <text:p>mps2</text:p>
          </table:table-cell>
          <table:table-cell table:number-columns-repeated="654"/>
        </table:table-row>
        <table:table-row table:style-name="ro3">
          <table:table-cell table:style-name="ce2" office:value-type="string" calcext:value-type="string" table:number-columns-spanned="353" table:number-rows-spanned="2">
            <text:p>Gyroscope.rate of rotation around y axis</text:p>
          </table:table-cell>
          <table:covered-table-cell table:number-columns-repeated="352"/>
          <table:table-cell table:style-name="ce2" office:value-type="string" calcext:value-type="string" table:number-columns-spanned="1" table:number-rows-spanned="2">
            <text:p>GYRO_Y</text:p>
          </table:table-cell>
          <table:table-cell table:style-name="ce2" office:value-type="string" calcext:value-type="string" table:number-columns-spanned="1" table:number-rows-spanned="2">
            <text:p>gyro_y</text:p>
          </table:table-cell>
          <table:table-cell table:style-name="ce2" office:value-type="string" calcext:value-type="string">
            <text:p>* Rotation speed</text:p>
          </table:table-cell>
          <table:table-cell table:style-name="ce2" office:value-type="string" calcext:value-type="string">
            <text:p>ROTATION</text:p>
          </table:table-cell>
          <table:table-cell table:style-name="ce2" office:value-type="string" calcext:value-type="string">
            <text:p>rot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gyroscope-widget" xlink:type="simple">Gyroscope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648"/>
        </table:table-row>
        <table:table-row table:style-name="ro2">
          <table:covered-table-cell table:number-columns-repeated="355"/>
          <table:table-cell table:number-columns-repeated="3"/>
          <table:covered-table-cell/>
          <table:table-cell table:style-name="ce2" office:value-type="string" calcext:value-type="string">
            <text:p>Meters per second squared</text:p>
          </table:table-cell>
          <table:table-cell table:style-name="ce2" office:value-type="string" calcext:value-type="string">
            <text:p>METER_PER_SEC_SQ</text:p>
          </table:table-cell>
          <table:table-cell table:style-name="ce2" office:value-type="string" calcext:value-type="string">
            <text:p>mps2</text:p>
          </table:table-cell>
          <table:table-cell table:number-columns-repeated="645"/>
        </table:table-row>
        <table:table-row table:style-name="ro3">
          <table:table-cell table:style-name="ce2" office:value-type="string" calcext:value-type="string" table:number-columns-spanned="362" table:number-rows-spanned="2">
            <text:p>Gyroscope.rate of rotation around z axis</text:p>
          </table:table-cell>
          <table:covered-table-cell table:number-columns-repeated="361"/>
          <table:table-cell table:style-name="ce2" office:value-type="string" calcext:value-type="string" table:number-columns-spanned="1" table:number-rows-spanned="2">
            <text:p>GYRO_Z</text:p>
          </table:table-cell>
          <table:table-cell table:style-name="ce2" office:value-type="string" calcext:value-type="string" table:number-columns-spanned="1" table:number-rows-spanned="2">
            <text:p>gyro_z</text:p>
          </table:table-cell>
          <table:table-cell table:style-name="ce2" office:value-type="string" calcext:value-type="string">
            <text:p>* Rotation speed</text:p>
          </table:table-cell>
          <table:table-cell table:style-name="ce2" office:value-type="string" calcext:value-type="string">
            <text:p>ROTATION</text:p>
          </table:table-cell>
          <table:table-cell table:style-name="ce2" office:value-type="string" calcext:value-type="string">
            <text:p>rot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gyroscope-widget" xlink:type="simple">Gyroscope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639"/>
        </table:table-row>
        <table:table-row table:style-name="ro2">
          <table:covered-table-cell table:number-columns-repeated="364"/>
          <table:table-cell table:number-columns-repeated="3"/>
          <table:covered-table-cell/>
          <table:table-cell table:style-name="ce2" office:value-type="string" calcext:value-type="string">
            <text:p>Meters per second squared</text:p>
          </table:table-cell>
          <table:table-cell table:style-name="ce2" office:value-type="string" calcext:value-type="string">
            <text:p>METER_PER_SEC_SQ</text:p>
          </table:table-cell>
          <table:table-cell table:style-name="ce2" office:value-type="string" calcext:value-type="string">
            <text:p>mps2</text:p>
          </table:table-cell>
          <table:table-cell table:number-columns-repeated="636"/>
        </table:table-row>
        <table:table-row table:style-name="ro4">
          <table:table-cell table:style-name="ce2" office:value-type="string" calcext:value-type="string" table:number-columns-spanned="371" table:number-rows-spanned="1">
            <text:p>HVAC.Humdity</text:p>
          </table:table-cell>
          <table:covered-table-cell table:number-columns-repeated="370"/>
          <table:table-cell table:style-name="ce2" office:value-type="string" calcext:value-type="string">
            <text:p>HVAC_HUMIDITY</text:p>
          </table:table-cell>
          <table:table-cell table:style-name="ce2" office:value-type="string" calcext:value-type="string">
            <text:p>hvac_hum</text:p>
          </table:table-cell>
          <table:table-cell table:style-name="ce2" office:value-type="string" calcext:value-type="string">
            <text:p>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HVAC (coming soon), 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630"/>
        </table:table-row>
        <table:table-row table:style-name="ro3">
          <table:table-cell table:style-name="ce2" office:value-type="string" calcext:value-type="string" table:number-columns-spanned="377" table:number-rows-spanned="1">
            <text:p>Image</text:p>
          </table:table-cell>
          <table:covered-table-cell table:number-columns-repeated="376"/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yte Array</text:p>
          </table:table-cell>
          <table:table-cell table:style-name="ce2" office:value-type="string" calcext:value-type="string">
            <text:p>BYTE_ARRAY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<text:a xlink:href="https://mydevices.com/cayenne/docs/bring-your-own-thing-api/#camera-widget" xlink:type="simple">Camera (Gallery)(coming soon)</text:a></text:p>
          </table:table-cell>
          <table:table-cell table:number-columns-repeated="624"/>
        </table:table-row>
        <table:table-row table:style-name="ro3">
          <table:table-cell table:style-name="ce2" office:value-type="string" calcext:value-type="string" table:number-columns-spanned="383" table:number-rows-spanned="1">
            <text:p>Impedance</text:p>
          </table:table-cell>
          <table:covered-table-cell table:number-columns-repeated="382"/>
          <table:table-cell table:style-name="ce2" office:value-type="string" calcext:value-type="string">
            <text:p>IMPEDANCE</text:p>
          </table:table-cell>
          <table:table-cell table:style-name="ce2" office:value-type="string" calcext:value-type="string">
            <text:p>imped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618"/>
        </table:table-row>
        <table:table-row table:style-name="ro3">
          <table:table-cell table:style-name="ce2" office:value-type="string" calcext:value-type="string" table:number-columns-spanned="389" table:number-rows-spanned="1">
            <text:p>Inductance</text:p>
          </table:table-cell>
          <table:covered-table-cell table:number-columns-repeated="388"/>
          <table:table-cell table:style-name="ce2" office:value-type="string" calcext:value-type="string">
            <text:p>INDUCTANCE</text:p>
          </table:table-cell>
          <table:table-cell table:style-name="ce2" office:value-type="string" calcext:value-type="string">
            <text:p>induct</text:p>
          </table:table-cell>
          <table:table-cell table:style-name="ce2" office:value-type="string" calcext:value-type="string">
            <text:p>Henry</text:p>
          </table:table-cell>
          <table:table-cell table:style-name="ce2" office:value-type="string" calcext:value-type="string">
            <text:p>HENRY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612"/>
        </table:table-row>
        <table:table-row table:style-name="ro4">
          <table:table-cell table:style-name="ce2" office:value-type="string" calcext:value-type="string" table:number-columns-spanned="395" table:number-rows-spanned="1">
            <text:p>Ink Levels.Black</text:p>
          </table:table-cell>
          <table:covered-table-cell table:number-columns-repeated="394"/>
          <table:table-cell table:style-name="ce2" office:value-type="string" calcext:value-type="string">
            <text:p>INK_BLACK</text:p>
          </table:table-cell>
          <table:table-cell table:style-name="ce2" office:value-type="string" calcext:value-type="string">
            <text:p>ink_blk</text:p>
          </table:table-cell>
          <table:table-cell table:style-name="ce2" office:value-type="string" calcext:value-type="string">
            <text:p>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Ink Levels (coming soon), 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606"/>
        </table:table-row>
        <table:table-row table:style-name="ro4">
          <table:table-cell table:style-name="ce2" office:value-type="string" calcext:value-type="string" table:number-columns-spanned="401" table:number-rows-spanned="1">
            <text:p>Ink Levels.Cyan</text:p>
          </table:table-cell>
          <table:covered-table-cell table:number-columns-repeated="400"/>
          <table:table-cell table:style-name="ce2" office:value-type="string" calcext:value-type="string">
            <text:p>INK_CYAN</text:p>
          </table:table-cell>
          <table:table-cell table:style-name="ce2" office:value-type="string" calcext:value-type="string">
            <text:p>ink_cya</text:p>
          </table:table-cell>
          <table:table-cell table:style-name="ce2" office:value-type="string" calcext:value-type="string">
            <text:p>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Ink Levels (coming soon), 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600"/>
        </table:table-row>
        <table:table-row table:style-name="ro4">
          <table:table-cell table:style-name="ce2" office:value-type="string" calcext:value-type="string" table:number-columns-spanned="407" table:number-rows-spanned="1">
            <text:p>Ink Levels.Magenta</text:p>
          </table:table-cell>
          <table:covered-table-cell table:number-columns-repeated="406"/>
          <table:table-cell table:style-name="ce2" office:value-type="string" calcext:value-type="string">
            <text:p>INK_MEGENTA</text:p>
          </table:table-cell>
          <table:table-cell table:style-name="ce2" office:value-type="string" calcext:value-type="string">
            <text:p>ink_mag</text:p>
          </table:table-cell>
          <table:table-cell table:style-name="ce2" office:value-type="string" calcext:value-type="string">
            <text:p>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Ink Levels (coming soon), 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594"/>
        </table:table-row>
        <table:table-row table:style-name="ro4">
          <table:table-cell table:style-name="ce2" office:value-type="string" calcext:value-type="string" table:number-columns-spanned="413" table:number-rows-spanned="1">
            <text:p>Ink Levels.Yellow</text:p>
          </table:table-cell>
          <table:covered-table-cell table:number-columns-repeated="412"/>
          <table:table-cell table:style-name="ce2" office:value-type="string" calcext:value-type="string">
            <text:p>INK_YELLOW</text:p>
          </table:table-cell>
          <table:table-cell table:style-name="ce2" office:value-type="string" calcext:value-type="string">
            <text:p>ink_yel</text:p>
          </table:table-cell>
          <table:table-cell table:style-name="ce2" office:value-type="string" calcext:value-type="string">
            <text:p>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Ink Levels (coming soon), 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588"/>
        </table:table-row>
        <table:table-row table:style-name="ro2">
          <table:table-cell table:style-name="ce2" office:value-type="string" calcext:value-type="string" table:number-columns-spanned="419" table:number-rows-spanned="1">
            <text:p>Intrusion</text:p>
          </table:table-cell>
          <table:covered-table-cell table:number-columns-repeated="418"/>
          <table:table-cell table:style-name="ce2" office:value-type="string" calcext:value-type="string">
            <text:p>INTRUSION</text:p>
          </table:table-cell>
          <table:table-cell table:style-name="ce2" office:value-type="string" calcext:value-type="string">
            <text:p>intrusion</text:p>
          </table:table-cell>
          <table:table-cell table:style-name="ce2" office:value-type="string" calcext:value-type="string">
            <text:p>Digital (0/1)</text:p>
          </table:table-cell>
          <table:table-cell table:style-name="ce2" office:value-type="string" calcext:value-type="string">
            <text:p>DIGITAL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a xlink:href="https://mydevices.com/cayenne/docs/bring-your-own-thing-api/#intrusion-widget" xlink:type="simple">Intrusion (coming soon)</text:a>, <text:a xlink:href="https://mydevices.com/cayenne/docs/bring-your-own-thing-api/#2-state-display" xlink:type="simple">2 State</text:a>, <text:a xlink:href="https://mydevices.com/cayenne/docs/bring-your-own-thing-api/#line-chart-display" xlink:type="simple">Line Chart</text:a></text:p>
          </table:table-cell>
          <table:table-cell table:number-columns-repeated="582"/>
        </table:table-row>
        <table:table-row table:style-name="ro3">
          <table:table-cell table:style-name="ce2" office:value-type="string" calcext:value-type="string" table:number-columns-spanned="425" table:number-rows-spanned="3">
            <text:p>Ionizing Radiation</text:p>
          </table:table-cell>
          <table:covered-table-cell table:number-columns-repeated="424"/>
          <table:table-cell table:style-name="ce2" office:value-type="string" calcext:value-type="string" table:number-columns-spanned="1" table:number-rows-spanned="3">
            <text:p>IONIZING_RADIATION</text:p>
          </table:table-cell>
          <table:table-cell table:style-name="ce2" office:value-type="string" calcext:value-type="string" table:number-columns-spanned="1" table:number-rows-spanned="3">
            <text:p>ion_rad</text:p>
          </table:table-cell>
          <table:table-cell table:style-name="ce2" office:value-type="string" calcext:value-type="string">
            <text:p>* Electron Volts</text:p>
          </table:table-cell>
          <table:table-cell table:style-name="ce2" office:value-type="string" calcext:value-type="string">
            <text:p>ELECTRON_VOLT</text:p>
          </table:table-cell>
          <table:table-cell table:style-name="ce2" office:value-type="string" calcext:value-type="string">
            <text:p>ev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576"/>
        </table:table-row>
        <table:table-row table:style-name="ro1">
          <table:covered-table-cell table:number-columns-repeated="427"/>
          <table:table-cell table:number-columns-repeated="3"/>
          <table:covered-table-cell/>
          <table:table-cell table:style-name="ce2" office:value-type="string" calcext:value-type="string">
            <text:p>Ergs</text:p>
          </table:table-cell>
          <table:table-cell table:style-name="ce2" office:value-type="string" calcext:value-type="string">
            <text:p>ERGS</text:p>
          </table:table-cell>
          <table:table-cell table:style-name="ce2" office:value-type="string" calcext:value-type="string">
            <text:p>erg</text:p>
          </table:table-cell>
          <table:table-cell table:number-columns-repeated="573"/>
        </table:table-row>
        <table:table-row table:style-name="ro1">
          <table:covered-table-cell table:number-columns-repeated="427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Joules</text:p>
          </table:table-cell>
          <table:table-cell table:style-name="ce2" office:value-type="string" calcext:value-type="string">
            <text:p>JOULE</text:p>
          </table:table-cell>
          <table:table-cell table:style-name="ce2" office:value-type="string" calcext:value-type="string">
            <text:p>j</text:p>
          </table:table-cell>
          <table:table-cell table:number-columns-repeated="570"/>
        </table:table-row>
        <table:table-row table:style-name="ro1">
          <table:table-cell table:style-name="ce2" office:value-type="string" calcext:value-type="string" table:number-columns-spanned="437" table:number-rows-spanned="3">
            <text:p>Length</text:p>
          </table:table-cell>
          <table:covered-table-cell table:number-columns-repeated="436"/>
          <table:table-cell table:style-name="ce2" office:value-type="string" calcext:value-type="string" table:number-columns-spanned="1" table:number-rows-spanned="3">
            <text:p>LENGTH</text:p>
          </table:table-cell>
          <table:table-cell table:style-name="ce2" office:value-type="string" calcext:value-type="string" table:number-columns-spanned="1" table:number-rows-spanned="3">
            <text:p>len</text:p>
          </table:table-cell>
          <table:table-cell table:style-name="ce2" office:value-type="string" calcext:value-type="string">
            <text:p>* Mete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564"/>
        </table:table-row>
        <table:table-row table:style-name="ro1">
          <table:covered-table-cell table:number-columns-repeated="439"/>
          <table:table-cell table:number-columns-repeated="3"/>
          <table:covered-table-cell/>
          <table:table-cell table:style-name="ce2" office:value-type="string" calcext:value-type="string">
            <text:p>Digital (0/1)</text:p>
          </table:table-cell>
          <table:table-cell table:style-name="ce2" office:value-type="string" calcext:value-type="string">
            <text:p>DIGITAL</text:p>
          </table:table-cell>
          <table:table-cell table:style-name="ce2" office:value-type="string" calcext:value-type="string">
            <text:p>d</text:p>
          </table:table-cell>
          <table:table-cell table:number-columns-repeated="561"/>
        </table:table-row>
        <table:table-row table:style-name="ro1">
          <table:covered-table-cell table:number-columns-repeated="439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Low/High</text:p>
          </table:table-cell>
          <table:table-cell table:style-name="ce2" office:value-type="string" calcext:value-type="string">
            <text:p>LOW_HIGH</text:p>
          </table:table-cell>
          <table:table-cell table:style-name="ce2" office:value-type="string" calcext:value-type="string">
            <text:p>null</text:p>
          </table:table-cell>
          <table:table-cell table:number-columns-repeated="558"/>
        </table:table-row>
        <table:table-row table:style-name="ro1">
          <table:table-cell table:style-name="ce2" office:value-type="string" calcext:value-type="string" table:number-columns-spanned="449" table:number-rows-spanned="4">
            <text:p>Lighting</text:p>
          </table:table-cell>
          <table:covered-table-cell table:number-columns-repeated="448"/>
          <table:table-cell table:style-name="ce2" office:value-type="string" calcext:value-type="string" table:number-columns-spanned="1" table:number-rows-spanned="4">
            <text:p>LIGHTING_SENSE</text:p>
          </table:table-cell>
          <table:table-cell table:style-name="ce2" office:value-type="string" calcext:value-type="string" table:number-columns-spanned="1" table:number-rows-spanned="4">
            <text:p>lighting_sense</text:p>
          </table:table-cell>
          <table:table-cell table:style-name="ce2" office:value-type="string" calcext:value-type="string">
            <text:p>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 table:number-columns-spanned="1" table:number-rows-spanned="4">
            <text:p><text:a xlink:href="https://mydevices.com/cayenne/docs/bring-your-own-thing-api/#lighting-widget" xlink:type="simple">Lighting (coming soon)</text:a>, 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552"/>
        </table:table-row>
        <table:table-row table:style-name="ro1">
          <table:covered-table-cell table:number-columns-repeated="451"/>
          <table:table-cell table:number-columns-repeated="3"/>
          <table:covered-table-cell/>
          <table:table-cell table:style-name="ce2" office:value-type="string" calcext:value-type="string">
            <text:p>* Lux</text:p>
          </table:table-cell>
          <table:table-cell table:style-name="ce2" office:value-type="string" calcext:value-type="string">
            <text:p>LUX</text:p>
          </table:table-cell>
          <table:table-cell table:style-name="ce2" office:value-type="string" calcext:value-type="string">
            <text:p>lux</text:p>
          </table:table-cell>
          <table:table-cell table:number-columns-repeated="549"/>
        </table:table-row>
        <table:table-row table:style-name="ro1">
          <table:covered-table-cell table:number-columns-repeated="451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Volts</text:p>
          </table:table-cell>
          <table:table-cell table:style-name="ce2" office:value-type="string" calcext:value-type="string">
            <text:p>VOLTS</text:p>
          </table:table-cell>
          <table:table-cell table:style-name="ce2" office:value-type="string" calcext:value-type="string">
            <text:p>v</text:p>
          </table:table-cell>
          <table:table-cell table:number-columns-repeated="546"/>
        </table:table-row>
        <table:table-row table:style-name="ro1">
          <table:covered-table-cell table:number-columns-repeated="451"/>
          <table:table-cell table:number-columns-repeated="3"/>
          <table:covered-table-cell/>
          <table:table-cell table:number-columns-repeated="6"/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r</text:p>
          </table:table-cell>
          <table:table-cell table:number-columns-repeated="543"/>
        </table:table-row>
        <table:table-row table:style-name="ro5">
          <table:table-cell table:style-name="ce2" office:value-type="string" calcext:value-type="string" table:number-columns-spanned="464" table:number-rows-spanned="1">
            <text:p>Linear Acceleration.x axis</text:p>
          </table:table-cell>
          <table:covered-table-cell table:number-columns-repeated="463"/>
          <table:table-cell table:style-name="ce2" office:value-type="string" calcext:value-type="string">
            <text:p>LINEAR_ACCEL_X</text:p>
          </table:table-cell>
          <table:table-cell table:style-name="ce2" office:value-type="string" calcext:value-type="string">
            <text:p>lin_acc_x</text:p>
          </table:table-cell>
          <table:table-cell table:style-name="ce2" office:value-type="string" calcext:value-type="string">
            <text:p>Meters per second squared</text:p>
          </table:table-cell>
          <table:table-cell table:style-name="ce2" office:value-type="string" calcext:value-type="string">
            <text:p>METER_PER_SEC_SQ</text:p>
          </table:table-cell>
          <table:table-cell table:style-name="ce2" office:value-type="string" calcext:value-type="string">
            <text:p>mps2</text:p>
          </table:table-cell>
          <table:table-cell table:style-name="ce2" office:value-type="string" calcext:value-type="string">
            <text:p>Linear Acceleration (coming soon)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537"/>
        </table:table-row>
        <table:table-row table:style-name="ro5">
          <table:table-cell table:style-name="ce2" office:value-type="string" calcext:value-type="string" table:number-columns-spanned="470" table:number-rows-spanned="1">
            <text:p>Linear Acceleration.y axis</text:p>
          </table:table-cell>
          <table:covered-table-cell table:number-columns-repeated="469"/>
          <table:table-cell table:style-name="ce2" office:value-type="string" calcext:value-type="string">
            <text:p>LINEAR_ACCEL_Y</text:p>
          </table:table-cell>
          <table:table-cell table:style-name="ce2" office:value-type="string" calcext:value-type="string">
            <text:p>lin_acc_y</text:p>
          </table:table-cell>
          <table:table-cell table:style-name="ce2" office:value-type="string" calcext:value-type="string">
            <text:p>Meters per second squared</text:p>
          </table:table-cell>
          <table:table-cell table:style-name="ce2" office:value-type="string" calcext:value-type="string">
            <text:p>METER_PER_SEC_SQ</text:p>
          </table:table-cell>
          <table:table-cell table:style-name="ce2" office:value-type="string" calcext:value-type="string">
            <text:p>mps2</text:p>
          </table:table-cell>
          <table:table-cell table:style-name="ce2" office:value-type="string" calcext:value-type="string">
            <text:p>Linear Acceleration (coming soon)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531"/>
        </table:table-row>
        <table:table-row table:style-name="ro5">
          <table:table-cell table:style-name="ce2" office:value-type="string" calcext:value-type="string" table:number-columns-spanned="476" table:number-rows-spanned="1">
            <text:p>Linear Acceleration.z axis</text:p>
          </table:table-cell>
          <table:covered-table-cell table:number-columns-repeated="475"/>
          <table:table-cell table:style-name="ce2" office:value-type="string" calcext:value-type="string">
            <text:p>LINEAR_ACCEL_Z</text:p>
          </table:table-cell>
          <table:table-cell table:style-name="ce2" office:value-type="string" calcext:value-type="string">
            <text:p>lin_acc_z</text:p>
          </table:table-cell>
          <table:table-cell table:style-name="ce2" office:value-type="string" calcext:value-type="string">
            <text:p>Meters per second squared</text:p>
          </table:table-cell>
          <table:table-cell table:style-name="ce2" office:value-type="string" calcext:value-type="string">
            <text:p>METER_PER_SEC_SQ</text:p>
          </table:table-cell>
          <table:table-cell table:style-name="ce2" office:value-type="string" calcext:value-type="string">
            <text:p>mps2</text:p>
          </table:table-cell>
          <table:table-cell table:style-name="ce2" office:value-type="string" calcext:value-type="string">
            <text:p>Linear Acceleration (coming soon)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525"/>
        </table:table-row>
        <table:table-row table:style-name="ro1">
          <table:table-cell table:style-name="ce2" office:value-type="string" calcext:value-type="string" table:number-columns-spanned="482" table:number-rows-spanned="4">
            <text:p>Liquid</text:p>
          </table:table-cell>
          <table:covered-table-cell table:number-columns-repeated="481"/>
          <table:table-cell table:style-name="ce2" office:value-type="string" calcext:value-type="string" table:number-columns-spanned="1" table:number-rows-spanned="4">
            <text:p>LIQUID</text:p>
          </table:table-cell>
          <table:table-cell table:style-name="ce2" office:value-type="string" calcext:value-type="string" table:number-columns-spanned="1" table:number-rows-spanned="4">
            <text:p>liquid</text:p>
          </table:table-cell>
          <table:table-cell table:style-name="ce2" office:value-type="string" calcext:value-type="string">
            <text:p>* Liter</text:p>
          </table:table-cell>
          <table:table-cell table:style-name="ce2" office:value-type="string" calcext:value-type="string">
            <text:p>LITE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 table:number-columns-spanned="1" table:number-rows-spanned="4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519"/>
        </table:table-row>
        <table:table-row table:style-name="ro1">
          <table:covered-table-cell table:number-columns-repeated="484"/>
          <table:table-cell table:number-columns-repeated="3"/>
          <table:covered-table-cell/>
          <table:table-cell table:style-name="ce2" office:value-type="string" calcext:value-type="string">
            <text:p>Gallon</text:p>
          </table:table-cell>
          <table:table-cell table:style-name="ce2" office:value-type="string" calcext:value-type="string">
            <text:p>GALLON</text:p>
          </table:table-cell>
          <table:table-cell table:style-name="ce2" office:value-type="string" calcext:value-type="string">
            <text:p>gal</text:p>
          </table:table-cell>
          <table:table-cell table:number-columns-repeated="516"/>
        </table:table-row>
        <table:table-row table:style-name="ro1">
          <table:covered-table-cell table:number-columns-repeated="484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Ounce</text:p>
          </table:table-cell>
          <table:table-cell table:style-name="ce2" office:value-type="string" calcext:value-type="string">
            <text:p>OUNCE</text:p>
          </table:table-cell>
          <table:table-cell table:style-name="ce2" office:value-type="string" calcext:value-type="string">
            <text:p>oz</text:p>
          </table:table-cell>
          <table:table-cell table:number-columns-repeated="513"/>
        </table:table-row>
        <table:table-row table:style-name="ro3">
          <table:covered-table-cell table:number-columns-repeated="484"/>
          <table:table-cell table:number-columns-repeated="3"/>
          <table:covered-table-cell/>
          <table:table-cell table:number-columns-repeated="6"/>
          <table:table-cell table:style-name="ce2" office:value-type="string" calcext:value-type="string">
            <text:p>Cubic centimeter</text:p>
          </table:table-cell>
          <table:table-cell table:style-name="ce2" office:value-type="string" calcext:value-type="string">
            <text:p>CUBIC_CENT</text:p>
          </table:table-cell>
          <table:table-cell table:style-name="ce2" office:value-type="string" calcext:value-type="string">
            <text:p>cc</text:p>
          </table:table-cell>
          <table:table-cell table:number-columns-repeated="510"/>
        </table:table-row>
        <table:table-row table:style-name="ro3">
          <table:table-cell table:style-name="ce2" office:value-type="string" calcext:value-type="string" table:number-columns-spanned="497" table:number-rows-spanned="1">
            <text:p>Location.Latitude</text:p>
          </table:table-cell>
          <table:covered-table-cell table:number-columns-repeated="496"/>
          <table:table-cell table:style-name="ce2" office:value-type="string" calcext:value-type="string">
            <text:p>LOCATION_LAT</text:p>
          </table:table-cell>
          <table:table-cell table:style-name="ce2" office:value-type="string" calcext:value-type="string">
            <text:p>loc_lat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<text:a xlink:href="https://mydevices.com/cayenne/docs/bring-your-own-thing-api/#map-widget" xlink:type="simple">Map</text:a></text:p>
          </table:table-cell>
          <table:table-cell table:number-columns-repeated="504"/>
        </table:table-row>
        <table:table-row table:style-name="ro3">
          <table:table-cell table:style-name="ce2" office:value-type="string" calcext:value-type="string" table:number-columns-spanned="503" table:number-rows-spanned="1">
            <text:p>Location.Longitude</text:p>
          </table:table-cell>
          <table:covered-table-cell table:number-columns-repeated="502"/>
          <table:table-cell table:style-name="ce2" office:value-type="string" calcext:value-type="string">
            <text:p>LOCATION_LONG</text:p>
          </table:table-cell>
          <table:table-cell table:style-name="ce2" office:value-type="string" calcext:value-type="string">
            <text:p>loc_lon</text:p>
          </table:table-cell>
          <table:table-cell table:style-name="ce2" office:value-type="string" calcext:value-type="string">
            <text:p>Longitude</text:p>
          </table:table-cell>
          <table:table-cell table:style-name="ce2" office:value-type="string" calcext:value-type="string">
            <text:p>LONGITUDE</text:p>
          </table:table-cell>
          <table:table-cell table:style-name="ce2" office:value-type="string" calcext:value-type="string">
            <text:p>long</text:p>
          </table:table-cell>
          <table:table-cell table:style-name="ce2" office:value-type="string" calcext:value-type="string">
            <text:p><text:a xlink:href="https://mydevices.com/cayenne/docs/bring-your-own-thing-api/#map-widget" xlink:type="simple">Map</text:a></text:p>
          </table:table-cell>
          <table:table-cell table:number-columns-repeated="498"/>
        </table:table-row>
        <table:table-row table:style-name="ro1">
          <table:table-cell table:style-name="ce2" office:value-type="string" calcext:value-type="string" table:number-columns-spanned="509" table:number-rows-spanned="4">
            <text:p>Luminosity</text:p>
          </table:table-cell>
          <table:covered-table-cell table:number-columns-repeated="508"/>
          <table:table-cell table:style-name="ce2" office:value-type="string" calcext:value-type="string" table:number-columns-spanned="1" table:number-rows-spanned="4">
            <text:p>LUMINOSITY</text:p>
          </table:table-cell>
          <table:table-cell table:style-name="ce2" office:value-type="string" calcext:value-type="string" table:number-columns-spanned="1" table:number-rows-spanned="4">
            <text:p>lum</text:p>
          </table:table-cell>
          <table:table-cell table:style-name="ce2" office:value-type="string" calcext:value-type="string">
            <text:p>* Lux</text:p>
          </table:table-cell>
          <table:table-cell table:style-name="ce2" office:value-type="string" calcext:value-type="string">
            <text:p>LUX</text:p>
          </table:table-cell>
          <table:table-cell table:style-name="ce2" office:value-type="string" calcext:value-type="string">
            <text:p>lux</text:p>
          </table:table-cell>
          <table:table-cell table:style-name="ce2" office:value-type="string" calcext:value-type="string" table:number-columns-spanned="1" table:number-rows-spanned="4">
            <text:p>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492"/>
        </table:table-row>
        <table:table-row table:style-name="ro1">
          <table:covered-table-cell table:number-columns-repeated="511"/>
          <table:table-cell table:number-columns-repeated="3"/>
          <table:covered-table-cell/>
          <table:table-cell table:style-name="ce2" office:value-type="string" calcext:value-type="string">
            <text:p>Volts</text:p>
          </table:table-cell>
          <table:table-cell table:style-name="ce2" office:value-type="string" calcext:value-type="string">
            <text:p>VOLTS</text:p>
          </table:table-cell>
          <table:table-cell table:style-name="ce2" office:value-type="string" calcext:value-type="string">
            <text:p>v</text:p>
          </table:table-cell>
          <table:table-cell table:number-columns-repeated="489"/>
        </table:table-row>
        <table:table-row table:style-name="ro1">
          <table:covered-table-cell table:number-columns-repeated="511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number-columns-repeated="486"/>
        </table:table-row>
        <table:table-row table:style-name="ro1">
          <table:covered-table-cell table:number-columns-repeated="511"/>
          <table:table-cell table:number-columns-repeated="3"/>
          <table:covered-table-cell/>
          <table:table-cell table:number-columns-repeated="6"/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r</text:p>
          </table:table-cell>
          <table:table-cell table:number-columns-repeated="483"/>
        </table:table-row>
        <table:table-row table:style-name="ro6">
          <table:table-cell table:style-name="ce2" office:value-type="string" calcext:value-type="string" table:number-columns-spanned="524" table:number-rows-spanned="1">
            <text:p>Magnetic field strength H</text:p>
          </table:table-cell>
          <table:covered-table-cell table:number-columns-repeated="523"/>
          <table:table-cell table:style-name="ce2" office:value-type="string" calcext:value-type="string">
            <text:p>MAGNETIC_STRENGTH</text:p>
          </table:table-cell>
          <table:table-cell table:style-name="ce2" office:value-type="string" calcext:value-type="string">
            <text:p>mag_str</text:p>
          </table:table-cell>
          <table:table-cell table:style-name="ce2" office:value-type="string" calcext:value-type="string">
            <text:p>Amperes per meter</text:p>
          </table:table-cell>
          <table:table-cell table:style-name="ce2" office:value-type="string" calcext:value-type="string">
            <text:p>AMP_METER</text:p>
          </table:table-cell>
          <table:table-cell table:style-name="ce2" office:value-type="string" calcext:value-type="string">
            <text:p>ampm</text:p>
          </table:table-cell>
          <table:table-cell table:style-name="ce2" office:value-type="string" calcext:value-type="string">
            <text:p>Magnetic Field H &amp; B (coming soon), <text:a xlink:href="https://mydevices.com/cayenne/docs/bring-your-own-thing-api/#magnetometer-widget" xlink:type="simple">Magnetometer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477"/>
        </table:table-row>
        <table:table-row table:style-name="ro2">
          <table:table-cell table:style-name="ce2" office:value-type="string" calcext:value-type="string" table:number-columns-spanned="530" table:number-rows-spanned="1">
            <text:p>Magnetic field.x axis</text:p>
          </table:table-cell>
          <table:covered-table-cell table:number-columns-repeated="529"/>
          <table:table-cell table:style-name="ce2" office:value-type="string" calcext:value-type="string">
            <text:p>MAGNETIC_AXIS_X</text:p>
          </table:table-cell>
          <table:table-cell table:style-name="ce2" office:value-type="string" calcext:value-type="string">
            <text:p>mag_x</text:p>
          </table:table-cell>
          <table:table-cell table:style-name="ce2" office:value-type="string" calcext:value-type="string">
            <text:p>Tesla</text:p>
          </table:table-cell>
          <table:table-cell table:style-name="ce2" office:value-type="string" calcext:value-type="string">
            <text:p>TESLA</text:p>
          </table:table-cell>
          <table:table-cell table:style-name="ce2" office:value-type="string" calcext:value-type="string">
            <text:p>tesla</text:p>
          </table:table-cell>
          <table:table-cell table:style-name="ce2" office:value-type="string" calcext:value-type="string">
            <text:p><text:a xlink:href="https://mydevices.com/cayenne/docs/bring-your-own-thing-api/#magnetometer-widget" xlink:type="simple">Magnetometer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471"/>
        </table:table-row>
        <table:table-row table:style-name="ro2">
          <table:table-cell table:style-name="ce2" office:value-type="string" calcext:value-type="string" table:number-columns-spanned="536" table:number-rows-spanned="1">
            <text:p>Magnetic field.y axis</text:p>
          </table:table-cell>
          <table:covered-table-cell table:number-columns-repeated="535"/>
          <table:table-cell table:style-name="ce2" office:value-type="string" calcext:value-type="string">
            <text:p>MAGNETIC_AXIS_Y</text:p>
          </table:table-cell>
          <table:table-cell table:style-name="ce2" office:value-type="string" calcext:value-type="string">
            <text:p>mag_y</text:p>
          </table:table-cell>
          <table:table-cell table:style-name="ce2" office:value-type="string" calcext:value-type="string">
            <text:p>Tesla</text:p>
          </table:table-cell>
          <table:table-cell table:style-name="ce2" office:value-type="string" calcext:value-type="string">
            <text:p>TESLA</text:p>
          </table:table-cell>
          <table:table-cell table:style-name="ce2" office:value-type="string" calcext:value-type="string">
            <text:p>tesla</text:p>
          </table:table-cell>
          <table:table-cell table:style-name="ce2" office:value-type="string" calcext:value-type="string">
            <text:p><text:a xlink:href="https://mydevices.com/cayenne/docs/bring-your-own-thing-api/#magnetometer-widget" xlink:type="simple">Magnetometer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465"/>
        </table:table-row>
        <table:table-row table:style-name="ro2">
          <table:table-cell table:style-name="ce2" office:value-type="string" calcext:value-type="string" table:number-columns-spanned="542" table:number-rows-spanned="1">
            <text:p>Magnetic field.z axis</text:p>
          </table:table-cell>
          <table:covered-table-cell table:number-columns-repeated="541"/>
          <table:table-cell table:style-name="ce2" office:value-type="string" calcext:value-type="string">
            <text:p>MAGNETIC_AXIS_Z</text:p>
          </table:table-cell>
          <table:table-cell table:style-name="ce2" office:value-type="string" calcext:value-type="string">
            <text:p>mag_z</text:p>
          </table:table-cell>
          <table:table-cell table:style-name="ce2" office:value-type="string" calcext:value-type="string">
            <text:p>Tesla</text:p>
          </table:table-cell>
          <table:table-cell table:style-name="ce2" office:value-type="string" calcext:value-type="string">
            <text:p>TESLA</text:p>
          </table:table-cell>
          <table:table-cell table:style-name="ce2" office:value-type="string" calcext:value-type="string">
            <text:p>tesla</text:p>
          </table:table-cell>
          <table:table-cell table:style-name="ce2" office:value-type="string" calcext:value-type="string">
            <text:p><text:a xlink:href="https://mydevices.com/cayenne/docs/bring-your-own-thing-api/#magnetometer-widget" xlink:type="simple">Magnetometer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459"/>
        </table:table-row>
        <table:table-row table:style-name="ro6">
          <table:table-cell table:style-name="ce2" office:value-type="string" calcext:value-type="string" table:number-columns-spanned="548" table:number-rows-spanned="1">
            <text:p>Magnetic flux density B</text:p>
          </table:table-cell>
          <table:covered-table-cell table:number-columns-repeated="547"/>
          <table:table-cell table:style-name="ce2" office:value-type="string" calcext:value-type="string">
            <text:p>MAGNETIC_FLUX_DENSITY</text:p>
          </table:table-cell>
          <table:table-cell table:style-name="ce2" office:value-type="string" calcext:value-type="string">
            <text:p>mag_flux</text:p>
          </table:table-cell>
          <table:table-cell table:style-name="ce2" office:value-type="string" calcext:value-type="string">
            <text:p>Newton-meters per ampere</text:p>
          </table:table-cell>
          <table:table-cell table:style-name="ce2" office:value-type="string" calcext:value-type="string">
            <text:p>NEWTON_METERS_AMP</text:p>
          </table:table-cell>
          <table:table-cell table:style-name="ce2" office:value-type="string" calcext:value-type="string">
            <text:p>nma</text:p>
          </table:table-cell>
          <table:table-cell table:style-name="ce2" office:value-type="string" calcext:value-type="string">
            <text:p>Magnetic Field H &amp; B (coming soon), <text:a xlink:href="https://mydevices.com/cayenne/docs/bring-your-own-thing-api/#magnetometer-widget" xlink:type="simple">Magnetometer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453"/>
        </table:table-row>
        <table:table-row table:style-name="ro3">
          <table:table-cell table:style-name="ce2" office:value-type="string" calcext:value-type="string" table:number-columns-spanned="554" table:number-rows-spanned="1">
            <text:p>Mass</text:p>
          </table:table-cell>
          <table:covered-table-cell table:number-columns-repeated="553"/>
          <table:table-cell table:style-name="ce2" office:value-type="string" calcext:value-type="string">
            <text:p>MASS</text:p>
          </table:table-cell>
          <table:table-cell table:style-name="ce2" office:value-type="string" calcext:value-type="string">
            <text:p>mass</text:p>
          </table:table-cell>
          <table:table-cell table:style-name="ce2" office:value-type="string" calcext:value-type="string">
            <text:p>Kilogram</text:p>
          </table:table-cell>
          <table:table-cell table:style-name="ce2" office:value-type="string" calcext:value-type="string">
            <text:p>KILOGRAM</text:p>
          </table:table-cell>
          <table:table-cell table:style-name="ce2" office:value-type="string" calcext:value-type="string">
            <text:p>kg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447"/>
        </table:table-row>
        <table:table-row table:style-name="ro1">
          <table:table-cell table:style-name="ce2" office:value-type="string" calcext:value-type="string" table:number-columns-spanned="560" table:number-rows-spanned="3">
            <text:p>Memory</text:p>
          </table:table-cell>
          <table:covered-table-cell table:number-columns-repeated="559"/>
          <table:table-cell table:style-name="ce2" office:value-type="string" calcext:value-type="string" table:number-columns-spanned="1" table:number-rows-spanned="3">
            <text:p>MEMORY</text:p>
          </table:table-cell>
          <table:table-cell table:style-name="ce2" office:value-type="string" calcext:value-type="string" table:number-columns-spanned="1" table:number-rows-spanned="3">
            <text:p>mem</text:p>
          </table:table-cell>
          <table:table-cell table:style-name="ce2" office:value-type="string" calcext:value-type="string">
            <text:p>Kilobytes</text:p>
          </table:table-cell>
          <table:table-cell table:style-name="ce2" office:value-type="string" calcext:value-type="string">
            <text:p>KB_BYTE</text:p>
          </table:table-cell>
          <table:table-cell table:style-name="ce2" office:value-type="string" calcext:value-type="string">
            <text:p>kb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441"/>
        </table:table-row>
        <table:table-row table:style-name="ro1">
          <table:covered-table-cell table:number-columns-repeated="562"/>
          <table:table-cell table:number-columns-repeated="3"/>
          <table:covered-table-cell/>
          <table:table-cell table:style-name="ce2" office:value-type="string" calcext:value-type="string">
            <text:p>* Megabytes</text:p>
          </table:table-cell>
          <table:table-cell table:style-name="ce2" office:value-type="string" calcext:value-type="string">
            <text:p>MB_BYTE</text:p>
          </table:table-cell>
          <table:table-cell table:style-name="ce2" office:value-type="string" calcext:value-type="string">
            <text:p>mb</text:p>
          </table:table-cell>
          <table:table-cell table:number-columns-repeated="438"/>
        </table:table-row>
        <table:table-row table:style-name="ro1">
          <table:covered-table-cell table:number-columns-repeated="562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number-columns-repeated="435"/>
        </table:table-row>
        <table:table-row table:style-name="ro2">
          <table:table-cell table:style-name="ce2" office:value-type="string" calcext:value-type="string" table:number-columns-spanned="572" table:number-rows-spanned="1">
            <text:p>Motion</text:p>
          </table:table-cell>
          <table:covered-table-cell table:number-columns-repeated="571"/>
          <table:table-cell table:style-name="ce2" office:value-type="string" calcext:value-type="string">
            <text:p>MOTION</text:p>
          </table:table-cell>
          <table:table-cell table:style-name="ce2" office:value-type="string" calcext:value-type="string">
            <text:p>motion</text:p>
          </table:table-cell>
          <table:table-cell table:style-name="ce2" office:value-type="string" calcext:value-type="string">
            <text:p>Digital (0/1)</text:p>
          </table:table-cell>
          <table:table-cell table:style-name="ce2" office:value-type="string" calcext:value-type="string">
            <text:p>DIGITAL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a xlink:href="https://mydevices.com/cayenne/docs/bring-your-own-thing-api/#motion-widget" xlink:type="simple">Motion (coming soon)</text:a>, <text:a xlink:href="https://mydevices.com/cayenne/docs/bring-your-own-thing-api/#2-state-display" xlink:type="simple">2 State</text:a>, <text:a xlink:href="https://mydevices.com/cayenne/docs/bring-your-own-thing-api/#line-chart-display" xlink:type="simple">Line Chart</text:a></text:p>
          </table:table-cell>
          <table:table-cell table:number-columns-repeated="429"/>
        </table:table-row>
        <table:table-row table:style-name="ro1">
          <table:table-cell table:style-name="ce2" office:value-type="string" calcext:value-type="string" table:number-columns-spanned="578" table:number-rows-spanned="3">
            <text:p>Oil</text:p>
          </table:table-cell>
          <table:covered-table-cell table:number-columns-repeated="577"/>
          <table:table-cell table:style-name="ce2" office:value-type="string" calcext:value-type="string" table:number-columns-spanned="1" table:number-rows-spanned="3">
            <text:p>OIL</text:p>
          </table:table-cell>
          <table:table-cell table:style-name="ce2" office:value-type="string" calcext:value-type="string" table:number-columns-spanned="1" table:number-rows-spanned="3">
            <text:p>oil</text:p>
          </table:table-cell>
          <table:table-cell table:style-name="ce2" office:value-type="string" calcext:value-type="string">
            <text:p>Oil Barrel</text:p>
          </table:table-cell>
          <table:table-cell table:style-name="ce2" office:value-type="string" calcext:value-type="string">
            <text:p>BARREL</text:p>
          </table:table-cell>
          <table:table-cell table:style-name="ce2" office:value-type="string" calcext:value-type="string">
            <text:p>bbl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423"/>
        </table:table-row>
        <table:table-row table:style-name="ro1">
          <table:covered-table-cell table:number-columns-repeated="580"/>
          <table:table-cell table:number-columns-repeated="3"/>
          <table:covered-table-cell/>
          <table:table-cell table:style-name="ce2" office:value-type="string" calcext:value-type="string">
            <text:p>* gallon</text:p>
          </table:table-cell>
          <table:table-cell table:style-name="ce2" office:value-type="string" calcext:value-type="string">
            <text:p>GALLON</text:p>
          </table:table-cell>
          <table:table-cell table:style-name="ce2" office:value-type="string" calcext:value-type="string">
            <text:p>gal</text:p>
          </table:table-cell>
          <table:table-cell table:number-columns-repeated="420"/>
        </table:table-row>
        <table:table-row table:style-name="ro1">
          <table:covered-table-cell table:number-columns-repeated="580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liter</text:p>
          </table:table-cell>
          <table:table-cell table:style-name="ce2" office:value-type="string" calcext:value-type="string">
            <text:p>LITER</text:p>
          </table:table-cell>
          <table:table-cell table:style-name="ce2" office:value-type="string" calcext:value-type="string">
            <text:p>l</text:p>
          </table:table-cell>
          <table:table-cell table:number-columns-repeated="417"/>
        </table:table-row>
        <table:table-row table:style-name="ro5">
          <table:table-cell table:style-name="ce2" office:value-type="string" calcext:value-type="string" table:number-columns-spanned="590" table:number-rows-spanned="1">
            <text:p>Orientation.Azimuth</text:p>
          </table:table-cell>
          <table:covered-table-cell table:number-columns-repeated="589"/>
          <table:table-cell table:style-name="ce2" office:value-type="string" calcext:value-type="string">
            <text:p>ORIENT_AZIMUTH</text:p>
          </table:table-cell>
          <table:table-cell table:style-name="ce2" office:value-type="string" calcext:value-type="string">
            <text:p>ori_azim</text:p>
          </table:table-cell>
          <table:table-cell table:style-name="ce2" office:value-type="string" calcext:value-type="string">
            <text:p>Degree Angle</text:p>
          </table:table-cell>
          <table:table-cell table:style-name="ce2" office:value-type="string" calcext:value-type="string">
            <text:p>DEGREE</text:p>
          </table:table-cell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Orientation (coming soon), <text:a xlink:href="https://mydevices.com/cayenne/docs/bring-your-own-thing-api/#meter-widget" xlink:type="simple">Meter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411"/>
        </table:table-row>
        <table:table-row table:style-name="ro5">
          <table:table-cell table:style-name="ce2" office:value-type="string" calcext:value-type="string" table:number-columns-spanned="596" table:number-rows-spanned="1">
            <text:p>Orientation.Pitch</text:p>
          </table:table-cell>
          <table:covered-table-cell table:number-columns-repeated="595"/>
          <table:table-cell table:style-name="ce2" office:value-type="string" calcext:value-type="string">
            <text:p>ORIENT_PITCH</text:p>
          </table:table-cell>
          <table:table-cell table:style-name="ce2" office:value-type="string" calcext:value-type="string">
            <text:p>ori_pitch</text:p>
          </table:table-cell>
          <table:table-cell table:style-name="ce2" office:value-type="string" calcext:value-type="string">
            <text:p>Degree Angle</text:p>
          </table:table-cell>
          <table:table-cell table:style-name="ce2" office:value-type="string" calcext:value-type="string">
            <text:p>DEGREE</text:p>
          </table:table-cell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Orientation (coming soon), <text:a xlink:href="https://mydevices.com/cayenne/docs/bring-your-own-thing-api/#meter-widget" xlink:type="simple">Meter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405"/>
        </table:table-row>
        <table:table-row table:style-name="ro5">
          <table:table-cell table:style-name="ce2" office:value-type="string" calcext:value-type="string" table:number-columns-spanned="602" table:number-rows-spanned="1">
            <text:p>Orientation.Roll</text:p>
          </table:table-cell>
          <table:covered-table-cell table:number-columns-repeated="601"/>
          <table:table-cell table:style-name="ce2" office:value-type="string" calcext:value-type="string">
            <text:p>ORIENT_ROLL</text:p>
          </table:table-cell>
          <table:table-cell table:style-name="ce2" office:value-type="string" calcext:value-type="string">
            <text:p>ori_roll</text:p>
          </table:table-cell>
          <table:table-cell table:style-name="ce2" office:value-type="string" calcext:value-type="string">
            <text:p>Degree Angle</text:p>
          </table:table-cell>
          <table:table-cell table:style-name="ce2" office:value-type="string" calcext:value-type="string">
            <text:p>DEGREE</text:p>
          </table:table-cell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Orientation (coming soon), <text:a xlink:href="https://mydevices.com/cayenne/docs/bring-your-own-thing-api/#meter-widget" xlink:type="simple">Meter (coming soon)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399"/>
        </table:table-row>
        <table:table-row table:style-name="ro3">
          <table:table-cell table:style-name="ce2" office:value-type="string" calcext:value-type="string" table:number-columns-spanned="608" table:number-rows-spanned="1">
            <text:p>pH-Acidity</text:p>
          </table:table-cell>
          <table:covered-table-cell table:number-columns-repeated="607"/>
          <table:table-cell table:style-name="ce2" office:value-type="string" calcext:value-type="string">
            <text:p>ACIDITY</text:p>
          </table:table-cell>
          <table:table-cell table:style-name="ce2" office:value-type="string" calcext:value-type="string">
            <text:p>acid</text:p>
          </table:table-cell>
          <table:table-cell table:style-name="ce2" office:value-type="string" calcext:value-type="string">
            <text:p>Acidity</text:p>
          </table:table-cell>
          <table:table-cell table:style-name="ce2" office:value-type="string" calcext:value-type="string">
            <text:p>ACIDITY</text:p>
          </table:table-cell>
          <table:table-cell table:style-name="ce2" office:value-type="string" calcext:value-type="string">
            <text:p>acid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393"/>
        </table:table-row>
        <table:table-row table:style-name="ro3">
          <table:table-cell table:style-name="ce2" office:value-type="string" calcext:value-type="string" table:number-columns-spanned="614" table:number-rows-spanned="1">
            <text:p>Power</text:p>
          </table:table-cell>
          <table:covered-table-cell table:number-columns-repeated="613"/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w</text:p>
          </table:table-cell>
          <table:table-cell table:style-name="ce2" office:value-type="string" calcext:value-type="string">
            <text:p>Watts</text:p>
          </table:table-cell>
          <table:table-cell table:style-name="ce2" office:value-type="string" calcext:value-type="string">
            <text:p>WATT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387"/>
        </table:table-row>
        <table:table-row table:style-name="ro3">
          <table:table-cell table:style-name="ce2" office:value-type="string" calcext:value-type="string" table:number-columns-spanned="620" table:number-rows-spanned="1">
            <text:p>Pollution.Nitrogen</text:p>
          </table:table-cell>
          <table:covered-table-cell table:number-columns-repeated="619"/>
          <table:table-cell table:style-name="ce2" office:value-type="string" calcext:value-type="string">
            <text:p>POLLUTION_NO2</text:p>
          </table:table-cell>
          <table:table-cell table:style-name="ce2" office:value-type="string" calcext:value-type="string">
            <text:p>no2</text:p>
          </table:table-cell>
          <table:table-cell table:style-name="ce2" office:value-type="string" calcext:value-type="string">
            <text:p>Nitrogen dioxide</text:p>
          </table:table-cell>
          <table:table-cell table:style-name="ce2" office:value-type="string" calcext:value-type="string">
            <text:p>NO2</text:p>
          </table:table-cell>
          <table:table-cell table:style-name="ce2" office:value-type="string" calcext:value-type="string">
            <text:p>no2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<text:a xlink:href="https://mydevices.com/cayenne/docs/bring-your-own-thing-api/#gauge-display" xlink:type="simple">Gauge</text:a>,<text:a xlink:href="https://mydevices.com/cayenne/docs/bring-your-own-thing-api/#value-display" xlink:type="simple">Value</text:a></text:p>
          </table:table-cell>
          <table:table-cell table:number-columns-repeated="381"/>
        </table:table-row>
        <table:table-row table:style-name="ro3">
          <table:table-cell table:style-name="ce2" office:value-type="string" calcext:value-type="string" table:number-columns-spanned="626" table:number-rows-spanned="1">
            <text:p>Pollution.Ozone</text:p>
          </table:table-cell>
          <table:covered-table-cell table:number-columns-repeated="625"/>
          <table:table-cell table:style-name="ce2" office:value-type="string" calcext:value-type="string">
            <text:p>POLLUTION_O3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Ozone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<text:a xlink:href="https://mydevices.com/cayenne/docs/bring-your-own-thing-api/#gauge-display" xlink:type="simple">Gauge</text:a>,<text:a xlink:href="https://mydevices.com/cayenne/docs/bring-your-own-thing-api/#value-display" xlink:type="simple">Value</text:a></text:p>
          </table:table-cell>
          <table:table-cell table:number-columns-repeated="375"/>
        </table:table-row>
        <table:table-row table:style-name="ro1">
          <table:table-cell table:style-name="ce2" office:value-type="string" calcext:value-type="string" table:number-columns-spanned="632" table:number-rows-spanned="7">
            <text:p>Pressure</text:p>
          </table:table-cell>
          <table:covered-table-cell table:number-columns-repeated="631"/>
          <table:table-cell table:style-name="ce2" office:value-type="string" calcext:value-type="string" table:number-columns-spanned="1" table:number-rows-spanned="7">
            <text:p>PRESSURE</text:p>
          </table:table-cell>
          <table:table-cell table:style-name="ce2" office:value-type="string" calcext:value-type="string" table:number-columns-spanned="1" table:number-rows-spanned="7">
            <text:p>press</text:p>
          </table:table-cell>
          <table:table-cell table:style-name="ce2" office:value-type="string" calcext:value-type="string">
            <text:p>* Pascal</text:p>
          </table:table-cell>
          <table:table-cell table:style-name="ce2" office:value-type="string" calcext:value-type="string">
            <text:p>PASCAL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 table:number-columns-spanned="1" table:number-rows-spanned="7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369"/>
        </table:table-row>
        <table:table-row table:style-name="ro3">
          <table:covered-table-cell table:number-columns-repeated="634"/>
          <table:table-cell table:number-columns-repeated="3"/>
          <table:covered-table-cell/>
          <table:table-cell table:style-name="ce2" office:value-type="string" calcext:value-type="string">
            <text:p>Hecto Pascal</text:p>
          </table:table-cell>
          <table:table-cell table:style-name="ce2" office:value-type="string" calcext:value-type="string">
            <text:p>HECTOPASCAL</text:p>
          </table:table-cell>
          <table:table-cell table:style-name="ce2" office:value-type="string" calcext:value-type="string">
            <text:p>hpa</text:p>
          </table:table-cell>
          <table:table-cell table:number-columns-repeated="366"/>
        </table:table-row>
        <table:table-row table:style-name="ro1">
          <table:covered-table-cell table:number-columns-repeated="634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bar</text:p>
          </table:table-cell>
          <table:table-cell table:number-columns-repeated="363"/>
        </table:table-row>
        <table:table-row table:style-name="ro3">
          <table:covered-table-cell table:number-columns-repeated="634"/>
          <table:table-cell table:number-columns-repeated="3"/>
          <table:covered-table-cell/>
          <table:table-cell table:number-columns-repeated="6"/>
          <table:table-cell table:style-name="ce2" office:value-type="string" calcext:value-type="string">
            <text:p>Technical atmosphere</text:p>
          </table:table-cell>
          <table:table-cell table:style-name="ce2" office:value-type="string" calcext:value-type="string">
            <text:p>TECH_ATMO</text:p>
          </table:table-cell>
          <table:table-cell table:style-name="ce2" office:value-type="string" calcext:value-type="string">
            <text:p>at</text:p>
          </table:table-cell>
          <table:table-cell table:number-columns-repeated="360"/>
        </table:table-row>
        <table:table-row table:style-name="ro3">
          <table:covered-table-cell table:number-columns-repeated="634"/>
          <table:table-cell table:number-columns-repeated="3"/>
          <table:covered-table-cell/>
          <table:table-cell table:number-columns-repeated="9"/>
          <table:table-cell table:style-name="ce2" office:value-type="string" calcext:value-type="string">
            <text:p>Standard atmosphere</text:p>
          </table:table-cell>
          <table:table-cell table:style-name="ce2" office:value-type="string" calcext:value-type="string">
            <text:p>STD_ATMO</text:p>
          </table:table-cell>
          <table:table-cell table:style-name="ce2" office:value-type="string" calcext:value-type="string">
            <text:p>atm</text:p>
          </table:table-cell>
          <table:table-cell table:number-columns-repeated="357"/>
        </table:table-row>
        <table:table-row table:style-name="ro1">
          <table:covered-table-cell table:number-columns-repeated="634"/>
          <table:table-cell table:number-columns-repeated="3"/>
          <table:covered-table-cell/>
          <table:table-cell table:number-columns-repeated="12"/>
          <table:table-cell table:style-name="ce2" office:value-type="string" calcext:value-type="string">
            <text:p>Torr</text:p>
          </table:table-cell>
          <table:table-cell table:style-name="ce2" office:value-type="string" calcext:value-type="string">
            <text:p>TORR</text:p>
          </table:table-cell>
          <table:table-cell table:style-name="ce2" office:value-type="string" calcext:value-type="string">
            <text:p>torr</text:p>
          </table:table-cell>
          <table:table-cell table:number-columns-repeated="354"/>
        </table:table-row>
        <table:table-row table:style-name="ro3">
          <table:covered-table-cell table:number-columns-repeated="634"/>
          <table:table-cell table:number-columns-repeated="3"/>
          <table:covered-table-cell/>
          <table:table-cell table:number-columns-repeated="15"/>
          <table:table-cell table:style-name="ce2" office:value-type="string" calcext:value-type="string">
            <text:p>Pounds per square inch</text:p>
          </table:table-cell>
          <table:table-cell table:style-name="ce2" office:value-type="string" calcext:value-type="string">
            <text:p>PSI</text:p>
          </table:table-cell>
          <table:table-cell table:style-name="ce2" office:value-type="string" calcext:value-type="string">
            <text:p>psi</text:p>
          </table:table-cell>
          <table:table-cell table:number-columns-repeated="351"/>
        </table:table-row>
        <table:table-row table:style-name="ro3">
          <table:table-cell table:style-name="ce2" office:value-type="string" calcext:value-type="string" table:number-columns-spanned="656" table:number-rows-spanned="3">
            <text:p>Proximity</text:p>
          </table:table-cell>
          <table:covered-table-cell table:number-columns-repeated="655"/>
          <table:table-cell table:style-name="ce2" office:value-type="string" calcext:value-type="string" table:number-columns-spanned="1" table:number-rows-spanned="3">
            <text:p>PROXIMITY</text:p>
          </table:table-cell>
          <table:table-cell table:style-name="ce2" office:value-type="string" calcext:value-type="string" table:number-columns-spanned="1" table:number-rows-spanned="3">
            <text:p>prox</text:p>
          </table:table-cell>
          <table:table-cell table:style-name="ce2" office:value-type="string" calcext:value-type="string">
            <text:p>* Centimeter</text:p>
          </table:table-cell>
          <table:table-cell table:style-name="ce2" office:value-type="string" calcext:value-type="string">
            <text:p>CENTIMETER</text:p>
          </table:table-cell>
          <table:table-cell table:style-name="ce2" office:value-type="string" calcext:value-type="string">
            <text:p>cm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proximity-widget" xlink:type="simple">Proximity (coming soon)</text:a>, <text:a xlink:href="https://mydevices.com/cayenne/docs/bring-your-own-thing-api/#value-display" xlink:type="simple">Value</text:a>, <text:a xlink:href="https://mydevices.com/cayenne/docs/bring-your-own-thing-api/#gauge-display" xlink:type="simple">Gauge</text:a>, <text:a xlink:href="https://mydevices.com/cayenne/docs/bring-your-own-thing-api/#line-chart-display" xlink:type="simple">Line Chart</text:a></text:p>
          </table:table-cell>
          <table:table-cell table:number-columns-repeated="345"/>
        </table:table-row>
        <table:table-row table:style-name="ro1">
          <table:covered-table-cell table:number-columns-repeated="658"/>
          <table:table-cell table:number-columns-repeated="3"/>
          <table:covered-table-cell/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m</text:p>
          </table:table-cell>
          <table:table-cell table:number-columns-repeated="342"/>
        </table:table-row>
        <table:table-row table:style-name="ro1">
          <table:covered-table-cell table:number-columns-repeated="658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Digital (0/1)</text:p>
          </table:table-cell>
          <table:table-cell table:style-name="ce2" office:value-type="string" calcext:value-type="string">
            <text:p>DIGITAL</text:p>
          </table:table-cell>
          <table:table-cell table:style-name="ce2" office:value-type="string" calcext:value-type="string">
            <text:p>d</text:p>
          </table:table-cell>
          <table:table-cell table:number-columns-repeated="339"/>
        </table:table-row>
        <table:table-row table:style-name="ro1">
          <table:table-cell table:style-name="ce2" office:value-type="string" calcext:value-type="string" table:number-columns-spanned="668" table:number-rows-spanned="2">
            <text:p>Radioactivity</text:p>
          </table:table-cell>
          <table:covered-table-cell table:number-columns-repeated="667"/>
          <table:table-cell table:style-name="ce2" office:value-type="string" calcext:value-type="string" table:number-columns-spanned="1" table:number-rows-spanned="2">
            <text:p>RADIOACTIVITY</text:p>
          </table:table-cell>
          <table:table-cell table:style-name="ce2" office:value-type="string" calcext:value-type="string" table:number-columns-spanned="1" table:number-rows-spanned="2">
            <text:p>rad</text:p>
          </table:table-cell>
          <table:table-cell table:style-name="ce2" office:value-type="string" calcext:value-type="string">
            <text:p>Becquerel</text:p>
          </table:table-cell>
          <table:table-cell table:style-name="ce2" office:value-type="string" calcext:value-type="string">
            <text:p>BECQUEREL</text:p>
          </table:table-cell>
          <table:table-cell table:style-name="ce2" office:value-type="string" calcext:value-type="string">
            <text:p>bq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333"/>
        </table:table-row>
        <table:table-row table:style-name="ro1">
          <table:covered-table-cell table:number-columns-repeated="670"/>
          <table:table-cell table:number-columns-repeated="3"/>
          <table:covered-table-cell/>
          <table:table-cell table:style-name="ce2" office:value-type="string" calcext:value-type="string">
            <text:p>* Curie</text:p>
          </table:table-cell>
          <table:table-cell table:style-name="ce2" office:value-type="string" calcext:value-type="string">
            <text:p>CURIE</text:p>
          </table:table-cell>
          <table:table-cell table:style-name="ce2" office:value-type="string" calcext:value-type="string">
            <text:p>ci</text:p>
          </table:table-cell>
          <table:table-cell table:number-columns-repeated="330"/>
        </table:table-row>
        <table:table-row table:style-name="ro1">
          <table:table-cell table:style-name="ce2" office:value-type="string" calcext:value-type="string" table:number-columns-spanned="677" table:number-rows-spanned="2">
            <text:p>Radiation Exposure</text:p>
          </table:table-cell>
          <table:covered-table-cell table:number-columns-repeated="676"/>
          <table:table-cell table:style-name="ce2" office:value-type="string" calcext:value-type="string" table:number-columns-spanned="1" table:number-rows-spanned="2">
            <text:p>EXPOSURE_RADIATION</text:p>
          </table:table-cell>
          <table:table-cell table:style-name="ce2" office:value-type="string" calcext:value-type="string" table:number-columns-spanned="1" table:number-rows-spanned="2">
            <text:p>expo_rad</text:p>
          </table:table-cell>
          <table:table-cell table:style-name="ce2" office:value-type="string" calcext:value-type="string">
            <text:p>* Roentgen</text:p>
          </table:table-cell>
          <table:table-cell table:style-name="ce2" office:value-type="string" calcext:value-type="string">
            <text:p>ROENTGEN</text:p>
          </table:table-cell>
          <table:table-cell table:style-name="ce2" office:value-type="string" calcext:value-type="string">
            <text:p>roent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324"/>
        </table:table-row>
        <table:table-row table:style-name="ro3">
          <table:covered-table-cell table:number-columns-repeated="679"/>
          <table:table-cell table:number-columns-repeated="3"/>
          <table:covered-table-cell/>
          <table:table-cell table:style-name="ce2" office:value-type="string" calcext:value-type="string">
            <text:p>Coulomb/Kilogram</text:p>
          </table:table-cell>
          <table:table-cell table:style-name="ce2" office:value-type="string" calcext:value-type="string">
            <text:p>COULOMB_PER_KG</text:p>
          </table:table-cell>
          <table:table-cell table:style-name="ce2" office:value-type="string" calcext:value-type="string">
            <text:p>ckg</text:p>
          </table:table-cell>
          <table:table-cell table:number-columns-repeated="321"/>
        </table:table-row>
        <table:table-row table:style-name="ro3">
          <table:table-cell table:style-name="ce2" office:value-type="string" calcext:value-type="string" table:number-columns-spanned="686" table:number-rows-spanned="2">
            <text:p>Rain Level</text:p>
          </table:table-cell>
          <table:covered-table-cell table:number-columns-repeated="685"/>
          <table:table-cell table:style-name="ce2" office:value-type="string" calcext:value-type="string" table:number-columns-spanned="1" table:number-rows-spanned="2">
            <text:p>RAIN_LEVEL</text:p>
          </table:table-cell>
          <table:table-cell table:style-name="ce2" office:value-type="string" calcext:value-type="string" table:number-columns-spanned="1" table:number-rows-spanned="2">
            <text:p>rain_level</text:p>
          </table:table-cell>
          <table:table-cell table:style-name="ce2" office:value-type="string" calcext:value-type="string">
            <text:p>Centimeter</text:p>
          </table:table-cell>
          <table:table-cell table:style-name="ce2" office:value-type="string" calcext:value-type="string">
            <text:p>CENTIMETER</text:p>
          </table:table-cell>
          <table:table-cell table:style-name="ce2" office:value-type="string" calcext:value-type="string">
            <text:p>cm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315"/>
        </table:table-row>
        <table:table-row table:style-name="ro3">
          <table:covered-table-cell table:number-columns-repeated="688"/>
          <table:table-cell table:number-columns-repeated="3"/>
          <table:covered-table-cell/>
          <table:table-cell table:style-name="ce2" office:value-type="string" calcext:value-type="string">
            <text:p>* Millimeter</text:p>
          </table:table-cell>
          <table:table-cell table:style-name="ce2" office:value-type="string" calcext:value-type="string">
            <text:p>MILLIMETER</text:p>
          </table:table-cell>
          <table:table-cell table:style-name="ce2" office:value-type="string" calcext:value-type="string">
            <text:p>mm</text:p>
          </table:table-cell>
          <table:table-cell table:number-columns-repeated="312"/>
        </table:table-row>
        <table:table-row table:style-name="ro3">
          <table:table-cell table:style-name="ce2" office:value-type="string" calcext:value-type="string" table:number-columns-spanned="695" table:number-rows-spanned="2">
            <text:p>Relative Humidity</text:p>
          </table:table-cell>
          <table:covered-table-cell table:number-columns-repeated="694"/>
          <table:table-cell table:style-name="ce2" office:value-type="string" calcext:value-type="string" table:number-columns-spanned="1" table:number-rows-spanned="2">
            <text:p>RELATIVE_HUMIDITY</text:p>
          </table:table-cell>
          <table:table-cell table:style-name="ce2" office:value-type="string" calcext:value-type="string" table:number-columns-spanned="1" table:number-rows-spanned="2">
            <text:p>rel_hum</text:p>
          </table:table-cell>
          <table:table-cell table:style-name="ce2" office:value-type="string" calcext:value-type="string">
            <text:p>* 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306"/>
        </table:table-row>
        <table:table-row table:style-name="ro1">
          <table:covered-table-cell table:number-columns-repeated="697"/>
          <table:table-cell table:number-columns-repeated="3"/>
          <table:covered-table-cell/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r</text:p>
          </table:table-cell>
          <table:table-cell table:number-columns-repeated="303"/>
        </table:table-row>
        <table:table-row table:style-name="ro3">
          <table:table-cell table:style-name="ce2" office:value-type="string" calcext:value-type="string" table:number-columns-spanned="704" table:number-rows-spanned="1">
            <text:p>Resistance</text:p>
          </table:table-cell>
          <table:covered-table-cell table:number-columns-repeated="703"/>
          <table:table-cell table:style-name="ce2" office:value-type="string" calcext:value-type="string">
            <text:p>RESISTANCE</text:p>
          </table:table-cell>
          <table:table-cell table:style-name="ce2" office:value-type="string" calcext:value-type="string">
            <text:p>res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string" calcext:value-type="string">
            <text:p>ohm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97"/>
        </table:table-row>
        <table:table-row table:style-name="ro3">
          <table:table-cell table:style-name="ce2" office:value-type="string" calcext:value-type="string" table:number-columns-spanned="710" table:number-rows-spanned="3">
            <text:p>Rotation</text:p>
          </table:table-cell>
          <table:covered-table-cell table:number-columns-repeated="709"/>
          <table:table-cell table:style-name="ce2" office:value-type="string" calcext:value-type="string" table:number-columns-spanned="1" table:number-rows-spanned="3">
            <text:p>ROTATION</text:p>
          </table:table-cell>
          <table:table-cell table:style-name="ce2" office:value-type="string" calcext:value-type="string" table:number-columns-spanned="1" table:number-rows-spanned="3">
            <text:p>rot</text:p>
          </table:table-cell>
          <table:table-cell table:style-name="ce2" office:value-type="string" calcext:value-type="string">
            <text:p>Revolutions per minute</text:p>
          </table:table-cell>
          <table:table-cell table:style-name="ce2" office:value-type="string" calcext:value-type="string">
            <text:p>RPM</text:p>
          </table:table-cell>
          <table:table-cell table:style-name="ce2" office:value-type="string" calcext:value-type="string">
            <text:p>rpm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91"/>
        </table:table-row>
        <table:table-row table:style-name="ro3">
          <table:covered-table-cell table:number-columns-repeated="712"/>
          <table:table-cell table:number-columns-repeated="3"/>
          <table:covered-table-cell/>
          <table:table-cell table:style-name="ce2" office:value-type="string" calcext:value-type="string">
            <text:p>* Revolutions per second</text:p>
          </table:table-cell>
          <table:table-cell table:style-name="ce2" office:value-type="string" calcext:value-type="string">
            <text:p>RPMS</text:p>
          </table:table-cell>
          <table:table-cell table:style-name="ce2" office:value-type="string" calcext:value-type="string">
            <text:p>rpms</text:p>
          </table:table-cell>
          <table:table-cell table:number-columns-repeated="288"/>
        </table:table-row>
        <table:table-row table:style-name="ro3">
          <table:covered-table-cell table:number-columns-repeated="712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Radians per second</text:p>
          </table:table-cell>
          <table:table-cell table:style-name="ce2" office:value-type="string" calcext:value-type="string">
            <text:p>rad/s</text:p>
          </table:table-cell>
          <table:table-cell table:style-name="ce2" office:value-type="string" calcext:value-type="string">
            <text:p>radianps</text:p>
          </table:table-cell>
          <table:table-cell table:number-columns-repeated="285"/>
        </table:table-row>
        <table:table-row table:style-name="ro5">
          <table:table-cell table:style-name="ce2" office:value-type="string" calcext:value-type="string" table:number-columns-spanned="722" table:number-rows-spanned="1">
            <text:p>Rotation Vector.scalar</text:p>
          </table:table-cell>
          <table:covered-table-cell table:number-columns-repeated="721"/>
          <table:table-cell table:style-name="ce2" office:value-type="string" calcext:value-type="string">
            <text:p>ROTATION_SCALAR</text:p>
          </table:table-cell>
          <table:table-cell table:style-name="ce2" office:value-type="string" calcext:value-type="string">
            <text:p>rot_scal</text:p>
          </table:table-cell>
          <table:table-cell table:style-name="ce2" office:value-type="string" calcext:value-type="string">
            <text:p>Cos(0/2)</text:p>
          </table:table-cell>
          <table:table-cell table:style-name="ce2" office:value-type="string" calcext:value-type="string">
            <text:p>ROT_SCAL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Rotation Vector (coming soon)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79"/>
        </table:table-row>
        <table:table-row table:style-name="ro5">
          <table:table-cell table:style-name="ce2" office:value-type="string" calcext:value-type="string" table:number-columns-spanned="728" table:number-rows-spanned="1">
            <text:p>Rotation Vector.x axis</text:p>
          </table:table-cell>
          <table:covered-table-cell table:number-columns-repeated="727"/>
          <table:table-cell table:style-name="ce2" office:value-type="string" calcext:value-type="string">
            <text:p>ROTATION_X</text:p>
          </table:table-cell>
          <table:table-cell table:style-name="ce2" office:value-type="string" calcext:value-type="string">
            <text:p>rot_x</text:p>
          </table:table-cell>
          <table:table-cell table:style-name="ce2" office:value-type="string" calcext:value-type="string">
            <text:p>X * sin (0/2)</text:p>
          </table:table-cell>
          <table:table-cell table:style-name="ce2" office:value-type="string" calcext:value-type="string">
            <text:p>ROT_X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Rotation Vector (coming soon)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73"/>
        </table:table-row>
        <table:table-row table:style-name="ro5">
          <table:table-cell table:style-name="ce2" office:value-type="string" calcext:value-type="string" table:number-columns-spanned="734" table:number-rows-spanned="1">
            <text:p>Rotation Vector.y axis</text:p>
          </table:table-cell>
          <table:covered-table-cell table:number-columns-repeated="733"/>
          <table:table-cell table:style-name="ce2" office:value-type="string" calcext:value-type="string">
            <text:p>ROTATION_Y</text:p>
          </table:table-cell>
          <table:table-cell table:style-name="ce2" office:value-type="string" calcext:value-type="string">
            <text:p>rot_y</text:p>
          </table:table-cell>
          <table:table-cell table:style-name="ce2" office:value-type="string" calcext:value-type="string">
            <text:p>Y * sin (0/2)</text:p>
          </table:table-cell>
          <table:table-cell table:style-name="ce2" office:value-type="string" calcext:value-type="string">
            <text:p>ROT_Y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Rotation Vector (coming soon)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67"/>
        </table:table-row>
        <table:table-row table:style-name="ro5">
          <table:table-cell table:style-name="ce2" office:value-type="string" calcext:value-type="string" table:number-columns-spanned="740" table:number-rows-spanned="1">
            <text:p>Rotation Vector.z axis</text:p>
          </table:table-cell>
          <table:covered-table-cell table:number-columns-repeated="739"/>
          <table:table-cell table:style-name="ce2" office:value-type="string" calcext:value-type="string">
            <text:p>ROTATION_Z</text:p>
          </table:table-cell>
          <table:table-cell table:style-name="ce2" office:value-type="string" calcext:value-type="string">
            <text:p>rot_z</text:p>
          </table:table-cell>
          <table:table-cell table:style-name="ce2" office:value-type="string" calcext:value-type="string">
            <text:p>Z * sin (0/2)</text:p>
          </table:table-cell>
          <table:table-cell table:style-name="ce2" office:value-type="string" calcext:value-type="string">
            <text:p>ROT_Z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Rotation Vector (coming soon)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61"/>
        </table:table-row>
        <table:table-row table:style-name="ro2">
          <table:table-cell table:style-name="ce2" office:value-type="string" calcext:value-type="string" table:number-columns-spanned="746" table:number-rows-spanned="3">
            <text:p>Seismometer</text:p>
          </table:table-cell>
          <table:covered-table-cell table:number-columns-repeated="745"/>
          <table:table-cell table:style-name="ce2" office:value-type="string" calcext:value-type="string" table:number-columns-spanned="1" table:number-rows-spanned="3">
            <text:p>SEISMOMETER</text:p>
          </table:table-cell>
          <table:table-cell table:style-name="ce2" office:value-type="string" calcext:value-type="string" table:number-columns-spanned="1" table:number-rows-spanned="3">
            <text:p>seis</text:p>
          </table:table-cell>
          <table:table-cell table:style-name="ce2" office:value-type="string" calcext:value-type="string">
            <text:p>Microns (micrometers) /second,</text:p>
          </table:table-cell>
          <table:table-cell table:style-name="ce2" office:value-type="string" calcext:value-type="string">
            <text:p>MICROS_PER_SEC</text:p>
          </table:table-cell>
          <table:table-cell table:style-name="ce2" office:value-type="string" calcext:value-type="string">
            <text:p>micps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55"/>
        </table:table-row>
        <table:table-row table:style-name="ro1">
          <table:covered-table-cell table:number-columns-repeated="748"/>
          <table:table-cell table:number-columns-repeated="3"/>
          <table:covered-table-cell/>
          <table:table-cell table:style-name="ce2" office:value-type="string" calcext:value-type="string">
            <text:p>* Volts</text:p>
          </table:table-cell>
          <table:table-cell table:style-name="ce2" office:value-type="string" calcext:value-type="string">
            <text:p>VOLTS</text:p>
          </table:table-cell>
          <table:table-cell table:style-name="ce2" office:value-type="string" calcext:value-type="string">
            <text:p>v</text:p>
          </table:table-cell>
          <table:table-cell table:number-columns-repeated="252"/>
        </table:table-row>
        <table:table-row table:style-name="ro3">
          <table:covered-table-cell table:number-columns-repeated="748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Spectral Amplitude</text:p>
          </table:table-cell>
          <table:table-cell table:style-name="ce2" office:value-type="string" calcext:value-type="string">
            <text:p>cm/hertz</text:p>
          </table:table-cell>
          <table:table-cell table:style-name="ce2" office:value-type="string" calcext:value-type="string">
            <text:p>cmhz</text:p>
          </table:table-cell>
          <table:table-cell table:number-columns-repeated="249"/>
        </table:table-row>
        <table:table-row table:style-name="ro3">
          <table:table-cell table:style-name="ce2" office:value-type="string" calcext:value-type="string" table:number-columns-spanned="758" table:number-rows-spanned="1">
            <text:p>Signal Noise Ratio</text:p>
          </table:table-cell>
          <table:covered-table-cell table:number-columns-repeated="757"/>
          <table:table-cell table:style-name="ce2" office:value-type="string" calcext:value-type="string">
            <text:p>SNR</text:p>
          </table:table-cell>
          <table:table-cell table:style-name="ce2" office:value-type="string" calcext:value-type="string">
            <text:p>snr</text:p>
          </table:table-cell>
          <table:table-cell table:style-name="ce2" office:value-type="string" calcext:value-type="string">
            <text:p>Decibels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43"/>
        </table:table-row>
        <table:table-row table:style-name="ro3">
          <table:table-cell table:style-name="ce2" office:value-type="string" calcext:value-type="string" table:number-columns-spanned="764" table:number-rows-spanned="1">
            <text:p>Signal Strength</text:p>
          </table:table-cell>
          <table:covered-table-cell table:number-columns-repeated="763"/>
          <table:table-cell table:style-name="ce2" office:value-type="string" calcext:value-type="string">
            <text:p>SIGNAL_STRENGTH</text:p>
          </table:table-cell>
          <table:table-cell table:style-name="ce2" office:value-type="string" calcext:value-type="string">
            <text:p>sig_str</text:p>
          </table:table-cell>
          <table:table-cell table:style-name="ce2" office:value-type="string" calcext:value-type="string">
            <text:p>Decibels per milliwatt</text:p>
          </table:table-cell>
          <table:table-cell table:style-name="ce2" office:value-type="string" calcext:value-type="string">
            <text:p>DBM</text:p>
          </table:table-cell>
          <table:table-cell table:style-name="ce2" office:value-type="string" calcext:value-type="string">
            <text:p>dbm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37"/>
        </table:table-row>
        <table:table-row table:style-name="ro1">
          <table:table-cell table:style-name="ce2" office:value-type="string" calcext:value-type="string" table:number-columns-spanned="770" table:number-rows-spanned="3">
            <text:p>Smoke</text:p>
          </table:table-cell>
          <table:covered-table-cell table:number-columns-repeated="769"/>
          <table:table-cell table:style-name="ce2" office:value-type="string" calcext:value-type="string" table:number-columns-spanned="1" table:number-rows-spanned="3">
            <text:p>SMOKE</text:p>
          </table:table-cell>
          <table:table-cell table:style-name="ce2" office:value-type="string" calcext:value-type="string" table:number-columns-spanned="1" table:number-rows-spanned="3">
            <text:p>smoke</text:p>
          </table:table-cell>
          <table:table-cell table:style-name="ce2" office:value-type="string" calcext:value-type="string">
            <text:p>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 table:number-columns-spanned="1" table:number-rows-spanned="3">
            <text:p>Smoke Detector (coming soon), 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31"/>
        </table:table-row>
        <table:table-row table:style-name="ro3">
          <table:covered-table-cell table:number-columns-repeated="772"/>
          <table:table-cell table:number-columns-repeated="3"/>
          <table:covered-table-cell/>
          <table:table-cell table:style-name="ce2" office:value-type="string" calcext:value-type="string">
            <text:p>Photodiode</text:p>
          </table:table-cell>
          <table:table-cell table:style-name="ce2" office:value-type="string" calcext:value-type="string">
            <text:p>PHOTODIODE</text:p>
          </table:table-cell>
          <table:table-cell table:style-name="ce2" office:value-type="string" calcext:value-type="string">
            <text:p>pz</text:p>
          </table:table-cell>
          <table:table-cell table:number-columns-repeated="228"/>
        </table:table-row>
        <table:table-row table:style-name="ro2">
          <table:covered-table-cell table:number-columns-repeated="772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* Kiloelectron Volts</text:p>
          </table:table-cell>
          <table:table-cell table:style-name="ce2" office:value-type="string" calcext:value-type="string">
            <text:p>KILOELEC_VOLT</text:p>
          </table:table-cell>
          <table:table-cell table:style-name="ce2" office:value-type="string" calcext:value-type="string">
            <text:p>kev</text:p>
          </table:table-cell>
          <table:table-cell table:number-columns-repeated="225"/>
        </table:table-row>
        <table:table-row table:style-name="ro3">
          <table:table-cell table:style-name="ce2" office:value-type="string" calcext:value-type="string" table:number-columns-spanned="782" table:number-rows-spanned="1">
            <text:p>Soil Moisture</text:p>
          </table:table-cell>
          <table:covered-table-cell table:number-columns-repeated="781"/>
          <table:table-cell table:style-name="ce2" office:value-type="string" calcext:value-type="string">
            <text:p>SOIL_MOISTURE</text:p>
          </table:table-cell>
          <table:table-cell table:style-name="ce2" office:value-type="string" calcext:value-type="string">
            <text:p>soil_moist</text:p>
          </table:table-cell>
          <table:table-cell table:style-name="ce2" office:value-type="string" calcext:value-type="string">
            <text:p>% (0 to 100)</text:p>
          </table:table-cell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 table:number-columns-spanned="788" table:number-rows-spanned="1">
            <text:p>Soil pH</text:p>
          </table:table-cell>
          <table:covered-table-cell table:number-columns-repeated="787"/>
          <table:table-cell table:style-name="ce2" office:value-type="string" calcext:value-type="string">
            <text:p>SOIL_PH</text:p>
          </table:table-cell>
          <table:table-cell table:style-name="ce2" office:value-type="string" calcext:value-type="string">
            <text:p>soil_ph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13"/>
        </table:table-row>
        <table:table-row table:style-name="ro3">
          <table:table-cell table:style-name="ce2" office:value-type="string" calcext:value-type="string" table:number-columns-spanned="794" table:number-rows-spanned="2">
            <text:p>Soil Water Tension</text:p>
          </table:table-cell>
          <table:covered-table-cell table:number-columns-repeated="793"/>
          <table:table-cell table:style-name="ce2" office:value-type="string" calcext:value-type="string" table:number-columns-spanned="1" table:number-rows-spanned="2">
            <text:p>SOIL_WATER_TENSION</text:p>
          </table:table-cell>
          <table:table-cell table:style-name="ce2" office:value-type="string" calcext:value-type="string" table:number-columns-spanned="1" table:number-rows-spanned="2">
            <text:p>soil_w_ten</text:p>
          </table:table-cell>
          <table:table-cell table:style-name="ce2" office:value-type="string" calcext:value-type="string">
            <text:p>* Kilopascal</text:p>
          </table:table-cell>
          <table:table-cell table:style-name="ce2" office:value-type="string" calcext:value-type="string">
            <text:p>KILOPASCAL</text:p>
          </table:table-cell>
          <table:table-cell table:style-name="ce2" office:value-type="string" calcext:value-type="string">
            <text:p>kpa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07"/>
        </table:table-row>
        <table:table-row table:style-name="ro1">
          <table:covered-table-cell table:number-columns-repeated="796"/>
          <table:table-cell table:number-columns-repeated="3"/>
          <table:covered-table-cell/>
          <table:table-cell table:style-name="ce2" office:value-type="string" calcext:value-type="string">
            <text:p>Pascal</text:p>
          </table:table-cell>
          <table:table-cell table:style-name="ce2" office:value-type="string" calcext:value-type="string">
            <text:p>PASCAL</text:p>
          </table:table-cell>
          <table:table-cell table:style-name="ce2" office:value-type="string" calcext:value-type="string">
            <text:p>pa</text:p>
          </table:table-cell>
          <table:table-cell table:number-columns-repeated="204"/>
        </table:table-row>
        <table:table-row table:style-name="ro3">
          <table:table-cell table:style-name="ce2" office:value-type="string" calcext:value-type="string" table:number-columns-spanned="803" table:number-rows-spanned="1">
            <text:p>Solid Volume</text:p>
          </table:table-cell>
          <table:covered-table-cell table:number-columns-repeated="802"/>
          <table:table-cell table:style-name="ce2" office:value-type="string" calcext:value-type="string">
            <text:p>SOLID_VOLUME</text:p>
          </table:table-cell>
          <table:table-cell table:style-name="ce2" office:value-type="string" calcext:value-type="string">
            <text:p>solid_vol</text:p>
          </table:table-cell>
          <table:table-cell table:style-name="ce2" office:value-type="string" calcext:value-type="string">
            <text:p>Cubic meter</text:p>
          </table:table-cell>
          <table:table-cell table:style-name="ce2" office:value-type="string" calcext:value-type="string">
            <text:p>CUBIC_METER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198"/>
        </table:table-row>
        <table:table-row table:style-name="ro3">
          <table:table-cell table:style-name="ce2" office:value-type="string" calcext:value-type="string" table:number-columns-spanned="809" table:number-rows-spanned="1">
            <text:p>Sound</text:p>
          </table:table-cell>
          <table:covered-table-cell table:number-columns-repeated="808"/>
          <table:table-cell table:style-name="ce2" office:value-type="string" calcext:value-type="string">
            <text:p>SOUND</text:p>
          </table:table-cell>
          <table:table-cell table:style-name="ce2" office:value-type="string" calcext:value-type="string">
            <text:p>sound</text:p>
          </table:table-cell>
          <table:table-cell table:style-name="ce2" office:value-type="string" calcext:value-type="string">
            <text:p>Decibels per milliwatt</text:p>
          </table:table-cell>
          <table:table-cell table:style-name="ce2" office:value-type="string" calcext:value-type="string">
            <text:p>DBM</text:p>
          </table:table-cell>
          <table:table-cell table:style-name="ce2" office:value-type="string" calcext:value-type="string">
            <text:p>dbm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192"/>
        </table:table-row>
        <table:table-row table:style-name="ro3">
          <table:table-cell table:style-name="ce2" office:value-type="string" calcext:value-type="string" table:number-columns-spanned="815" table:number-rows-spanned="1">
            <text:p>Specific Humidity</text:p>
          </table:table-cell>
          <table:covered-table-cell table:number-columns-repeated="814"/>
          <table:table-cell table:style-name="ce2" office:value-type="string" calcext:value-type="string">
            <text:p>SPECIFIC_HUMIDITY</text:p>
          </table:table-cell>
          <table:table-cell table:style-name="ce2" office:value-type="string" calcext:value-type="string">
            <text:p>spec_hum</text:p>
          </table:table-cell>
          <table:table-cell table:style-name="ce2" office:value-type="string" calcext:value-type="string">
            <text:p>Grams/Kilograms</text:p>
          </table:table-cell>
          <table:table-cell table:style-name="ce2" office:value-type="string" calcext:value-type="string">
            <text:p>G_PER_KG</text:p>
          </table:table-cell>
          <table:table-cell table:style-name="ce2" office:value-type="string" calcext:value-type="string">
            <text:p>gkg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186"/>
        </table:table-row>
        <table:table-row table:style-name="ro3">
          <table:table-cell table:style-name="ce2" office:value-type="string" calcext:value-type="string" table:number-columns-spanned="821" table:number-rows-spanned="2">
            <text:p>Speed</text:p>
          </table:table-cell>
          <table:covered-table-cell table:number-columns-repeated="820"/>
          <table:table-cell table:style-name="ce2" office:value-type="string" calcext:value-type="string" table:number-columns-spanned="1" table:number-rows-spanned="2">
            <text:p>SPEED</text:p>
          </table:table-cell>
          <table:table-cell table:style-name="ce2" office:value-type="string" calcext:value-type="string" table:number-columns-spanned="1" table:number-rows-spanned="2">
            <text:p>speed</text:p>
          </table:table-cell>
          <table:table-cell table:style-name="ce2" office:value-type="string" calcext:value-type="string">
            <text:p>Kilometer per hour</text:p>
          </table:table-cell>
          <table:table-cell table:style-name="ce2" office:value-type="string" calcext:value-type="string">
            <text:p>KM_PER_H</text:p>
          </table:table-cell>
          <table:table-cell table:style-name="ce2" office:value-type="string" calcext:value-type="string">
            <text:p>kmh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180"/>
        </table:table-row>
        <table:table-row table:style-name="ro3">
          <table:covered-table-cell table:number-columns-repeated="823"/>
          <table:table-cell table:number-columns-repeated="3"/>
          <table:covered-table-cell/>
          <table:table-cell table:style-name="ce2" office:value-type="string" calcext:value-type="string">
            <text:p>* Miles per hour</text:p>
          </table:table-cell>
          <table:table-cell table:style-name="ce2" office:value-type="string" calcext:value-type="string">
            <text:p>MPH</text:p>
          </table:table-cell>
          <table:table-cell table:style-name="ce2" office:value-type="string" calcext:value-type="string">
            <text:p>mph</text:p>
          </table:table-cell>
          <table:table-cell table:number-columns-repeated="177"/>
        </table:table-row>
        <table:table-row table:style-name="ro3">
          <table:table-cell table:style-name="ce2" office:value-type="string" calcext:value-type="string" table:number-columns-spanned="830" table:number-rows-spanned="1">
            <text:p>Steps</text:p>
          </table:table-cell>
          <table:covered-table-cell table:number-columns-repeated="829"/>
          <table:table-cell table:style-name="ce2" office:value-type="string" calcext:value-type="string">
            <text:p>STEPS</text:p>
          </table:table-cell>
          <table:table-cell table:style-name="ce2" office:value-type="string" calcext:value-type="string">
            <text:p>steps</text:p>
          </table:table-cell>
          <table:table-cell table:style-name="ce2" office:value-type="string" calcext:value-type="string">
            <text:p>Steps</text:p>
          </table:table-cell>
          <table:table-cell table:style-name="ce2" office:value-type="string" calcext:value-type="string">
            <text:p>STEPS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171"/>
        </table:table-row>
        <table:table-row table:style-name="ro1">
          <table:table-cell table:style-name="ce2" office:value-type="string" calcext:value-type="string" table:number-columns-spanned="836" table:number-rows-spanned="5">
            <text:p>Storage</text:p>
          </table:table-cell>
          <table:covered-table-cell table:number-columns-repeated="835"/>
          <table:table-cell table:style-name="ce2" office:value-type="string" calcext:value-type="string" table:number-columns-spanned="1" table:number-rows-spanned="5">
            <text:p>STORAGE</text:p>
          </table:table-cell>
          <table:table-cell table:style-name="ce2" office:value-type="string" calcext:value-type="string" table:number-columns-spanned="1" table:number-rows-spanned="5">
            <text:p>storage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BYTE</text:p>
          </table:table-cell>
          <table:table-cell table:style-name="ce2" office:value-type="string" calcext:value-type="string">
            <text:p>byte</text:p>
          </table:table-cell>
          <table:table-cell table:style-name="ce2" office:value-type="string" calcext:value-type="string" table:number-columns-spanned="1" table:number-rows-spanned="5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165"/>
        </table:table-row>
        <table:table-row table:style-name="ro1">
          <table:covered-table-cell table:number-columns-repeated="838"/>
          <table:table-cell table:number-columns-repeated="3"/>
          <table:covered-table-cell/>
          <table:table-cell table:style-name="ce2" office:value-type="string" calcext:value-type="string">
            <text:p>Kilobytes</text:p>
          </table:table-cell>
          <table:table-cell table:style-name="ce2" office:value-type="string" calcext:value-type="string">
            <text:p>KB_BYTE</text:p>
          </table:table-cell>
          <table:table-cell table:style-name="ce2" office:value-type="string" calcext:value-type="string">
            <text:p>kb</text:p>
          </table:table-cell>
          <table:table-cell table:number-columns-repeated="162"/>
        </table:table-row>
        <table:table-row table:style-name="ro1">
          <table:covered-table-cell table:number-columns-repeated="838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* Megabytes</text:p>
          </table:table-cell>
          <table:table-cell table:style-name="ce2" office:value-type="string" calcext:value-type="string">
            <text:p>MB_BYTE</text:p>
          </table:table-cell>
          <table:table-cell table:style-name="ce2" office:value-type="string" calcext:value-type="string">
            <text:p>mb</text:p>
          </table:table-cell>
          <table:table-cell table:number-columns-repeated="159"/>
        </table:table-row>
        <table:table-row table:style-name="ro1">
          <table:covered-table-cell table:number-columns-repeated="838"/>
          <table:table-cell table:number-columns-repeated="3"/>
          <table:covered-table-cell/>
          <table:table-cell table:number-columns-repeated="6"/>
          <table:table-cell table:style-name="ce2" office:value-type="string" calcext:value-type="string">
            <text:p>Gigabytes</text:p>
          </table:table-cell>
          <table:table-cell table:style-name="ce2" office:value-type="string" calcext:value-type="string">
            <text:p>GB_BYTE</text:p>
          </table:table-cell>
          <table:table-cell table:style-name="ce2" office:value-type="string" calcext:value-type="string">
            <text:p>gb</text:p>
          </table:table-cell>
          <table:table-cell table:number-columns-repeated="156"/>
        </table:table-row>
        <table:table-row table:style-name="ro1">
          <table:covered-table-cell table:number-columns-repeated="838"/>
          <table:table-cell table:number-columns-repeated="3"/>
          <table:covered-table-cell/>
          <table:table-cell table:number-columns-repeated="9"/>
          <table:table-cell table:style-name="ce2" office:value-type="string" calcext:value-type="string">
            <text:p>Terabytes</text:p>
          </table:table-cell>
          <table:table-cell table:style-name="ce2" office:value-type="string" calcext:value-type="string">
            <text:p>TB_BYTE</text:p>
          </table:table-cell>
          <table:table-cell table:style-name="ce2" office:value-type="string" calcext:value-type="string">
            <text:p>tb</text:p>
          </table:table-cell>
          <table:table-cell table:number-columns-repeated="153"/>
        </table:table-row>
        <table:table-row table:style-name="ro1">
          <table:table-cell table:style-name="ce2" office:value-type="string" calcext:value-type="string" table:number-columns-spanned="854" table:number-rows-spanned="3">
            <text:p>Stress</text:p>
          </table:table-cell>
          <table:covered-table-cell table:number-columns-repeated="853"/>
          <table:table-cell table:style-name="ce2" office:value-type="string" calcext:value-type="string" table:number-columns-spanned="1" table:number-rows-spanned="3">
            <text:p>STRESS</text:p>
          </table:table-cell>
          <table:table-cell table:style-name="ce2" office:value-type="string" calcext:value-type="string" table:number-columns-spanned="1" table:number-rows-spanned="3">
            <text:p>stress</text:p>
          </table:table-cell>
          <table:table-cell table:style-name="ce2" office:value-type="string" calcext:value-type="string">
            <text:p>Pascal</text:p>
          </table:table-cell>
          <table:table-cell table:style-name="ce2" office:value-type="string" calcext:value-type="string">
            <text:p>PASCAL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147"/>
        </table:table-row>
        <table:table-row table:style-name="ro3">
          <table:covered-table-cell table:number-columns-repeated="856"/>
          <table:table-cell table:number-columns-repeated="3"/>
          <table:covered-table-cell/>
          <table:table-cell table:style-name="ce2" office:value-type="string" calcext:value-type="string">
            <text:p>* Hecto Pascal</text:p>
          </table:table-cell>
          <table:table-cell table:style-name="ce2" office:value-type="string" calcext:value-type="string">
            <text:p>HECTOPASCAL</text:p>
          </table:table-cell>
          <table:table-cell table:style-name="ce2" office:value-type="string" calcext:value-type="string">
            <text:p>hpa</text:p>
          </table:table-cell>
          <table:table-cell table:number-columns-repeated="144"/>
        </table:table-row>
        <table:table-row table:style-name="ro3">
          <table:covered-table-cell table:number-columns-repeated="856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Pounds per square inch</text:p>
          </table:table-cell>
          <table:table-cell table:style-name="ce2" office:value-type="string" calcext:value-type="string">
            <text:p>PSI</text:p>
          </table:table-cell>
          <table:table-cell table:style-name="ce2" office:value-type="string" calcext:value-type="string">
            <text:p>psi</text:p>
          </table:table-cell>
          <table:table-cell table:number-columns-repeated="141"/>
        </table:table-row>
        <table:table-row table:style-name="ro3">
          <table:table-cell table:style-name="ce2" office:value-type="string" calcext:value-type="string" table:number-columns-spanned="866" table:number-rows-spanned="1">
            <text:p>Tank Level</text:p>
          </table:table-cell>
          <table:covered-table-cell table:number-columns-repeated="865"/>
          <table:table-cell table:style-name="ce2" office:value-type="string" calcext:value-type="string">
            <text:p>TANK_LEVEL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135"/>
        </table:table-row>
        <table:table-row table:style-name="ro3">
          <table:table-cell table:style-name="ce2" office:value-type="string" calcext:value-type="string" table:number-columns-spanned="872" table:number-rows-spanned="3">
            <text:p>Temperature</text:p>
          </table:table-cell>
          <table:covered-table-cell table:number-columns-repeated="871"/>
          <table:table-cell table:style-name="ce2" office:value-type="string" calcext:value-type="string" table:number-columns-spanned="1" table:number-rows-spanned="3">
            <text:p>TEMPERATURE</text:p>
          </table:table-cell>
          <table:table-cell table:style-name="ce2" office:value-type="string" calcext:value-type="string" table:number-columns-spanned="1" table:number-rows-spanned="3">
            <text:p>temp</text:p>
          </table:table-cell>
          <table:table-cell table:style-name="ce2" office:value-type="string" calcext:value-type="string">
            <text:p>Fahrenheit</text:p>
          </table:table-cell>
          <table:table-cell table:style-name="ce2" office:value-type="string" calcext:value-type="string">
            <text:p>FAHRENHEIT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 table:number-columns-spanned="1" table:number-rows-spanned="3">
            <text:p><text:a xlink:href="https://mydevices.com/cayenne/docs/bring-your-own-thing-api/#value-display" xlink:type="simple">Value</text:a>, <text:a xlink:href="https://mydevices.com/cayenne/docs/bring-your-own-thing-api/#line-chart-display" xlink:type="simple">Line Chart</text:a>, <text:a xlink:href="https://mydevices.com/cayenne/docs/bring-your-own-thing-api/#gauge-display" xlink:type="simple">Gauge</text:a></text:p>
          </table:table-cell>
          <table:table-cell table:number-columns-repeated="129"/>
        </table:table-row>
        <table:table-row table:style-name="ro1">
          <table:covered-table-cell table:number-columns-repeated="874"/>
          <table:table-cell table:number-columns-repeated="3"/>
          <table:covered-table-cell/>
          <table:table-cell table:style-name="ce2" office:value-type="string" calcext:value-type="string">
            <text:p>* Celsius</text:p>
          </table:table-cell>
          <table:table-cell table:style-name="ce2" office:value-type="string" calcext:value-type="string">
            <text:p>CELSIUS</text:p>
          </table:table-cell>
          <table:table-cell table:style-name="ce2" office:value-type="string" calcext:value-type="string">
            <text:p>c</text:p>
          </table:table-cell>
          <table:table-cell table:number-columns-repeated="126"/>
        </table:table-row>
        <table:table-row table:style-name="ro1">
          <table:covered-table-cell table:number-columns-repeated="874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Kelvin</text:p>
          </table:table-cell>
          <table:table-cell table:style-name="ce2" office:value-type="string" calcext:value-type="string">
            <text:p>KELVIN</text:p>
          </table:table-cell>
          <table:table-cell table:style-name="ce2" office:value-type="string" calcext:value-type="string">
            <text:p>k</text:p>
          </table:table-cell>
          <table:table-cell table:number-columns-repeated="123"/>
        </table:table-row>
        <table:table-row table:style-name="ro1">
          <table:table-cell table:style-name="ce2" office:value-type="string" calcext:value-type="string" table:number-columns-spanned="884" table:number-rows-spanned="7">
            <text:p>Time</text:p>
          </table:table-cell>
          <table:covered-table-cell table:number-columns-repeated="883"/>
          <table:table-cell table:style-name="ce2" office:value-type="string" calcext:value-type="string" table:number-columns-spanned="1" table:number-rows-spanned="7">
            <text:p>TIME</text:p>
          </table:table-cell>
          <table:table-cell table:style-name="ce2" office:value-type="string" calcext:value-type="string" table:number-columns-spanned="1" table:number-rows-spanned="7">
            <text:p>time</text:p>
          </table:table-cell>
          <table:table-cell table:style-name="ce2" office:value-type="string" calcext:value-type="string">
            <text:p>* Second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ec</text:p>
          </table:table-cell>
          <table:table-cell table:style-name="ce2" office:value-type="string" calcext:value-type="string" table:number-columns-spanned="1" table:number-rows-spanned="7">
            <text:p>Time (coming soon), <text:a xlink:href="https://mydevices.com/cayenne/docs/bring-your-own-thing-api/#lcd-widget" xlink:type="simple">LCD (coming soon)</text:a>, <text:a xlink:href="https://mydevices.com/cayenne/docs/bring-your-own-thing-api/#value-display" xlink:type="simple">Value</text:a></text:p>
          </table:table-cell>
          <table:table-cell table:number-columns-repeated="117"/>
        </table:table-row>
        <table:table-row table:style-name="ro1">
          <table:covered-table-cell table:number-columns-repeated="886"/>
          <table:table-cell table:number-columns-repeated="3"/>
          <table:covered-table-cell/>
          <table:table-cell table:style-name="ce2" office:value-type="string" calcext:value-type="string">
            <text:p>Milliseconds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msec</text:p>
          </table:table-cell>
          <table:table-cell table:number-columns-repeated="114"/>
        </table:table-row>
        <table:table-row table:style-name="ro1">
          <table:covered-table-cell table:number-columns-repeated="886"/>
          <table:table-cell table:number-columns-repeated="3"/>
          <table:covered-table-cell/>
          <table:table-cell table:number-columns-repeated="3"/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mb</text:p>
          </table:table-cell>
          <table:table-cell table:style-name="ce2" office:value-type="string" calcext:value-type="string">
            <text:p>min</text:p>
          </table:table-cell>
          <table:table-cell table:number-columns-repeated="111"/>
        </table:table-row>
        <table:table-row table:style-name="ro1">
          <table:covered-table-cell table:number-columns-repeated="886"/>
          <table:table-cell table:number-columns-repeated="3"/>
          <table:covered-table-cell/>
          <table:table-cell table:number-columns-repeated="6"/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hour</text:p>
          </table:table-cell>
          <table:table-cell table:number-columns-repeated="108"/>
        </table:table-row>
        <table:table-row table:style-name="ro1">
          <table:covered-table-cell table:number-columns-repeated="886"/>
          <table:table-cell table:number-columns-repeated="3"/>
          <table:covered-table-cell/>
          <table:table-cell table:number-columns-repeated="9"/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ay</text:p>
          </table:table-cell>
          <table:table-cell table:number-columns-repeated="105"/>
        </table:table-row>
        <table:table-row table:style-name="ro1">
          <table:covered-table-cell table:number-columns-repeated="886"/>
          <table:table-cell table:number-columns-repeated="3"/>
          <table:covered-table-cell/>
          <table:table-cell table:number-columns-repeated="12"/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onth</text:p>
          </table:table-cell>
          <table:table-cell table:number-columns-repeated="102"/>
        </table:table-row>
        <table:table-row table:style-name="ro1">
          <table:covered-table-cell table:number-columns-repeated="886"/>
          <table:table-cell table:number-columns-repeated="3"/>
          <table:covered-table-cell/>
          <table:table-cell table:number-columns-repeated="15"/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year</text:p>
          </table:table-cell>
          <table:table-cell table:number-columns-repeated="99"/>
        </table:table-row>
        <table:table-row table:style-name="ro3">
          <table:table-cell table:style-name="ce2" office:value-type="string" calcext:value-type="string" table:number-columns-spanned="908" table:number-rows-spanned="2">
            <text:p>Torque</text:p>
          </table:table-cell>
          <table:covered-table-cell table:number-columns-repeated="907"/>
          <table:table-cell table:style-name="ce2" office:value-type="string" calcext:value-type="string" table:number-columns-spanned="1" table:number-rows-spanned="2">
            <text:p>TORQUE</text:p>
          </table:table-cell>
          <table:table-cell table:style-name="ce2" office:value-type="string" calcext:value-type="string" table:number-columns-spanned="1" table:number-rows-spanned="2">
            <text:p>torq</text:p>
          </table:table-cell>
          <table:table-cell table:style-name="ce2" office:value-type="string" calcext:value-type="string">
            <text:p>* Newton-meter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newtm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93"/>
        </table:table-row>
        <table:table-row table:style-name="ro1">
          <table:covered-table-cell table:number-columns-repeated="910"/>
          <table:table-cell table:number-columns-repeated="3"/>
          <table:covered-table-cell/>
          <table:table-cell table:style-name="ce2" office:value-type="string" calcext:value-type="string">
            <text:p>Joule</text:p>
          </table:table-cell>
          <table:table-cell table:number-columns-repeated="2" table:style-name="ce2" office:value-type="string" calcext:value-type="string">
            <text:p>j</text:p>
          </table:table-cell>
          <table:table-cell table:number-columns-repeated="90"/>
        </table:table-row>
        <table:table-row table:style-name="ro2">
          <table:table-cell table:style-name="ce2" office:value-type="string" calcext:value-type="string" table:number-columns-spanned="917" table:number-rows-spanned="2">
            <text:p>Turbidity</text:p>
          </table:table-cell>
          <table:covered-table-cell table:number-columns-repeated="916"/>
          <table:table-cell table:style-name="ce2" office:value-type="string" calcext:value-type="string" table:number-columns-spanned="1" table:number-rows-spanned="2">
            <text:p>TURBIDITY</text:p>
          </table:table-cell>
          <table:table-cell table:style-name="ce2" office:value-type="string" calcext:value-type="string" table:number-columns-spanned="1" table:number-rows-spanned="2">
            <text:p>turb</text:p>
          </table:table-cell>
          <table:table-cell table:style-name="ce2" office:value-type="string" calcext:value-type="string">
            <text:p>Nephelometric Turbidity Unit</text:p>
          </table:table-cell>
          <table:table-cell table:number-columns-repeated="2" table:style-name="ce2" office:value-type="string" calcext:value-type="string">
            <text:p>ntu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84"/>
        </table:table-row>
        <table:table-row table:style-name="ro3">
          <table:covered-table-cell table:number-columns-repeated="919"/>
          <table:table-cell table:number-columns-repeated="3"/>
          <table:covered-table-cell/>
          <table:table-cell table:style-name="ce2" office:value-type="string" calcext:value-type="string">
            <text:p>* Formazin Turbidity Unit</text:p>
          </table:table-cell>
          <table:table-cell table:number-columns-repeated="2" table:style-name="ce2" office:value-type="string" calcext:value-type="string">
            <text:p>ftu</text:p>
          </table:table-cell>
          <table:table-cell table:number-columns-repeated="81"/>
        </table:table-row>
        <table:table-row table:style-name="ro3">
          <table:table-cell table:style-name="ce2" office:value-type="string" calcext:value-type="string" table:number-columns-spanned="926" table:number-rows-spanned="1">
            <text:p>Ultrasonic</text:p>
          </table:table-cell>
          <table:covered-table-cell table:number-columns-repeated="925"/>
          <table:table-cell table:style-name="ce2" office:value-type="string" calcext:value-type="string">
            <text:p>ULTRASONIC</text:p>
          </table:table-cell>
          <table:table-cell table:style-name="ce2" office:value-type="string" calcext:value-type="string">
            <text:p>ultra</text:p>
          </table:table-cell>
          <table:table-cell table:style-name="ce2" office:value-type="string" calcext:value-type="string">
            <text:p>Kilohertz</text:p>
          </table:table-cell>
          <table:table-cell table:number-columns-repeated="2" table:style-name="ce2" office:value-type="string" calcext:value-type="string">
            <text:p>khz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75"/>
        </table:table-row>
        <table:table-row table:style-name="ro2">
          <table:table-cell table:style-name="ce2" office:value-type="string" calcext:value-type="string" table:number-columns-spanned="932" table:number-rows-spanned="1">
            <text:p>Velocity</text:p>
          </table:table-cell>
          <table:covered-table-cell table:number-columns-repeated="931"/>
          <table:table-cell table:style-name="ce2" office:value-type="string" calcext:value-type="string">
            <text:p>VELOCITY</text:p>
          </table:table-cell>
          <table:table-cell table:style-name="ce2" office:value-type="string" calcext:value-type="string">
            <text:p>velo</text:p>
          </table:table-cell>
          <table:table-cell table:style-name="ce2" office:value-type="string" calcext:value-type="string">
            <text:p>Meters per second squared</text:p>
          </table:table-cell>
          <table:table-cell table:style-name="ce2" office:value-type="string" calcext:value-type="string">
            <text:p>METER_PER_SEC</text:p>
          </table:table-cell>
          <table:table-cell table:style-name="ce2" office:value-type="string" calcext:value-type="string">
            <text:p>mps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69"/>
        </table:table-row>
        <table:table-row table:style-name="ro3">
          <table:table-cell table:style-name="ce2" office:value-type="string" calcext:value-type="string" table:number-columns-spanned="938" table:number-rows-spanned="1">
            <text:p>Viscosity</text:p>
          </table:table-cell>
          <table:covered-table-cell table:number-columns-repeated="937"/>
          <table:table-cell table:style-name="ce2" office:value-type="string" calcext:value-type="string">
            <text:p>VISCOSITY</text:p>
          </table:table-cell>
          <table:table-cell table:style-name="ce2" office:value-type="string" calcext:value-type="string">
            <text:p>visco</text:p>
          </table:table-cell>
          <table:table-cell table:style-name="ce2" office:value-type="string" calcext:value-type="string">
            <text:p>Millipascal-second</text:p>
          </table:table-cell>
          <table:table-cell table:style-name="ce2" office:value-type="string" calcext:value-type="string">
            <text:p>MILLIPASCAL_SEC</text:p>
          </table:table-cell>
          <table:table-cell table:style-name="ce2" office:value-type="string" calcext:value-type="string">
            <text:p>mpas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 table:number-columns-spanned="944" table:number-rows-spanned="2">
            <text:p>Voltage</text:p>
          </table:table-cell>
          <table:covered-table-cell table:number-columns-repeated="943"/>
          <table:table-cell table:style-name="ce2" office:value-type="string" calcext:value-type="string" table:number-columns-spanned="1" table:number-rows-spanned="2">
            <text:p>VOLTAGE</text:p>
          </table:table-cell>
          <table:table-cell table:style-name="ce2" office:value-type="string" calcext:value-type="string" table:number-columns-spanned="1" table:number-rows-spanned="2">
            <text:p>voltage</text:p>
          </table:table-cell>
          <table:table-cell table:style-name="ce2" office:value-type="string" calcext:value-type="string">
            <text:p>* Volts</text:p>
          </table:table-cell>
          <table:table-cell table:style-name="ce2" office:value-type="string" calcext:value-type="string">
            <text:p>VOLTS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gauge-display" xlink:type="simple">Gauge</text:a>, <text:a xlink:href="https://mydevices.com/cayenne/docs/bring-your-own-thing-api/#line-chart-display" xlink:type="simple">Line Chart</text:a>, <text:a xlink:href="https://mydevices.com/cayenne/docs/bring-your-own-thing-api/#value-display" xlink:type="simple">Value</text:a></text:p>
          </table:table-cell>
          <table:table-cell table:number-columns-repeated="57"/>
        </table:table-row>
        <table:table-row table:style-name="ro1">
          <table:covered-table-cell table:number-columns-repeated="946"/>
          <table:table-cell table:number-columns-repeated="3"/>
          <table:covered-table-cell/>
          <table:table-cell table:style-name="ce2" office:value-type="string" calcext:value-type="string">
            <text:p>Millivolts</text:p>
          </table:table-cell>
          <table:table-cell table:style-name="ce2" office:value-type="string" calcext:value-type="string">
            <text:p>MILLIVOLTS</text:p>
          </table:table-cell>
          <table:table-cell table:style-name="ce2" office:value-type="string" calcext:value-type="string">
            <text:p>mv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 table:number-columns-spanned="953" table:number-rows-spanned="1">
            <text:p>Volume</text:p>
          </table:table-cell>
          <table:covered-table-cell table:number-columns-repeated="952"/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vol</text:p>
          </table:table-cell>
          <table:table-cell table:style-name="ce2" office:value-type="string" calcext:value-type="string">
            <text:p>Cubic meter</text:p>
          </table:table-cell>
          <table:table-cell table:style-name="ce2" office:value-type="string" calcext:value-type="string">
            <text:p>CUBIC_METER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 table:number-columns-spanned="959" table:number-rows-spanned="2">
            <text:p>Water</text:p>
          </table:table-cell>
          <table:covered-table-cell table:number-columns-repeated="958"/>
          <table:table-cell table:style-name="ce2" office:value-type="string" calcext:value-type="string" table:number-columns-spanned="1" table:number-rows-spanned="2">
            <text:p>WATER</text:p>
          </table:table-cell>
          <table:table-cell table:style-name="ce2" office:value-type="string" calcext:value-type="string" table:number-columns-spanned="1" table:number-rows-spanned="2">
            <text:p>h20</text:p>
          </table:table-cell>
          <table:table-cell table:style-name="ce2" office:value-type="string" calcext:value-type="string">
            <text:p>* Gallons per minute</text:p>
          </table:table-cell>
          <table:table-cell table:style-name="ce2" office:value-type="string" calcext:value-type="string">
            <text:p>GPM</text:p>
          </table:table-cell>
          <table:table-cell table:style-name="ce2" office:value-type="string" calcext:value-type="string">
            <text:p>gpm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42"/>
        </table:table-row>
        <table:table-row table:style-name="ro3">
          <table:covered-table-cell table:number-columns-repeated="961"/>
          <table:table-cell table:number-columns-repeated="3"/>
          <table:covered-table-cell/>
          <table:table-cell table:style-name="ce2" office:value-type="string" calcext:value-type="string">
            <text:p>Cubic feet per second</text:p>
          </table:table-cell>
          <table:table-cell table:style-name="ce2" office:value-type="string" calcext:value-type="string">
            <text:p>CUBIC_FEET_SEC</text:p>
          </table:table-cell>
          <table:table-cell table:style-name="ce2" office:value-type="string" calcext:value-type="string">
            <text:p>cfs</text:p>
          </table:table-cell>
          <table:table-cell table:number-columns-repeated="39"/>
        </table:table-row>
        <table:table-row table:style-name="ro3">
          <table:table-cell table:style-name="ce2" office:value-type="string" calcext:value-type="string" table:number-columns-spanned="968" table:number-rows-spanned="1">
            <text:p>Wavelength</text:p>
          </table:table-cell>
          <table:covered-table-cell table:number-columns-repeated="967"/>
          <table:table-cell table:style-name="ce2" office:value-type="string" calcext:value-type="string">
            <text:p>WAVELENGTH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Meters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33"/>
        </table:table-row>
        <table:table-row table:style-name="ro1">
          <table:table-cell table:style-name="ce2" office:value-type="string" calcext:value-type="string" table:number-columns-spanned="974" table:number-rows-spanned="2">
            <text:p>Weight</text:p>
          </table:table-cell>
          <table:covered-table-cell table:number-columns-repeated="973"/>
          <table:table-cell table:style-name="ce2" office:value-type="string" calcext:value-type="string" table:number-columns-spanned="1" table:number-rows-spanned="2">
            <text:p>WEIGHT</text:p>
          </table:table-cell>
          <table:table-cell table:style-name="ce2" office:value-type="string" calcext:value-type="string" table:number-columns-spanned="1" table:number-rows-spanned="2">
            <text:p>weight</text:p>
          </table:table-cell>
          <table:table-cell table:style-name="ce2" office:value-type="string" calcext:value-type="string">
            <text:p>* Pounds</text:p>
          </table:table-cell>
          <table:table-cell table:style-name="ce2" office:value-type="string" calcext:value-type="string">
            <text:p>POUND</text:p>
          </table:table-cell>
          <table:table-cell table:style-name="ce2" office:value-type="string" calcext:value-type="string">
            <text:p>lbs</text:p>
          </table:table-cell>
          <table:table-cell table:style-name="ce2" office:value-type="string" calcext:value-type="string" table:number-columns-spanned="1" table:number-rows-spanned="2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27"/>
        </table:table-row>
        <table:table-row table:style-name="ro1">
          <table:covered-table-cell table:number-columns-repeated="976"/>
          <table:table-cell table:number-columns-repeated="3"/>
          <table:covered-table-cell/>
          <table:table-cell table:style-name="ce2" office:value-type="string" calcext:value-type="string">
            <text:p>Kilogram</text:p>
          </table:table-cell>
          <table:table-cell table:style-name="ce2" office:value-type="string" calcext:value-type="string">
            <text:p>KILOGRAM</text:p>
          </table:table-cell>
          <table:table-cell table:style-name="ce2" office:value-type="string" calcext:value-type="string">
            <text:p>kg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 table:number-columns-spanned="983" table:number-rows-spanned="1">
            <text:p>Received signal strength indicator</text:p>
          </table:table-cell>
          <table:covered-table-cell table:number-columns-repeated="982"/>
          <table:table-cell table:style-name="ce2" office:value-type="string" calcext:value-type="string">
            <text:p>RSSI</text:p>
          </table:table-cell>
          <table:table-cell table:style-name="ce2" office:value-type="string" calcext:value-type="string">
            <text:p>rssi</text:p>
          </table:table-cell>
          <table:table-cell table:style-name="ce2" office:value-type="string" calcext:value-type="string">
            <text:p>RSSI</text:p>
          </table:table-cell>
          <table:table-cell table:style-name="ce2" office:value-type="string" calcext:value-type="string">
            <text:p>DBM</text:p>
          </table:table-cell>
          <table:table-cell table:style-name="ce2" office:value-type="string" calcext:value-type="string">
            <text:p>dbm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</text:p>
          </table:table-cell>
          <table:table-cell table:number-columns-repeated="18"/>
        </table:table-row>
        <table:table-row table:style-name="ro3">
          <table:table-cell table:style-name="ce2" office:value-type="string" calcext:value-type="string" table:number-columns-spanned="989" table:number-rows-spanned="1">
            <text:p>Wind Speed</text:p>
          </table:table-cell>
          <table:covered-table-cell table:number-columns-repeated="988"/>
          <table:table-cell table:style-name="ce2" office:value-type="string" calcext:value-type="string">
            <text:p>WIND_SPEED</text:p>
          </table:table-cell>
          <table:table-cell table:style-name="ce2" office:value-type="string" calcext:value-type="string">
            <text:p>wind_speed</text:p>
          </table:table-cell>
          <table:table-cell table:style-name="ce2" office:value-type="string" calcext:value-type="string">
            <text:p>Kilometer per hour</text:p>
          </table:table-cell>
          <table:table-cell table:style-name="ce2" office:value-type="string" calcext:value-type="string">
            <text:p>KM_PER_H</text:p>
          </table:table-cell>
          <table:table-cell table:style-name="ce2" office:value-type="string" calcext:value-type="string">
            <text:p>kmh</text:p>
          </table:table-cell>
          <table:table-cell table:style-name="ce2" office:value-type="string" calcext:value-type="string">
            <text:p><text:a xlink:href="https://mydevices.com/cayenne/docs/bring-your-own-thing-api/#line-chart-display" xlink:type="simple">Line Chart</text:a>, <text:a xlink:href="https://mydevices.com/cayenne/docs/bring-your-own-thing-api/#gauge-display" xlink:type="simple">Gauge</text:a>, <text:a xlink:href="https://mydevices.com/cayenne/docs/bring-your-own-thing-api/#value-display" xlink:type="simple">Value</text:a></text:p>
          </table:table-cell>
          <table:table-cell table:number-columns-repeated="12"/>
        </table:table-row>
      </table:table>
      <table:table table:name="Tabelle2" table:style-name="ta1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Default"/>
        <table:table-column table:style-name="co1" table:number-columns-repeated="1011" table:default-cell-style-name="ce5"/>
        <table:table-column table:style-name="co1" table:default-cell-style-name="Default"/>
        <table:table-row table:style-name="ro1"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Type Constant</text:p>
          </table:table-cell>
          <table:table-cell table:style-name="ce9" office:value-type="string" calcext:value-type="string">
            <text:p>Value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Unit Constant</text:p>
          </table:table-cell>
          <table:table-cell table:style-name="ce9" office:value-type="string" calcext:value-type="string">
            <text:p>Value</text:p>
          </table:table-cell>
          <table:table-cell table:style-name="ce9" table:number-columns-repeated="4"/>
          <table:table-cell table:style-name="ce3" office:value-type="string" calcext:value-type="string">
            <text:p>### https://mydevices.com/cayenne/docs/bring-your-own-thing-api/#cayenne-mqtt-api-supported-data-types</text:p>
          </table:table-cell>
          <table:table-cell/>
          <table:table-cell table:style-name="ce3" table:number-columns-repeated="1011"/>
          <table:table-cell/>
        </table:table-row>
        <table:table-row table:style-name="ro1">
          <table:table-cell table:style-name="ce4" office:value-type="string" calcext:value-type="string">
            <text:p>Actuators</text:p>
          </table:table-cell>
          <table:table-cell table:style-name="ce7" table:number-columns-repeated="2"/>
          <table:table-cell table:style-name="ce10" table:number-columns-repeated="7"/>
          <table:table-cell table:style-name="ce10" table:formula="of:=&quot;### &quot;&amp;[.A2]" office:value-type="string" office:string-value="### Actuators" calcext:value-type="string">
            <text:p>### Actuators</text:p>
          </table:table-cell>
          <table:table-cell/>
          <table:table-cell table:style-name="ce10" table:number-columns-repeated="1011"/>
          <table:table-cell/>
        </table:table-row>
        <table:table-row table:style-name="ro1">
          <table:table-cell office:value-type="string" calcext:value-type="string">
            <text:p>Analog Actuator</text:p>
          </table:table-cell>
          <table:table-cell office:value-type="string" calcext:value-type="string">
            <text:p>ANALOG_ACTUATOR</text:p>
          </table:table-cell>
          <table:table-cell office:value-type="string" calcext:value-type="string">
            <text:p>analog_actuator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ull</text:p>
          </table:table-cell>
          <table:table-cell table:formula="of:=IF([.A3]&lt;&gt;&quot;&quot;;[.A3];[.G2])" office:value-type="string" office:string-value="Analog Actuator" calcext:value-type="string">
            <text:p>Analog Actuator</text:p>
          </table:table-cell>
          <table:table-cell table:formula="of:=IF([.B3]&lt;&gt;&quot;&quot;;[.B3];[.H2])" office:value-type="string" office:string-value="ANALOG_ACTUATOR" calcext:value-type="string">
            <text:p>ANALOG_ACTUATOR</text:p>
          </table:table-cell>
          <table:table-cell table:formula="of:=IF([.C3]&lt;&gt;&quot;&quot;;[.C3];[.I2])" office:value-type="string" office:string-value="analog_actuator" calcext:value-type="string">
            <text:p>analog_actuator</text:p>
          </table:table-cell>
          <table:table-cell table:formula="of:=[.E3]" office:value-type="string" office:string-value="ANALOG" calcext:value-type="string">
            <text:p>ANALOG</text:p>
          </table:table-cell>
          <table:table-cell table:formula="of:=&quot;function &quot;&amp;[.H3]&amp;&quot;_&quot;&amp;[.J3]&amp;&quot; () { printf '&quot;&amp;[.I3]&amp;&quot;,&quot;&amp;[.F3]&amp;&quot;=%s' $1; } ### &quot;&amp;[.G3]&amp;&quot; (&quot;&amp;[.D3]&amp;&quot;)&quot;" office:value-type="string" office:string-value="function ANALOG_ACTUATOR_ANALOG () { printf 'analog_actuator,null=%s' $1; } ### Analog Actuator (Analog)" calcext:value-type="string">
            <text:p>function ANALOG_ACTUATOR_ANALOG () { printf 'analog_actuator,null=%s' $1; } ### Analog Actuator (Analog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gital Actuator</text:p>
          </table:table-cell>
          <table:table-cell office:value-type="string" calcext:value-type="string">
            <text:p>DIGITAL_ACTUATOR</text:p>
          </table:table-cell>
          <table:table-cell office:value-type="string" calcext:value-type="string">
            <text:p>digital_actuator</text:p>
          </table:table-cell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null</text:p>
          </table:table-cell>
          <table:table-cell table:formula="of:=IF([.A4]&lt;&gt;&quot;&quot;;[.A4];[.G3])" office:value-type="string" office:string-value="Digital Actuator" calcext:value-type="string">
            <text:p>Digital Actuator</text:p>
          </table:table-cell>
          <table:table-cell table:formula="of:=IF([.B4]&lt;&gt;&quot;&quot;;[.B4];[.H3])" office:value-type="string" office:string-value="DIGITAL_ACTUATOR" calcext:value-type="string">
            <text:p>DIGITAL_ACTUATOR</text:p>
          </table:table-cell>
          <table:table-cell table:formula="of:=IF([.C4]&lt;&gt;&quot;&quot;;[.C4];[.I3])" office:value-type="string" office:string-value="digital_actuator" calcext:value-type="string">
            <text:p>digital_actuator</text:p>
          </table:table-cell>
          <table:table-cell table:formula="of:=[.E4]" office:value-type="string" office:string-value="DIGITAL" calcext:value-type="string">
            <text:p>DIGITAL</text:p>
          </table:table-cell>
          <table:table-cell table:formula="of:=&quot;function &quot;&amp;[.H4]&amp;&quot;_&quot;&amp;[.J4]&amp;&quot; () { printf '&quot;&amp;[.I4]&amp;&quot;,&quot;&amp;[.F4]&amp;&quot;=%s' $1; } ### &quot;&amp;[.G4]&amp;&quot; (&quot;&amp;[.D4]&amp;&quot;)&quot;" office:value-type="string" office:string-value="function DIGITAL_ACTUATOR_DIGITAL () { printf 'digital_actuator,null=%s' $1; } ### Digital Actuator (Digital (0/1))" calcext:value-type="string">
            <text:p>function DIGITAL_ACTUATOR_DIGITAL () { printf 'digital_actuator,null=%s' $1; } ### Digital Actuator (Digital (0/1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VAC.Change State</text:p>
          </table:table-cell>
          <table:table-cell office:value-type="string" calcext:value-type="string">
            <text:p>HVAC_CHANGE_STATE</text:p>
          </table:table-cell>
          <table:table-cell office:value-type="string" calcext:value-type="string">
            <text:p>hvac_stat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ull</text:p>
          </table:table-cell>
          <table:table-cell table:formula="of:=IF([.A5]&lt;&gt;&quot;&quot;;[.A5];[.G4])" office:value-type="string" office:string-value="HVAC.Change State" calcext:value-type="string">
            <text:p>HVAC.Change State</text:p>
          </table:table-cell>
          <table:table-cell table:formula="of:=IF([.B5]&lt;&gt;&quot;&quot;;[.B5];[.H4])" office:value-type="string" office:string-value="HVAC_CHANGE_STATE" calcext:value-type="string">
            <text:p>HVAC_CHANGE_STATE</text:p>
          </table:table-cell>
          <table:table-cell table:formula="of:=IF([.C5]&lt;&gt;&quot;&quot;;[.C5];[.I4])" office:value-type="string" office:string-value="hvac_state" calcext:value-type="string">
            <text:p>hvac_state</text:p>
          </table:table-cell>
          <table:table-cell table:formula="of:=[.E5]" office:value-type="string" office:string-value="USER" calcext:value-type="string">
            <text:p>USER</text:p>
          </table:table-cell>
          <table:table-cell table:formula="of:=&quot;function &quot;&amp;[.H5]&amp;&quot;_&quot;&amp;[.J5]&amp;&quot; () { printf '&quot;&amp;[.I5]&amp;&quot;,&quot;&amp;[.F5]&amp;&quot;=%s' $1; } ### &quot;&amp;[.G5]&amp;&quot; (&quot;&amp;[.D5]&amp;&quot;)&quot;" office:value-type="string" office:string-value="function HVAC_CHANGE_STATE_USER () { printf 'hvac_state,null=%s' $1; } ### HVAC.Change State (State)" calcext:value-type="string">
            <text:p>function HVAC_CHANGE_STATE_USER () { printf 'hvac_state,null=%s' $1; } ### HVAC.Change State (Stat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VAC.Change Temperature</text:p>
          </table:table-cell>
          <table:table-cell office:value-type="string" calcext:value-type="string">
            <text:p>HVAC_CHANGE_TEMP</text:p>
          </table:table-cell>
          <table:table-cell office:value-type="string" calcext:value-type="string">
            <text:p>hvac_temp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>f</text:p>
          </table:table-cell>
          <table:table-cell table:formula="of:=IF([.A6]&lt;&gt;&quot;&quot;;[.A6];[.G5])" office:value-type="string" office:string-value="HVAC.Change Temperature" calcext:value-type="string">
            <text:p>HVAC.Change Temperature</text:p>
          </table:table-cell>
          <table:table-cell table:formula="of:=IF([.B6]&lt;&gt;&quot;&quot;;[.B6];[.H5])" office:value-type="string" office:string-value="HVAC_CHANGE_TEMP" calcext:value-type="string">
            <text:p>HVAC_CHANGE_TEMP</text:p>
          </table:table-cell>
          <table:table-cell table:formula="of:=IF([.C6]&lt;&gt;&quot;&quot;;[.C6];[.I5])" office:value-type="string" office:string-value="hvac_temp" calcext:value-type="string">
            <text:p>hvac_temp</text:p>
          </table:table-cell>
          <table:table-cell table:formula="of:=[.E6]" office:value-type="string" office:string-value="FAHRENHEIT" calcext:value-type="string">
            <text:p>FAHRENHEIT</text:p>
          </table:table-cell>
          <table:table-cell table:formula="of:=&quot;function &quot;&amp;[.H6]&amp;&quot;_&quot;&amp;[.J6]&amp;&quot; () { printf '&quot;&amp;[.I6]&amp;&quot;,&quot;&amp;[.F6]&amp;&quot;=%s' $1; } ### &quot;&amp;[.G6]&amp;&quot; (&quot;&amp;[.D6]&amp;&quot;)&quot;" office:value-type="string" office:string-value="function HVAC_CHANGE_TEMP_FAHRENHEIT () { printf 'hvac_temp,f=%s' $1; } ### HVAC.Change Temperature (Fahrenheit)" calcext:value-type="string">
            <text:p>function HVAC_CHANGE_TEMP_FAHRENHEIT () { printf 'hvac_temp,f=%s' $1; } ### HVAC.Change Temperature (Fahrenheit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Celsius</text:p>
          </table:table-cell>
          <table:table-cell office:value-type="string" calcext:value-type="string">
            <text:p>CELSIUS</text:p>
          </table:table-cell>
          <table:table-cell office:value-type="string" calcext:value-type="string">
            <text:p>c</text:p>
          </table:table-cell>
          <table:table-cell table:formula="of:=IF([.A7]&lt;&gt;&quot;&quot;;[.A7];[.G6])" office:value-type="string" office:string-value="HVAC.Change Temperature" calcext:value-type="string">
            <text:p>HVAC.Change Temperature</text:p>
          </table:table-cell>
          <table:table-cell table:formula="of:=IF([.B7]&lt;&gt;&quot;&quot;;[.B7];[.H6])" office:value-type="string" office:string-value="HVAC_CHANGE_TEMP" calcext:value-type="string">
            <text:p>HVAC_CHANGE_TEMP</text:p>
          </table:table-cell>
          <table:table-cell table:formula="of:=IF([.C7]&lt;&gt;&quot;&quot;;[.C7];[.I6])" office:value-type="string" office:string-value="hvac_temp" calcext:value-type="string">
            <text:p>hvac_temp</text:p>
          </table:table-cell>
          <table:table-cell table:formula="of:=[.E7]" office:value-type="string" office:string-value="CELSIUS" calcext:value-type="string">
            <text:p>CELSIUS</text:p>
          </table:table-cell>
          <table:table-cell table:formula="of:=&quot;function &quot;&amp;[.H7]&amp;&quot;_&quot;&amp;[.J7]&amp;&quot; () { printf '&quot;&amp;[.I7]&amp;&quot;,&quot;&amp;[.F7]&amp;&quot;=%s' $1; } ### &quot;&amp;[.G7]&amp;&quot; (&quot;&amp;[.D7]&amp;&quot;)&quot;" office:value-type="string" office:string-value="function HVAC_CHANGE_TEMP_CELSIUS () { printf 'hvac_temp,c=%s' $1; } ### HVAC.Change Temperature (Celsius)" calcext:value-type="string">
            <text:p>function HVAC_CHANGE_TEMP_CELSIUS () { printf 'hvac_temp,c=%s' $1; } ### HVAC.Change Temperature (Celsiu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VAC.Off/On</text:p>
          </table:table-cell>
          <table:table-cell office:value-type="string" calcext:value-type="string">
            <text:p>HVAC_OFF_ON</text:p>
          </table:table-cell>
          <table:table-cell office:value-type="string" calcext:value-type="string">
            <text:p>hvac_off_on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OFF_ON</text:p>
          </table:table-cell>
          <table:table-cell office:value-type="string" calcext:value-type="string">
            <text:p>null</text:p>
          </table:table-cell>
          <table:table-cell table:formula="of:=IF([.A8]&lt;&gt;&quot;&quot;;[.A8];[.G7])" office:value-type="string" office:string-value="HVAC.Off/On" calcext:value-type="string">
            <text:p>HVAC.Off/On</text:p>
          </table:table-cell>
          <table:table-cell table:formula="of:=IF([.B8]&lt;&gt;&quot;&quot;;[.B8];[.H7])" office:value-type="string" office:string-value="HVAC_OFF_ON" calcext:value-type="string">
            <text:p>HVAC_OFF_ON</text:p>
          </table:table-cell>
          <table:table-cell table:formula="of:=IF([.C8]&lt;&gt;&quot;&quot;;[.C8];[.I7])" office:value-type="string" office:string-value="hvac_off_on" calcext:value-type="string">
            <text:p>hvac_off_on</text:p>
          </table:table-cell>
          <table:table-cell table:formula="of:=[.E8]" office:value-type="string" office:string-value="OFF_ON" calcext:value-type="string">
            <text:p>OFF_ON</text:p>
          </table:table-cell>
          <table:table-cell table:formula="of:=&quot;function &quot;&amp;[.H8]&amp;&quot;_&quot;&amp;[.J8]&amp;&quot; () { printf '&quot;&amp;[.I8]&amp;&quot;,&quot;&amp;[.F8]&amp;&quot;=%s' $1; } ### &quot;&amp;[.G8]&amp;&quot; (&quot;&amp;[.D8]&amp;&quot;)&quot;" office:value-type="string" office:string-value="function HVAC_OFF_ON_OFF_ON () { printf 'hvac_off_on,null=%s' $1; } ### HVAC.Off/On (Off/On)" calcext:value-type="string">
            <text:p>function HVAC_OFF_ON_OFF_ON () { printf 'hvac_off_on,null=%s' $1; } ### HVAC.Off/On (Off/O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ght Switch</text:p>
          </table:table-cell>
          <table:table-cell office:value-type="string" calcext:value-type="string">
            <text:p>LIGHT_SWITCH_ACT</text:p>
          </table:table-cell>
          <table:table-cell office:value-type="string" calcext:value-type="string">
            <text:p>lt_switch_act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OFF_ON</text:p>
          </table:table-cell>
          <table:table-cell office:value-type="string" calcext:value-type="string">
            <text:p>null</text:p>
          </table:table-cell>
          <table:table-cell table:formula="of:=IF([.A9]&lt;&gt;&quot;&quot;;[.A9];[.G8])" office:value-type="string" office:string-value="Light Switch" calcext:value-type="string">
            <text:p>Light Switch</text:p>
          </table:table-cell>
          <table:table-cell table:formula="of:=IF([.B9]&lt;&gt;&quot;&quot;;[.B9];[.H8])" office:value-type="string" office:string-value="LIGHT_SWITCH_ACT" calcext:value-type="string">
            <text:p>LIGHT_SWITCH_ACT</text:p>
          </table:table-cell>
          <table:table-cell table:formula="of:=IF([.C9]&lt;&gt;&quot;&quot;;[.C9];[.I8])" office:value-type="string" office:string-value="lt_switch_act" calcext:value-type="string">
            <text:p>lt_switch_act</text:p>
          </table:table-cell>
          <table:table-cell table:formula="of:=[.E9]" office:value-type="string" office:string-value="OFF_ON" calcext:value-type="string">
            <text:p>OFF_ON</text:p>
          </table:table-cell>
          <table:table-cell table:formula="of:=&quot;function &quot;&amp;[.H9]&amp;&quot;_&quot;&amp;[.J9]&amp;&quot; () { printf '&quot;&amp;[.I9]&amp;&quot;,&quot;&amp;[.F9]&amp;&quot;=%s' $1; } ### &quot;&amp;[.G9]&amp;&quot; (&quot;&amp;[.D9]&amp;&quot;)&quot;" office:value-type="string" office:string-value="function LIGHT_SWITCH_ACT_OFF_ON () { printf 'lt_switch_act,null=%s' $1; } ### Light Switch (Off/On)" calcext:value-type="string">
            <text:p>function LIGHT_SWITCH_ACT_OFF_ON () { printf 'lt_switch_act,null=%s' $1; } ### Light Switch (Off/On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 table:formula="of:=IF([.A10]&lt;&gt;&quot;&quot;;[.A10];[.G9])" office:value-type="string" office:string-value="Light Switch" calcext:value-type="string">
            <text:p>Light Switch</text:p>
          </table:table-cell>
          <table:table-cell table:formula="of:=IF([.B10]&lt;&gt;&quot;&quot;;[.B10];[.H9])" office:value-type="string" office:string-value="LIGHT_SWITCH_ACT" calcext:value-type="string">
            <text:p>LIGHT_SWITCH_ACT</text:p>
          </table:table-cell>
          <table:table-cell table:formula="of:=IF([.C10]&lt;&gt;&quot;&quot;;[.C10];[.I9])" office:value-type="string" office:string-value="lt_switch_act" calcext:value-type="string">
            <text:p>lt_switch_act</text:p>
          </table:table-cell>
          <table:table-cell table:formula="of:=[.E10]" office:value-type="string" office:string-value="DIGITAL" calcext:value-type="string">
            <text:p>DIGITAL</text:p>
          </table:table-cell>
          <table:table-cell table:formula="of:=&quot;function &quot;&amp;[.H10]&amp;&quot;_&quot;&amp;[.J10]&amp;&quot; () { printf '&quot;&amp;[.I10]&amp;&quot;,&quot;&amp;[.F10]&amp;&quot;=%s' $1; } ### &quot;&amp;[.G10]&amp;&quot; (&quot;&amp;[.D10]&amp;&quot;)&quot;" office:value-type="string" office:string-value="function LIGHT_SWITCH_ACT_DIGITAL () { printf 'lt_switch_act,d=%s' $1; } ### Light Switch (Digital (0/1))" calcext:value-type="string">
            <text:p>function LIGHT_SWITCH_ACT_DIGITAL () { printf 'lt_switch_act,d=%s' $1; } ### Light Switch (Digital (0/1)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Low/High</text:p>
          </table:table-cell>
          <table:table-cell office:value-type="string" calcext:value-type="string">
            <text:p>LOW_HIGH</text:p>
          </table:table-cell>
          <table:table-cell office:value-type="string" calcext:value-type="string">
            <text:p>null</text:p>
          </table:table-cell>
          <table:table-cell table:formula="of:=IF([.A11]&lt;&gt;&quot;&quot;;[.A11];[.G10])" office:value-type="string" office:string-value="Light Switch" calcext:value-type="string">
            <text:p>Light Switch</text:p>
          </table:table-cell>
          <table:table-cell table:formula="of:=IF([.B11]&lt;&gt;&quot;&quot;;[.B11];[.H10])" office:value-type="string" office:string-value="LIGHT_SWITCH_ACT" calcext:value-type="string">
            <text:p>LIGHT_SWITCH_ACT</text:p>
          </table:table-cell>
          <table:table-cell table:formula="of:=IF([.C11]&lt;&gt;&quot;&quot;;[.C11];[.I10])" office:value-type="string" office:string-value="lt_switch_act" calcext:value-type="string">
            <text:p>lt_switch_act</text:p>
          </table:table-cell>
          <table:table-cell table:formula="of:=[.E11]" office:value-type="string" office:string-value="LOW_HIGH" calcext:value-type="string">
            <text:p>LOW_HIGH</text:p>
          </table:table-cell>
          <table:table-cell table:formula="of:=&quot;function &quot;&amp;[.H11]&amp;&quot;_&quot;&amp;[.J11]&amp;&quot; () { printf '&quot;&amp;[.I11]&amp;&quot;,&quot;&amp;[.F11]&amp;&quot;=%s' $1; } ### &quot;&amp;[.G11]&amp;&quot; (&quot;&amp;[.D11]&amp;&quot;)&quot;" office:value-type="string" office:string-value="function LIGHT_SWITCH_ACT_LOW_HIGH () { printf 'lt_switch_act,null=%s' $1; } ### Light Switch (Low/High)" calcext:value-type="string">
            <text:p>function LIGHT_SWITCH_ACT_LOW_HIGH () { printf 'lt_switch_act,null=%s' $1; } ### Light Switch (Low/Hig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ghting.Color</text:p>
          </table:table-cell>
          <table:table-cell office:value-type="string" calcext:value-type="string">
            <text:p>LIGHTING_COLOR</text:p>
          </table:table-cell>
          <table:table-cell office:value-type="string" calcext:value-type="string">
            <text:p>lt_color</text:p>
          </table:table-cell>
          <table:table-cell office:value-type="string" calcext:value-type="string">
            <text:p>Hexadecimal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null</text:p>
          </table:table-cell>
          <table:table-cell table:formula="of:=IF([.A12]&lt;&gt;&quot;&quot;;[.A12];[.G11])" office:value-type="string" office:string-value="Lighting.Color" calcext:value-type="string">
            <text:p>Lighting.Color</text:p>
          </table:table-cell>
          <table:table-cell table:formula="of:=IF([.B12]&lt;&gt;&quot;&quot;;[.B12];[.H11])" office:value-type="string" office:string-value="LIGHTING_COLOR" calcext:value-type="string">
            <text:p>LIGHTING_COLOR</text:p>
          </table:table-cell>
          <table:table-cell table:formula="of:=IF([.C12]&lt;&gt;&quot;&quot;;[.C12];[.I11])" office:value-type="string" office:string-value="lt_color" calcext:value-type="string">
            <text:p>lt_color</text:p>
          </table:table-cell>
          <table:table-cell table:formula="of:=[.E12]" office:value-type="string" office:string-value="HEX" calcext:value-type="string">
            <text:p>HEX</text:p>
          </table:table-cell>
          <table:table-cell table:formula="of:=&quot;function &quot;&amp;[.H12]&amp;&quot;_&quot;&amp;[.J12]&amp;&quot; () { printf '&quot;&amp;[.I12]&amp;&quot;,&quot;&amp;[.F12]&amp;&quot;=%s' $1; } ### &quot;&amp;[.G12]&amp;&quot; (&quot;&amp;[.D12]&amp;&quot;)&quot;" office:value-type="string" office:string-value="function LIGHTING_COLOR_HEX () { printf 'lt_color,null=%s' $1; } ### Lighting.Color (Hexadecimal)" calcext:value-type="string">
            <text:p>function LIGHTING_COLOR_HEX () { printf 'lt_color,null=%s' $1; } ### Lighting.Color (Hexadecima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ghting.Luminosity</text:p>
          </table:table-cell>
          <table:table-cell office:value-type="string" calcext:value-type="string">
            <text:p>LIGHTING_LUMINOSITY</text:p>
          </table:table-cell>
          <table:table-cell office:value-type="string" calcext:value-type="string">
            <text:p>lt_lum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3]&lt;&gt;&quot;&quot;;[.A13];[.G12])" office:value-type="string" office:string-value="Lighting.Luminosity" calcext:value-type="string">
            <text:p>Lighting.Luminosity</text:p>
          </table:table-cell>
          <table:table-cell table:formula="of:=IF([.B13]&lt;&gt;&quot;&quot;;[.B13];[.H12])" office:value-type="string" office:string-value="LIGHTING_LUMINOSITY" calcext:value-type="string">
            <text:p>LIGHTING_LUMINOSITY</text:p>
          </table:table-cell>
          <table:table-cell table:formula="of:=IF([.C13]&lt;&gt;&quot;&quot;;[.C13];[.I12])" office:value-type="string" office:string-value="lt_lum" calcext:value-type="string">
            <text:p>lt_lum</text:p>
          </table:table-cell>
          <table:table-cell table:formula="of:=[.E13]" office:value-type="string" office:string-value="PERCENT" calcext:value-type="string">
            <text:p>PERCENT</text:p>
          </table:table-cell>
          <table:table-cell table:formula="of:=&quot;function &quot;&amp;[.H13]&amp;&quot;_&quot;&amp;[.J13]&amp;&quot; () { printf '&quot;&amp;[.I13]&amp;&quot;,&quot;&amp;[.F13]&amp;&quot;=%s' $1; } ### &quot;&amp;[.G13]&amp;&quot; (&quot;&amp;[.D13]&amp;&quot;)&quot;" office:value-type="string" office:string-value="function LIGHTING_LUMINOSITY_PERCENT () { printf 'lt_lum,p=%s' $1; } ### Lighting.Luminosity (% (0 to 100))" calcext:value-type="string">
            <text:p>function LIGHTING_LUMINOSITY_PERCENT () { printf 'lt_lum,p=%s' $1; } ### Lighting.Luminosity (% (0 to 100)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Lux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</text:p>
          </table:table-cell>
          <table:table-cell table:formula="of:=IF([.A14]&lt;&gt;&quot;&quot;;[.A14];[.G13])" office:value-type="string" office:string-value="Lighting.Luminosity" calcext:value-type="string">
            <text:p>Lighting.Luminosity</text:p>
          </table:table-cell>
          <table:table-cell table:formula="of:=IF([.B14]&lt;&gt;&quot;&quot;;[.B14];[.H13])" office:value-type="string" office:string-value="LIGHTING_LUMINOSITY" calcext:value-type="string">
            <text:p>LIGHTING_LUMINOSITY</text:p>
          </table:table-cell>
          <table:table-cell table:formula="of:=IF([.C14]&lt;&gt;&quot;&quot;;[.C14];[.I13])" office:value-type="string" office:string-value="lt_lum" calcext:value-type="string">
            <text:p>lt_lum</text:p>
          </table:table-cell>
          <table:table-cell table:formula="of:=[.E14]" office:value-type="string" office:string-value="LUX" calcext:value-type="string">
            <text:p>LUX</text:p>
          </table:table-cell>
          <table:table-cell table:formula="of:=&quot;function &quot;&amp;[.H14]&amp;&quot;_&quot;&amp;[.J14]&amp;&quot; () { printf '&quot;&amp;[.I14]&amp;&quot;,&quot;&amp;[.F14]&amp;&quot;=%s' $1; } ### &quot;&amp;[.G14]&amp;&quot; (&quot;&amp;[.D14]&amp;&quot;)&quot;" office:value-type="string" office:string-value="function LIGHTING_LUMINOSITY_LUX () { printf 'lt_lum,lux=%s' $1; } ### Lighting.Luminosity (Lux)" calcext:value-type="string">
            <text:p>function LIGHTING_LUMINOSITY_LUX () { printf 'lt_lum,lux=%s' $1; } ### Lighting.Luminosity (Lux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Volt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</text:p>
          </table:table-cell>
          <table:table-cell table:formula="of:=IF([.A15]&lt;&gt;&quot;&quot;;[.A15];[.G14])" office:value-type="string" office:string-value="Lighting.Luminosity" calcext:value-type="string">
            <text:p>Lighting.Luminosity</text:p>
          </table:table-cell>
          <table:table-cell table:formula="of:=IF([.B15]&lt;&gt;&quot;&quot;;[.B15];[.H14])" office:value-type="string" office:string-value="LIGHTING_LUMINOSITY" calcext:value-type="string">
            <text:p>LIGHTING_LUMINOSITY</text:p>
          </table:table-cell>
          <table:table-cell table:formula="of:=IF([.C15]&lt;&gt;&quot;&quot;;[.C15];[.I14])" office:value-type="string" office:string-value="lt_lum" calcext:value-type="string">
            <text:p>lt_lum</text:p>
          </table:table-cell>
          <table:table-cell table:formula="of:=[.E15]" office:value-type="string" office:string-value="VOLTS" calcext:value-type="string">
            <text:p>VOLTS</text:p>
          </table:table-cell>
          <table:table-cell table:formula="of:=&quot;function &quot;&amp;[.H15]&amp;&quot;_&quot;&amp;[.J15]&amp;&quot; () { printf '&quot;&amp;[.I15]&amp;&quot;,&quot;&amp;[.F15]&amp;&quot;=%s' $1; } ### &quot;&amp;[.G15]&amp;&quot; (&quot;&amp;[.D15]&amp;&quot;)&quot;" office:value-type="string" office:string-value="function LIGHTING_LUMINOSITY_VOLTS () { printf 'lt_lum,v=%s' $1; } ### Lighting.Luminosity (Volts)" calcext:value-type="string">
            <text:p>function LIGHTING_LUMINOSITY_VOLTS () { printf 'lt_lum,v=%s' $1; } ### Lighting.Luminosity (Volts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Ratio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</text:p>
          </table:table-cell>
          <table:table-cell table:formula="of:=IF([.A16]&lt;&gt;&quot;&quot;;[.A16];[.G15])" office:value-type="string" office:string-value="Lighting.Luminosity" calcext:value-type="string">
            <text:p>Lighting.Luminosity</text:p>
          </table:table-cell>
          <table:table-cell table:formula="of:=IF([.B16]&lt;&gt;&quot;&quot;;[.B16];[.H15])" office:value-type="string" office:string-value="LIGHTING_LUMINOSITY" calcext:value-type="string">
            <text:p>LIGHTING_LUMINOSITY</text:p>
          </table:table-cell>
          <table:table-cell table:formula="of:=IF([.C16]&lt;&gt;&quot;&quot;;[.C16];[.I15])" office:value-type="string" office:string-value="lt_lum" calcext:value-type="string">
            <text:p>lt_lum</text:p>
          </table:table-cell>
          <table:table-cell table:formula="of:=[.E16]" office:value-type="string" office:string-value="RATIO" calcext:value-type="string">
            <text:p>RATIO</text:p>
          </table:table-cell>
          <table:table-cell table:formula="of:=&quot;function &quot;&amp;[.H16]&amp;&quot;_&quot;&amp;[.J16]&amp;&quot; () { printf '&quot;&amp;[.I16]&amp;&quot;,&quot;&amp;[.F16]&amp;&quot;=%s' $1; } ### &quot;&amp;[.G16]&amp;&quot; (&quot;&amp;[.D16]&amp;&quot;)&quot;" office:value-type="string" office:string-value="function LIGHTING_LUMINOSITY_RATIO () { printf 'lt_lum,r=%s' $1; } ### Lighting.Luminosity (Ratio)" calcext:value-type="string">
            <text:p>function LIGHTING_LUMINOSITY_RATIO () { printf 'lt_lum,r=%s' $1; } ### Lighting.Luminosity (Rati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OFF_ON</text:p>
          </table:table-cell>
          <table:table-cell office:value-type="string" calcext:value-type="string">
            <text:p>null</text:p>
          </table:table-cell>
          <table:table-cell table:formula="of:=IF([.A17]&lt;&gt;&quot;&quot;;[.A17];[.G16])" office:value-type="string" office:string-value="Motor" calcext:value-type="string">
            <text:p>Motor</text:p>
          </table:table-cell>
          <table:table-cell table:formula="of:=IF([.B17]&lt;&gt;&quot;&quot;;[.B17];[.H16])" office:value-type="string" office:string-value="MOTOR" calcext:value-type="string">
            <text:p>MOTOR</text:p>
          </table:table-cell>
          <table:table-cell table:formula="of:=IF([.C17]&lt;&gt;&quot;&quot;;[.C17];[.I16])" office:value-type="string" office:string-value="motor" calcext:value-type="string">
            <text:p>motor</text:p>
          </table:table-cell>
          <table:table-cell table:formula="of:=[.E17]" office:value-type="string" office:string-value="OFF_ON" calcext:value-type="string">
            <text:p>OFF_ON</text:p>
          </table:table-cell>
          <table:table-cell table:formula="of:=&quot;function &quot;&amp;[.H17]&amp;&quot;_&quot;&amp;[.J17]&amp;&quot; () { printf '&quot;&amp;[.I17]&amp;&quot;,&quot;&amp;[.F17]&amp;&quot;=%s' $1; } ### &quot;&amp;[.G17]&amp;&quot; (&quot;&amp;[.D17]&amp;&quot;)&quot;" office:value-type="string" office:string-value="function MOTOR_OFF_ON () { printf 'motor,null=%s' $1; } ### Motor (Off/On)" calcext:value-type="string">
            <text:p>function MOTOR_OFF_ON () { printf 'motor,null=%s' $1; } ### Motor (Off/On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Low/High</text:p>
          </table:table-cell>
          <table:table-cell office:value-type="string" calcext:value-type="string">
            <text:p>LOW_HIGH</text:p>
          </table:table-cell>
          <table:table-cell office:value-type="string" calcext:value-type="string">
            <text:p>null</text:p>
          </table:table-cell>
          <table:table-cell table:formula="of:=IF([.A18]&lt;&gt;&quot;&quot;;[.A18];[.G17])" office:value-type="string" office:string-value="Motor" calcext:value-type="string">
            <text:p>Motor</text:p>
          </table:table-cell>
          <table:table-cell table:formula="of:=IF([.B18]&lt;&gt;&quot;&quot;;[.B18];[.H17])" office:value-type="string" office:string-value="MOTOR" calcext:value-type="string">
            <text:p>MOTOR</text:p>
          </table:table-cell>
          <table:table-cell table:formula="of:=IF([.C18]&lt;&gt;&quot;&quot;;[.C18];[.I17])" office:value-type="string" office:string-value="motor" calcext:value-type="string">
            <text:p>motor</text:p>
          </table:table-cell>
          <table:table-cell table:formula="of:=[.E18]" office:value-type="string" office:string-value="LOW_HIGH" calcext:value-type="string">
            <text:p>LOW_HIGH</text:p>
          </table:table-cell>
          <table:table-cell table:formula="of:=&quot;function &quot;&amp;[.H18]&amp;&quot;_&quot;&amp;[.J18]&amp;&quot; () { printf '&quot;&amp;[.I18]&amp;&quot;,&quot;&amp;[.F18]&amp;&quot;=%s' $1; } ### &quot;&amp;[.G18]&amp;&quot; (&quot;&amp;[.D18]&amp;&quot;)&quot;" office:value-type="string" office:string-value="function MOTOR_LOW_HIGH () { printf 'motor,null=%s' $1; } ### Motor (Low/High)" calcext:value-type="string">
            <text:p>function MOTOR_LOW_HIGH () { printf 'motor,null=%s' $1; } ### Motor (Low/High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Degree Angle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deg</text:p>
          </table:table-cell>
          <table:table-cell table:formula="of:=IF([.A19]&lt;&gt;&quot;&quot;;[.A19];[.G18])" office:value-type="string" office:string-value="Motor" calcext:value-type="string">
            <text:p>Motor</text:p>
          </table:table-cell>
          <table:table-cell table:formula="of:=IF([.B19]&lt;&gt;&quot;&quot;;[.B19];[.H18])" office:value-type="string" office:string-value="MOTOR" calcext:value-type="string">
            <text:p>MOTOR</text:p>
          </table:table-cell>
          <table:table-cell table:formula="of:=IF([.C19]&lt;&gt;&quot;&quot;;[.C19];[.I18])" office:value-type="string" office:string-value="motor" calcext:value-type="string">
            <text:p>motor</text:p>
          </table:table-cell>
          <table:table-cell table:formula="of:=[.E19]" office:value-type="string" office:string-value="DEGREE" calcext:value-type="string">
            <text:p>DEGREE</text:p>
          </table:table-cell>
          <table:table-cell table:formula="of:=&quot;function &quot;&amp;[.H19]&amp;&quot;_&quot;&amp;[.J19]&amp;&quot; () { printf '&quot;&amp;[.I19]&amp;&quot;,&quot;&amp;[.F19]&amp;&quot;=%s' $1; } ### &quot;&amp;[.G19]&amp;&quot; (&quot;&amp;[.D19]&amp;&quot;)&quot;" office:value-type="string" office:string-value="function MOTOR_DEGREE () { printf 'motor,deg=%s' $1; } ### Motor (Degree Angle)" calcext:value-type="string">
            <text:p>function MOTOR_DEGREE () { printf 'motor,deg=%s' $1; } ### Motor (Degree Ang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lay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OFF_ON</text:p>
          </table:table-cell>
          <table:table-cell office:value-type="string" calcext:value-type="string">
            <text:p>null</text:p>
          </table:table-cell>
          <table:table-cell table:formula="of:=IF([.A20]&lt;&gt;&quot;&quot;;[.A20];[.G19])" office:value-type="string" office:string-value="Relay" calcext:value-type="string">
            <text:p>Relay</text:p>
          </table:table-cell>
          <table:table-cell table:formula="of:=IF([.B20]&lt;&gt;&quot;&quot;;[.B20];[.H19])" office:value-type="string" office:string-value="RELAY" calcext:value-type="string">
            <text:p>RELAY</text:p>
          </table:table-cell>
          <table:table-cell table:formula="of:=IF([.C20]&lt;&gt;&quot;&quot;;[.C20];[.I19])" office:value-type="string" office:string-value="relay" calcext:value-type="string">
            <text:p>relay</text:p>
          </table:table-cell>
          <table:table-cell table:formula="of:=[.E20]" office:value-type="string" office:string-value="OFF_ON" calcext:value-type="string">
            <text:p>OFF_ON</text:p>
          </table:table-cell>
          <table:table-cell table:formula="of:=&quot;function &quot;&amp;[.H20]&amp;&quot;_&quot;&amp;[.J20]&amp;&quot; () { printf '&quot;&amp;[.I20]&amp;&quot;,&quot;&amp;[.F20]&amp;&quot;=%s' $1; } ### &quot;&amp;[.G20]&amp;&quot; (&quot;&amp;[.D20]&amp;&quot;)&quot;" office:value-type="string" office:string-value="function RELAY_OFF_ON () { printf 'relay,null=%s' $1; } ### Relay (Off/On)" calcext:value-type="string">
            <text:p>function RELAY_OFF_ON () { printf 'relay,null=%s' $1; } ### Relay (Off/On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Low/High</text:p>
          </table:table-cell>
          <table:table-cell office:value-type="string" calcext:value-type="string">
            <text:p>LOW_HIGH</text:p>
          </table:table-cell>
          <table:table-cell office:value-type="string" calcext:value-type="string">
            <text:p>null</text:p>
          </table:table-cell>
          <table:table-cell table:formula="of:=IF([.A21]&lt;&gt;&quot;&quot;;[.A21];[.G20])" office:value-type="string" office:string-value="Relay" calcext:value-type="string">
            <text:p>Relay</text:p>
          </table:table-cell>
          <table:table-cell table:formula="of:=IF([.B21]&lt;&gt;&quot;&quot;;[.B21];[.H20])" office:value-type="string" office:string-value="RELAY" calcext:value-type="string">
            <text:p>RELAY</text:p>
          </table:table-cell>
          <table:table-cell table:formula="of:=IF([.C21]&lt;&gt;&quot;&quot;;[.C21];[.I20])" office:value-type="string" office:string-value="relay" calcext:value-type="string">
            <text:p>relay</text:p>
          </table:table-cell>
          <table:table-cell table:formula="of:=[.E21]" office:value-type="string" office:string-value="LOW_HIGH" calcext:value-type="string">
            <text:p>LOW_HIGH</text:p>
          </table:table-cell>
          <table:table-cell table:formula="of:=&quot;function &quot;&amp;[.H21]&amp;&quot;_&quot;&amp;[.J21]&amp;&quot; () { printf '&quot;&amp;[.I21]&amp;&quot;,&quot;&amp;[.F21]&amp;&quot;=%s' $1; } ### &quot;&amp;[.G21]&amp;&quot; (&quot;&amp;[.D21]&amp;&quot;)&quot;" office:value-type="string" office:string-value="function RELAY_LOW_HIGH () { printf 'relay,null=%s' $1; } ### Relay (Low/High)" calcext:value-type="string">
            <text:p>function RELAY_LOW_HIGH () { printf 'relay,null=%s' $1; } ### Relay (Low/Hig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OFF_ON</text:p>
          </table:table-cell>
          <table:table-cell office:value-type="string" calcext:value-type="string">
            <text:p>null</text:p>
          </table:table-cell>
          <table:table-cell table:formula="of:=IF([.A22]&lt;&gt;&quot;&quot;;[.A22];[.G21])" office:value-type="string" office:string-value="Switch" calcext:value-type="string">
            <text:p>Switch</text:p>
          </table:table-cell>
          <table:table-cell table:formula="of:=IF([.B22]&lt;&gt;&quot;&quot;;[.B22];[.H21])" office:value-type="string" office:string-value="SWITCH" calcext:value-type="string">
            <text:p>SWITCH</text:p>
          </table:table-cell>
          <table:table-cell table:formula="of:=IF([.C22]&lt;&gt;&quot;&quot;;[.C22];[.I21])" office:value-type="string" office:string-value="switch" calcext:value-type="string">
            <text:p>switch</text:p>
          </table:table-cell>
          <table:table-cell table:formula="of:=[.E22]" office:value-type="string" office:string-value="OFF_ON" calcext:value-type="string">
            <text:p>OFF_ON</text:p>
          </table:table-cell>
          <table:table-cell table:formula="of:=&quot;function &quot;&amp;[.H22]&amp;&quot;_&quot;&amp;[.J22]&amp;&quot; () { printf '&quot;&amp;[.I22]&amp;&quot;,&quot;&amp;[.F22]&amp;&quot;=%s' $1; } ### &quot;&amp;[.G22]&amp;&quot; (&quot;&amp;[.D22]&amp;&quot;)&quot;" office:value-type="string" office:string-value="function SWITCH_OFF_ON () { printf 'switch,null=%s' $1; } ### Switch (Off/On)" calcext:value-type="string">
            <text:p>function SWITCH_OFF_ON () { printf 'switch,null=%s' $1; } ### Switch (Off/On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Low/High</text:p>
          </table:table-cell>
          <table:table-cell office:value-type="string" calcext:value-type="string">
            <text:p>LOW_HIGH</text:p>
          </table:table-cell>
          <table:table-cell office:value-type="string" calcext:value-type="string">
            <text:p>null</text:p>
          </table:table-cell>
          <table:table-cell table:formula="of:=IF([.A23]&lt;&gt;&quot;&quot;;[.A23];[.G22])" office:value-type="string" office:string-value="Switch" calcext:value-type="string">
            <text:p>Switch</text:p>
          </table:table-cell>
          <table:table-cell table:formula="of:=IF([.B23]&lt;&gt;&quot;&quot;;[.B23];[.H22])" office:value-type="string" office:string-value="SWITCH" calcext:value-type="string">
            <text:p>SWITCH</text:p>
          </table:table-cell>
          <table:table-cell table:formula="of:=IF([.C23]&lt;&gt;&quot;&quot;;[.C23];[.I22])" office:value-type="string" office:string-value="switch" calcext:value-type="string">
            <text:p>switch</text:p>
          </table:table-cell>
          <table:table-cell table:formula="of:=[.E23]" office:value-type="string" office:string-value="LOW_HIGH" calcext:value-type="string">
            <text:p>LOW_HIGH</text:p>
          </table:table-cell>
          <table:table-cell table:formula="of:=&quot;function &quot;&amp;[.H23]&amp;&quot;_&quot;&amp;[.J23]&amp;&quot; () { printf '&quot;&amp;[.I23]&amp;&quot;,&quot;&amp;[.F23]&amp;&quot;=%s' $1; } ### &quot;&amp;[.G23]&amp;&quot; (&quot;&amp;[.D23]&amp;&quot;)&quot;" office:value-type="string" office:string-value="function SWITCH_LOW_HIGH () { printf 'switch,null=%s' $1; } ### Switch (Low/High)" calcext:value-type="string">
            <text:p>function SWITCH_LOW_HIGH () { printf 'switch,null=%s' $1; } ### Switch (Low/High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 table:formula="of:=IF([.A24]&lt;&gt;&quot;&quot;;[.A24];[.G23])" office:value-type="string" office:string-value="Switch" calcext:value-type="string">
            <text:p>Switch</text:p>
          </table:table-cell>
          <table:table-cell table:formula="of:=IF([.B24]&lt;&gt;&quot;&quot;;[.B24];[.H23])" office:value-type="string" office:string-value="SWITCH" calcext:value-type="string">
            <text:p>SWITCH</text:p>
          </table:table-cell>
          <table:table-cell table:formula="of:=IF([.C24]&lt;&gt;&quot;&quot;;[.C24];[.I23])" office:value-type="string" office:string-value="switch" calcext:value-type="string">
            <text:p>switch</text:p>
          </table:table-cell>
          <table:table-cell table:formula="of:=[.E24]" office:value-type="string" office:string-value="DIGITAL" calcext:value-type="string">
            <text:p>DIGITAL</text:p>
          </table:table-cell>
          <table:table-cell table:formula="of:=&quot;function &quot;&amp;[.H24]&amp;&quot;_&quot;&amp;[.J24]&amp;&quot; () { printf '&quot;&amp;[.I24]&amp;&quot;,&quot;&amp;[.F24]&amp;&quot;=%s' $1; } ### &quot;&amp;[.G24]&amp;&quot; (&quot;&amp;[.D24]&amp;&quot;)&quot;" office:value-type="string" office:string-value="function SWITCH_DIGITAL () { printf 'switch,d=%s' $1; } ### Switch (Digital (0/1))" calcext:value-type="string">
            <text:p>function SWITCH_DIGITAL () { printf 'switch,d=%s' $1; } ### Switch (Digital (0/1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lve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OFF_ON</text:p>
          </table:table-cell>
          <table:table-cell office:value-type="string" calcext:value-type="string">
            <text:p>null</text:p>
          </table:table-cell>
          <table:table-cell table:formula="of:=IF([.A25]&lt;&gt;&quot;&quot;;[.A25];[.G24])" office:value-type="string" office:string-value="Valve" calcext:value-type="string">
            <text:p>Valve</text:p>
          </table:table-cell>
          <table:table-cell table:formula="of:=IF([.B25]&lt;&gt;&quot;&quot;;[.B25];[.H24])" office:value-type="string" office:string-value="VALVE" calcext:value-type="string">
            <text:p>VALVE</text:p>
          </table:table-cell>
          <table:table-cell table:formula="of:=IF([.C25]&lt;&gt;&quot;&quot;;[.C25];[.I24])" office:value-type="string" office:string-value="valve" calcext:value-type="string">
            <text:p>valve</text:p>
          </table:table-cell>
          <table:table-cell table:formula="of:=[.E25]" office:value-type="string" office:string-value="OFF_ON" calcext:value-type="string">
            <text:p>OFF_ON</text:p>
          </table:table-cell>
          <table:table-cell table:formula="of:=&quot;function &quot;&amp;[.H25]&amp;&quot;_&quot;&amp;[.J25]&amp;&quot; () { printf '&quot;&amp;[.I25]&amp;&quot;,&quot;&amp;[.F25]&amp;&quot;=%s' $1; } ### &quot;&amp;[.G25]&amp;&quot; (&quot;&amp;[.D25]&amp;&quot;)&quot;" office:value-type="string" office:string-value="function VALVE_OFF_ON () { printf 'valve,null=%s' $1; } ### Valve (Off/On)" calcext:value-type="string">
            <text:p>function VALVE_OFF_ON () { printf 'valve,null=%s' $1; } ### Valve (Off/On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Low/High</text:p>
          </table:table-cell>
          <table:table-cell office:value-type="string" calcext:value-type="string">
            <text:p>LOW_HIGH</text:p>
          </table:table-cell>
          <table:table-cell office:value-type="string" calcext:value-type="string">
            <text:p>null</text:p>
          </table:table-cell>
          <table:table-cell table:formula="of:=IF([.A26]&lt;&gt;&quot;&quot;;[.A26];[.G25])" office:value-type="string" office:string-value="Valve" calcext:value-type="string">
            <text:p>Valve</text:p>
          </table:table-cell>
          <table:table-cell table:formula="of:=IF([.B26]&lt;&gt;&quot;&quot;;[.B26];[.H25])" office:value-type="string" office:string-value="VALVE" calcext:value-type="string">
            <text:p>VALVE</text:p>
          </table:table-cell>
          <table:table-cell table:formula="of:=IF([.C26]&lt;&gt;&quot;&quot;;[.C26];[.I25])" office:value-type="string" office:string-value="valve" calcext:value-type="string">
            <text:p>valve</text:p>
          </table:table-cell>
          <table:table-cell table:formula="of:=[.E26]" office:value-type="string" office:string-value="LOW_HIGH" calcext:value-type="string">
            <text:p>LOW_HIGH</text:p>
          </table:table-cell>
          <table:table-cell table:formula="of:=&quot;function &quot;&amp;[.H26]&amp;&quot;_&quot;&amp;[.J26]&amp;&quot; () { printf '&quot;&amp;[.I26]&amp;&quot;,&quot;&amp;[.F26]&amp;&quot;=%s' $1; } ### &quot;&amp;[.G26]&amp;&quot; (&quot;&amp;[.D26]&amp;&quot;)&quot;" office:value-type="string" office:string-value="function VALVE_LOW_HIGH () { printf 'valve,null=%s' $1; } ### Valve (Low/High)" calcext:value-type="string">
            <text:p>function VALVE_LOW_HIGH () { printf 'valve,null=%s' $1; } ### Valve (Low/High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Sensors</text:p>
          </table:table-cell>
          <table:table-cell table:formula="of:=IF([.A27]&lt;&gt;&quot;&quot;;[.A27];[.G26])" office:value-type="string" office:string-value="Valve" calcext:value-type="string">
            <text:p>Valve</text:p>
          </table:table-cell>
          <table:table-cell table:formula="of:=IF([.B27]&lt;&gt;&quot;&quot;;[.B27];[.H26])" office:value-type="string" office:string-value="VALVE" calcext:value-type="string">
            <text:p>VALVE</text:p>
          </table:table-cell>
          <table:table-cell table:formula="of:=IF([.C27]&lt;&gt;&quot;&quot;;[.C27];[.I26])" office:value-type="string" office:string-value="valve" calcext:value-type="string">
            <text:p>valve</text:p>
          </table:table-cell>
          <table:table-cell table:formula="of:=[.E27]" office:value-type="string" office:string-value="DIGITAL" calcext:value-type="string">
            <text:p>DIGITAL</text:p>
          </table:table-cell>
          <table:table-cell table:formula="of:=&quot;function &quot;&amp;[.H27]&amp;&quot;_&quot;&amp;[.J27]&amp;&quot; () { printf '&quot;&amp;[.I27]&amp;&quot;,&quot;&amp;[.F27]&amp;&quot;=%s' $1; } ### &quot;&amp;[.G27]&amp;&quot; (&quot;&amp;[.D27]&amp;&quot;)&quot;" office:value-type="string" office:string-value="function VALVE_DIGITAL () { printf 'valve,dSensors=%s' $1; } ### Valve (Digital (0/1))" calcext:value-type="string">
            <text:p>function VALVE_DIGITAL () { printf 'valve,dSensors=%s' $1; } ### Valve (Digital (0/1))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Sensors</text:p>
          </table:table-cell>
          <table:table-cell table:style-name="ce8" table:number-columns-repeated="2"/>
          <table:table-cell table:style-name="ce11" table:number-columns-repeated="7"/>
          <table:table-cell table:style-name="ce11" table:formula="of:=&quot;### &quot;&amp;[.A28]" office:value-type="string" office:string-value="### Sensors" calcext:value-type="string">
            <text:p>### Sensors</text:p>
          </table:table-cell>
          <table:table-cell table:style-name="ce12"/>
          <table:table-cell table:style-name="ce13" table:number-columns-repeated="1011"/>
          <table:table-cell table:style-name="ce12"/>
        </table:table-row>
        <table:table-row table:style-name="ro1">
          <table:table-cell office:value-type="string" calcext:value-type="string">
            <text:p>Digital Sensor</text:p>
          </table:table-cell>
          <table:table-cell office:value-type="string" calcext:value-type="string">
            <text:p>DIGITAL_SENSOR</text:p>
          </table:table-cell>
          <table:table-cell office:value-type="string" calcext:value-type="string">
            <text:p>digital_sensor</text:p>
          </table:table-cell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 table:formula="of:=IF([.A29]&lt;&gt;&quot;&quot;;[.A29];[.G28])" office:value-type="string" office:string-value="Digital Sensor" calcext:value-type="string">
            <text:p>Digital Sensor</text:p>
          </table:table-cell>
          <table:table-cell table:formula="of:=IF([.B29]&lt;&gt;&quot;&quot;;[.B29];[.H28])" office:value-type="string" office:string-value="DIGITAL_SENSOR" calcext:value-type="string">
            <text:p>DIGITAL_SENSOR</text:p>
          </table:table-cell>
          <table:table-cell table:formula="of:=IF([.C29]&lt;&gt;&quot;&quot;;[.C29];[.I28])" office:value-type="string" office:string-value="digital_sensor" calcext:value-type="string">
            <text:p>digital_sensor</text:p>
          </table:table-cell>
          <table:table-cell table:formula="of:=[.E29]" office:value-type="string" office:string-value="DIGITAL" calcext:value-type="string">
            <text:p>DIGITAL</text:p>
          </table:table-cell>
          <table:table-cell table:formula="of:=&quot;function &quot;&amp;[.H29]&amp;&quot;_&quot;&amp;[.J29]&amp;&quot; () { printf '&quot;&amp;[.I29]&amp;&quot;,&quot;&amp;[.F29]&amp;&quot;=%s' $1; } ### &quot;&amp;[.G29]&amp;&quot; (&quot;&amp;[.D29]&amp;&quot;)&quot;" office:value-type="string" office:string-value="function DIGITAL_SENSOR_DIGITAL () { printf 'digital_sensor,d=%s' $1; } ### Digital Sensor (Digital (0/1))" calcext:value-type="string">
            <text:p>function DIGITAL_SENSOR_DIGITAL () { printf 'digital_sensor,d=%s' $1; } ### Digital Sensor (Digital (0/1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alog Sensor</text:p>
          </table:table-cell>
          <table:table-cell office:value-type="string" calcext:value-type="string">
            <text:p>ANALOG_SENSOR</text:p>
          </table:table-cell>
          <table:table-cell office:value-type="string" calcext:value-type="string">
            <text:p>analog_sensor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ull</text:p>
          </table:table-cell>
          <table:table-cell table:formula="of:=IF([.A30]&lt;&gt;&quot;&quot;;[.A30];[.G29])" office:value-type="string" office:string-value="Analog Sensor" calcext:value-type="string">
            <text:p>Analog Sensor</text:p>
          </table:table-cell>
          <table:table-cell table:formula="of:=IF([.B30]&lt;&gt;&quot;&quot;;[.B30];[.H29])" office:value-type="string" office:string-value="ANALOG_SENSOR" calcext:value-type="string">
            <text:p>ANALOG_SENSOR</text:p>
          </table:table-cell>
          <table:table-cell table:formula="of:=IF([.C30]&lt;&gt;&quot;&quot;;[.C30];[.I29])" office:value-type="string" office:string-value="analog_sensor" calcext:value-type="string">
            <text:p>analog_sensor</text:p>
          </table:table-cell>
          <table:table-cell table:formula="of:=[.E30]" office:value-type="string" office:string-value="ANALOG" calcext:value-type="string">
            <text:p>ANALOG</text:p>
          </table:table-cell>
          <table:table-cell table:formula="of:=&quot;function &quot;&amp;[.H30]&amp;&quot;_&quot;&amp;[.J30]&amp;&quot; () { printf '&quot;&amp;[.I30]&amp;&quot;,&quot;&amp;[.F30]&amp;&quot;=%s' $1; } ### &quot;&amp;[.G30]&amp;&quot; (&quot;&amp;[.D30]&amp;&quot;)&quot;" office:value-type="string" office:string-value="function ANALOG_SENSOR_ANALOG () { printf 'analog_sensor,null=%s' $1; } ### Analog Sensor (Analog)" calcext:value-type="string">
            <text:p>function ANALOG_SENSOR_ANALOG () { printf 'analog_sensor,null=%s' $1; } ### Analog Sensor (Analog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bsolute Humidity</text:p>
          </table:table-cell>
          <table:table-cell office:value-type="string" calcext:value-type="string">
            <text:p>ABSOLUTE_HUMIDITY</text:p>
          </table:table-cell>
          <table:table-cell office:value-type="string" calcext:value-type="string">
            <text:p>abs_hum</text:p>
          </table:table-cell>
          <table:table-cell office:value-type="string" calcext:value-type="string">
            <text:p>Grams per cubic meter</text:p>
          </table:table-cell>
          <table:table-cell office:value-type="string" calcext:value-type="string">
            <text:p>GRAMS_PER_METER3</text:p>
          </table:table-cell>
          <table:table-cell office:value-type="string" calcext:value-type="string">
            <text:p>gm3</text:p>
          </table:table-cell>
          <table:table-cell table:formula="of:=IF([.A31]&lt;&gt;&quot;&quot;;[.A31];[.G30])" office:value-type="string" office:string-value="Absolute Humidity" calcext:value-type="string">
            <text:p>Absolute Humidity</text:p>
          </table:table-cell>
          <table:table-cell table:formula="of:=IF([.B31]&lt;&gt;&quot;&quot;;[.B31];[.H30])" office:value-type="string" office:string-value="ABSOLUTE_HUMIDITY" calcext:value-type="string">
            <text:p>ABSOLUTE_HUMIDITY</text:p>
          </table:table-cell>
          <table:table-cell table:formula="of:=IF([.C31]&lt;&gt;&quot;&quot;;[.C31];[.I30])" office:value-type="string" office:string-value="abs_hum" calcext:value-type="string">
            <text:p>abs_hum</text:p>
          </table:table-cell>
          <table:table-cell table:formula="of:=[.E31]" office:value-type="string" office:string-value="GRAMS_PER_METER3" calcext:value-type="string">
            <text:p>GRAMS_PER_METER3</text:p>
          </table:table-cell>
          <table:table-cell table:formula="of:=&quot;function &quot;&amp;[.H31]&amp;&quot;_&quot;&amp;[.J31]&amp;&quot; () { printf '&quot;&amp;[.I31]&amp;&quot;,&quot;&amp;[.F31]&amp;&quot;=%s' $1; } ### &quot;&amp;[.G31]&amp;&quot; (&quot;&amp;[.D31]&amp;&quot;)&quot;" office:value-type="string" office:string-value="function ABSOLUTE_HUMIDITY_GRAMS_PER_METER3 () { printf 'abs_hum,gm3=%s' $1; } ### Absolute Humidity (Grams per cubic meter)" calcext:value-type="string">
            <text:p>function ABSOLUTE_HUMIDITY_GRAMS_PER_METER3 () { printf 'abs_hum,gm3=%s' $1; } ### Absolute Humidity (Grams per cubic 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bsorbed Radiation</text:p>
          </table:table-cell>
          <table:table-cell office:value-type="string" calcext:value-type="string">
            <text:p>ABSORBED_RADIATION</text:p>
          </table:table-cell>
          <table:table-cell office:value-type="string" calcext:value-type="string">
            <text:p>absrb_rad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rad</text:p>
          </table:table-cell>
          <table:table-cell table:formula="of:=IF([.A32]&lt;&gt;&quot;&quot;;[.A32];[.G31])" office:value-type="string" office:string-value="Absorbed Radiation" calcext:value-type="string">
            <text:p>Absorbed Radiation</text:p>
          </table:table-cell>
          <table:table-cell table:formula="of:=IF([.B32]&lt;&gt;&quot;&quot;;[.B32];[.H31])" office:value-type="string" office:string-value="ABSORBED_RADIATION" calcext:value-type="string">
            <text:p>ABSORBED_RADIATION</text:p>
          </table:table-cell>
          <table:table-cell table:formula="of:=IF([.C32]&lt;&gt;&quot;&quot;;[.C32];[.I31])" office:value-type="string" office:string-value="absrb_rad" calcext:value-type="string">
            <text:p>absrb_rad</text:p>
          </table:table-cell>
          <table:table-cell table:formula="of:=[.E32]" office:value-type="string" office:string-value="RAD" calcext:value-type="string">
            <text:p>RAD</text:p>
          </table:table-cell>
          <table:table-cell table:formula="of:=&quot;function &quot;&amp;[.H32]&amp;&quot;_&quot;&amp;[.J32]&amp;&quot; () { printf '&quot;&amp;[.I32]&amp;&quot;,&quot;&amp;[.F32]&amp;&quot;=%s' $1; } ### &quot;&amp;[.G32]&amp;&quot; (&quot;&amp;[.D32]&amp;&quot;)&quot;" office:value-type="string" office:string-value="function ABSORBED_RADIATION_RAD () { printf 'absrb_rad,rad=%s' $1; } ### Absorbed Radiation (Rad)" calcext:value-type="string">
            <text:p>function ABSORBED_RADIATION_RAD () { printf 'absrb_rad,rad=%s' $1; } ### Absorbed Radiation (Rad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Gray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y</text:p>
          </table:table-cell>
          <table:table-cell table:formula="of:=IF([.A33]&lt;&gt;&quot;&quot;;[.A33];[.G32])" office:value-type="string" office:string-value="Absorbed Radiation" calcext:value-type="string">
            <text:p>Absorbed Radiation</text:p>
          </table:table-cell>
          <table:table-cell table:formula="of:=IF([.B33]&lt;&gt;&quot;&quot;;[.B33];[.H32])" office:value-type="string" office:string-value="ABSORBED_RADIATION" calcext:value-type="string">
            <text:p>ABSORBED_RADIATION</text:p>
          </table:table-cell>
          <table:table-cell table:formula="of:=IF([.C33]&lt;&gt;&quot;&quot;;[.C33];[.I32])" office:value-type="string" office:string-value="absrb_rad" calcext:value-type="string">
            <text:p>absrb_rad</text:p>
          </table:table-cell>
          <table:table-cell table:formula="of:=[.E33]" office:value-type="string" office:string-value="GRAY" calcext:value-type="string">
            <text:p>GRAY</text:p>
          </table:table-cell>
          <table:table-cell table:formula="of:=&quot;function &quot;&amp;[.H33]&amp;&quot;_&quot;&amp;[.J33]&amp;&quot; () { printf '&quot;&amp;[.I33]&amp;&quot;,&quot;&amp;[.F33]&amp;&quot;=%s' $1; } ### &quot;&amp;[.G33]&amp;&quot; (&quot;&amp;[.D33]&amp;&quot;)&quot;" office:value-type="string" office:string-value="function ABSORBED_RADIATION_GRAY () { printf 'absrb_rad,gy=%s' $1; } ### Absorbed Radiation (Gray)" calcext:value-type="string">
            <text:p>function ABSORBED_RADIATION_GRAY () { printf 'absrb_rad,gy=%s' $1; } ### Absorbed Radiation (Gra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celeration.gx axis</text:p>
          </table:table-cell>
          <table:table-cell office:value-type="string" calcext:value-type="string">
            <text:p>ACCELERATION_GX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s2</text:p>
          </table:table-cell>
          <table:table-cell table:formula="of:=IF([.A34]&lt;&gt;&quot;&quot;;[.A34];[.G33])" office:value-type="string" office:string-value="Acceleration.gx axis" calcext:value-type="string">
            <text:p>Acceleration.gx axis</text:p>
          </table:table-cell>
          <table:table-cell table:formula="of:=IF([.B34]&lt;&gt;&quot;&quot;;[.B34];[.H33])" office:value-type="string" office:string-value="ACCELERATION_GX" calcext:value-type="string">
            <text:p>ACCELERATION_GX</text:p>
          </table:table-cell>
          <table:table-cell table:formula="of:=IF([.C34]&lt;&gt;&quot;&quot;;[.C34];[.I33])" office:value-type="string" office:string-value="gx" calcext:value-type="string">
            <text:p>gx</text:p>
          </table:table-cell>
          <table:table-cell table:formula="of:=[.E34]" office:value-type="string" office:string-value="METER_PER_SEC_SQ" calcext:value-type="string">
            <text:p>METER_PER_SEC_SQ</text:p>
          </table:table-cell>
          <table:table-cell table:formula="of:=&quot;function &quot;&amp;[.H34]&amp;&quot;_&quot;&amp;[.J34]&amp;&quot; () { printf '&quot;&amp;[.I34]&amp;&quot;,&quot;&amp;[.F34]&amp;&quot;=%s' $1; } ### &quot;&amp;[.G34]&amp;&quot; (&quot;&amp;[.D34]&amp;&quot;)&quot;" office:value-type="string" office:string-value="function ACCELERATION_GX_METER_PER_SEC_SQ () { printf 'gx,ms2=%s' $1; } ### Acceleration.gx axis (Meters per second squared)" calcext:value-type="string">
            <text:p>function ACCELERATION_GX_METER_PER_SEC_SQ () { printf 'gx,ms2=%s' $1; } ### Acceleration.gx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celeration.gy axis</text:p>
          </table:table-cell>
          <table:table-cell office:value-type="string" calcext:value-type="string">
            <text:p>ACCELERATION_GY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s2</text:p>
          </table:table-cell>
          <table:table-cell table:formula="of:=IF([.A35]&lt;&gt;&quot;&quot;;[.A35];[.G34])" office:value-type="string" office:string-value="Acceleration.gy axis" calcext:value-type="string">
            <text:p>Acceleration.gy axis</text:p>
          </table:table-cell>
          <table:table-cell table:formula="of:=IF([.B35]&lt;&gt;&quot;&quot;;[.B35];[.H34])" office:value-type="string" office:string-value="ACCELERATION_GY" calcext:value-type="string">
            <text:p>ACCELERATION_GY</text:p>
          </table:table-cell>
          <table:table-cell table:formula="of:=IF([.C35]&lt;&gt;&quot;&quot;;[.C35];[.I34])" office:value-type="string" office:string-value="gy" calcext:value-type="string">
            <text:p>gy</text:p>
          </table:table-cell>
          <table:table-cell table:formula="of:=[.E35]" office:value-type="string" office:string-value="METER_PER_SEC_SQ" calcext:value-type="string">
            <text:p>METER_PER_SEC_SQ</text:p>
          </table:table-cell>
          <table:table-cell table:formula="of:=&quot;function &quot;&amp;[.H35]&amp;&quot;_&quot;&amp;[.J35]&amp;&quot; () { printf '&quot;&amp;[.I35]&amp;&quot;,&quot;&amp;[.F35]&amp;&quot;=%s' $1; } ### &quot;&amp;[.G35]&amp;&quot; (&quot;&amp;[.D35]&amp;&quot;)&quot;" office:value-type="string" office:string-value="function ACCELERATION_GY_METER_PER_SEC_SQ () { printf 'gy,ms2=%s' $1; } ### Acceleration.gy axis (Meters per second squared)" calcext:value-type="string">
            <text:p>function ACCELERATION_GY_METER_PER_SEC_SQ () { printf 'gy,ms2=%s' $1; } ### Acceleration.gy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celeration.gz axis</text:p>
          </table:table-cell>
          <table:table-cell office:value-type="string" calcext:value-type="string">
            <text:p>ACCELERATION_GZ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s2</text:p>
          </table:table-cell>
          <table:table-cell table:formula="of:=IF([.A36]&lt;&gt;&quot;&quot;;[.A36];[.G35])" office:value-type="string" office:string-value="Acceleration.gz axis" calcext:value-type="string">
            <text:p>Acceleration.gz axis</text:p>
          </table:table-cell>
          <table:table-cell table:formula="of:=IF([.B36]&lt;&gt;&quot;&quot;;[.B36];[.H35])" office:value-type="string" office:string-value="ACCELERATION_GZ" calcext:value-type="string">
            <text:p>ACCELERATION_GZ</text:p>
          </table:table-cell>
          <table:table-cell table:formula="of:=IF([.C36]&lt;&gt;&quot;&quot;;[.C36];[.I35])" office:value-type="string" office:string-value="gz" calcext:value-type="string">
            <text:p>gz</text:p>
          </table:table-cell>
          <table:table-cell table:formula="of:=[.E36]" office:value-type="string" office:string-value="METER_PER_SEC_SQ" calcext:value-type="string">
            <text:p>METER_PER_SEC_SQ</text:p>
          </table:table-cell>
          <table:table-cell table:formula="of:=&quot;function &quot;&amp;[.H36]&amp;&quot;_&quot;&amp;[.J36]&amp;&quot; () { printf '&quot;&amp;[.I36]&amp;&quot;,&quot;&amp;[.F36]&amp;&quot;=%s' $1; } ### &quot;&amp;[.G36]&amp;&quot; (&quot;&amp;[.D36]&amp;&quot;)&quot;" office:value-type="string" office:string-value="function ACCELERATION_GZ_METER_PER_SEC_SQ () { printf 'gz,ms2=%s' $1; } ### Acceleration.gz axis (Meters per second squared)" calcext:value-type="string">
            <text:p>function ACCELERATION_GZ_METER_PER_SEC_SQ () { printf 'gz,ms2=%s' $1; } ### Acceleration.gz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titud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Meters above sea level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</text:p>
          </table:table-cell>
          <table:table-cell table:formula="of:=IF([.A37]&lt;&gt;&quot;&quot;;[.A37];[.G36])" office:value-type="string" office:string-value="Altitude" calcext:value-type="string">
            <text:p>Altitude</text:p>
          </table:table-cell>
          <table:table-cell table:formula="of:=IF([.B37]&lt;&gt;&quot;&quot;;[.B37];[.H36])" office:value-type="string" office:string-value="ALTITUDE" calcext:value-type="string">
            <text:p>ALTITUDE</text:p>
          </table:table-cell>
          <table:table-cell table:formula="of:=IF([.C37]&lt;&gt;&quot;&quot;;[.C37];[.I36])" office:value-type="string" office:string-value="alt" calcext:value-type="string">
            <text:p>alt</text:p>
          </table:table-cell>
          <table:table-cell table:formula="of:=[.E37]" office:value-type="string" office:string-value="METER" calcext:value-type="string">
            <text:p>METER</text:p>
          </table:table-cell>
          <table:table-cell table:formula="of:=&quot;function &quot;&amp;[.H37]&amp;&quot;_&quot;&amp;[.J37]&amp;&quot; () { printf '&quot;&amp;[.I37]&amp;&quot;,&quot;&amp;[.F37]&amp;&quot;=%s' $1; } ### &quot;&amp;[.G37]&amp;&quot; (&quot;&amp;[.D37]&amp;&quot;)&quot;" office:value-type="string" office:string-value="function ALTITUDE_METER () { printf 'alt,m=%s' $1; } ### Altitude (Meters above sea level)" calcext:value-type="string">
            <text:p>function ALTITUDE_METER () { printf 'alt,m=%s' $1; } ### Altitude (Meters above sea level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Feet above sea level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ft</text:p>
          </table:table-cell>
          <table:table-cell table:formula="of:=IF([.A38]&lt;&gt;&quot;&quot;;[.A38];[.G37])" office:value-type="string" office:string-value="Altitude" calcext:value-type="string">
            <text:p>Altitude</text:p>
          </table:table-cell>
          <table:table-cell table:formula="of:=IF([.B38]&lt;&gt;&quot;&quot;;[.B38];[.H37])" office:value-type="string" office:string-value="ALTITUDE" calcext:value-type="string">
            <text:p>ALTITUDE</text:p>
          </table:table-cell>
          <table:table-cell table:formula="of:=IF([.C38]&lt;&gt;&quot;&quot;;[.C38];[.I37])" office:value-type="string" office:string-value="alt" calcext:value-type="string">
            <text:p>alt</text:p>
          </table:table-cell>
          <table:table-cell table:formula="of:=[.E38]" office:value-type="string" office:string-value="FEET" calcext:value-type="string">
            <text:p>FEET</text:p>
          </table:table-cell>
          <table:table-cell table:formula="of:=&quot;function &quot;&amp;[.H38]&amp;&quot;_&quot;&amp;[.J38]&amp;&quot; () { printf '&quot;&amp;[.I38]&amp;&quot;,&quot;&amp;[.F38]&amp;&quot;=%s' $1; } ### &quot;&amp;[.G38]&amp;&quot; (&quot;&amp;[.D38]&amp;&quot;)&quot;" office:value-type="string" office:string-value="function ALTITUDE_FEET () { printf 'alt,ft=%s' $1; } ### Altitude (Feet above sea level)" calcext:value-type="string">
            <text:p>function ALTITUDE_FEET () { printf 'alt,ft=%s' $1; } ### Altitude (Feet above sea leve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ount of substance</text:p>
          </table:table-cell>
          <table:table-cell office:value-type="string" calcext:value-type="string">
            <text:p>AMOUNT_SUBSTAN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mol</text:p>
          </table:table-cell>
          <table:table-cell table:formula="of:=IF([.A39]&lt;&gt;&quot;&quot;;[.A39];[.G38])" office:value-type="string" office:string-value="Amount of substance" calcext:value-type="string">
            <text:p>Amount of substance</text:p>
          </table:table-cell>
          <table:table-cell table:formula="of:=IF([.B39]&lt;&gt;&quot;&quot;;[.B39];[.H38])" office:value-type="string" office:string-value="AMOUNT_SUBSTANCE" calcext:value-type="string">
            <text:p>AMOUNT_SUBSTANCE</text:p>
          </table:table-cell>
          <table:table-cell table:formula="of:=IF([.C39]&lt;&gt;&quot;&quot;;[.C39];[.I38])" office:value-type="string" office:string-value="amount" calcext:value-type="string">
            <text:p>amount</text:p>
          </table:table-cell>
          <table:table-cell table:formula="of:=[.E39]" office:value-type="string" office:string-value="MOLE" calcext:value-type="string">
            <text:p>MOLE</text:p>
          </table:table-cell>
          <table:table-cell table:formula="of:=&quot;function &quot;&amp;[.H39]&amp;&quot;_&quot;&amp;[.J39]&amp;&quot; () { printf '&quot;&amp;[.I39]&amp;&quot;,&quot;&amp;[.F39]&amp;&quot;=%s' $1; } ### &quot;&amp;[.G39]&amp;&quot; (&quot;&amp;[.D39]&amp;&quot;)&quot;" office:value-type="string" office:string-value="function AMOUNT_SUBSTANCE_MOLE () { printf 'amount,mol=%s' $1; } ### Amount of substance (Mole)" calcext:value-type="string">
            <text:p>function AMOUNT_SUBSTANCE_MOLE () { printf 'amount,mol=%s' $1; } ### Amount of substance (Mo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quare meter</text:p>
          </table:table-cell>
          <table:table-cell office:value-type="string" calcext:value-type="string">
            <text:p>METER2</text:p>
          </table:table-cell>
          <table:table-cell office:value-type="string" calcext:value-type="string">
            <text:p>m2</text:p>
          </table:table-cell>
          <table:table-cell table:formula="of:=IF([.A40]&lt;&gt;&quot;&quot;;[.A40];[.G39])" office:value-type="string" office:string-value="Area" calcext:value-type="string">
            <text:p>Area</text:p>
          </table:table-cell>
          <table:table-cell table:formula="of:=IF([.B40]&lt;&gt;&quot;&quot;;[.B40];[.H39])" office:value-type="string" office:string-value="AREA" calcext:value-type="string">
            <text:p>AREA</text:p>
          </table:table-cell>
          <table:table-cell table:formula="of:=IF([.C40]&lt;&gt;&quot;&quot;;[.C40];[.I39])" office:value-type="string" office:string-value="area" calcext:value-type="string">
            <text:p>area</text:p>
          </table:table-cell>
          <table:table-cell table:formula="of:=[.E40]" office:value-type="string" office:string-value="METER2" calcext:value-type="string">
            <text:p>METER2</text:p>
          </table:table-cell>
          <table:table-cell table:formula="of:=&quot;function &quot;&amp;[.H40]&amp;&quot;_&quot;&amp;[.J40]&amp;&quot; () { printf '&quot;&amp;[.I40]&amp;&quot;,&quot;&amp;[.F40]&amp;&quot;=%s' $1; } ### &quot;&amp;[.G40]&amp;&quot; (&quot;&amp;[.D40]&amp;&quot;)&quot;" office:value-type="string" office:string-value="function AREA_METER2 () { printf 'area,m2=%s' $1; } ### Area (Square meter)" calcext:value-type="string">
            <text:p>function AREA_METER2 () { printf 'area,m2=%s' $1; } ### Area (Square 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ometric pressure</text:p>
          </table:table-cell>
          <table:table-cell office:value-type="string" calcext:value-type="string">
            <text:p>BAROMETRIC_PRESSURE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</text:p>
          </table:table-cell>
          <table:table-cell table:formula="of:=IF([.A41]&lt;&gt;&quot;&quot;;[.A41];[.G40])" office:value-type="string" office:string-value="Barometric pressure" calcext:value-type="string">
            <text:p>Barometric pressure</text:p>
          </table:table-cell>
          <table:table-cell table:formula="of:=IF([.B41]&lt;&gt;&quot;&quot;;[.B41];[.H40])" office:value-type="string" office:string-value="BAROMETRIC_PRESSURE" calcext:value-type="string">
            <text:p>BAROMETRIC_PRESSURE</text:p>
          </table:table-cell>
          <table:table-cell table:formula="of:=IF([.C41]&lt;&gt;&quot;&quot;;[.C41];[.I40])" office:value-type="string" office:string-value="bp" calcext:value-type="string">
            <text:p>bp</text:p>
          </table:table-cell>
          <table:table-cell table:formula="of:=[.E41]" office:value-type="string" office:string-value="PASCAL" calcext:value-type="string">
            <text:p>PASCAL</text:p>
          </table:table-cell>
          <table:table-cell table:formula="of:=&quot;function &quot;&amp;[.H41]&amp;&quot;_&quot;&amp;[.J41]&amp;&quot; () { printf '&quot;&amp;[.I41]&amp;&quot;,&quot;&amp;[.F41]&amp;&quot;=%s' $1; } ### &quot;&amp;[.G41]&amp;&quot; (&quot;&amp;[.D41]&amp;&quot;)&quot;" office:value-type="string" office:string-value="function BAROMETRIC_PRESSURE_PASCAL () { printf 'bp,pa=%s' $1; } ### Barometric pressure (Pascal)" calcext:value-type="string">
            <text:p>function BAROMETRIC_PRESSURE_PASCAL () { printf 'bp,pa=%s' $1; } ### Barometric pressure (Pascal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Hecto Pascal</text:p>
          </table:table-cell>
          <table:table-cell office:value-type="string" calcext:value-type="string">
            <text:p>HECTOPASCAL</text:p>
          </table:table-cell>
          <table:table-cell office:value-type="string" calcext:value-type="string">
            <text:p>hpa</text:p>
          </table:table-cell>
          <table:table-cell table:formula="of:=IF([.A42]&lt;&gt;&quot;&quot;;[.A42];[.G41])" office:value-type="string" office:string-value="Barometric pressure" calcext:value-type="string">
            <text:p>Barometric pressure</text:p>
          </table:table-cell>
          <table:table-cell table:formula="of:=IF([.B42]&lt;&gt;&quot;&quot;;[.B42];[.H41])" office:value-type="string" office:string-value="BAROMETRIC_PRESSURE" calcext:value-type="string">
            <text:p>BAROMETRIC_PRESSURE</text:p>
          </table:table-cell>
          <table:table-cell table:formula="of:=IF([.C42]&lt;&gt;&quot;&quot;;[.C42];[.I41])" office:value-type="string" office:string-value="bp" calcext:value-type="string">
            <text:p>bp</text:p>
          </table:table-cell>
          <table:table-cell table:formula="of:=[.E42]" office:value-type="string" office:string-value="HECTOPASCAL" calcext:value-type="string">
            <text:p>HECTOPASCAL</text:p>
          </table:table-cell>
          <table:table-cell table:formula="of:=&quot;function &quot;&amp;[.H42]&amp;&quot;_&quot;&amp;[.J42]&amp;&quot; () { printf '&quot;&amp;[.I42]&amp;&quot;,&quot;&amp;[.F42]&amp;&quot;=%s' $1; } ### &quot;&amp;[.G42]&amp;&quot; (&quot;&amp;[.D42]&amp;&quot;)&quot;" office:value-type="string" office:string-value="function BAROMETRIC_PRESSURE_HECTOPASCAL () { printf 'bp,hpa=%s' $1; } ### Barometric pressure (Hecto Pascal)" calcext:value-type="string">
            <text:p>function BAROMETRIC_PRESSURE_HECTOPASCAL () { printf 'bp,hpa=%s' $1; } ### Barometric pressure (Hecto Pasca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43]&lt;&gt;&quot;&quot;;[.A43];[.G42])" office:value-type="string" office:string-value="Battery" calcext:value-type="string">
            <text:p>Battery</text:p>
          </table:table-cell>
          <table:table-cell table:formula="of:=IF([.B43]&lt;&gt;&quot;&quot;;[.B43];[.H42])" office:value-type="string" office:string-value="BATTERY" calcext:value-type="string">
            <text:p>BATTERY</text:p>
          </table:table-cell>
          <table:table-cell table:formula="of:=IF([.C43]&lt;&gt;&quot;&quot;;[.C43];[.I42])" office:value-type="string" office:string-value="batt" calcext:value-type="string">
            <text:p>batt</text:p>
          </table:table-cell>
          <table:table-cell table:formula="of:=[.E43]" office:value-type="string" office:string-value="PERCENT" calcext:value-type="string">
            <text:p>PERCENT</text:p>
          </table:table-cell>
          <table:table-cell table:formula="of:=&quot;function &quot;&amp;[.H43]&amp;&quot;_&quot;&amp;[.J43]&amp;&quot; () { printf '&quot;&amp;[.I43]&amp;&quot;,&quot;&amp;[.F43]&amp;&quot;=%s' $1; } ### &quot;&amp;[.G43]&amp;&quot; (&quot;&amp;[.D43]&amp;&quot;)&quot;" office:value-type="string" office:string-value="function BATTERY_PERCENT () { printf 'batt,p=%s' $1; } ### Battery (% (0 to 100))" calcext:value-type="string">
            <text:p>function BATTERY_PERCENT () { printf 'batt,p=%s' $1; } ### Battery (% (0 to 100)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Ratio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</text:p>
          </table:table-cell>
          <table:table-cell table:formula="of:=IF([.A44]&lt;&gt;&quot;&quot;;[.A44];[.G43])" office:value-type="string" office:string-value="Battery" calcext:value-type="string">
            <text:p>Battery</text:p>
          </table:table-cell>
          <table:table-cell table:formula="of:=IF([.B44]&lt;&gt;&quot;&quot;;[.B44];[.H43])" office:value-type="string" office:string-value="BATTERY" calcext:value-type="string">
            <text:p>BATTERY</text:p>
          </table:table-cell>
          <table:table-cell table:formula="of:=IF([.C44]&lt;&gt;&quot;&quot;;[.C44];[.I43])" office:value-type="string" office:string-value="batt" calcext:value-type="string">
            <text:p>batt</text:p>
          </table:table-cell>
          <table:table-cell table:formula="of:=[.E44]" office:value-type="string" office:string-value="RATIO" calcext:value-type="string">
            <text:p>RATIO</text:p>
          </table:table-cell>
          <table:table-cell table:formula="of:=&quot;function &quot;&amp;[.H44]&amp;&quot;_&quot;&amp;[.J44]&amp;&quot; () { printf '&quot;&amp;[.I44]&amp;&quot;,&quot;&amp;[.F44]&amp;&quot;=%s' $1; } ### &quot;&amp;[.G44]&amp;&quot; (&quot;&amp;[.D44]&amp;&quot;)&quot;" office:value-type="string" office:string-value="function BATTERY_RATIO () { printf 'batt,r=%s' $1; } ### Battery (Ratio)" calcext:value-type="string">
            <text:p>function BATTERY_RATIO () { printf 'batt,r=%s' $1; } ### Battery (Ratio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Volt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</text:p>
          </table:table-cell>
          <table:table-cell table:formula="of:=IF([.A45]&lt;&gt;&quot;&quot;;[.A45];[.G44])" office:value-type="string" office:string-value="Battery" calcext:value-type="string">
            <text:p>Battery</text:p>
          </table:table-cell>
          <table:table-cell table:formula="of:=IF([.B45]&lt;&gt;&quot;&quot;;[.B45];[.H44])" office:value-type="string" office:string-value="BATTERY" calcext:value-type="string">
            <text:p>BATTERY</text:p>
          </table:table-cell>
          <table:table-cell table:formula="of:=IF([.C45]&lt;&gt;&quot;&quot;;[.C45];[.I44])" office:value-type="string" office:string-value="batt" calcext:value-type="string">
            <text:p>batt</text:p>
          </table:table-cell>
          <table:table-cell table:formula="of:=[.E45]" office:value-type="string" office:string-value="VOLTS" calcext:value-type="string">
            <text:p>VOLTS</text:p>
          </table:table-cell>
          <table:table-cell table:formula="of:=&quot;function &quot;&amp;[.H45]&amp;&quot;_&quot;&amp;[.J45]&amp;&quot; () { printf '&quot;&amp;[.I45]&amp;&quot;,&quot;&amp;[.F45]&amp;&quot;=%s' $1; } ### &quot;&amp;[.G45]&amp;&quot; (&quot;&amp;[.D45]&amp;&quot;)&quot;" office:value-type="string" office:string-value="function BATTERY_VOLTS () { printf 'batt,v=%s' $1; } ### Battery (Volts)" calcext:value-type="string">
            <text:p>function BATTERY_VOLTS () { printf 'batt,v=%s' $1; } ### Battery (Volt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ometric</text:p>
          </table:table-cell>
          <table:table-cell office:value-type="string" calcext:value-type="string">
            <text:p>BIOMETRIC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yte Array</text:p>
          </table:table-cell>
          <table:table-cell office:value-type="string" calcext:value-type="string">
            <text:p>BYTE_ARRAY</text:p>
          </table:table-cell>
          <table:table-cell office:value-type="string" calcext:value-type="string">
            <text:p>null</text:p>
          </table:table-cell>
          <table:table-cell table:formula="of:=IF([.A46]&lt;&gt;&quot;&quot;;[.A46];[.G45])" office:value-type="string" office:string-value="Biometric" calcext:value-type="string">
            <text:p>Biometric</text:p>
          </table:table-cell>
          <table:table-cell table:formula="of:=IF([.B46]&lt;&gt;&quot;&quot;;[.B46];[.H45])" office:value-type="string" office:string-value="BIOMETRIC" calcext:value-type="string">
            <text:p>BIOMETRIC</text:p>
          </table:table-cell>
          <table:table-cell table:formula="of:=IF([.C46]&lt;&gt;&quot;&quot;;[.C46];[.I45])" office:value-type="string" office:string-value="bio" calcext:value-type="string">
            <text:p>bio</text:p>
          </table:table-cell>
          <table:table-cell table:formula="of:=[.E46]" office:value-type="string" office:string-value="BYTE_ARRAY" calcext:value-type="string">
            <text:p>BYTE_ARRAY</text:p>
          </table:table-cell>
          <table:table-cell table:formula="of:=&quot;function &quot;&amp;[.H46]&amp;&quot;_&quot;&amp;[.J46]&amp;&quot; () { printf '&quot;&amp;[.I46]&amp;&quot;,&quot;&amp;[.F46]&amp;&quot;=%s' $1; } ### &quot;&amp;[.G46]&amp;&quot; (&quot;&amp;[.D46]&amp;&quot;)&quot;" office:value-type="string" office:string-value="function BIOMETRIC_BYTE_ARRAY () { printf 'bio,null=%s' $1; } ### Biometric (Byte Array)" calcext:value-type="string">
            <text:p>function BIOMETRIC_BYTE_ARRAY () { printf 'bio,null=%s' $1; } ### Biometric (Byte Arra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ood Coun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ells by cubic millimeter</text:p>
          </table:table-cell>
          <table:table-cell office:value-type="string" calcext:value-type="string">
            <text:p>CELLS_MM3</text:p>
          </table:table-cell>
          <table:table-cell office:value-type="string" calcext:value-type="string">
            <text:p>cmm</text:p>
          </table:table-cell>
          <table:table-cell table:formula="of:=IF([.A47]&lt;&gt;&quot;&quot;;[.A47];[.G46])" office:value-type="string" office:string-value="Blood Count" calcext:value-type="string">
            <text:p>Blood Count</text:p>
          </table:table-cell>
          <table:table-cell table:formula="of:=IF([.B47]&lt;&gt;&quot;&quot;;[.B47];[.H46])" office:value-type="string" office:string-value="BLOOD" calcext:value-type="string">
            <text:p>BLOOD</text:p>
          </table:table-cell>
          <table:table-cell table:formula="of:=IF([.C47]&lt;&gt;&quot;&quot;;[.C47];[.I46])" office:value-type="string" office:string-value="blood" calcext:value-type="string">
            <text:p>blood</text:p>
          </table:table-cell>
          <table:table-cell table:formula="of:=[.E47]" office:value-type="string" office:string-value="CELLS_MM3" calcext:value-type="string">
            <text:p>CELLS_MM3</text:p>
          </table:table-cell>
          <table:table-cell table:formula="of:=&quot;function &quot;&amp;[.H47]&amp;&quot;_&quot;&amp;[.J47]&amp;&quot; () { printf '&quot;&amp;[.I47]&amp;&quot;,&quot;&amp;[.F47]&amp;&quot;=%s' $1; } ### &quot;&amp;[.G47]&amp;&quot; (&quot;&amp;[.D47]&amp;&quot;)&quot;" office:value-type="string" office:string-value="function BLOOD_CELLS_MM3 () { printf 'blood,cmm=%s' $1; } ### Blood Count (Cells by cubic millimeter)" calcext:value-type="string">
            <text:p>function BLOOD_CELLS_MM3 () { printf 'blood,cmm=%s' $1; } ### Blood Count (Cells by cubic millimeter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48]&lt;&gt;&quot;&quot;;[.A48];[.G47])" office:value-type="string" office:string-value="Blood Count" calcext:value-type="string">
            <text:p>Blood Count</text:p>
          </table:table-cell>
          <table:table-cell table:formula="of:=IF([.B48]&lt;&gt;&quot;&quot;;[.B48];[.H47])" office:value-type="string" office:string-value="BLOOD" calcext:value-type="string">
            <text:p>BLOOD</text:p>
          </table:table-cell>
          <table:table-cell table:formula="of:=IF([.C48]&lt;&gt;&quot;&quot;;[.C48];[.I47])" office:value-type="string" office:string-value="blood" calcext:value-type="string">
            <text:p>blood</text:p>
          </table:table-cell>
          <table:table-cell table:formula="of:=[.E48]" office:value-type="string" office:string-value="PERCENT" calcext:value-type="string">
            <text:p>PERCENT</text:p>
          </table:table-cell>
          <table:table-cell table:formula="of:=&quot;function &quot;&amp;[.H48]&amp;&quot;_&quot;&amp;[.J48]&amp;&quot; () { printf '&quot;&amp;[.I48]&amp;&quot;,&quot;&amp;[.F48]&amp;&quot;=%s' $1; } ### &quot;&amp;[.G48]&amp;&quot; (&quot;&amp;[.D48]&amp;&quot;)&quot;" office:value-type="string" office:string-value="function BLOOD_PERCENT () { printf 'blood,p=%s' $1; } ### Blood Count (% (0 to 100))" calcext:value-type="string">
            <text:p>function BLOOD_PERCENT () { printf 'blood,p=%s' $1; } ### Blood Count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it</text:p>
          </table:table-cell>
          <table:table-cell table:formula="of:=IF([.A49]&lt;&gt;&quot;&quot;;[.A49];[.G48])" office:value-type="string" office:string-value="Bytes" calcext:value-type="string">
            <text:p>Bytes</text:p>
          </table:table-cell>
          <table:table-cell table:formula="of:=IF([.B49]&lt;&gt;&quot;&quot;;[.B49];[.H48])" office:value-type="string" office:string-value="BYTES" calcext:value-type="string">
            <text:p>BYTES</text:p>
          </table:table-cell>
          <table:table-cell table:formula="of:=IF([.C49]&lt;&gt;&quot;&quot;;[.C49];[.I48])" office:value-type="string" office:string-value="bytes" calcext:value-type="string">
            <text:p>bytes</text:p>
          </table:table-cell>
          <table:table-cell table:formula="of:=[.E49]" office:value-type="string" office:string-value="BIT" calcext:value-type="string">
            <text:p>BIT</text:p>
          </table:table-cell>
          <table:table-cell table:formula="of:=&quot;function &quot;&amp;[.H49]&amp;&quot;_&quot;&amp;[.J49]&amp;&quot; () { printf '&quot;&amp;[.I49]&amp;&quot;,&quot;&amp;[.F49]&amp;&quot;=%s' $1; } ### &quot;&amp;[.G49]&amp;&quot; (&quot;&amp;[.D49]&amp;&quot;)&quot;" office:value-type="string" office:string-value="function BYTES_BIT () { printf 'bytes,bit=%s' $1; } ### Bytes (Bits)" calcext:value-type="string">
            <text:p>function BYTES_BIT () { printf 'bytes,bit=%s' $1; } ### Bytes (Bits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Bytes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byte</text:p>
          </table:table-cell>
          <table:table-cell table:formula="of:=IF([.A50]&lt;&gt;&quot;&quot;;[.A50];[.G49])" office:value-type="string" office:string-value="Bytes" calcext:value-type="string">
            <text:p>Bytes</text:p>
          </table:table-cell>
          <table:table-cell table:formula="of:=IF([.B50]&lt;&gt;&quot;&quot;;[.B50];[.H49])" office:value-type="string" office:string-value="BYTES" calcext:value-type="string">
            <text:p>BYTES</text:p>
          </table:table-cell>
          <table:table-cell table:formula="of:=IF([.C50]&lt;&gt;&quot;&quot;;[.C50];[.I49])" office:value-type="string" office:string-value="bytes" calcext:value-type="string">
            <text:p>bytes</text:p>
          </table:table-cell>
          <table:table-cell table:formula="of:=[.E50]" office:value-type="string" office:string-value="BYTE" calcext:value-type="string">
            <text:p>BYTE</text:p>
          </table:table-cell>
          <table:table-cell table:formula="of:=&quot;function &quot;&amp;[.H50]&amp;&quot;_&quot;&amp;[.J50]&amp;&quot; () { printf '&quot;&amp;[.I50]&amp;&quot;,&quot;&amp;[.F50]&amp;&quot;=%s' $1; } ### &quot;&amp;[.G50]&amp;&quot; (&quot;&amp;[.D50]&amp;&quot;)&quot;" office:value-type="string" office:string-value="function BYTES_BYTE () { printf 'bytes,byte=%s' $1; } ### Bytes (Bytes)" calcext:value-type="string">
            <text:p>function BYTES_BYTE () { printf 'bytes,byte=%s' $1; } ### Bytes (Bytes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Kilobytes</text:p>
          </table:table-cell>
          <table:table-cell office:value-type="string" calcext:value-type="string">
            <text:p>KB_BYTE</text:p>
          </table:table-cell>
          <table:table-cell office:value-type="string" calcext:value-type="string">
            <text:p>kb</text:p>
          </table:table-cell>
          <table:table-cell table:formula="of:=IF([.A51]&lt;&gt;&quot;&quot;;[.A51];[.G50])" office:value-type="string" office:string-value="Bytes" calcext:value-type="string">
            <text:p>Bytes</text:p>
          </table:table-cell>
          <table:table-cell table:formula="of:=IF([.B51]&lt;&gt;&quot;&quot;;[.B51];[.H50])" office:value-type="string" office:string-value="BYTES" calcext:value-type="string">
            <text:p>BYTES</text:p>
          </table:table-cell>
          <table:table-cell table:formula="of:=IF([.C51]&lt;&gt;&quot;&quot;;[.C51];[.I50])" office:value-type="string" office:string-value="bytes" calcext:value-type="string">
            <text:p>bytes</text:p>
          </table:table-cell>
          <table:table-cell table:formula="of:=[.E51]" office:value-type="string" office:string-value="KB_BYTE" calcext:value-type="string">
            <text:p>KB_BYTE</text:p>
          </table:table-cell>
          <table:table-cell table:formula="of:=&quot;function &quot;&amp;[.H51]&amp;&quot;_&quot;&amp;[.J51]&amp;&quot; () { printf '&quot;&amp;[.I51]&amp;&quot;,&quot;&amp;[.F51]&amp;&quot;=%s' $1; } ### &quot;&amp;[.G51]&amp;&quot; (&quot;&amp;[.D51]&amp;&quot;)&quot;" office:value-type="string" office:string-value="function BYTES_KB_BYTE () { printf 'bytes,kb=%s' $1; } ### Bytes (Kilobytes)" calcext:value-type="string">
            <text:p>function BYTES_KB_BYTE () { printf 'bytes,kb=%s' $1; } ### Bytes (Kilobytes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Megabytes</text:p>
          </table:table-cell>
          <table:table-cell office:value-type="string" calcext:value-type="string">
            <text:p>MB_BYTE</text:p>
          </table:table-cell>
          <table:table-cell office:value-type="string" calcext:value-type="string">
            <text:p>mb</text:p>
          </table:table-cell>
          <table:table-cell table:formula="of:=IF([.A52]&lt;&gt;&quot;&quot;;[.A52];[.G51])" office:value-type="string" office:string-value="Bytes" calcext:value-type="string">
            <text:p>Bytes</text:p>
          </table:table-cell>
          <table:table-cell table:formula="of:=IF([.B52]&lt;&gt;&quot;&quot;;[.B52];[.H51])" office:value-type="string" office:string-value="BYTES" calcext:value-type="string">
            <text:p>BYTES</text:p>
          </table:table-cell>
          <table:table-cell table:formula="of:=IF([.C52]&lt;&gt;&quot;&quot;;[.C52];[.I51])" office:value-type="string" office:string-value="bytes" calcext:value-type="string">
            <text:p>bytes</text:p>
          </table:table-cell>
          <table:table-cell table:formula="of:=[.E52]" office:value-type="string" office:string-value="MB_BYTE" calcext:value-type="string">
            <text:p>MB_BYTE</text:p>
          </table:table-cell>
          <table:table-cell table:formula="of:=&quot;function &quot;&amp;[.H52]&amp;&quot;_&quot;&amp;[.J52]&amp;&quot; () { printf '&quot;&amp;[.I52]&amp;&quot;,&quot;&amp;[.F52]&amp;&quot;=%s' $1; } ### &quot;&amp;[.G52]&amp;&quot; (&quot;&amp;[.D52]&amp;&quot;)&quot;" office:value-type="string" office:string-value="function BYTES_MB_BYTE () { printf 'bytes,mb=%s' $1; } ### Bytes (Megabytes)" calcext:value-type="string">
            <text:p>function BYTES_MB_BYTE () { printf 'bytes,mb=%s' $1; } ### Bytes (Megabytes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Gigabytes</text:p>
          </table:table-cell>
          <table:table-cell office:value-type="string" calcext:value-type="string">
            <text:p>GB_BYTE</text:p>
          </table:table-cell>
          <table:table-cell office:value-type="string" calcext:value-type="string">
            <text:p>gb</text:p>
          </table:table-cell>
          <table:table-cell table:formula="of:=IF([.A53]&lt;&gt;&quot;&quot;;[.A53];[.G52])" office:value-type="string" office:string-value="Bytes" calcext:value-type="string">
            <text:p>Bytes</text:p>
          </table:table-cell>
          <table:table-cell table:formula="of:=IF([.B53]&lt;&gt;&quot;&quot;;[.B53];[.H52])" office:value-type="string" office:string-value="BYTES" calcext:value-type="string">
            <text:p>BYTES</text:p>
          </table:table-cell>
          <table:table-cell table:formula="of:=IF([.C53]&lt;&gt;&quot;&quot;;[.C53];[.I52])" office:value-type="string" office:string-value="bytes" calcext:value-type="string">
            <text:p>bytes</text:p>
          </table:table-cell>
          <table:table-cell table:formula="of:=[.E53]" office:value-type="string" office:string-value="GB_BYTE" calcext:value-type="string">
            <text:p>GB_BYTE</text:p>
          </table:table-cell>
          <table:table-cell table:formula="of:=&quot;function &quot;&amp;[.H53]&amp;&quot;_&quot;&amp;[.J53]&amp;&quot; () { printf '&quot;&amp;[.I53]&amp;&quot;,&quot;&amp;[.F53]&amp;&quot;=%s' $1; } ### &quot;&amp;[.G53]&amp;&quot; (&quot;&amp;[.D53]&amp;&quot;)&quot;" office:value-type="string" office:string-value="function BYTES_GB_BYTE () { printf 'bytes,gb=%s' $1; } ### Bytes (Gigabytes)" calcext:value-type="string">
            <text:p>function BYTES_GB_BYTE () { printf 'bytes,gb=%s' $1; } ### Bytes (Gigabytes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Terabytes</text:p>
          </table:table-cell>
          <table:table-cell office:value-type="string" calcext:value-type="string">
            <text:p>TB_BYTE</text:p>
          </table:table-cell>
          <table:table-cell office:value-type="string" calcext:value-type="string">
            <text:p>tb</text:p>
          </table:table-cell>
          <table:table-cell table:formula="of:=IF([.A54]&lt;&gt;&quot;&quot;;[.A54];[.G53])" office:value-type="string" office:string-value="Bytes" calcext:value-type="string">
            <text:p>Bytes</text:p>
          </table:table-cell>
          <table:table-cell table:formula="of:=IF([.B54]&lt;&gt;&quot;&quot;;[.B54];[.H53])" office:value-type="string" office:string-value="BYTES" calcext:value-type="string">
            <text:p>BYTES</text:p>
          </table:table-cell>
          <table:table-cell table:formula="of:=IF([.C54]&lt;&gt;&quot;&quot;;[.C54];[.I53])" office:value-type="string" office:string-value="bytes" calcext:value-type="string">
            <text:p>bytes</text:p>
          </table:table-cell>
          <table:table-cell table:formula="of:=[.E54]" office:value-type="string" office:string-value="TB_BYTE" calcext:value-type="string">
            <text:p>TB_BYTE</text:p>
          </table:table-cell>
          <table:table-cell table:formula="of:=&quot;function &quot;&amp;[.H54]&amp;&quot;_&quot;&amp;[.J54]&amp;&quot; () { printf '&quot;&amp;[.I54]&amp;&quot;,&quot;&amp;[.F54]&amp;&quot;=%s' $1; } ### &quot;&amp;[.G54]&amp;&quot; (&quot;&amp;[.D54]&amp;&quot;)&quot;" office:value-type="string" office:string-value="function BYTES_TB_BYTE () { printf 'bytes,tb=%s' $1; } ### Bytes (Terabytes)" calcext:value-type="string">
            <text:p>function BYTES_TB_BYTE () { printf 'bytes,tb=%s' $1; } ### Bytes (Terabyte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pacitance</text:p>
          </table:table-cell>
          <table:table-cell office:value-type="string" calcext:value-type="string">
            <text:p>CAPACITANC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Farad</text:p>
          </table:table-cell>
          <table:table-cell office:value-type="string" calcext:value-type="string">
            <text:p>FARAD</text:p>
          </table:table-cell>
          <table:table-cell office:value-type="string" calcext:value-type="string">
            <text:p>farad</text:p>
          </table:table-cell>
          <table:table-cell table:formula="of:=IF([.A55]&lt;&gt;&quot;&quot;;[.A55];[.G54])" office:value-type="string" office:string-value="Capacitance" calcext:value-type="string">
            <text:p>Capacitance</text:p>
          </table:table-cell>
          <table:table-cell table:formula="of:=IF([.B55]&lt;&gt;&quot;&quot;;[.B55];[.H54])" office:value-type="string" office:string-value="CAPACITANCE" calcext:value-type="string">
            <text:p>CAPACITANCE</text:p>
          </table:table-cell>
          <table:table-cell table:formula="of:=IF([.C55]&lt;&gt;&quot;&quot;;[.C55];[.I54])" office:value-type="string" office:string-value="cap" calcext:value-type="string">
            <text:p>cap</text:p>
          </table:table-cell>
          <table:table-cell table:formula="of:=[.E55]" office:value-type="string" office:string-value="FARAD" calcext:value-type="string">
            <text:p>FARAD</text:p>
          </table:table-cell>
          <table:table-cell table:formula="of:=&quot;function &quot;&amp;[.H55]&amp;&quot;_&quot;&amp;[.J55]&amp;&quot; () { printf '&quot;&amp;[.I55]&amp;&quot;,&quot;&amp;[.F55]&amp;&quot;=%s' $1; } ### &quot;&amp;[.G55]&amp;&quot; (&quot;&amp;[.D55]&amp;&quot;)&quot;" office:value-type="string" office:string-value="function CAPACITANCE_FARAD () { printf 'cap,farad=%s' $1; } ### Capacitance (Farad)" calcext:value-type="string">
            <text:p>function CAPACITANCE_FARAD () { printf 'cap,farad=%s' $1; } ### Capacitance (Fara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rbon Dioxide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Parts per milliion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ppm</text:p>
          </table:table-cell>
          <table:table-cell table:formula="of:=IF([.A56]&lt;&gt;&quot;&quot;;[.A56];[.G55])" office:value-type="string" office:string-value="Carbon Dioxide" calcext:value-type="string">
            <text:p>Carbon Dioxide</text:p>
          </table:table-cell>
          <table:table-cell table:formula="of:=IF([.B56]&lt;&gt;&quot;&quot;;[.B56];[.H55])" office:value-type="string" office:string-value="CO2" calcext:value-type="string">
            <text:p>CO2</text:p>
          </table:table-cell>
          <table:table-cell table:formula="of:=IF([.C56]&lt;&gt;&quot;&quot;;[.C56];[.I55])" office:value-type="string" office:string-value="co2" calcext:value-type="string">
            <text:p>co2</text:p>
          </table:table-cell>
          <table:table-cell table:formula="of:=[.E56]" office:value-type="string" office:string-value="PPM" calcext:value-type="string">
            <text:p>PPM</text:p>
          </table:table-cell>
          <table:table-cell table:formula="of:=&quot;function &quot;&amp;[.H56]&amp;&quot;_&quot;&amp;[.J56]&amp;&quot; () { printf '&quot;&amp;[.I56]&amp;&quot;,&quot;&amp;[.F56]&amp;&quot;=%s' $1; } ### &quot;&amp;[.G56]&amp;&quot; (&quot;&amp;[.D56]&amp;&quot;)&quot;" office:value-type="string" office:string-value="function CO2_PPM () { printf 'co2,ppm=%s' $1; } ### Carbon Dioxide (Parts per milliion)" calcext:value-type="string">
            <text:p>function CO2_PPM () { printf 'co2,ppm=%s' $1; } ### Carbon Dioxide (Parts per milliion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Units of Micromole</text:p>
          </table:table-cell>
          <table:table-cell office:value-type="string" calcext:value-type="string">
            <text:p>UNITS_MICROMOLE</text:p>
          </table:table-cell>
          <table:table-cell office:value-type="string" calcext:value-type="string">
            <text:p>wmoco2</text:p>
          </table:table-cell>
          <table:table-cell table:formula="of:=IF([.A57]&lt;&gt;&quot;&quot;;[.A57];[.G56])" office:value-type="string" office:string-value="Carbon Dioxide" calcext:value-type="string">
            <text:p>Carbon Dioxide</text:p>
          </table:table-cell>
          <table:table-cell table:formula="of:=IF([.B57]&lt;&gt;&quot;&quot;;[.B57];[.H56])" office:value-type="string" office:string-value="CO2" calcext:value-type="string">
            <text:p>CO2</text:p>
          </table:table-cell>
          <table:table-cell table:formula="of:=IF([.C57]&lt;&gt;&quot;&quot;;[.C57];[.I56])" office:value-type="string" office:string-value="co2" calcext:value-type="string">
            <text:p>co2</text:p>
          </table:table-cell>
          <table:table-cell table:formula="of:=[.E57]" office:value-type="string" office:string-value="UNITS_MICROMOLE" calcext:value-type="string">
            <text:p>UNITS_MICROMOLE</text:p>
          </table:table-cell>
          <table:table-cell table:formula="of:=&quot;function &quot;&amp;[.H57]&amp;&quot;_&quot;&amp;[.J57]&amp;&quot; () { printf '&quot;&amp;[.I57]&amp;&quot;,&quot;&amp;[.F57]&amp;&quot;=%s' $1; } ### &quot;&amp;[.G57]&amp;&quot; (&quot;&amp;[.D57]&amp;&quot;)&quot;" office:value-type="string" office:string-value="function CO2_UNITS_MICROMOLE () { printf 'co2,wmoco2=%s' $1; } ### Carbon Dioxide (Units of Micromole)" calcext:value-type="string">
            <text:p>function CO2_UNITS_MICROMOLE () { printf 'co2,wmoco2=%s' $1; } ### Carbon Dioxide (Units of Micromo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ulomb</text:p>
          </table:table-cell>
          <table:table-cell office:value-type="string" calcext:value-type="string">
            <text:p>COULOMB</text:p>
          </table:table-cell>
          <table:table-cell office:value-type="string" calcext:value-type="string">
            <text:p>q</text:p>
          </table:table-cell>
          <table:table-cell table:formula="of:=IF([.A58]&lt;&gt;&quot;&quot;;[.A58];[.G57])" office:value-type="string" office:string-value="Charge" calcext:value-type="string">
            <text:p>Charge</text:p>
          </table:table-cell>
          <table:table-cell table:formula="of:=IF([.B58]&lt;&gt;&quot;&quot;;[.B58];[.H57])" office:value-type="string" office:string-value="CHARGE" calcext:value-type="string">
            <text:p>CHARGE</text:p>
          </table:table-cell>
          <table:table-cell table:formula="of:=IF([.C58]&lt;&gt;&quot;&quot;;[.C58];[.I57])" office:value-type="string" office:string-value="charge" calcext:value-type="string">
            <text:p>charge</text:p>
          </table:table-cell>
          <table:table-cell table:formula="of:=[.E58]" office:value-type="string" office:string-value="COULOMB" calcext:value-type="string">
            <text:p>COULOMB</text:p>
          </table:table-cell>
          <table:table-cell table:formula="of:=&quot;function &quot;&amp;[.H58]&amp;&quot;_&quot;&amp;[.J58]&amp;&quot; () { printf '&quot;&amp;[.I58]&amp;&quot;,&quot;&amp;[.F58]&amp;&quot;=%s' $1; } ### &quot;&amp;[.G58]&amp;&quot; (&quot;&amp;[.D58]&amp;&quot;)&quot;" office:value-type="string" office:string-value="function CHARGE_COULOMB () { printf 'charge,q=%s' $1; } ### Charge (Coulomb)" calcext:value-type="string">
            <text:p>function CHARGE_COULOMB () { printf 'charge,q=%s' $1; } ### Charge (Coulomb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olesterol</text:p>
          </table:table-cell>
          <table:table-cell office:value-type="string" calcext:value-type="string">
            <text:p>CHOLESTEROL</text:p>
          </table:table-cell>
          <table:table-cell office:value-type="string" calcext:value-type="string">
            <text:p>chol</text:p>
          </table:table-cell>
          <table:table-cell office:value-type="string" calcext:value-type="string">
            <text:p>Millimoles/liter</text:p>
          </table:table-cell>
          <table:table-cell office:value-type="string" calcext:value-type="string">
            <text:p>MMOL_L</text:p>
          </table:table-cell>
          <table:table-cell office:value-type="string" calcext:value-type="string">
            <text:p>mmol</text:p>
          </table:table-cell>
          <table:table-cell table:formula="of:=IF([.A59]&lt;&gt;&quot;&quot;;[.A59];[.G58])" office:value-type="string" office:string-value="Cholesterol" calcext:value-type="string">
            <text:p>Cholesterol</text:p>
          </table:table-cell>
          <table:table-cell table:formula="of:=IF([.B59]&lt;&gt;&quot;&quot;;[.B59];[.H58])" office:value-type="string" office:string-value="CHOLESTEROL" calcext:value-type="string">
            <text:p>CHOLESTEROL</text:p>
          </table:table-cell>
          <table:table-cell table:formula="of:=IF([.C59]&lt;&gt;&quot;&quot;;[.C59];[.I58])" office:value-type="string" office:string-value="chol" calcext:value-type="string">
            <text:p>chol</text:p>
          </table:table-cell>
          <table:table-cell table:formula="of:=[.E59]" office:value-type="string" office:string-value="MMOL_L" calcext:value-type="string">
            <text:p>MMOL_L</text:p>
          </table:table-cell>
          <table:table-cell table:formula="of:=&quot;function &quot;&amp;[.H59]&amp;&quot;_&quot;&amp;[.J59]&amp;&quot; () { printf '&quot;&amp;[.I59]&amp;&quot;,&quot;&amp;[.F59]&amp;&quot;=%s' $1; } ### &quot;&amp;[.G59]&amp;&quot; (&quot;&amp;[.D59]&amp;&quot;)&quot;" office:value-type="string" office:string-value="function CHOLESTEROL_MMOL_L () { printf 'chol,mmol=%s' $1; } ### Cholesterol (Millimoles/liter)" calcext:value-type="string">
            <text:p>function CHOLESTEROL_MMOL_L () { printf 'chol,mmol=%s' $1; } ### Cholesterol (Millimoles/liter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Milligrams/deciliter</text:p>
          </table:table-cell>
          <table:table-cell office:value-type="string" calcext:value-type="string">
            <text:p>MG_DL</text:p>
          </table:table-cell>
          <table:table-cell office:value-type="string" calcext:value-type="string">
            <text:p>mgdl</text:p>
          </table:table-cell>
          <table:table-cell table:formula="of:=IF([.A60]&lt;&gt;&quot;&quot;;[.A60];[.G59])" office:value-type="string" office:string-value="Cholesterol" calcext:value-type="string">
            <text:p>Cholesterol</text:p>
          </table:table-cell>
          <table:table-cell table:formula="of:=IF([.B60]&lt;&gt;&quot;&quot;;[.B60];[.H59])" office:value-type="string" office:string-value="CHOLESTEROL" calcext:value-type="string">
            <text:p>CHOLESTEROL</text:p>
          </table:table-cell>
          <table:table-cell table:formula="of:=IF([.C60]&lt;&gt;&quot;&quot;;[.C60];[.I59])" office:value-type="string" office:string-value="chol" calcext:value-type="string">
            <text:p>chol</text:p>
          </table:table-cell>
          <table:table-cell table:formula="of:=[.E60]" office:value-type="string" office:string-value="MG_DL" calcext:value-type="string">
            <text:p>MG_DL</text:p>
          </table:table-cell>
          <table:table-cell table:formula="of:=&quot;function &quot;&amp;[.H60]&amp;&quot;_&quot;&amp;[.J60]&amp;&quot; () { printf '&quot;&amp;[.I60]&amp;&quot;,&quot;&amp;[.F60]&amp;&quot;=%s' $1; } ### &quot;&amp;[.G60]&amp;&quot; (&quot;&amp;[.D60]&amp;&quot;)&quot;" office:value-type="string" office:string-value="function CHOLESTEROL_MG_DL () { printf 'chol,mgdl=%s' $1; } ### Cholesterol (Milligrams/deciliter)" calcext:value-type="string">
            <text:p>function CHOLESTEROL_MG_DL () { printf 'chol,mgdl=%s' $1; } ### Cholesterol (Milligrams/decili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lor</text:p>
          </table:table-cell>
          <table:table-cell table:number-columns-repeated="2" office:value-type="string" calcext:value-type="string">
            <text:p>RGB</text:p>
          </table:table-cell>
          <table:table-cell office:value-type="string" calcext:value-type="string">
            <text:p>null</text:p>
          </table:table-cell>
          <table:table-cell table:formula="of:=IF([.A61]&lt;&gt;&quot;&quot;;[.A61];[.G60])" office:value-type="string" office:string-value="Color" calcext:value-type="string">
            <text:p>Color</text:p>
          </table:table-cell>
          <table:table-cell table:formula="of:=IF([.B61]&lt;&gt;&quot;&quot;;[.B61];[.H60])" office:value-type="string" office:string-value="COLOR" calcext:value-type="string">
            <text:p>COLOR</text:p>
          </table:table-cell>
          <table:table-cell table:formula="of:=IF([.C61]&lt;&gt;&quot;&quot;;[.C61];[.I60])" office:value-type="string" office:string-value="color" calcext:value-type="string">
            <text:p>color</text:p>
          </table:table-cell>
          <table:table-cell table:formula="of:=[.E61]" office:value-type="string" office:string-value="RGB" calcext:value-type="string">
            <text:p>RGB</text:p>
          </table:table-cell>
          <table:table-cell table:formula="of:=&quot;function &quot;&amp;[.H61]&amp;&quot;_&quot;&amp;[.J61]&amp;&quot; () { printf '&quot;&amp;[.I61]&amp;&quot;,&quot;&amp;[.F61]&amp;&quot;=%s' $1; } ### &quot;&amp;[.G61]&amp;&quot; (&quot;&amp;[.D61]&amp;&quot;)&quot;" office:value-type="string" office:string-value="function COLOR_RGB () { printf 'color,null=%s' $1; } ### Color (RGB)" calcext:value-type="string">
            <text:p>function COLOR_RGB () { printf 'color,null=%s' $1; } ### Color (RGB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2" office:value-type="string" calcext:value-type="string">
            <text:p>CYMK</text:p>
          </table:table-cell>
          <table:table-cell office:value-type="string" calcext:value-type="string">
            <text:p>null</text:p>
          </table:table-cell>
          <table:table-cell table:formula="of:=IF([.A62]&lt;&gt;&quot;&quot;;[.A62];[.G61])" office:value-type="string" office:string-value="Color" calcext:value-type="string">
            <text:p>Color</text:p>
          </table:table-cell>
          <table:table-cell table:formula="of:=IF([.B62]&lt;&gt;&quot;&quot;;[.B62];[.H61])" office:value-type="string" office:string-value="COLOR" calcext:value-type="string">
            <text:p>COLOR</text:p>
          </table:table-cell>
          <table:table-cell table:formula="of:=IF([.C62]&lt;&gt;&quot;&quot;;[.C62];[.I61])" office:value-type="string" office:string-value="color" calcext:value-type="string">
            <text:p>color</text:p>
          </table:table-cell>
          <table:table-cell table:formula="of:=[.E62]" office:value-type="string" office:string-value="CYMK" calcext:value-type="string">
            <text:p>CYMK</text:p>
          </table:table-cell>
          <table:table-cell table:formula="of:=&quot;function &quot;&amp;[.H62]&amp;&quot;_&quot;&amp;[.J62]&amp;&quot; () { printf '&quot;&amp;[.I62]&amp;&quot;,&quot;&amp;[.F62]&amp;&quot;=%s' $1; } ### &quot;&amp;[.G62]&amp;&quot; (&quot;&amp;[.D62]&amp;&quot;)&quot;" office:value-type="string" office:string-value="function COLOR_CYMK () { printf 'color,null=%s' $1; } ### Color (CYMK)" calcext:value-type="string">
            <text:p>function COLOR_CYMK () { printf 'color,null=%s' $1; } ### Color (CYMK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Hexadecimal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null</text:p>
          </table:table-cell>
          <table:table-cell table:formula="of:=IF([.A63]&lt;&gt;&quot;&quot;;[.A63];[.G62])" office:value-type="string" office:string-value="Color" calcext:value-type="string">
            <text:p>Color</text:p>
          </table:table-cell>
          <table:table-cell table:formula="of:=IF([.B63]&lt;&gt;&quot;&quot;;[.B63];[.H62])" office:value-type="string" office:string-value="COLOR" calcext:value-type="string">
            <text:p>COLOR</text:p>
          </table:table-cell>
          <table:table-cell table:formula="of:=IF([.C63]&lt;&gt;&quot;&quot;;[.C63];[.I62])" office:value-type="string" office:string-value="color" calcext:value-type="string">
            <text:p>color</text:p>
          </table:table-cell>
          <table:table-cell table:formula="of:=[.E63]" office:value-type="string" office:string-value="HEX" calcext:value-type="string">
            <text:p>HEX</text:p>
          </table:table-cell>
          <table:table-cell table:formula="of:=&quot;function &quot;&amp;[.H63]&amp;&quot;_&quot;&amp;[.J63]&amp;&quot; () { printf '&quot;&amp;[.I63]&amp;&quot;,&quot;&amp;[.F63]&amp;&quot;=%s' $1; } ### &quot;&amp;[.G63]&amp;&quot; (&quot;&amp;[.D63]&amp;&quot;)&quot;" office:value-type="string" office:string-value="function COLOR_HEX () { printf 'color,null=%s' $1; } ### Color (Hexadecimal)" calcext:value-type="string">
            <text:p>function COLOR_HEX () { printf 'color,null=%s' $1; } ### Color (Hexadecima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ductance</text:p>
          </table:table-cell>
          <table:table-cell office:value-type="string" calcext:value-type="string">
            <text:p>CONDUCTANCE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Siemen</text:p>
          </table:table-cell>
          <table:table-cell office:value-type="string" calcext:value-type="string">
            <text:p>SIEMEN</text:p>
          </table:table-cell>
          <table:table-cell office:value-type="string" calcext:value-type="string">
            <text:p>s</text:p>
          </table:table-cell>
          <table:table-cell table:formula="of:=IF([.A64]&lt;&gt;&quot;&quot;;[.A64];[.G63])" office:value-type="string" office:string-value="Conductance" calcext:value-type="string">
            <text:p>Conductance</text:p>
          </table:table-cell>
          <table:table-cell table:formula="of:=IF([.B64]&lt;&gt;&quot;&quot;;[.B64];[.H63])" office:value-type="string" office:string-value="CONDUCTANCE" calcext:value-type="string">
            <text:p>CONDUCTANCE</text:p>
          </table:table-cell>
          <table:table-cell table:formula="of:=IF([.C64]&lt;&gt;&quot;&quot;;[.C64];[.I63])" office:value-type="string" office:string-value="conduct" calcext:value-type="string">
            <text:p>conduct</text:p>
          </table:table-cell>
          <table:table-cell table:formula="of:=[.E64]" office:value-type="string" office:string-value="SIEMEN" calcext:value-type="string">
            <text:p>SIEMEN</text:p>
          </table:table-cell>
          <table:table-cell table:formula="of:=&quot;function &quot;&amp;[.H64]&amp;&quot;_&quot;&amp;[.J64]&amp;&quot; () { printf '&quot;&amp;[.I64]&amp;&quot;,&quot;&amp;[.F64]&amp;&quot;=%s' $1; } ### &quot;&amp;[.G64]&amp;&quot; (&quot;&amp;[.D64]&amp;&quot;)&quot;" office:value-type="string" office:string-value="function CONDUCTANCE_SIEMEN () { printf 'conduct,s=%s' $1; } ### Conductance (Siemen)" calcext:value-type="string">
            <text:p>function CONDUCTANCE_SIEMEN () { printf 'conduct,s=%s' $1; } ### Conductance (Sieme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ull</text:p>
          </table:table-cell>
          <table:table-cell table:formula="of:=IF([.A65]&lt;&gt;&quot;&quot;;[.A65];[.G64])" office:value-type="string" office:string-value="Counter" calcext:value-type="string">
            <text:p>Counter</text:p>
          </table:table-cell>
          <table:table-cell table:formula="of:=IF([.B65]&lt;&gt;&quot;&quot;;[.B65];[.H64])" office:value-type="string" office:string-value="COUNTER" calcext:value-type="string">
            <text:p>COUNTER</text:p>
          </table:table-cell>
          <table:table-cell table:formula="of:=IF([.C65]&lt;&gt;&quot;&quot;;[.C65];[.I64])" office:value-type="string" office:string-value="counter" calcext:value-type="string">
            <text:p>counter</text:p>
          </table:table-cell>
          <table:table-cell table:formula="of:=[.E65]" office:value-type="string" office:string-value="ANALOG" calcext:value-type="string">
            <text:p>ANALOG</text:p>
          </table:table-cell>
          <table:table-cell table:formula="of:=&quot;function &quot;&amp;[.H65]&amp;&quot;_&quot;&amp;[.J65]&amp;&quot; () { printf '&quot;&amp;[.I65]&amp;&quot;,&quot;&amp;[.F65]&amp;&quot;=%s' $1; } ### &quot;&amp;[.G65]&amp;&quot; (&quot;&amp;[.D65]&amp;&quot;)&quot;" office:value-type="string" office:string-value="function COUNTER_ANALOG () { printf 'counter,null=%s' $1; } ### Counter (Analog)" calcext:value-type="string">
            <text:p>function COUNTER_ANALOG () { printf 'counter,null=%s' $1; } ### Counter (Analog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CPU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66]&lt;&gt;&quot;&quot;;[.A66];[.G65])" office:value-type="string" office:string-value="CPU" calcext:value-type="string">
            <text:p>CPU</text:p>
          </table:table-cell>
          <table:table-cell table:formula="of:=IF([.B66]&lt;&gt;&quot;&quot;;[.B66];[.H65])" office:value-type="string" office:string-value="CPU" calcext:value-type="string">
            <text:p>CPU</text:p>
          </table:table-cell>
          <table:table-cell table:formula="of:=IF([.C66]&lt;&gt;&quot;&quot;;[.C66];[.I65])" office:value-type="string" office:string-value="cpu" calcext:value-type="string">
            <text:p>cpu</text:p>
          </table:table-cell>
          <table:table-cell table:formula="of:=[.E66]" office:value-type="string" office:string-value="PERCENT" calcext:value-type="string">
            <text:p>PERCENT</text:p>
          </table:table-cell>
          <table:table-cell table:formula="of:=&quot;function &quot;&amp;[.H66]&amp;&quot;_&quot;&amp;[.J66]&amp;&quot; () { printf '&quot;&amp;[.I66]&amp;&quot;,&quot;&amp;[.F66]&amp;&quot;=%s' $1; } ### &quot;&amp;[.G66]&amp;&quot; (&quot;&amp;[.D66]&amp;&quot;)&quot;" office:value-type="string" office:string-value="function CPU_PERCENT () { printf 'cpu,p=%s' $1; } ### CPU (% (0 to 100))" calcext:value-type="string">
            <text:p>function CPU_PERCENT () { printf 'cpu,p=%s' $1; } ### CPU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Ampere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a</text:p>
          </table:table-cell>
          <table:table-cell table:formula="of:=IF([.A67]&lt;&gt;&quot;&quot;;[.A67];[.G66])" office:value-type="string" office:string-value="Current" calcext:value-type="string">
            <text:p>Current</text:p>
          </table:table-cell>
          <table:table-cell table:formula="of:=IF([.B67]&lt;&gt;&quot;&quot;;[.B67];[.H66])" office:value-type="string" office:string-value="CURRENT" calcext:value-type="string">
            <text:p>CURRENT</text:p>
          </table:table-cell>
          <table:table-cell table:formula="of:=IF([.C67]&lt;&gt;&quot;&quot;;[.C67];[.I66])" office:value-type="string" office:string-value="current" calcext:value-type="string">
            <text:p>current</text:p>
          </table:table-cell>
          <table:table-cell table:formula="of:=[.E67]" office:value-type="string" office:string-value="AMP" calcext:value-type="string">
            <text:p>AMP</text:p>
          </table:table-cell>
          <table:table-cell table:formula="of:=&quot;function &quot;&amp;[.H67]&amp;&quot;_&quot;&amp;[.J67]&amp;&quot; () { printf '&quot;&amp;[.I67]&amp;&quot;,&quot;&amp;[.F67]&amp;&quot;=%s' $1; } ### &quot;&amp;[.G67]&amp;&quot; (&quot;&amp;[.D67]&amp;&quot;)&quot;" office:value-type="string" office:string-value="function CURRENT_AMP () { printf 'current,a=%s' $1; } ### Current (Ampere)" calcext:value-type="string">
            <text:p>function CURRENT_AMP () { printf 'current,a=%s' $1; } ### Current (Amper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rrent density</text:p>
          </table:table-cell>
          <table:table-cell office:value-type="string" calcext:value-type="string">
            <text:p>CURRENT_DENSITY</text:p>
          </table:table-cell>
          <table:table-cell office:value-type="string" calcext:value-type="string">
            <text:p>current_density</text:p>
          </table:table-cell>
          <table:table-cell office:value-type="string" calcext:value-type="string">
            <text:p>Ampere per squre meter</text:p>
          </table:table-cell>
          <table:table-cell office:value-type="string" calcext:value-type="string">
            <text:p>AMP_2_METER</text:p>
          </table:table-cell>
          <table:table-cell office:value-type="string" calcext:value-type="string">
            <text:p>am2</text:p>
          </table:table-cell>
          <table:table-cell table:formula="of:=IF([.A68]&lt;&gt;&quot;&quot;;[.A68];[.G67])" office:value-type="string" office:string-value="Current density" calcext:value-type="string">
            <text:p>Current density</text:p>
          </table:table-cell>
          <table:table-cell table:formula="of:=IF([.B68]&lt;&gt;&quot;&quot;;[.B68];[.H67])" office:value-type="string" office:string-value="CURRENT_DENSITY" calcext:value-type="string">
            <text:p>CURRENT_DENSITY</text:p>
          </table:table-cell>
          <table:table-cell table:formula="of:=IF([.C68]&lt;&gt;&quot;&quot;;[.C68];[.I67])" office:value-type="string" office:string-value="current_density" calcext:value-type="string">
            <text:p>current_density</text:p>
          </table:table-cell>
          <table:table-cell table:formula="of:=[.E68]" office:value-type="string" office:string-value="AMP_2_METER" calcext:value-type="string">
            <text:p>AMP_2_METER</text:p>
          </table:table-cell>
          <table:table-cell table:formula="of:=&quot;function &quot;&amp;[.H68]&amp;&quot;_&quot;&amp;[.J68]&amp;&quot; () { printf '&quot;&amp;[.I68]&amp;&quot;,&quot;&amp;[.F68]&amp;&quot;=%s' $1; } ### &quot;&amp;[.G68]&amp;&quot; (&quot;&amp;[.D68]&amp;&quot;)&quot;" office:value-type="string" office:string-value="function CURRENT_DENSITY_AMP_2_METER () { printf 'current_density,am2=%s' $1; } ### Current density (Ampere per squre meter)" calcext:value-type="string">
            <text:p>function CURRENT_DENSITY_AMP_2_METER () { printf 'current_density,am2=%s' $1; } ### Current density (Ampere per squre 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nsity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Kilograms per cubic meter</text:p>
          </table:table-cell>
          <table:table-cell office:value-type="string" calcext:value-type="string">
            <text:p>KGM3</text:p>
          </table:table-cell>
          <table:table-cell office:value-type="string" calcext:value-type="string">
            <text:p>kgm3</text:p>
          </table:table-cell>
          <table:table-cell table:formula="of:=IF([.A69]&lt;&gt;&quot;&quot;;[.A69];[.G68])" office:value-type="string" office:string-value="Density" calcext:value-type="string">
            <text:p>Density</text:p>
          </table:table-cell>
          <table:table-cell table:formula="of:=IF([.B69]&lt;&gt;&quot;&quot;;[.B69];[.H68])" office:value-type="string" office:string-value="DENSITY" calcext:value-type="string">
            <text:p>DENSITY</text:p>
          </table:table-cell>
          <table:table-cell table:formula="of:=IF([.C69]&lt;&gt;&quot;&quot;;[.C69];[.I68])" office:value-type="string" office:string-value="density" calcext:value-type="string">
            <text:p>density</text:p>
          </table:table-cell>
          <table:table-cell table:formula="of:=[.E69]" office:value-type="string" office:string-value="KGM3" calcext:value-type="string">
            <text:p>KGM3</text:p>
          </table:table-cell>
          <table:table-cell table:formula="of:=&quot;function &quot;&amp;[.H69]&amp;&quot;_&quot;&amp;[.J69]&amp;&quot; () { printf '&quot;&amp;[.I69]&amp;&quot;,&quot;&amp;[.F69]&amp;&quot;=%s' $1; } ### &quot;&amp;[.G69]&amp;&quot; (&quot;&amp;[.D69]&amp;&quot;)&quot;" office:value-type="string" office:string-value="function DENSITY_KGM3 () { printf 'density,kgm3=%s' $1; } ### Density (Kilograms per cubic meter)" calcext:value-type="string">
            <text:p>function DENSITY_KGM3 () { printf 'density,kgm3=%s' $1; } ### Density (Kilograms per cubic 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fective Radiation</text:p>
          </table:table-cell>
          <table:table-cell office:value-type="string" calcext:value-type="string">
            <text:p>EFFECTIVE_RADATION</text:p>
          </table:table-cell>
          <table:table-cell office:value-type="string" calcext:value-type="string">
            <text:p>eff_rad</text:p>
          </table:table-cell>
          <table:table-cell office:value-type="string" calcext:value-type="string">
            <text:p>Roentgen</text:p>
          </table:table-cell>
          <table:table-cell office:value-type="string" calcext:value-type="string">
            <text:p>ROENTGEN</text:p>
          </table:table-cell>
          <table:table-cell office:value-type="string" calcext:value-type="string">
            <text:p>roent</text:p>
          </table:table-cell>
          <table:table-cell table:formula="of:=IF([.A70]&lt;&gt;&quot;&quot;;[.A70];[.G69])" office:value-type="string" office:string-value="Effective Radiation" calcext:value-type="string">
            <text:p>Effective Radiation</text:p>
          </table:table-cell>
          <table:table-cell table:formula="of:=IF([.B70]&lt;&gt;&quot;&quot;;[.B70];[.H69])" office:value-type="string" office:string-value="EFFECTIVE_RADATION" calcext:value-type="string">
            <text:p>EFFECTIVE_RADATION</text:p>
          </table:table-cell>
          <table:table-cell table:formula="of:=IF([.C70]&lt;&gt;&quot;&quot;;[.C70];[.I69])" office:value-type="string" office:string-value="eff_rad" calcext:value-type="string">
            <text:p>eff_rad</text:p>
          </table:table-cell>
          <table:table-cell table:formula="of:=[.E70]" office:value-type="string" office:string-value="ROENTGEN" calcext:value-type="string">
            <text:p>ROENTGEN</text:p>
          </table:table-cell>
          <table:table-cell table:formula="of:=&quot;function &quot;&amp;[.H70]&amp;&quot;_&quot;&amp;[.J70]&amp;&quot; () { printf '&quot;&amp;[.I70]&amp;&quot;,&quot;&amp;[.F70]&amp;&quot;=%s' $1; } ### &quot;&amp;[.G70]&amp;&quot; (&quot;&amp;[.D70]&amp;&quot;)&quot;" office:value-type="string" office:string-value="function EFFECTIVE_RADATION_ROENTGEN () { printf 'eff_rad,roent=%s' $1; } ### Effective Radiation (Roentgen)" calcext:value-type="string">
            <text:p>function EFFECTIVE_RADATION_ROENTGEN () { printf 'eff_rad,roent=%s' $1; } ### Effective Radiation (Roentgen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Sievert</text:p>
          </table:table-cell>
          <table:table-cell office:value-type="string" calcext:value-type="string">
            <text:p>SIEVERT</text:p>
          </table:table-cell>
          <table:table-cell office:value-type="string" calcext:value-type="string">
            <text:p>sv</text:p>
          </table:table-cell>
          <table:table-cell table:formula="of:=IF([.A71]&lt;&gt;&quot;&quot;;[.A71];[.G70])" office:value-type="string" office:string-value="Effective Radiation" calcext:value-type="string">
            <text:p>Effective Radiation</text:p>
          </table:table-cell>
          <table:table-cell table:formula="of:=IF([.B71]&lt;&gt;&quot;&quot;;[.B71];[.H70])" office:value-type="string" office:string-value="EFFECTIVE_RADATION" calcext:value-type="string">
            <text:p>EFFECTIVE_RADATION</text:p>
          </table:table-cell>
          <table:table-cell table:formula="of:=IF([.C71]&lt;&gt;&quot;&quot;;[.C71];[.I70])" office:value-type="string" office:string-value="eff_rad" calcext:value-type="string">
            <text:p>eff_rad</text:p>
          </table:table-cell>
          <table:table-cell table:formula="of:=[.E71]" office:value-type="string" office:string-value="SIEVERT" calcext:value-type="string">
            <text:p>SIEVERT</text:p>
          </table:table-cell>
          <table:table-cell table:formula="of:=&quot;function &quot;&amp;[.H71]&amp;&quot;_&quot;&amp;[.J71]&amp;&quot; () { printf '&quot;&amp;[.I71]&amp;&quot;,&quot;&amp;[.F71]&amp;&quot;=%s' $1; } ### &quot;&amp;[.G71]&amp;&quot; (&quot;&amp;[.D71]&amp;&quot;)&quot;" office:value-type="string" office:string-value="function EFFECTIVE_RADATION_SIEVERT () { printf 'eff_rad,sv=%s' $1; } ### Effective Radiation (Sievert)" calcext:value-type="string">
            <text:p>function EFFECTIVE_RADATION_SIEVERT () { printf 'eff_rad,sv=%s' $1; } ### Effective Radiation (Sievert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SieVert per Hour</text:p>
          </table:table-cell>
          <table:table-cell office:value-type="string" calcext:value-type="string">
            <text:p>SIEVERT_HOUR</text:p>
          </table:table-cell>
          <table:table-cell office:value-type="string" calcext:value-type="string">
            <text:p>svph</text:p>
          </table:table-cell>
          <table:table-cell table:formula="of:=IF([.A72]&lt;&gt;&quot;&quot;;[.A72];[.G71])" office:value-type="string" office:string-value="Effective Radiation" calcext:value-type="string">
            <text:p>Effective Radiation</text:p>
          </table:table-cell>
          <table:table-cell table:formula="of:=IF([.B72]&lt;&gt;&quot;&quot;;[.B72];[.H71])" office:value-type="string" office:string-value="EFFECTIVE_RADATION" calcext:value-type="string">
            <text:p>EFFECTIVE_RADATION</text:p>
          </table:table-cell>
          <table:table-cell table:formula="of:=IF([.C72]&lt;&gt;&quot;&quot;;[.C72];[.I71])" office:value-type="string" office:string-value="eff_rad" calcext:value-type="string">
            <text:p>eff_rad</text:p>
          </table:table-cell>
          <table:table-cell table:formula="of:=[.E72]" office:value-type="string" office:string-value="SIEVERT_HOUR" calcext:value-type="string">
            <text:p>SIEVERT_HOUR</text:p>
          </table:table-cell>
          <table:table-cell table:formula="of:=&quot;function &quot;&amp;[.H72]&amp;&quot;_&quot;&amp;[.J72]&amp;&quot; () { printf '&quot;&amp;[.I72]&amp;&quot;,&quot;&amp;[.F72]&amp;&quot;=%s' $1; } ### &quot;&amp;[.G72]&amp;&quot; (&quot;&amp;[.D72]&amp;&quot;)&quot;" office:value-type="string" office:string-value="function EFFECTIVE_RADATION_SIEVERT_HOUR () { printf 'eff_rad,svph=%s' $1; } ### Effective Radiation (SieVert per Hour)" calcext:value-type="string">
            <text:p>function EFFECTIVE_RADATION_SIEVERT_HOUR () { printf 'eff_rad,svph=%s' $1; } ### Effective Radiation (SieVert per Hou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illowatts per hour</text:p>
          </table:table-cell>
          <table:table-cell office:value-type="string" calcext:value-type="string">
            <text:p>KW_PER_H</text:p>
          </table:table-cell>
          <table:table-cell office:value-type="string" calcext:value-type="string">
            <text:p>kwh</text:p>
          </table:table-cell>
          <table:table-cell table:formula="of:=IF([.A73]&lt;&gt;&quot;&quot;;[.A73];[.G72])" office:value-type="string" office:string-value="Energy" calcext:value-type="string">
            <text:p>Energy</text:p>
          </table:table-cell>
          <table:table-cell table:formula="of:=IF([.B73]&lt;&gt;&quot;&quot;;[.B73];[.H72])" office:value-type="string" office:string-value="ENERGY" calcext:value-type="string">
            <text:p>ENERGY</text:p>
          </table:table-cell>
          <table:table-cell table:formula="of:=IF([.C73]&lt;&gt;&quot;&quot;;[.C73];[.I72])" office:value-type="string" office:string-value="energy" calcext:value-type="string">
            <text:p>energy</text:p>
          </table:table-cell>
          <table:table-cell table:formula="of:=[.E73]" office:value-type="string" office:string-value="KW_PER_H" calcext:value-type="string">
            <text:p>KW_PER_H</text:p>
          </table:table-cell>
          <table:table-cell table:formula="of:=&quot;function &quot;&amp;[.H73]&amp;&quot;_&quot;&amp;[.J73]&amp;&quot; () { printf '&quot;&amp;[.I73]&amp;&quot;,&quot;&amp;[.F73]&amp;&quot;=%s' $1; } ### &quot;&amp;[.G73]&amp;&quot; (&quot;&amp;[.D73]&amp;&quot;)&quot;" office:value-type="string" office:string-value="function ENERGY_KW_PER_H () { printf 'energy,kwh=%s' $1; } ### Energy (Killowatts per hour)" calcext:value-type="string">
            <text:p>function ENERGY_KW_PER_H () { printf 'energy,kwh=%s' $1; } ### Energy (Killowatts per hou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rnal Waterleak</text:p>
          </table:table-cell>
          <table:table-cell office:value-type="string" calcext:value-type="string">
            <text:p>EXT_WATERLEAK</text:p>
          </table:table-cell>
          <table:table-cell office:value-type="string" calcext:value-type="string">
            <text:p>ext_wleak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ull</text:p>
          </table:table-cell>
          <table:table-cell table:formula="of:=IF([.A74]&lt;&gt;&quot;&quot;;[.A74];[.G73])" office:value-type="string" office:string-value="External Waterleak" calcext:value-type="string">
            <text:p>External Waterleak</text:p>
          </table:table-cell>
          <table:table-cell table:formula="of:=IF([.B74]&lt;&gt;&quot;&quot;;[.B74];[.H73])" office:value-type="string" office:string-value="EXT_WATERLEAK" calcext:value-type="string">
            <text:p>EXT_WATERLEAK</text:p>
          </table:table-cell>
          <table:table-cell table:formula="of:=IF([.C74]&lt;&gt;&quot;&quot;;[.C74];[.I73])" office:value-type="string" office:string-value="ext_wleak" calcext:value-type="string">
            <text:p>ext_wleak</text:p>
          </table:table-cell>
          <table:table-cell table:formula="of:=[.E74]" office:value-type="string" office:string-value="ANALOG" calcext:value-type="string">
            <text:p>ANALOG</text:p>
          </table:table-cell>
          <table:table-cell table:formula="of:=&quot;function &quot;&amp;[.H74]&amp;&quot;_&quot;&amp;[.J74]&amp;&quot; () { printf '&quot;&amp;[.I74]&amp;&quot;,&quot;&amp;[.F74]&amp;&quot;=%s' $1; } ### &quot;&amp;[.G74]&amp;&quot; (&quot;&amp;[.D74]&amp;&quot;)&quot;" office:value-type="string" office:string-value="function EXT_WATERLEAK_ANALOG () { printf 'ext_wleak,null=%s' $1; } ### External Waterleak (Analog)" calcext:value-type="string">
            <text:p>function EXT_WATERLEAK_ANALOG () { printf 'ext_wleak,null=%s' $1; } ### External Waterleak (Analog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Newtons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null</text:p>
          </table:table-cell>
          <table:table-cell table:formula="of:=IF([.A75]&lt;&gt;&quot;&quot;;[.A75];[.G74])" office:value-type="string" office:string-value="Force" calcext:value-type="string">
            <text:p>Force</text:p>
          </table:table-cell>
          <table:table-cell table:formula="of:=IF([.B75]&lt;&gt;&quot;&quot;;[.B75];[.H74])" office:value-type="string" office:string-value="FORCE" calcext:value-type="string">
            <text:p>FORCE</text:p>
          </table:table-cell>
          <table:table-cell table:formula="of:=IF([.C75]&lt;&gt;&quot;&quot;;[.C75];[.I74])" office:value-type="string" office:string-value="force" calcext:value-type="string">
            <text:p>force</text:p>
          </table:table-cell>
          <table:table-cell table:formula="of:=[.E75]" office:value-type="string" office:string-value="NEWTON" calcext:value-type="string">
            <text:p>NEWTON</text:p>
          </table:table-cell>
          <table:table-cell table:formula="of:=&quot;function &quot;&amp;[.H75]&amp;&quot;_&quot;&amp;[.J75]&amp;&quot; () { printf '&quot;&amp;[.I75]&amp;&quot;,&quot;&amp;[.F75]&amp;&quot;=%s' $1; } ### &quot;&amp;[.G75]&amp;&quot; (&quot;&amp;[.D75]&amp;&quot;)&quot;" office:value-type="string" office:string-value="function FORCE_NEWTON () { printf 'force,null=%s' $1; } ### Force (Newtons)" calcext:value-type="string">
            <text:p>function FORCE_NEWTON () { printf 'force,null=%s' $1; } ### Force (New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METRIC_FORC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Newtons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null</text:p>
          </table:table-cell>
          <table:table-cell table:formula="of:=IF([.A76]&lt;&gt;&quot;&quot;;[.A76];[.G75])" office:value-type="string" office:string-value="Metric" calcext:value-type="string">
            <text:p>Metric</text:p>
          </table:table-cell>
          <table:table-cell table:formula="of:=IF([.B76]&lt;&gt;&quot;&quot;;[.B76];[.H75])" office:value-type="string" office:string-value="METRIC_FORCE" calcext:value-type="string">
            <text:p>METRIC_FORCE</text:p>
          </table:table-cell>
          <table:table-cell table:formula="of:=IF([.C76]&lt;&gt;&quot;&quot;;[.C76];[.I75])" office:value-type="string" office:string-value="force" calcext:value-type="string">
            <text:p>force</text:p>
          </table:table-cell>
          <table:table-cell table:formula="of:=[.E76]" office:value-type="string" office:string-value="NEWTON" calcext:value-type="string">
            <text:p>NEWTON</text:p>
          </table:table-cell>
          <table:table-cell table:formula="of:=&quot;function &quot;&amp;[.H76]&amp;&quot;_&quot;&amp;[.J76]&amp;&quot; () { printf '&quot;&amp;[.I76]&amp;&quot;,&quot;&amp;[.F76]&amp;&quot;=%s' $1; } ### &quot;&amp;[.G76]&amp;&quot; (&quot;&amp;[.D76]&amp;&quot;)&quot;" office:value-type="string" office:string-value="function METRIC_FORCE_NEWTON () { printf 'force,null=%s' $1; } ### Metric (Newtons)" calcext:value-type="string">
            <text:p>function METRIC_FORCE_NEWTON () { printf 'force,null=%s' $1; } ### Metric (New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Hertz</text:p>
          </table:table-cell>
          <table:table-cell office:value-type="string" calcext:value-type="string">
            <text:p>HERTZ</text:p>
          </table:table-cell>
          <table:table-cell office:value-type="string" calcext:value-type="string">
            <text:p>hz</text:p>
          </table:table-cell>
          <table:table-cell table:formula="of:=IF([.A77]&lt;&gt;&quot;&quot;;[.A77];[.G76])" office:value-type="string" office:string-value="Frequency" calcext:value-type="string">
            <text:p>Frequency</text:p>
          </table:table-cell>
          <table:table-cell table:formula="of:=IF([.B77]&lt;&gt;&quot;&quot;;[.B77];[.H76])" office:value-type="string" office:string-value="FREQUENCY" calcext:value-type="string">
            <text:p>FREQUENCY</text:p>
          </table:table-cell>
          <table:table-cell table:formula="of:=IF([.C77]&lt;&gt;&quot;&quot;;[.C77];[.I76])" office:value-type="string" office:string-value="freq" calcext:value-type="string">
            <text:p>freq</text:p>
          </table:table-cell>
          <table:table-cell table:formula="of:=[.E77]" office:value-type="string" office:string-value="HERTZ" calcext:value-type="string">
            <text:p>HERTZ</text:p>
          </table:table-cell>
          <table:table-cell table:formula="of:=&quot;function &quot;&amp;[.H77]&amp;&quot;_&quot;&amp;[.J77]&amp;&quot; () { printf '&quot;&amp;[.I77]&amp;&quot;,&quot;&amp;[.F77]&amp;&quot;=%s' $1; } ### &quot;&amp;[.G77]&amp;&quot; (&quot;&amp;[.D77]&amp;&quot;)&quot;" office:value-type="string" office:string-value="function FREQUENCY_HERTZ () { printf 'freq,hz=%s' $1; } ### Frequency (Hertz)" calcext:value-type="string">
            <text:p>function FREQUENCY_HERTZ () { printf 'freq,hz=%s' $1; } ### Frequency (Hertz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</text:p>
          </table:table-cell>
          <table:table-cell table:formula="of:=IF([.A78]&lt;&gt;&quot;&quot;;[.A78];[.G77])" office:value-type="string" office:string-value="Gas" calcext:value-type="string">
            <text:p>Gas</text:p>
          </table:table-cell>
          <table:table-cell table:formula="of:=IF([.B78]&lt;&gt;&quot;&quot;;[.B78];[.H77])" office:value-type="string" office:string-value="GAS" calcext:value-type="string">
            <text:p>GAS</text:p>
          </table:table-cell>
          <table:table-cell table:formula="of:=IF([.C78]&lt;&gt;&quot;&quot;;[.C78];[.I77])" office:value-type="string" office:string-value="gas" calcext:value-type="string">
            <text:p>gas</text:p>
          </table:table-cell>
          <table:table-cell table:formula="of:=[.E78]" office:value-type="string" office:string-value="PASCAL" calcext:value-type="string">
            <text:p>PASCAL</text:p>
          </table:table-cell>
          <table:table-cell table:formula="of:=&quot;function &quot;&amp;[.H78]&amp;&quot;_&quot;&amp;[.J78]&amp;&quot; () { printf '&quot;&amp;[.I78]&amp;&quot;,&quot;&amp;[.F78]&amp;&quot;=%s' $1; } ### &quot;&amp;[.G78]&amp;&quot; (&quot;&amp;[.D78]&amp;&quot;)&quot;" office:value-type="string" office:string-value="function GAS_PASCAL () { printf 'gas,pa=%s' $1; } ### Gas (Pascal)" calcext:value-type="string">
            <text:p>function GAS_PASCAL () { printf 'gas,pa=%s' $1; } ### Gas (Pascal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Cubic meters</text:p>
          </table:table-cell>
          <table:table-cell office:value-type="string" calcext:value-type="string">
            <text:p>METER3</text:p>
          </table:table-cell>
          <table:table-cell office:value-type="string" calcext:value-type="string">
            <text:p>m3</text:p>
          </table:table-cell>
          <table:table-cell table:formula="of:=IF([.A79]&lt;&gt;&quot;&quot;;[.A79];[.G78])" office:value-type="string" office:string-value="Gas" calcext:value-type="string">
            <text:p>Gas</text:p>
          </table:table-cell>
          <table:table-cell table:formula="of:=IF([.B79]&lt;&gt;&quot;&quot;;[.B79];[.H78])" office:value-type="string" office:string-value="GAS" calcext:value-type="string">
            <text:p>GAS</text:p>
          </table:table-cell>
          <table:table-cell table:formula="of:=IF([.C79]&lt;&gt;&quot;&quot;;[.C79];[.I78])" office:value-type="string" office:string-value="gas" calcext:value-type="string">
            <text:p>gas</text:p>
          </table:table-cell>
          <table:table-cell table:formula="of:=[.E79]" office:value-type="string" office:string-value="METER3" calcext:value-type="string">
            <text:p>METER3</text:p>
          </table:table-cell>
          <table:table-cell table:formula="of:=&quot;function &quot;&amp;[.H79]&amp;&quot;_&quot;&amp;[.J79]&amp;&quot; () { printf '&quot;&amp;[.I79]&amp;&quot;,&quot;&amp;[.F79]&amp;&quot;=%s' $1; } ### &quot;&amp;[.G79]&amp;&quot; (&quot;&amp;[.D79]&amp;&quot;)&quot;" office:value-type="string" office:string-value="function GAS_METER3 () { printf 'gas,m3=%s' $1; } ### Gas (Cubic meters)" calcext:value-type="string">
            <text:p>function GAS_METER3 () { printf 'gas,m3=%s' $1; } ### Gas (Cubic meters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Kilograms per cubic meter</text:p>
          </table:table-cell>
          <table:table-cell office:value-type="string" calcext:value-type="string">
            <text:p>KGM3</text:p>
          </table:table-cell>
          <table:table-cell office:value-type="string" calcext:value-type="string">
            <text:p>kgm3</text:p>
          </table:table-cell>
          <table:table-cell table:formula="of:=IF([.A80]&lt;&gt;&quot;&quot;;[.A80];[.G79])" office:value-type="string" office:string-value="Gas" calcext:value-type="string">
            <text:p>Gas</text:p>
          </table:table-cell>
          <table:table-cell table:formula="of:=IF([.B80]&lt;&gt;&quot;&quot;;[.B80];[.H79])" office:value-type="string" office:string-value="GAS" calcext:value-type="string">
            <text:p>GAS</text:p>
          </table:table-cell>
          <table:table-cell table:formula="of:=IF([.C80]&lt;&gt;&quot;&quot;;[.C80];[.I79])" office:value-type="string" office:string-value="gas" calcext:value-type="string">
            <text:p>gas</text:p>
          </table:table-cell>
          <table:table-cell table:formula="of:=[.E80]" office:value-type="string" office:string-value="KGM3" calcext:value-type="string">
            <text:p>KGM3</text:p>
          </table:table-cell>
          <table:table-cell table:formula="of:=&quot;function &quot;&amp;[.H80]&amp;&quot;_&quot;&amp;[.J80]&amp;&quot; () { printf '&quot;&amp;[.I80]&amp;&quot;,&quot;&amp;[.F80]&amp;&quot;=%s' $1; } ### &quot;&amp;[.G80]&amp;&quot; (&quot;&amp;[.D80]&amp;&quot;)&quot;" office:value-type="string" office:string-value="function GAS_KGM3 () { printf 'gas,kgm3=%s' $1; } ### Gas (Kilograms per cubic meter)" calcext:value-type="string">
            <text:p>function GAS_KGM3 () { printf 'gas,kgm3=%s' $1; } ### Gas (Kilograms per cubic 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Millimoles/liter</text:p>
          </table:table-cell>
          <table:table-cell office:value-type="string" calcext:value-type="string">
            <text:p>MMOL_L</text:p>
          </table:table-cell>
          <table:table-cell office:value-type="string" calcext:value-type="string">
            <text:p>mmol</text:p>
          </table:table-cell>
          <table:table-cell table:formula="of:=IF([.A81]&lt;&gt;&quot;&quot;;[.A81];[.G80])" office:value-type="string" office:string-value="Glucose" calcext:value-type="string">
            <text:p>Glucose</text:p>
          </table:table-cell>
          <table:table-cell table:formula="of:=IF([.B81]&lt;&gt;&quot;&quot;;[.B81];[.H80])" office:value-type="string" office:string-value="GLUCOSE" calcext:value-type="string">
            <text:p>GLUCOSE</text:p>
          </table:table-cell>
          <table:table-cell table:formula="of:=IF([.C81]&lt;&gt;&quot;&quot;;[.C81];[.I80])" office:value-type="string" office:string-value="glucose" calcext:value-type="string">
            <text:p>glucose</text:p>
          </table:table-cell>
          <table:table-cell table:formula="of:=[.E81]" office:value-type="string" office:string-value="MMOL_L" calcext:value-type="string">
            <text:p>MMOL_L</text:p>
          </table:table-cell>
          <table:table-cell table:formula="of:=&quot;function &quot;&amp;[.H81]&amp;&quot;_&quot;&amp;[.J81]&amp;&quot; () { printf '&quot;&amp;[.I81]&amp;&quot;,&quot;&amp;[.F81]&amp;&quot;=%s' $1; } ### &quot;&amp;[.G81]&amp;&quot; (&quot;&amp;[.D81]&amp;&quot;)&quot;" office:value-type="string" office:string-value="function GLUCOSE_MMOL_L () { printf 'glucose,mmol=%s' $1; } ### Glucose (Millimoles/liter)" calcext:value-type="string">
            <text:p>function GLUCOSE_MMOL_L () { printf 'glucose,mmol=%s' $1; } ### Glucose (Millimoles/liter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Milligrams/deciliter</text:p>
          </table:table-cell>
          <table:table-cell office:value-type="string" calcext:value-type="string">
            <text:p>MG_DL</text:p>
          </table:table-cell>
          <table:table-cell office:value-type="string" calcext:value-type="string">
            <text:p>mgdl</text:p>
          </table:table-cell>
          <table:table-cell table:formula="of:=IF([.A82]&lt;&gt;&quot;&quot;;[.A82];[.G81])" office:value-type="string" office:string-value="Glucose" calcext:value-type="string">
            <text:p>Glucose</text:p>
          </table:table-cell>
          <table:table-cell table:formula="of:=IF([.B82]&lt;&gt;&quot;&quot;;[.B82];[.H81])" office:value-type="string" office:string-value="GLUCOSE" calcext:value-type="string">
            <text:p>GLUCOSE</text:p>
          </table:table-cell>
          <table:table-cell table:formula="of:=IF([.C82]&lt;&gt;&quot;&quot;;[.C82];[.I81])" office:value-type="string" office:string-value="glucose" calcext:value-type="string">
            <text:p>glucose</text:p>
          </table:table-cell>
          <table:table-cell table:formula="of:=[.E82]" office:value-type="string" office:string-value="MG_DL" calcext:value-type="string">
            <text:p>MG_DL</text:p>
          </table:table-cell>
          <table:table-cell table:formula="of:=&quot;function &quot;&amp;[.H82]&amp;&quot;_&quot;&amp;[.J82]&amp;&quot; () { printf '&quot;&amp;[.I82]&amp;&quot;,&quot;&amp;[.F82]&amp;&quot;=%s' $1; } ### &quot;&amp;[.G82]&amp;&quot; (&quot;&amp;[.D82]&amp;&quot;)&quot;" office:value-type="string" office:string-value="function GLUCOSE_MG_DL () { printf 'glucose,mgdl=%s' $1; } ### Glucose (Milligrams/deciliter)" calcext:value-type="string">
            <text:p>function GLUCOSE_MG_DL () { printf 'glucose,mgdl=%s' $1; } ### Glucose (Milligrams/deciliter)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GP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Global Positioning System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gps</text:p>
          </table:table-cell>
          <table:table-cell table:formula="of:=IF([.A83]&lt;&gt;&quot;&quot;;[.A83];[.G82])" office:value-type="string" office:string-value="GPS" calcext:value-type="string">
            <text:p>GPS</text:p>
          </table:table-cell>
          <table:table-cell table:formula="of:=IF([.B83]&lt;&gt;&quot;&quot;;[.B83];[.H82])" office:value-type="string" office:string-value="GPS" calcext:value-type="string">
            <text:p>GPS</text:p>
          </table:table-cell>
          <table:table-cell table:formula="of:=IF([.C83]&lt;&gt;&quot;&quot;;[.C83];[.I82])" office:value-type="string" office:string-value="gps" calcext:value-type="string">
            <text:p>gps</text:p>
          </table:table-cell>
          <table:table-cell table:formula="of:=[.E83]" office:value-type="string" office:string-value="GPS" calcext:value-type="string">
            <text:p>GPS</text:p>
          </table:table-cell>
          <table:table-cell table:formula="of:=&quot;function &quot;&amp;[.H83]&amp;&quot;_&quot;&amp;[.J83]&amp;&quot; () { printf '&quot;&amp;[.I83]&amp;&quot;,&quot;&amp;[.F83]&amp;&quot;=%s' $1; } ### &quot;&amp;[.G83]&amp;&quot; (&quot;&amp;[.D83]&amp;&quot;)&quot;" office:value-type="string" office:string-value="function GPS_GPS () { printf 'gps,gps=%s' $1; } ### GPS (Global Positioning System)" calcext:value-type="string">
            <text:p>function GPS_GPS () { printf 'gps,gps=%s' $1; } ### GPS (Global Positioning System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Universal Transverse Mercator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utm</text:p>
          </table:table-cell>
          <table:table-cell table:formula="of:=IF([.A84]&lt;&gt;&quot;&quot;;[.A84];[.G83])" office:value-type="string" office:string-value="GPS" calcext:value-type="string">
            <text:p>GPS</text:p>
          </table:table-cell>
          <table:table-cell table:formula="of:=IF([.B84]&lt;&gt;&quot;&quot;;[.B84];[.H83])" office:value-type="string" office:string-value="GPS" calcext:value-type="string">
            <text:p>GPS</text:p>
          </table:table-cell>
          <table:table-cell table:formula="of:=IF([.C84]&lt;&gt;&quot;&quot;;[.C84];[.I83])" office:value-type="string" office:string-value="gps" calcext:value-type="string">
            <text:p>gps</text:p>
          </table:table-cell>
          <table:table-cell table:formula="of:=[.E84]" office:value-type="string" office:string-value="UTM" calcext:value-type="string">
            <text:p>UTM</text:p>
          </table:table-cell>
          <table:table-cell table:formula="of:=&quot;function &quot;&amp;[.H84]&amp;&quot;_&quot;&amp;[.J84]&amp;&quot; () { printf '&quot;&amp;[.I84]&amp;&quot;,&quot;&amp;[.F84]&amp;&quot;=%s' $1; } ### &quot;&amp;[.G84]&amp;&quot; (&quot;&amp;[.D84]&amp;&quot;)&quot;" office:value-type="string" office:string-value="function GPS_UTM () { printf 'gps,utm=%s' $1; } ### GPS (Universal Transverse Mercator)" calcext:value-type="string">
            <text:p>function GPS_UTM () { printf 'gps,utm=%s' $1; } ### GPS (Universal Transverse Mercato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avity.x axis</text:p>
          </table:table-cell>
          <table:table-cell office:value-type="string" calcext:value-type="string">
            <text:p>GRAVITY_X</text:p>
          </table:table-cell>
          <table:table-cell office:value-type="string" calcext:value-type="string">
            <text:p>grav_x</text:p>
          </table:table-cell>
          <table:table-cell office:value-type="string" calcext:value-type="string">
            <text:p>Newtons per kilogram</text:p>
          </table:table-cell>
          <table:table-cell office:value-type="string" calcext:value-type="string">
            <text:p>NEWTON_PER_KG</text:p>
          </table:table-cell>
          <table:table-cell office:value-type="string" calcext:value-type="string">
            <text:p>nkg</text:p>
          </table:table-cell>
          <table:table-cell table:formula="of:=IF([.A85]&lt;&gt;&quot;&quot;;[.A85];[.G84])" office:value-type="string" office:string-value="Gravity.x axis" calcext:value-type="string">
            <text:p>Gravity.x axis</text:p>
          </table:table-cell>
          <table:table-cell table:formula="of:=IF([.B85]&lt;&gt;&quot;&quot;;[.B85];[.H84])" office:value-type="string" office:string-value="GRAVITY_X" calcext:value-type="string">
            <text:p>GRAVITY_X</text:p>
          </table:table-cell>
          <table:table-cell table:formula="of:=IF([.C85]&lt;&gt;&quot;&quot;;[.C85];[.I84])" office:value-type="string" office:string-value="grav_x" calcext:value-type="string">
            <text:p>grav_x</text:p>
          </table:table-cell>
          <table:table-cell table:formula="of:=[.E85]" office:value-type="string" office:string-value="NEWTON_PER_KG" calcext:value-type="string">
            <text:p>NEWTON_PER_KG</text:p>
          </table:table-cell>
          <table:table-cell table:formula="of:=&quot;function &quot;&amp;[.H85]&amp;&quot;_&quot;&amp;[.J85]&amp;&quot; () { printf '&quot;&amp;[.I85]&amp;&quot;,&quot;&amp;[.F85]&amp;&quot;=%s' $1; } ### &quot;&amp;[.G85]&amp;&quot; (&quot;&amp;[.D85]&amp;&quot;)&quot;" office:value-type="string" office:string-value="function GRAVITY_X_NEWTON_PER_KG () { printf 'grav_x,nkg=%s' $1; } ### Gravity.x axis (Newtons per kilogram)" calcext:value-type="string">
            <text:p>function GRAVITY_X_NEWTON_PER_KG () { printf 'grav_x,nkg=%s' $1; } ### Gravity.x axis (Newtons per kilogram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s2</text:p>
          </table:table-cell>
          <table:table-cell table:formula="of:=IF([.A86]&lt;&gt;&quot;&quot;;[.A86];[.G85])" office:value-type="string" office:string-value="Gravity.x axis" calcext:value-type="string">
            <text:p>Gravity.x axis</text:p>
          </table:table-cell>
          <table:table-cell table:formula="of:=IF([.B86]&lt;&gt;&quot;&quot;;[.B86];[.H85])" office:value-type="string" office:string-value="GRAVITY_X" calcext:value-type="string">
            <text:p>GRAVITY_X</text:p>
          </table:table-cell>
          <table:table-cell table:formula="of:=IF([.C86]&lt;&gt;&quot;&quot;;[.C86];[.I85])" office:value-type="string" office:string-value="grav_x" calcext:value-type="string">
            <text:p>grav_x</text:p>
          </table:table-cell>
          <table:table-cell table:formula="of:=[.E86]" office:value-type="string" office:string-value="METER_PER_SEC_SQ" calcext:value-type="string">
            <text:p>METER_PER_SEC_SQ</text:p>
          </table:table-cell>
          <table:table-cell table:formula="of:=&quot;function &quot;&amp;[.H86]&amp;&quot;_&quot;&amp;[.J86]&amp;&quot; () { printf '&quot;&amp;[.I86]&amp;&quot;,&quot;&amp;[.F86]&amp;&quot;=%s' $1; } ### &quot;&amp;[.G86]&amp;&quot; (&quot;&amp;[.D86]&amp;&quot;)&quot;" office:value-type="string" office:string-value="function GRAVITY_X_METER_PER_SEC_SQ () { printf 'grav_x,ms2=%s' $1; } ### Gravity.x axis (Meters per second squared)" calcext:value-type="string">
            <text:p>function GRAVITY_X_METER_PER_SEC_SQ () { printf 'grav_x,ms2=%s' $1; } ### Gravity.x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avity.y axis</text:p>
          </table:table-cell>
          <table:table-cell office:value-type="string" calcext:value-type="string">
            <text:p>GRAVITY_Y</text:p>
          </table:table-cell>
          <table:table-cell office:value-type="string" calcext:value-type="string">
            <text:p>grav_y</text:p>
          </table:table-cell>
          <table:table-cell office:value-type="string" calcext:value-type="string">
            <text:p>Newtons per kilogram</text:p>
          </table:table-cell>
          <table:table-cell office:value-type="string" calcext:value-type="string">
            <text:p>NEWTON_PER_KG</text:p>
          </table:table-cell>
          <table:table-cell office:value-type="string" calcext:value-type="string">
            <text:p>nkg</text:p>
          </table:table-cell>
          <table:table-cell table:formula="of:=IF([.A87]&lt;&gt;&quot;&quot;;[.A87];[.G86])" office:value-type="string" office:string-value="Gravity.y axis" calcext:value-type="string">
            <text:p>Gravity.y axis</text:p>
          </table:table-cell>
          <table:table-cell table:formula="of:=IF([.B87]&lt;&gt;&quot;&quot;;[.B87];[.H86])" office:value-type="string" office:string-value="GRAVITY_Y" calcext:value-type="string">
            <text:p>GRAVITY_Y</text:p>
          </table:table-cell>
          <table:table-cell table:formula="of:=IF([.C87]&lt;&gt;&quot;&quot;;[.C87];[.I86])" office:value-type="string" office:string-value="grav_y" calcext:value-type="string">
            <text:p>grav_y</text:p>
          </table:table-cell>
          <table:table-cell table:formula="of:=[.E87]" office:value-type="string" office:string-value="NEWTON_PER_KG" calcext:value-type="string">
            <text:p>NEWTON_PER_KG</text:p>
          </table:table-cell>
          <table:table-cell table:formula="of:=&quot;function &quot;&amp;[.H87]&amp;&quot;_&quot;&amp;[.J87]&amp;&quot; () { printf '&quot;&amp;[.I87]&amp;&quot;,&quot;&amp;[.F87]&amp;&quot;=%s' $1; } ### &quot;&amp;[.G87]&amp;&quot; (&quot;&amp;[.D87]&amp;&quot;)&quot;" office:value-type="string" office:string-value="function GRAVITY_Y_NEWTON_PER_KG () { printf 'grav_y,nkg=%s' $1; } ### Gravity.y axis (Newtons per kilogram)" calcext:value-type="string">
            <text:p>function GRAVITY_Y_NEWTON_PER_KG () { printf 'grav_y,nkg=%s' $1; } ### Gravity.y axis (Newtons per kilogram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s2</text:p>
          </table:table-cell>
          <table:table-cell table:formula="of:=IF([.A88]&lt;&gt;&quot;&quot;;[.A88];[.G87])" office:value-type="string" office:string-value="Gravity.y axis" calcext:value-type="string">
            <text:p>Gravity.y axis</text:p>
          </table:table-cell>
          <table:table-cell table:formula="of:=IF([.B88]&lt;&gt;&quot;&quot;;[.B88];[.H87])" office:value-type="string" office:string-value="GRAVITY_Y" calcext:value-type="string">
            <text:p>GRAVITY_Y</text:p>
          </table:table-cell>
          <table:table-cell table:formula="of:=IF([.C88]&lt;&gt;&quot;&quot;;[.C88];[.I87])" office:value-type="string" office:string-value="grav_y" calcext:value-type="string">
            <text:p>grav_y</text:p>
          </table:table-cell>
          <table:table-cell table:formula="of:=[.E88]" office:value-type="string" office:string-value="METER_PER_SEC_SQ" calcext:value-type="string">
            <text:p>METER_PER_SEC_SQ</text:p>
          </table:table-cell>
          <table:table-cell table:formula="of:=&quot;function &quot;&amp;[.H88]&amp;&quot;_&quot;&amp;[.J88]&amp;&quot; () { printf '&quot;&amp;[.I88]&amp;&quot;,&quot;&amp;[.F88]&amp;&quot;=%s' $1; } ### &quot;&amp;[.G88]&amp;&quot; (&quot;&amp;[.D88]&amp;&quot;)&quot;" office:value-type="string" office:string-value="function GRAVITY_Y_METER_PER_SEC_SQ () { printf 'grav_y,ms2=%s' $1; } ### Gravity.y axis (Meters per second squared)" calcext:value-type="string">
            <text:p>function GRAVITY_Y_METER_PER_SEC_SQ () { printf 'grav_y,ms2=%s' $1; } ### Gravity.y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avity.z axis</text:p>
          </table:table-cell>
          <table:table-cell office:value-type="string" calcext:value-type="string">
            <text:p>GRAVITY_Z</text:p>
          </table:table-cell>
          <table:table-cell office:value-type="string" calcext:value-type="string">
            <text:p>grav_z</text:p>
          </table:table-cell>
          <table:table-cell office:value-type="string" calcext:value-type="string">
            <text:p>Newtons per kilogram</text:p>
          </table:table-cell>
          <table:table-cell office:value-type="string" calcext:value-type="string">
            <text:p>NEWTON_PER_KG</text:p>
          </table:table-cell>
          <table:table-cell office:value-type="string" calcext:value-type="string">
            <text:p>nkg</text:p>
          </table:table-cell>
          <table:table-cell table:formula="of:=IF([.A89]&lt;&gt;&quot;&quot;;[.A89];[.G88])" office:value-type="string" office:string-value="Gravity.z axis" calcext:value-type="string">
            <text:p>Gravity.z axis</text:p>
          </table:table-cell>
          <table:table-cell table:formula="of:=IF([.B89]&lt;&gt;&quot;&quot;;[.B89];[.H88])" office:value-type="string" office:string-value="GRAVITY_Z" calcext:value-type="string">
            <text:p>GRAVITY_Z</text:p>
          </table:table-cell>
          <table:table-cell table:formula="of:=IF([.C89]&lt;&gt;&quot;&quot;;[.C89];[.I88])" office:value-type="string" office:string-value="grav_z" calcext:value-type="string">
            <text:p>grav_z</text:p>
          </table:table-cell>
          <table:table-cell table:formula="of:=[.E89]" office:value-type="string" office:string-value="NEWTON_PER_KG" calcext:value-type="string">
            <text:p>NEWTON_PER_KG</text:p>
          </table:table-cell>
          <table:table-cell table:formula="of:=&quot;function &quot;&amp;[.H89]&amp;&quot;_&quot;&amp;[.J89]&amp;&quot; () { printf '&quot;&amp;[.I89]&amp;&quot;,&quot;&amp;[.F89]&amp;&quot;=%s' $1; } ### &quot;&amp;[.G89]&amp;&quot; (&quot;&amp;[.D89]&amp;&quot;)&quot;" office:value-type="string" office:string-value="function GRAVITY_Z_NEWTON_PER_KG () { printf 'grav_z,nkg=%s' $1; } ### Gravity.z axis (Newtons per kilogram)" calcext:value-type="string">
            <text:p>function GRAVITY_Z_NEWTON_PER_KG () { printf 'grav_z,nkg=%s' $1; } ### Gravity.z axis (Newtons per kilogram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s2</text:p>
          </table:table-cell>
          <table:table-cell table:formula="of:=IF([.A90]&lt;&gt;&quot;&quot;;[.A90];[.G89])" office:value-type="string" office:string-value="Gravity.z axis" calcext:value-type="string">
            <text:p>Gravity.z axis</text:p>
          </table:table-cell>
          <table:table-cell table:formula="of:=IF([.B90]&lt;&gt;&quot;&quot;;[.B90];[.H89])" office:value-type="string" office:string-value="GRAVITY_Z" calcext:value-type="string">
            <text:p>GRAVITY_Z</text:p>
          </table:table-cell>
          <table:table-cell table:formula="of:=IF([.C90]&lt;&gt;&quot;&quot;;[.C90];[.I89])" office:value-type="string" office:string-value="grav_z" calcext:value-type="string">
            <text:p>grav_z</text:p>
          </table:table-cell>
          <table:table-cell table:formula="of:=[.E90]" office:value-type="string" office:string-value="METER_PER_SEC_SQ" calcext:value-type="string">
            <text:p>METER_PER_SEC_SQ</text:p>
          </table:table-cell>
          <table:table-cell table:formula="of:=&quot;function &quot;&amp;[.H90]&amp;&quot;_&quot;&amp;[.J90]&amp;&quot; () { printf '&quot;&amp;[.I90]&amp;&quot;,&quot;&amp;[.F90]&amp;&quot;=%s' $1; } ### &quot;&amp;[.G90]&amp;&quot; (&quot;&amp;[.D90]&amp;&quot;)&quot;" office:value-type="string" office:string-value="function GRAVITY_Z_METER_PER_SEC_SQ () { printf 'grav_z,ms2=%s' $1; } ### Gravity.z axis (Meters per second squared)" calcext:value-type="string">
            <text:p>function GRAVITY_Z_METER_PER_SEC_SQ () { printf 'grav_z,ms2=%s' $1; } ### Gravity.z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yroscope.rate of rotation around x axis</text:p>
          </table:table-cell>
          <table:table-cell office:value-type="string" calcext:value-type="string">
            <text:p>GYRO_X</text:p>
          </table:table-cell>
          <table:table-cell office:value-type="string" calcext:value-type="string">
            <text:p>gyro_x</text:p>
          </table:table-cell>
          <table:table-cell office:value-type="string" calcext:value-type="string">
            <text:p>Rotation speed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rot</text:p>
          </table:table-cell>
          <table:table-cell table:formula="of:=IF([.A91]&lt;&gt;&quot;&quot;;[.A91];[.G90])" office:value-type="string" office:string-value="Gyroscope.rate of rotation around x axis" calcext:value-type="string">
            <text:p>Gyroscope.rate of rotation around x axis</text:p>
          </table:table-cell>
          <table:table-cell table:formula="of:=IF([.B91]&lt;&gt;&quot;&quot;;[.B91];[.H90])" office:value-type="string" office:string-value="GYRO_X" calcext:value-type="string">
            <text:p>GYRO_X</text:p>
          </table:table-cell>
          <table:table-cell table:formula="of:=IF([.C91]&lt;&gt;&quot;&quot;;[.C91];[.I90])" office:value-type="string" office:string-value="gyro_x" calcext:value-type="string">
            <text:p>gyro_x</text:p>
          </table:table-cell>
          <table:table-cell table:formula="of:=[.E91]" office:value-type="string" office:string-value="ROTATION" calcext:value-type="string">
            <text:p>ROTATION</text:p>
          </table:table-cell>
          <table:table-cell table:formula="of:=&quot;function &quot;&amp;[.H91]&amp;&quot;_&quot;&amp;[.J91]&amp;&quot; () { printf '&quot;&amp;[.I91]&amp;&quot;,&quot;&amp;[.F91]&amp;&quot;=%s' $1; } ### &quot;&amp;[.G91]&amp;&quot; (&quot;&amp;[.D91]&amp;&quot;)&quot;" office:value-type="string" office:string-value="function GYRO_X_ROTATION () { printf 'gyro_x,rot=%s' $1; } ### Gyroscope.rate of rotation around x axis (Rotation speed)" calcext:value-type="string">
            <text:p>function GYRO_X_ROTATION () { printf 'gyro_x,rot=%s' $1; } ### Gyroscope.rate of rotation around x axis (Rotation speed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ps2</text:p>
          </table:table-cell>
          <table:table-cell table:formula="of:=IF([.A92]&lt;&gt;&quot;&quot;;[.A92];[.G91])" office:value-type="string" office:string-value="Gyroscope.rate of rotation around x axis" calcext:value-type="string">
            <text:p>Gyroscope.rate of rotation around x axis</text:p>
          </table:table-cell>
          <table:table-cell table:formula="of:=IF([.B92]&lt;&gt;&quot;&quot;;[.B92];[.H91])" office:value-type="string" office:string-value="GYRO_X" calcext:value-type="string">
            <text:p>GYRO_X</text:p>
          </table:table-cell>
          <table:table-cell table:formula="of:=IF([.C92]&lt;&gt;&quot;&quot;;[.C92];[.I91])" office:value-type="string" office:string-value="gyro_x" calcext:value-type="string">
            <text:p>gyro_x</text:p>
          </table:table-cell>
          <table:table-cell table:formula="of:=[.E92]" office:value-type="string" office:string-value="METER_PER_SEC_SQ" calcext:value-type="string">
            <text:p>METER_PER_SEC_SQ</text:p>
          </table:table-cell>
          <table:table-cell table:formula="of:=&quot;function &quot;&amp;[.H92]&amp;&quot;_&quot;&amp;[.J92]&amp;&quot; () { printf '&quot;&amp;[.I92]&amp;&quot;,&quot;&amp;[.F92]&amp;&quot;=%s' $1; } ### &quot;&amp;[.G92]&amp;&quot; (&quot;&amp;[.D92]&amp;&quot;)&quot;" office:value-type="string" office:string-value="function GYRO_X_METER_PER_SEC_SQ () { printf 'gyro_x,mps2=%s' $1; } ### Gyroscope.rate of rotation around x axis (Meters per second squared)" calcext:value-type="string">
            <text:p>function GYRO_X_METER_PER_SEC_SQ () { printf 'gyro_x,mps2=%s' $1; } ### Gyroscope.rate of rotation around x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yroscope.rate of rotation around y axis</text:p>
          </table:table-cell>
          <table:table-cell office:value-type="string" calcext:value-type="string">
            <text:p>GYRO_Y</text:p>
          </table:table-cell>
          <table:table-cell office:value-type="string" calcext:value-type="string">
            <text:p>gyro_y</text:p>
          </table:table-cell>
          <table:table-cell office:value-type="string" calcext:value-type="string">
            <text:p>Rotation speed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rot</text:p>
          </table:table-cell>
          <table:table-cell table:formula="of:=IF([.A93]&lt;&gt;&quot;&quot;;[.A93];[.G92])" office:value-type="string" office:string-value="Gyroscope.rate of rotation around y axis" calcext:value-type="string">
            <text:p>Gyroscope.rate of rotation around y axis</text:p>
          </table:table-cell>
          <table:table-cell table:formula="of:=IF([.B93]&lt;&gt;&quot;&quot;;[.B93];[.H92])" office:value-type="string" office:string-value="GYRO_Y" calcext:value-type="string">
            <text:p>GYRO_Y</text:p>
          </table:table-cell>
          <table:table-cell table:formula="of:=IF([.C93]&lt;&gt;&quot;&quot;;[.C93];[.I92])" office:value-type="string" office:string-value="gyro_y" calcext:value-type="string">
            <text:p>gyro_y</text:p>
          </table:table-cell>
          <table:table-cell table:formula="of:=[.E93]" office:value-type="string" office:string-value="ROTATION" calcext:value-type="string">
            <text:p>ROTATION</text:p>
          </table:table-cell>
          <table:table-cell table:formula="of:=&quot;function &quot;&amp;[.H93]&amp;&quot;_&quot;&amp;[.J93]&amp;&quot; () { printf '&quot;&amp;[.I93]&amp;&quot;,&quot;&amp;[.F93]&amp;&quot;=%s' $1; } ### &quot;&amp;[.G93]&amp;&quot; (&quot;&amp;[.D93]&amp;&quot;)&quot;" office:value-type="string" office:string-value="function GYRO_Y_ROTATION () { printf 'gyro_y,rot=%s' $1; } ### Gyroscope.rate of rotation around y axis (Rotation speed)" calcext:value-type="string">
            <text:p>function GYRO_Y_ROTATION () { printf 'gyro_y,rot=%s' $1; } ### Gyroscope.rate of rotation around y axis (Rotation speed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ps2</text:p>
          </table:table-cell>
          <table:table-cell table:formula="of:=IF([.A94]&lt;&gt;&quot;&quot;;[.A94];[.G93])" office:value-type="string" office:string-value="Gyroscope.rate of rotation around y axis" calcext:value-type="string">
            <text:p>Gyroscope.rate of rotation around y axis</text:p>
          </table:table-cell>
          <table:table-cell table:formula="of:=IF([.B94]&lt;&gt;&quot;&quot;;[.B94];[.H93])" office:value-type="string" office:string-value="GYRO_Y" calcext:value-type="string">
            <text:p>GYRO_Y</text:p>
          </table:table-cell>
          <table:table-cell table:formula="of:=IF([.C94]&lt;&gt;&quot;&quot;;[.C94];[.I93])" office:value-type="string" office:string-value="gyro_y" calcext:value-type="string">
            <text:p>gyro_y</text:p>
          </table:table-cell>
          <table:table-cell table:formula="of:=[.E94]" office:value-type="string" office:string-value="METER_PER_SEC_SQ" calcext:value-type="string">
            <text:p>METER_PER_SEC_SQ</text:p>
          </table:table-cell>
          <table:table-cell table:formula="of:=&quot;function &quot;&amp;[.H94]&amp;&quot;_&quot;&amp;[.J94]&amp;&quot; () { printf '&quot;&amp;[.I94]&amp;&quot;,&quot;&amp;[.F94]&amp;&quot;=%s' $1; } ### &quot;&amp;[.G94]&amp;&quot; (&quot;&amp;[.D94]&amp;&quot;)&quot;" office:value-type="string" office:string-value="function GYRO_Y_METER_PER_SEC_SQ () { printf 'gyro_y,mps2=%s' $1; } ### Gyroscope.rate of rotation around y axis (Meters per second squared)" calcext:value-type="string">
            <text:p>function GYRO_Y_METER_PER_SEC_SQ () { printf 'gyro_y,mps2=%s' $1; } ### Gyroscope.rate of rotation around y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yroscope.rate of rotation around z axis</text:p>
          </table:table-cell>
          <table:table-cell office:value-type="string" calcext:value-type="string">
            <text:p>GYRO_Z</text:p>
          </table:table-cell>
          <table:table-cell office:value-type="string" calcext:value-type="string">
            <text:p>gyro_z</text:p>
          </table:table-cell>
          <table:table-cell office:value-type="string" calcext:value-type="string">
            <text:p>Rotation speed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rot</text:p>
          </table:table-cell>
          <table:table-cell table:formula="of:=IF([.A95]&lt;&gt;&quot;&quot;;[.A95];[.G94])" office:value-type="string" office:string-value="Gyroscope.rate of rotation around z axis" calcext:value-type="string">
            <text:p>Gyroscope.rate of rotation around z axis</text:p>
          </table:table-cell>
          <table:table-cell table:formula="of:=IF([.B95]&lt;&gt;&quot;&quot;;[.B95];[.H94])" office:value-type="string" office:string-value="GYRO_Z" calcext:value-type="string">
            <text:p>GYRO_Z</text:p>
          </table:table-cell>
          <table:table-cell table:formula="of:=IF([.C95]&lt;&gt;&quot;&quot;;[.C95];[.I94])" office:value-type="string" office:string-value="gyro_z" calcext:value-type="string">
            <text:p>gyro_z</text:p>
          </table:table-cell>
          <table:table-cell table:formula="of:=[.E95]" office:value-type="string" office:string-value="ROTATION" calcext:value-type="string">
            <text:p>ROTATION</text:p>
          </table:table-cell>
          <table:table-cell table:formula="of:=&quot;function &quot;&amp;[.H95]&amp;&quot;_&quot;&amp;[.J95]&amp;&quot; () { printf '&quot;&amp;[.I95]&amp;&quot;,&quot;&amp;[.F95]&amp;&quot;=%s' $1; } ### &quot;&amp;[.G95]&amp;&quot; (&quot;&amp;[.D95]&amp;&quot;)&quot;" office:value-type="string" office:string-value="function GYRO_Z_ROTATION () { printf 'gyro_z,rot=%s' $1; } ### Gyroscope.rate of rotation around z axis (Rotation speed)" calcext:value-type="string">
            <text:p>function GYRO_Z_ROTATION () { printf 'gyro_z,rot=%s' $1; } ### Gyroscope.rate of rotation around z axis (Rotation speed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ps2</text:p>
          </table:table-cell>
          <table:table-cell table:formula="of:=IF([.A96]&lt;&gt;&quot;&quot;;[.A96];[.G95])" office:value-type="string" office:string-value="Gyroscope.rate of rotation around z axis" calcext:value-type="string">
            <text:p>Gyroscope.rate of rotation around z axis</text:p>
          </table:table-cell>
          <table:table-cell table:formula="of:=IF([.B96]&lt;&gt;&quot;&quot;;[.B96];[.H95])" office:value-type="string" office:string-value="GYRO_Z" calcext:value-type="string">
            <text:p>GYRO_Z</text:p>
          </table:table-cell>
          <table:table-cell table:formula="of:=IF([.C96]&lt;&gt;&quot;&quot;;[.C96];[.I95])" office:value-type="string" office:string-value="gyro_z" calcext:value-type="string">
            <text:p>gyro_z</text:p>
          </table:table-cell>
          <table:table-cell table:formula="of:=[.E96]" office:value-type="string" office:string-value="METER_PER_SEC_SQ" calcext:value-type="string">
            <text:p>METER_PER_SEC_SQ</text:p>
          </table:table-cell>
          <table:table-cell table:formula="of:=&quot;function &quot;&amp;[.H96]&amp;&quot;_&quot;&amp;[.J96]&amp;&quot; () { printf '&quot;&amp;[.I96]&amp;&quot;,&quot;&amp;[.F96]&amp;&quot;=%s' $1; } ### &quot;&amp;[.G96]&amp;&quot; (&quot;&amp;[.D96]&amp;&quot;)&quot;" office:value-type="string" office:string-value="function GYRO_Z_METER_PER_SEC_SQ () { printf 'gyro_z,mps2=%s' $1; } ### Gyroscope.rate of rotation around z axis (Meters per second squared)" calcext:value-type="string">
            <text:p>function GYRO_Z_METER_PER_SEC_SQ () { printf 'gyro_z,mps2=%s' $1; } ### Gyroscope.rate of rotation around z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VAC.Humdity</text:p>
          </table:table-cell>
          <table:table-cell office:value-type="string" calcext:value-type="string">
            <text:p>HVAC_HUMIDITY</text:p>
          </table:table-cell>
          <table:table-cell office:value-type="string" calcext:value-type="string">
            <text:p>hvac_hum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97]&lt;&gt;&quot;&quot;;[.A97];[.G96])" office:value-type="string" office:string-value="HVAC.Humdity" calcext:value-type="string">
            <text:p>HVAC.Humdity</text:p>
          </table:table-cell>
          <table:table-cell table:formula="of:=IF([.B97]&lt;&gt;&quot;&quot;;[.B97];[.H96])" office:value-type="string" office:string-value="HVAC_HUMIDITY" calcext:value-type="string">
            <text:p>HVAC_HUMIDITY</text:p>
          </table:table-cell>
          <table:table-cell table:formula="of:=IF([.C97]&lt;&gt;&quot;&quot;;[.C97];[.I96])" office:value-type="string" office:string-value="hvac_hum" calcext:value-type="string">
            <text:p>hvac_hum</text:p>
          </table:table-cell>
          <table:table-cell table:formula="of:=[.E97]" office:value-type="string" office:string-value="PERCENT" calcext:value-type="string">
            <text:p>PERCENT</text:p>
          </table:table-cell>
          <table:table-cell table:formula="of:=&quot;function &quot;&amp;[.H97]&amp;&quot;_&quot;&amp;[.J97]&amp;&quot; () { printf '&quot;&amp;[.I97]&amp;&quot;,&quot;&amp;[.F97]&amp;&quot;=%s' $1; } ### &quot;&amp;[.G97]&amp;&quot; (&quot;&amp;[.D97]&amp;&quot;)&quot;" office:value-type="string" office:string-value="function HVAC_HUMIDITY_PERCENT () { printf 'hvac_hum,p=%s' $1; } ### HVAC.Humdity (% (0 to 100))" calcext:value-type="string">
            <text:p>function HVAC_HUMIDITY_PERCENT () { printf 'hvac_hum,p=%s' $1; } ### HVAC.Humdity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Byte Array</text:p>
          </table:table-cell>
          <table:table-cell office:value-type="string" calcext:value-type="string">
            <text:p>BYTE_ARRAY</text:p>
          </table:table-cell>
          <table:table-cell office:value-type="string" calcext:value-type="string">
            <text:p>null</text:p>
          </table:table-cell>
          <table:table-cell table:formula="of:=IF([.A98]&lt;&gt;&quot;&quot;;[.A98];[.G97])" office:value-type="string" office:string-value="Image" calcext:value-type="string">
            <text:p>Image</text:p>
          </table:table-cell>
          <table:table-cell table:formula="of:=IF([.B98]&lt;&gt;&quot;&quot;;[.B98];[.H97])" office:value-type="string" office:string-value="IMAGE" calcext:value-type="string">
            <text:p>IMAGE</text:p>
          </table:table-cell>
          <table:table-cell table:formula="of:=IF([.C98]&lt;&gt;&quot;&quot;;[.C98];[.I97])" office:value-type="string" office:string-value="image" calcext:value-type="string">
            <text:p>image</text:p>
          </table:table-cell>
          <table:table-cell table:formula="of:=[.E98]" office:value-type="string" office:string-value="BYTE_ARRAY" calcext:value-type="string">
            <text:p>BYTE_ARRAY</text:p>
          </table:table-cell>
          <table:table-cell table:formula="of:=&quot;function &quot;&amp;[.H98]&amp;&quot;_&quot;&amp;[.J98]&amp;&quot; () { printf '&quot;&amp;[.I98]&amp;&quot;,&quot;&amp;[.F98]&amp;&quot;=%s' $1; } ### &quot;&amp;[.G98]&amp;&quot; (&quot;&amp;[.D98]&amp;&quot;)&quot;" office:value-type="string" office:string-value="function IMAGE_BYTE_ARRAY () { printf 'image,null=%s' $1; } ### Image (Byte Array)" calcext:value-type="string">
            <text:p>function IMAGE_BYTE_ARRAY () { printf 'image,null=%s' $1; } ### Image (Byte Arra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string" calcext:value-type="string">
            <text:p>IMPEDANCE</text:p>
          </table:table-cell>
          <table:table-cell office:value-type="string" calcext:value-type="string">
            <text:p>imped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  <table:table-cell table:formula="of:=IF([.A99]&lt;&gt;&quot;&quot;;[.A99];[.G98])" office:value-type="string" office:string-value="Impedance" calcext:value-type="string">
            <text:p>Impedance</text:p>
          </table:table-cell>
          <table:table-cell table:formula="of:=IF([.B99]&lt;&gt;&quot;&quot;;[.B99];[.H98])" office:value-type="string" office:string-value="IMPEDANCE" calcext:value-type="string">
            <text:p>IMPEDANCE</text:p>
          </table:table-cell>
          <table:table-cell table:formula="of:=IF([.C99]&lt;&gt;&quot;&quot;;[.C99];[.I98])" office:value-type="string" office:string-value="imped" calcext:value-type="string">
            <text:p>imped</text:p>
          </table:table-cell>
          <table:table-cell table:formula="of:=[.E99]" office:value-type="string" office:string-value="OHM" calcext:value-type="string">
            <text:p>OHM</text:p>
          </table:table-cell>
          <table:table-cell table:formula="of:=&quot;function &quot;&amp;[.H99]&amp;&quot;_&quot;&amp;[.J99]&amp;&quot; () { printf '&quot;&amp;[.I99]&amp;&quot;,&quot;&amp;[.F99]&amp;&quot;=%s' $1; } ### &quot;&amp;[.G99]&amp;&quot; (&quot;&amp;[.D99]&amp;&quot;)&quot;" office:value-type="string" office:string-value="function IMPEDANCE_OHM () { printf 'imped,ohm=%s' $1; } ### Impedance (Ohm)" calcext:value-type="string">
            <text:p>function IMPEDANCE_OHM () { printf 'imped,ohm=%s' $1; } ### Impedance (Ohm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ductance</text:p>
          </table:table-cell>
          <table:table-cell office:value-type="string" calcext:value-type="string">
            <text:p>INDUCTANCE</text:p>
          </table:table-cell>
          <table:table-cell office:value-type="string" calcext:value-type="string">
            <text:p>induct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h</text:p>
          </table:table-cell>
          <table:table-cell table:formula="of:=IF([.A100]&lt;&gt;&quot;&quot;;[.A100];[.G99])" office:value-type="string" office:string-value="Inductance" calcext:value-type="string">
            <text:p>Inductance</text:p>
          </table:table-cell>
          <table:table-cell table:formula="of:=IF([.B100]&lt;&gt;&quot;&quot;;[.B100];[.H99])" office:value-type="string" office:string-value="INDUCTANCE" calcext:value-type="string">
            <text:p>INDUCTANCE</text:p>
          </table:table-cell>
          <table:table-cell table:formula="of:=IF([.C100]&lt;&gt;&quot;&quot;;[.C100];[.I99])" office:value-type="string" office:string-value="induct" calcext:value-type="string">
            <text:p>induct</text:p>
          </table:table-cell>
          <table:table-cell table:formula="of:=[.E100]" office:value-type="string" office:string-value="HENRY" calcext:value-type="string">
            <text:p>HENRY</text:p>
          </table:table-cell>
          <table:table-cell table:formula="of:=&quot;function &quot;&amp;[.H100]&amp;&quot;_&quot;&amp;[.J100]&amp;&quot; () { printf '&quot;&amp;[.I100]&amp;&quot;,&quot;&amp;[.F100]&amp;&quot;=%s' $1; } ### &quot;&amp;[.G100]&amp;&quot; (&quot;&amp;[.D100]&amp;&quot;)&quot;" office:value-type="string" office:string-value="function INDUCTANCE_HENRY () { printf 'induct,h=%s' $1; } ### Inductance (Henry)" calcext:value-type="string">
            <text:p>function INDUCTANCE_HENRY () { printf 'induct,h=%s' $1; } ### Inductance (Henr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k Levels.Black</text:p>
          </table:table-cell>
          <table:table-cell office:value-type="string" calcext:value-type="string">
            <text:p>INK_BLACK</text:p>
          </table:table-cell>
          <table:table-cell office:value-type="string" calcext:value-type="string">
            <text:p>ink_blk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01]&lt;&gt;&quot;&quot;;[.A101];[.G100])" office:value-type="string" office:string-value="Ink Levels.Black" calcext:value-type="string">
            <text:p>Ink Levels.Black</text:p>
          </table:table-cell>
          <table:table-cell table:formula="of:=IF([.B101]&lt;&gt;&quot;&quot;;[.B101];[.H100])" office:value-type="string" office:string-value="INK_BLACK" calcext:value-type="string">
            <text:p>INK_BLACK</text:p>
          </table:table-cell>
          <table:table-cell table:formula="of:=IF([.C101]&lt;&gt;&quot;&quot;;[.C101];[.I100])" office:value-type="string" office:string-value="ink_blk" calcext:value-type="string">
            <text:p>ink_blk</text:p>
          </table:table-cell>
          <table:table-cell table:formula="of:=[.E101]" office:value-type="string" office:string-value="PERCENT" calcext:value-type="string">
            <text:p>PERCENT</text:p>
          </table:table-cell>
          <table:table-cell table:formula="of:=&quot;function &quot;&amp;[.H101]&amp;&quot;_&quot;&amp;[.J101]&amp;&quot; () { printf '&quot;&amp;[.I101]&amp;&quot;,&quot;&amp;[.F101]&amp;&quot;=%s' $1; } ### &quot;&amp;[.G101]&amp;&quot; (&quot;&amp;[.D101]&amp;&quot;)&quot;" office:value-type="string" office:string-value="function INK_BLACK_PERCENT () { printf 'ink_blk,p=%s' $1; } ### Ink Levels.Black (% (0 to 100))" calcext:value-type="string">
            <text:p>function INK_BLACK_PERCENT () { printf 'ink_blk,p=%s' $1; } ### Ink Levels.Black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k Levels.Cyan</text:p>
          </table:table-cell>
          <table:table-cell office:value-type="string" calcext:value-type="string">
            <text:p>INK_CYAN</text:p>
          </table:table-cell>
          <table:table-cell office:value-type="string" calcext:value-type="string">
            <text:p>ink_cya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02]&lt;&gt;&quot;&quot;;[.A102];[.G101])" office:value-type="string" office:string-value="Ink Levels.Cyan" calcext:value-type="string">
            <text:p>Ink Levels.Cyan</text:p>
          </table:table-cell>
          <table:table-cell table:formula="of:=IF([.B102]&lt;&gt;&quot;&quot;;[.B102];[.H101])" office:value-type="string" office:string-value="INK_CYAN" calcext:value-type="string">
            <text:p>INK_CYAN</text:p>
          </table:table-cell>
          <table:table-cell table:formula="of:=IF([.C102]&lt;&gt;&quot;&quot;;[.C102];[.I101])" office:value-type="string" office:string-value="ink_cya" calcext:value-type="string">
            <text:p>ink_cya</text:p>
          </table:table-cell>
          <table:table-cell table:formula="of:=[.E102]" office:value-type="string" office:string-value="PERCENT" calcext:value-type="string">
            <text:p>PERCENT</text:p>
          </table:table-cell>
          <table:table-cell table:formula="of:=&quot;function &quot;&amp;[.H102]&amp;&quot;_&quot;&amp;[.J102]&amp;&quot; () { printf '&quot;&amp;[.I102]&amp;&quot;,&quot;&amp;[.F102]&amp;&quot;=%s' $1; } ### &quot;&amp;[.G102]&amp;&quot; (&quot;&amp;[.D102]&amp;&quot;)&quot;" office:value-type="string" office:string-value="function INK_CYAN_PERCENT () { printf 'ink_cya,p=%s' $1; } ### Ink Levels.Cyan (% (0 to 100))" calcext:value-type="string">
            <text:p>function INK_CYAN_PERCENT () { printf 'ink_cya,p=%s' $1; } ### Ink Levels.Cyan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k Levels.Magenta</text:p>
          </table:table-cell>
          <table:table-cell office:value-type="string" calcext:value-type="string">
            <text:p>INK_MEGENTA</text:p>
          </table:table-cell>
          <table:table-cell office:value-type="string" calcext:value-type="string">
            <text:p>ink_mag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03]&lt;&gt;&quot;&quot;;[.A103];[.G102])" office:value-type="string" office:string-value="Ink Levels.Magenta" calcext:value-type="string">
            <text:p>Ink Levels.Magenta</text:p>
          </table:table-cell>
          <table:table-cell table:formula="of:=IF([.B103]&lt;&gt;&quot;&quot;;[.B103];[.H102])" office:value-type="string" office:string-value="INK_MEGENTA" calcext:value-type="string">
            <text:p>INK_MEGENTA</text:p>
          </table:table-cell>
          <table:table-cell table:formula="of:=IF([.C103]&lt;&gt;&quot;&quot;;[.C103];[.I102])" office:value-type="string" office:string-value="ink_mag" calcext:value-type="string">
            <text:p>ink_mag</text:p>
          </table:table-cell>
          <table:table-cell table:formula="of:=[.E103]" office:value-type="string" office:string-value="PERCENT" calcext:value-type="string">
            <text:p>PERCENT</text:p>
          </table:table-cell>
          <table:table-cell table:formula="of:=&quot;function &quot;&amp;[.H103]&amp;&quot;_&quot;&amp;[.J103]&amp;&quot; () { printf '&quot;&amp;[.I103]&amp;&quot;,&quot;&amp;[.F103]&amp;&quot;=%s' $1; } ### &quot;&amp;[.G103]&amp;&quot; (&quot;&amp;[.D103]&amp;&quot;)&quot;" office:value-type="string" office:string-value="function INK_MEGENTA_PERCENT () { printf 'ink_mag,p=%s' $1; } ### Ink Levels.Magenta (% (0 to 100))" calcext:value-type="string">
            <text:p>function INK_MEGENTA_PERCENT () { printf 'ink_mag,p=%s' $1; } ### Ink Levels.Magenta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k Levels.Yellow</text:p>
          </table:table-cell>
          <table:table-cell office:value-type="string" calcext:value-type="string">
            <text:p>INK_YELLOW</text:p>
          </table:table-cell>
          <table:table-cell office:value-type="string" calcext:value-type="string">
            <text:p>ink_yel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04]&lt;&gt;&quot;&quot;;[.A104];[.G103])" office:value-type="string" office:string-value="Ink Levels.Yellow" calcext:value-type="string">
            <text:p>Ink Levels.Yellow</text:p>
          </table:table-cell>
          <table:table-cell table:formula="of:=IF([.B104]&lt;&gt;&quot;&quot;;[.B104];[.H103])" office:value-type="string" office:string-value="INK_YELLOW" calcext:value-type="string">
            <text:p>INK_YELLOW</text:p>
          </table:table-cell>
          <table:table-cell table:formula="of:=IF([.C104]&lt;&gt;&quot;&quot;;[.C104];[.I103])" office:value-type="string" office:string-value="ink_yel" calcext:value-type="string">
            <text:p>ink_yel</text:p>
          </table:table-cell>
          <table:table-cell table:formula="of:=[.E104]" office:value-type="string" office:string-value="PERCENT" calcext:value-type="string">
            <text:p>PERCENT</text:p>
          </table:table-cell>
          <table:table-cell table:formula="of:=&quot;function &quot;&amp;[.H104]&amp;&quot;_&quot;&amp;[.J104]&amp;&quot; () { printf '&quot;&amp;[.I104]&amp;&quot;,&quot;&amp;[.F104]&amp;&quot;=%s' $1; } ### &quot;&amp;[.G104]&amp;&quot; (&quot;&amp;[.D104]&amp;&quot;)&quot;" office:value-type="string" office:string-value="function INK_YELLOW_PERCENT () { printf 'ink_yel,p=%s' $1; } ### Ink Levels.Yellow (% (0 to 100))" calcext:value-type="string">
            <text:p>function INK_YELLOW_PERCENT () { printf 'ink_yel,p=%s' $1; } ### Ink Levels.Yellow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rusion</text:p>
          </table:table-cell>
          <table:table-cell office:value-type="string" calcext:value-type="string">
            <text:p>INTRUSION</text:p>
          </table:table-cell>
          <table:table-cell office:value-type="string" calcext:value-type="string">
            <text:p>intrusion</text:p>
          </table:table-cell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 table:formula="of:=IF([.A105]&lt;&gt;&quot;&quot;;[.A105];[.G104])" office:value-type="string" office:string-value="Intrusion" calcext:value-type="string">
            <text:p>Intrusion</text:p>
          </table:table-cell>
          <table:table-cell table:formula="of:=IF([.B105]&lt;&gt;&quot;&quot;;[.B105];[.H104])" office:value-type="string" office:string-value="INTRUSION" calcext:value-type="string">
            <text:p>INTRUSION</text:p>
          </table:table-cell>
          <table:table-cell table:formula="of:=IF([.C105]&lt;&gt;&quot;&quot;;[.C105];[.I104])" office:value-type="string" office:string-value="intrusion" calcext:value-type="string">
            <text:p>intrusion</text:p>
          </table:table-cell>
          <table:table-cell table:formula="of:=[.E105]" office:value-type="string" office:string-value="DIGITAL" calcext:value-type="string">
            <text:p>DIGITAL</text:p>
          </table:table-cell>
          <table:table-cell table:formula="of:=&quot;function &quot;&amp;[.H105]&amp;&quot;_&quot;&amp;[.J105]&amp;&quot; () { printf '&quot;&amp;[.I105]&amp;&quot;,&quot;&amp;[.F105]&amp;&quot;=%s' $1; } ### &quot;&amp;[.G105]&amp;&quot; (&quot;&amp;[.D105]&amp;&quot;)&quot;" office:value-type="string" office:string-value="function INTRUSION_DIGITAL () { printf 'intrusion,d=%s' $1; } ### Intrusion (Digital (0/1))" calcext:value-type="string">
            <text:p>function INTRUSION_DIGITAL () { printf 'intrusion,d=%s' $1; } ### Intrusion (Digital (0/1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izing Radiation</text:p>
          </table:table-cell>
          <table:table-cell office:value-type="string" calcext:value-type="string">
            <text:p>IONIZING_RADIATION</text:p>
          </table:table-cell>
          <table:table-cell office:value-type="string" calcext:value-type="string">
            <text:p>ion_rad</text:p>
          </table:table-cell>
          <table:table-cell office:value-type="string" calcext:value-type="string">
            <text:p>Electron Volts</text:p>
          </table:table-cell>
          <table:table-cell office:value-type="string" calcext:value-type="string">
            <text:p>ELECTRON_VOLT</text:p>
          </table:table-cell>
          <table:table-cell office:value-type="string" calcext:value-type="string">
            <text:p>ev</text:p>
          </table:table-cell>
          <table:table-cell table:formula="of:=IF([.A106]&lt;&gt;&quot;&quot;;[.A106];[.G105])" office:value-type="string" office:string-value="Ionizing Radiation" calcext:value-type="string">
            <text:p>Ionizing Radiation</text:p>
          </table:table-cell>
          <table:table-cell table:formula="of:=IF([.B106]&lt;&gt;&quot;&quot;;[.B106];[.H105])" office:value-type="string" office:string-value="IONIZING_RADIATION" calcext:value-type="string">
            <text:p>IONIZING_RADIATION</text:p>
          </table:table-cell>
          <table:table-cell table:formula="of:=IF([.C106]&lt;&gt;&quot;&quot;;[.C106];[.I105])" office:value-type="string" office:string-value="ion_rad" calcext:value-type="string">
            <text:p>ion_rad</text:p>
          </table:table-cell>
          <table:table-cell table:formula="of:=[.E106]" office:value-type="string" office:string-value="ELECTRON_VOLT" calcext:value-type="string">
            <text:p>ELECTRON_VOLT</text:p>
          </table:table-cell>
          <table:table-cell table:formula="of:=&quot;function &quot;&amp;[.H106]&amp;&quot;_&quot;&amp;[.J106]&amp;&quot; () { printf '&quot;&amp;[.I106]&amp;&quot;,&quot;&amp;[.F106]&amp;&quot;=%s' $1; } ### &quot;&amp;[.G106]&amp;&quot; (&quot;&amp;[.D106]&amp;&quot;)&quot;" office:value-type="string" office:string-value="function IONIZING_RADIATION_ELECTRON_VOLT () { printf 'ion_rad,ev=%s' $1; } ### Ionizing Radiation (Electron Volts)" calcext:value-type="string">
            <text:p>function IONIZING_RADIATION_ELECTRON_VOLT () { printf 'ion_rad,ev=%s' $1; } ### Ionizing Radiation (Electron Volts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Ergs</text:p>
          </table:table-cell>
          <table:table-cell office:value-type="string" calcext:value-type="string">
            <text:p>ERGS</text:p>
          </table:table-cell>
          <table:table-cell office:value-type="string" calcext:value-type="string">
            <text:p>erg</text:p>
          </table:table-cell>
          <table:table-cell table:formula="of:=IF([.A107]&lt;&gt;&quot;&quot;;[.A107];[.G106])" office:value-type="string" office:string-value="Ionizing Radiation" calcext:value-type="string">
            <text:p>Ionizing Radiation</text:p>
          </table:table-cell>
          <table:table-cell table:formula="of:=IF([.B107]&lt;&gt;&quot;&quot;;[.B107];[.H106])" office:value-type="string" office:string-value="IONIZING_RADIATION" calcext:value-type="string">
            <text:p>IONIZING_RADIATION</text:p>
          </table:table-cell>
          <table:table-cell table:formula="of:=IF([.C107]&lt;&gt;&quot;&quot;;[.C107];[.I106])" office:value-type="string" office:string-value="ion_rad" calcext:value-type="string">
            <text:p>ion_rad</text:p>
          </table:table-cell>
          <table:table-cell table:formula="of:=[.E107]" office:value-type="string" office:string-value="ERGS" calcext:value-type="string">
            <text:p>ERGS</text:p>
          </table:table-cell>
          <table:table-cell table:formula="of:=&quot;function &quot;&amp;[.H107]&amp;&quot;_&quot;&amp;[.J107]&amp;&quot; () { printf '&quot;&amp;[.I107]&amp;&quot;,&quot;&amp;[.F107]&amp;&quot;=%s' $1; } ### &quot;&amp;[.G107]&amp;&quot; (&quot;&amp;[.D107]&amp;&quot;)&quot;" office:value-type="string" office:string-value="function IONIZING_RADIATION_ERGS () { printf 'ion_rad,erg=%s' $1; } ### Ionizing Radiation (Ergs)" calcext:value-type="string">
            <text:p>function IONIZING_RADIATION_ERGS () { printf 'ion_rad,erg=%s' $1; } ### Ionizing Radiation (Ergs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Joules</text:p>
          </table:table-cell>
          <table:table-cell office:value-type="string" calcext:value-type="string">
            <text:p>JOULE</text:p>
          </table:table-cell>
          <table:table-cell office:value-type="string" calcext:value-type="string">
            <text:p>j</text:p>
          </table:table-cell>
          <table:table-cell table:formula="of:=IF([.A108]&lt;&gt;&quot;&quot;;[.A108];[.G107])" office:value-type="string" office:string-value="Ionizing Radiation" calcext:value-type="string">
            <text:p>Ionizing Radiation</text:p>
          </table:table-cell>
          <table:table-cell table:formula="of:=IF([.B108]&lt;&gt;&quot;&quot;;[.B108];[.H107])" office:value-type="string" office:string-value="IONIZING_RADIATION" calcext:value-type="string">
            <text:p>IONIZING_RADIATION</text:p>
          </table:table-cell>
          <table:table-cell table:formula="of:=IF([.C108]&lt;&gt;&quot;&quot;;[.C108];[.I107])" office:value-type="string" office:string-value="ion_rad" calcext:value-type="string">
            <text:p>ion_rad</text:p>
          </table:table-cell>
          <table:table-cell table:formula="of:=[.E108]" office:value-type="string" office:string-value="JOULE" calcext:value-type="string">
            <text:p>JOULE</text:p>
          </table:table-cell>
          <table:table-cell table:formula="of:=&quot;function &quot;&amp;[.H108]&amp;&quot;_&quot;&amp;[.J108]&amp;&quot; () { printf '&quot;&amp;[.I108]&amp;&quot;,&quot;&amp;[.F108]&amp;&quot;=%s' $1; } ### &quot;&amp;[.G108]&amp;&quot; (&quot;&amp;[.D108]&amp;&quot;)&quot;" office:value-type="string" office:string-value="function IONIZING_RADIATION_JOULE () { printf 'ion_rad,j=%s' $1; } ### Ionizing Radiation (Joules)" calcext:value-type="string">
            <text:p>function IONIZING_RADIATION_JOULE () { printf 'ion_rad,j=%s' $1; } ### Ionizing Radiation (Joule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</text:p>
          </table:table-cell>
          <table:table-cell table:formula="of:=IF([.A109]&lt;&gt;&quot;&quot;;[.A109];[.G108])" office:value-type="string" office:string-value="Length" calcext:value-type="string">
            <text:p>Length</text:p>
          </table:table-cell>
          <table:table-cell table:formula="of:=IF([.B109]&lt;&gt;&quot;&quot;;[.B109];[.H108])" office:value-type="string" office:string-value="LENGTH" calcext:value-type="string">
            <text:p>LENGTH</text:p>
          </table:table-cell>
          <table:table-cell table:formula="of:=IF([.C109]&lt;&gt;&quot;&quot;;[.C109];[.I108])" office:value-type="string" office:string-value="len" calcext:value-type="string">
            <text:p>len</text:p>
          </table:table-cell>
          <table:table-cell table:formula="of:=[.E109]" office:value-type="string" office:string-value="METER" calcext:value-type="string">
            <text:p>METER</text:p>
          </table:table-cell>
          <table:table-cell table:formula="of:=&quot;function &quot;&amp;[.H109]&amp;&quot;_&quot;&amp;[.J109]&amp;&quot; () { printf '&quot;&amp;[.I109]&amp;&quot;,&quot;&amp;[.F109]&amp;&quot;=%s' $1; } ### &quot;&amp;[.G109]&amp;&quot; (&quot;&amp;[.D109]&amp;&quot;)&quot;" office:value-type="string" office:string-value="function LENGTH_METER () { printf 'len,m=%s' $1; } ### Length (Meter)" calcext:value-type="string">
            <text:p>function LENGTH_METER () { printf 'len,m=%s' $1; } ### Length (Meter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 table:formula="of:=IF([.A110]&lt;&gt;&quot;&quot;;[.A110];[.G109])" office:value-type="string" office:string-value="Length" calcext:value-type="string">
            <text:p>Length</text:p>
          </table:table-cell>
          <table:table-cell table:formula="of:=IF([.B110]&lt;&gt;&quot;&quot;;[.B110];[.H109])" office:value-type="string" office:string-value="LENGTH" calcext:value-type="string">
            <text:p>LENGTH</text:p>
          </table:table-cell>
          <table:table-cell table:formula="of:=IF([.C110]&lt;&gt;&quot;&quot;;[.C110];[.I109])" office:value-type="string" office:string-value="len" calcext:value-type="string">
            <text:p>len</text:p>
          </table:table-cell>
          <table:table-cell table:formula="of:=[.E110]" office:value-type="string" office:string-value="DIGITAL" calcext:value-type="string">
            <text:p>DIGITAL</text:p>
          </table:table-cell>
          <table:table-cell table:formula="of:=&quot;function &quot;&amp;[.H110]&amp;&quot;_&quot;&amp;[.J110]&amp;&quot; () { printf '&quot;&amp;[.I110]&amp;&quot;,&quot;&amp;[.F110]&amp;&quot;=%s' $1; } ### &quot;&amp;[.G110]&amp;&quot; (&quot;&amp;[.D110]&amp;&quot;)&quot;" office:value-type="string" office:string-value="function LENGTH_DIGITAL () { printf 'len,d=%s' $1; } ### Length (Digital (0/1))" calcext:value-type="string">
            <text:p>function LENGTH_DIGITAL () { printf 'len,d=%s' $1; } ### Length (Digital (0/1)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Low/High</text:p>
          </table:table-cell>
          <table:table-cell office:value-type="string" calcext:value-type="string">
            <text:p>LOW_HIGH</text:p>
          </table:table-cell>
          <table:table-cell office:value-type="string" calcext:value-type="string">
            <text:p>null</text:p>
          </table:table-cell>
          <table:table-cell table:formula="of:=IF([.A111]&lt;&gt;&quot;&quot;;[.A111];[.G110])" office:value-type="string" office:string-value="Length" calcext:value-type="string">
            <text:p>Length</text:p>
          </table:table-cell>
          <table:table-cell table:formula="of:=IF([.B111]&lt;&gt;&quot;&quot;;[.B111];[.H110])" office:value-type="string" office:string-value="LENGTH" calcext:value-type="string">
            <text:p>LENGTH</text:p>
          </table:table-cell>
          <table:table-cell table:formula="of:=IF([.C111]&lt;&gt;&quot;&quot;;[.C111];[.I110])" office:value-type="string" office:string-value="len" calcext:value-type="string">
            <text:p>len</text:p>
          </table:table-cell>
          <table:table-cell table:formula="of:=[.E111]" office:value-type="string" office:string-value="LOW_HIGH" calcext:value-type="string">
            <text:p>LOW_HIGH</text:p>
          </table:table-cell>
          <table:table-cell table:formula="of:=&quot;function &quot;&amp;[.H111]&amp;&quot;_&quot;&amp;[.J111]&amp;&quot; () { printf '&quot;&amp;[.I111]&amp;&quot;,&quot;&amp;[.F111]&amp;&quot;=%s' $1; } ### &quot;&amp;[.G111]&amp;&quot; (&quot;&amp;[.D111]&amp;&quot;)&quot;" office:value-type="string" office:string-value="function LENGTH_LOW_HIGH () { printf 'len,null=%s' $1; } ### Length (Low/High)" calcext:value-type="string">
            <text:p>function LENGTH_LOW_HIGH () { printf 'len,null=%s' $1; } ### Length (Low/Hig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ghting</text:p>
          </table:table-cell>
          <table:table-cell office:value-type="string" calcext:value-type="string">
            <text:p>LIGHTING_SENSE</text:p>
          </table:table-cell>
          <table:table-cell office:value-type="string" calcext:value-type="string">
            <text:p>lighting_sense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12]&lt;&gt;&quot;&quot;;[.A112];[.G111])" office:value-type="string" office:string-value="Lighting" calcext:value-type="string">
            <text:p>Lighting</text:p>
          </table:table-cell>
          <table:table-cell table:formula="of:=IF([.B112]&lt;&gt;&quot;&quot;;[.B112];[.H111])" office:value-type="string" office:string-value="LIGHTING_SENSE" calcext:value-type="string">
            <text:p>LIGHTING_SENSE</text:p>
          </table:table-cell>
          <table:table-cell table:formula="of:=IF([.C112]&lt;&gt;&quot;&quot;;[.C112];[.I111])" office:value-type="string" office:string-value="lighting_sense" calcext:value-type="string">
            <text:p>lighting_sense</text:p>
          </table:table-cell>
          <table:table-cell table:formula="of:=[.E112]" office:value-type="string" office:string-value="PERCENT" calcext:value-type="string">
            <text:p>PERCENT</text:p>
          </table:table-cell>
          <table:table-cell table:formula="of:=&quot;function &quot;&amp;[.H112]&amp;&quot;_&quot;&amp;[.J112]&amp;&quot; () { printf '&quot;&amp;[.I112]&amp;&quot;,&quot;&amp;[.F112]&amp;&quot;=%s' $1; } ### &quot;&amp;[.G112]&amp;&quot; (&quot;&amp;[.D112]&amp;&quot;)&quot;" office:value-type="string" office:string-value="function LIGHTING_SENSE_PERCENT () { printf 'lighting_sense,p=%s' $1; } ### Lighting (% (0 to 100))" calcext:value-type="string">
            <text:p>function LIGHTING_SENSE_PERCENT () { printf 'lighting_sense,p=%s' $1; } ### Lighting (% (0 to 100)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Lux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</text:p>
          </table:table-cell>
          <table:table-cell table:formula="of:=IF([.A113]&lt;&gt;&quot;&quot;;[.A113];[.G112])" office:value-type="string" office:string-value="Lighting" calcext:value-type="string">
            <text:p>Lighting</text:p>
          </table:table-cell>
          <table:table-cell table:formula="of:=IF([.B113]&lt;&gt;&quot;&quot;;[.B113];[.H112])" office:value-type="string" office:string-value="LIGHTING_SENSE" calcext:value-type="string">
            <text:p>LIGHTING_SENSE</text:p>
          </table:table-cell>
          <table:table-cell table:formula="of:=IF([.C113]&lt;&gt;&quot;&quot;;[.C113];[.I112])" office:value-type="string" office:string-value="lighting_sense" calcext:value-type="string">
            <text:p>lighting_sense</text:p>
          </table:table-cell>
          <table:table-cell table:formula="of:=[.E113]" office:value-type="string" office:string-value="LUX" calcext:value-type="string">
            <text:p>LUX</text:p>
          </table:table-cell>
          <table:table-cell table:formula="of:=&quot;function &quot;&amp;[.H113]&amp;&quot;_&quot;&amp;[.J113]&amp;&quot; () { printf '&quot;&amp;[.I113]&amp;&quot;,&quot;&amp;[.F113]&amp;&quot;=%s' $1; } ### &quot;&amp;[.G113]&amp;&quot; (&quot;&amp;[.D113]&amp;&quot;)&quot;" office:value-type="string" office:string-value="function LIGHTING_SENSE_LUX () { printf 'lighting_sense,lux=%s' $1; } ### Lighting (Lux)" calcext:value-type="string">
            <text:p>function LIGHTING_SENSE_LUX () { printf 'lighting_sense,lux=%s' $1; } ### Lighting (Lux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Volt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</text:p>
          </table:table-cell>
          <table:table-cell table:formula="of:=IF([.A114]&lt;&gt;&quot;&quot;;[.A114];[.G113])" office:value-type="string" office:string-value="Lighting" calcext:value-type="string">
            <text:p>Lighting</text:p>
          </table:table-cell>
          <table:table-cell table:formula="of:=IF([.B114]&lt;&gt;&quot;&quot;;[.B114];[.H113])" office:value-type="string" office:string-value="LIGHTING_SENSE" calcext:value-type="string">
            <text:p>LIGHTING_SENSE</text:p>
          </table:table-cell>
          <table:table-cell table:formula="of:=IF([.C114]&lt;&gt;&quot;&quot;;[.C114];[.I113])" office:value-type="string" office:string-value="lighting_sense" calcext:value-type="string">
            <text:p>lighting_sense</text:p>
          </table:table-cell>
          <table:table-cell table:formula="of:=[.E114]" office:value-type="string" office:string-value="VOLTS" calcext:value-type="string">
            <text:p>VOLTS</text:p>
          </table:table-cell>
          <table:table-cell table:formula="of:=&quot;function &quot;&amp;[.H114]&amp;&quot;_&quot;&amp;[.J114]&amp;&quot; () { printf '&quot;&amp;[.I114]&amp;&quot;,&quot;&amp;[.F114]&amp;&quot;=%s' $1; } ### &quot;&amp;[.G114]&amp;&quot; (&quot;&amp;[.D114]&amp;&quot;)&quot;" office:value-type="string" office:string-value="function LIGHTING_SENSE_VOLTS () { printf 'lighting_sense,v=%s' $1; } ### Lighting (Volts)" calcext:value-type="string">
            <text:p>function LIGHTING_SENSE_VOLTS () { printf 'lighting_sense,v=%s' $1; } ### Lighting (Volts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Ratio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</text:p>
          </table:table-cell>
          <table:table-cell table:formula="of:=IF([.A115]&lt;&gt;&quot;&quot;;[.A115];[.G114])" office:value-type="string" office:string-value="Lighting" calcext:value-type="string">
            <text:p>Lighting</text:p>
          </table:table-cell>
          <table:table-cell table:formula="of:=IF([.B115]&lt;&gt;&quot;&quot;;[.B115];[.H114])" office:value-type="string" office:string-value="LIGHTING_SENSE" calcext:value-type="string">
            <text:p>LIGHTING_SENSE</text:p>
          </table:table-cell>
          <table:table-cell table:formula="of:=IF([.C115]&lt;&gt;&quot;&quot;;[.C115];[.I114])" office:value-type="string" office:string-value="lighting_sense" calcext:value-type="string">
            <text:p>lighting_sense</text:p>
          </table:table-cell>
          <table:table-cell table:formula="of:=[.E115]" office:value-type="string" office:string-value="RATIO" calcext:value-type="string">
            <text:p>RATIO</text:p>
          </table:table-cell>
          <table:table-cell table:formula="of:=&quot;function &quot;&amp;[.H115]&amp;&quot;_&quot;&amp;[.J115]&amp;&quot; () { printf '&quot;&amp;[.I115]&amp;&quot;,&quot;&amp;[.F115]&amp;&quot;=%s' $1; } ### &quot;&amp;[.G115]&amp;&quot; (&quot;&amp;[.D115]&amp;&quot;)&quot;" office:value-type="string" office:string-value="function LIGHTING_SENSE_RATIO () { printf 'lighting_sense,r=%s' $1; } ### Lighting (Ratio)" calcext:value-type="string">
            <text:p>function LIGHTING_SENSE_RATIO () { printf 'lighting_sense,r=%s' $1; } ### Lighting (Rati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 Acceleration.x axis</text:p>
          </table:table-cell>
          <table:table-cell office:value-type="string" calcext:value-type="string">
            <text:p>LINEAR_ACCEL_X</text:p>
          </table:table-cell>
          <table:table-cell office:value-type="string" calcext:value-type="string">
            <text:p>lin_acc_x</text:p>
          </table:table-cell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ps2</text:p>
          </table:table-cell>
          <table:table-cell table:formula="of:=IF([.A116]&lt;&gt;&quot;&quot;;[.A116];[.G115])" office:value-type="string" office:string-value="Linear Acceleration.x axis" calcext:value-type="string">
            <text:p>Linear Acceleration.x axis</text:p>
          </table:table-cell>
          <table:table-cell table:formula="of:=IF([.B116]&lt;&gt;&quot;&quot;;[.B116];[.H115])" office:value-type="string" office:string-value="LINEAR_ACCEL_X" calcext:value-type="string">
            <text:p>LINEAR_ACCEL_X</text:p>
          </table:table-cell>
          <table:table-cell table:formula="of:=IF([.C116]&lt;&gt;&quot;&quot;;[.C116];[.I115])" office:value-type="string" office:string-value="lin_acc_x" calcext:value-type="string">
            <text:p>lin_acc_x</text:p>
          </table:table-cell>
          <table:table-cell table:formula="of:=[.E116]" office:value-type="string" office:string-value="METER_PER_SEC_SQ" calcext:value-type="string">
            <text:p>METER_PER_SEC_SQ</text:p>
          </table:table-cell>
          <table:table-cell table:formula="of:=&quot;function &quot;&amp;[.H116]&amp;&quot;_&quot;&amp;[.J116]&amp;&quot; () { printf '&quot;&amp;[.I116]&amp;&quot;,&quot;&amp;[.F116]&amp;&quot;=%s' $1; } ### &quot;&amp;[.G116]&amp;&quot; (&quot;&amp;[.D116]&amp;&quot;)&quot;" office:value-type="string" office:string-value="function LINEAR_ACCEL_X_METER_PER_SEC_SQ () { printf 'lin_acc_x,mps2=%s' $1; } ### Linear Acceleration.x axis (Meters per second squared)" calcext:value-type="string">
            <text:p>function LINEAR_ACCEL_X_METER_PER_SEC_SQ () { printf 'lin_acc_x,mps2=%s' $1; } ### Linear Acceleration.x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 Acceleration.y axis</text:p>
          </table:table-cell>
          <table:table-cell office:value-type="string" calcext:value-type="string">
            <text:p>LINEAR_ACCEL_Y</text:p>
          </table:table-cell>
          <table:table-cell office:value-type="string" calcext:value-type="string">
            <text:p>lin_acc_y</text:p>
          </table:table-cell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ps2</text:p>
          </table:table-cell>
          <table:table-cell table:formula="of:=IF([.A117]&lt;&gt;&quot;&quot;;[.A117];[.G116])" office:value-type="string" office:string-value="Linear Acceleration.y axis" calcext:value-type="string">
            <text:p>Linear Acceleration.y axis</text:p>
          </table:table-cell>
          <table:table-cell table:formula="of:=IF([.B117]&lt;&gt;&quot;&quot;;[.B117];[.H116])" office:value-type="string" office:string-value="LINEAR_ACCEL_Y" calcext:value-type="string">
            <text:p>LINEAR_ACCEL_Y</text:p>
          </table:table-cell>
          <table:table-cell table:formula="of:=IF([.C117]&lt;&gt;&quot;&quot;;[.C117];[.I116])" office:value-type="string" office:string-value="lin_acc_y" calcext:value-type="string">
            <text:p>lin_acc_y</text:p>
          </table:table-cell>
          <table:table-cell table:formula="of:=[.E117]" office:value-type="string" office:string-value="METER_PER_SEC_SQ" calcext:value-type="string">
            <text:p>METER_PER_SEC_SQ</text:p>
          </table:table-cell>
          <table:table-cell table:formula="of:=&quot;function &quot;&amp;[.H117]&amp;&quot;_&quot;&amp;[.J117]&amp;&quot; () { printf '&quot;&amp;[.I117]&amp;&quot;,&quot;&amp;[.F117]&amp;&quot;=%s' $1; } ### &quot;&amp;[.G117]&amp;&quot; (&quot;&amp;[.D117]&amp;&quot;)&quot;" office:value-type="string" office:string-value="function LINEAR_ACCEL_Y_METER_PER_SEC_SQ () { printf 'lin_acc_y,mps2=%s' $1; } ### Linear Acceleration.y axis (Meters per second squared)" calcext:value-type="string">
            <text:p>function LINEAR_ACCEL_Y_METER_PER_SEC_SQ () { printf 'lin_acc_y,mps2=%s' $1; } ### Linear Acceleration.y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 Acceleration.z axis</text:p>
          </table:table-cell>
          <table:table-cell office:value-type="string" calcext:value-type="string">
            <text:p>LINEAR_ACCEL_Z</text:p>
          </table:table-cell>
          <table:table-cell office:value-type="string" calcext:value-type="string">
            <text:p>lin_acc_z</text:p>
          </table:table-cell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_SQ</text:p>
          </table:table-cell>
          <table:table-cell office:value-type="string" calcext:value-type="string">
            <text:p>mps2</text:p>
          </table:table-cell>
          <table:table-cell table:formula="of:=IF([.A118]&lt;&gt;&quot;&quot;;[.A118];[.G117])" office:value-type="string" office:string-value="Linear Acceleration.z axis" calcext:value-type="string">
            <text:p>Linear Acceleration.z axis</text:p>
          </table:table-cell>
          <table:table-cell table:formula="of:=IF([.B118]&lt;&gt;&quot;&quot;;[.B118];[.H117])" office:value-type="string" office:string-value="LINEAR_ACCEL_Z" calcext:value-type="string">
            <text:p>LINEAR_ACCEL_Z</text:p>
          </table:table-cell>
          <table:table-cell table:formula="of:=IF([.C118]&lt;&gt;&quot;&quot;;[.C118];[.I117])" office:value-type="string" office:string-value="lin_acc_z" calcext:value-type="string">
            <text:p>lin_acc_z</text:p>
          </table:table-cell>
          <table:table-cell table:formula="of:=[.E118]" office:value-type="string" office:string-value="METER_PER_SEC_SQ" calcext:value-type="string">
            <text:p>METER_PER_SEC_SQ</text:p>
          </table:table-cell>
          <table:table-cell table:formula="of:=&quot;function &quot;&amp;[.H118]&amp;&quot;_&quot;&amp;[.J118]&amp;&quot; () { printf '&quot;&amp;[.I118]&amp;&quot;,&quot;&amp;[.F118]&amp;&quot;=%s' $1; } ### &quot;&amp;[.G118]&amp;&quot; (&quot;&amp;[.D118]&amp;&quot;)&quot;" office:value-type="string" office:string-value="function LINEAR_ACCEL_Z_METER_PER_SEC_SQ () { printf 'lin_acc_z,mps2=%s' $1; } ### Linear Acceleration.z axis (Meters per second squared)" calcext:value-type="string">
            <text:p>function LINEAR_ACCEL_Z_METER_PER_SEC_SQ () { printf 'lin_acc_z,mps2=%s' $1; } ### Linear Acceleration.z axis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l</text:p>
          </table:table-cell>
          <table:table-cell table:formula="of:=IF([.A119]&lt;&gt;&quot;&quot;;[.A119];[.G118])" office:value-type="string" office:string-value="Liquid" calcext:value-type="string">
            <text:p>Liquid</text:p>
          </table:table-cell>
          <table:table-cell table:formula="of:=IF([.B119]&lt;&gt;&quot;&quot;;[.B119];[.H118])" office:value-type="string" office:string-value="LIQUID" calcext:value-type="string">
            <text:p>LIQUID</text:p>
          </table:table-cell>
          <table:table-cell table:formula="of:=IF([.C119]&lt;&gt;&quot;&quot;;[.C119];[.I118])" office:value-type="string" office:string-value="liquid" calcext:value-type="string">
            <text:p>liquid</text:p>
          </table:table-cell>
          <table:table-cell table:formula="of:=[.E119]" office:value-type="string" office:string-value="LITER" calcext:value-type="string">
            <text:p>LITER</text:p>
          </table:table-cell>
          <table:table-cell table:formula="of:=&quot;function &quot;&amp;[.H119]&amp;&quot;_&quot;&amp;[.J119]&amp;&quot; () { printf '&quot;&amp;[.I119]&amp;&quot;,&quot;&amp;[.F119]&amp;&quot;=%s' $1; } ### &quot;&amp;[.G119]&amp;&quot; (&quot;&amp;[.D119]&amp;&quot;)&quot;" office:value-type="string" office:string-value="function LIQUID_LITER () { printf 'liquid,l=%s' $1; } ### Liquid (Liter)" calcext:value-type="string">
            <text:p>function LIQUID_LITER () { printf 'liquid,l=%s' $1; } ### Liquid (Liter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Gallon</text:p>
          </table:table-cell>
          <table:table-cell office:value-type="string" calcext:value-type="string">
            <text:p>GALLON</text:p>
          </table:table-cell>
          <table:table-cell office:value-type="string" calcext:value-type="string">
            <text:p>gal</text:p>
          </table:table-cell>
          <table:table-cell table:formula="of:=IF([.A120]&lt;&gt;&quot;&quot;;[.A120];[.G119])" office:value-type="string" office:string-value="Liquid" calcext:value-type="string">
            <text:p>Liquid</text:p>
          </table:table-cell>
          <table:table-cell table:formula="of:=IF([.B120]&lt;&gt;&quot;&quot;;[.B120];[.H119])" office:value-type="string" office:string-value="LIQUID" calcext:value-type="string">
            <text:p>LIQUID</text:p>
          </table:table-cell>
          <table:table-cell table:formula="of:=IF([.C120]&lt;&gt;&quot;&quot;;[.C120];[.I119])" office:value-type="string" office:string-value="liquid" calcext:value-type="string">
            <text:p>liquid</text:p>
          </table:table-cell>
          <table:table-cell table:formula="of:=[.E120]" office:value-type="string" office:string-value="GALLON" calcext:value-type="string">
            <text:p>GALLON</text:p>
          </table:table-cell>
          <table:table-cell table:formula="of:=&quot;function &quot;&amp;[.H120]&amp;&quot;_&quot;&amp;[.J120]&amp;&quot; () { printf '&quot;&amp;[.I120]&amp;&quot;,&quot;&amp;[.F120]&amp;&quot;=%s' $1; } ### &quot;&amp;[.G120]&amp;&quot; (&quot;&amp;[.D120]&amp;&quot;)&quot;" office:value-type="string" office:string-value="function LIQUID_GALLON () { printf 'liquid,gal=%s' $1; } ### Liquid (Gallon)" calcext:value-type="string">
            <text:p>function LIQUID_GALLON () { printf 'liquid,gal=%s' $1; } ### Liquid (Gallon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Ounce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oz</text:p>
          </table:table-cell>
          <table:table-cell table:formula="of:=IF([.A121]&lt;&gt;&quot;&quot;;[.A121];[.G120])" office:value-type="string" office:string-value="Liquid" calcext:value-type="string">
            <text:p>Liquid</text:p>
          </table:table-cell>
          <table:table-cell table:formula="of:=IF([.B121]&lt;&gt;&quot;&quot;;[.B121];[.H120])" office:value-type="string" office:string-value="LIQUID" calcext:value-type="string">
            <text:p>LIQUID</text:p>
          </table:table-cell>
          <table:table-cell table:formula="of:=IF([.C121]&lt;&gt;&quot;&quot;;[.C121];[.I120])" office:value-type="string" office:string-value="liquid" calcext:value-type="string">
            <text:p>liquid</text:p>
          </table:table-cell>
          <table:table-cell table:formula="of:=[.E121]" office:value-type="string" office:string-value="OUNCE" calcext:value-type="string">
            <text:p>OUNCE</text:p>
          </table:table-cell>
          <table:table-cell table:formula="of:=&quot;function &quot;&amp;[.H121]&amp;&quot;_&quot;&amp;[.J121]&amp;&quot; () { printf '&quot;&amp;[.I121]&amp;&quot;,&quot;&amp;[.F121]&amp;&quot;=%s' $1; } ### &quot;&amp;[.G121]&amp;&quot; (&quot;&amp;[.D121]&amp;&quot;)&quot;" office:value-type="string" office:string-value="function LIQUID_OUNCE () { printf 'liquid,oz=%s' $1; } ### Liquid (Ounce)" calcext:value-type="string">
            <text:p>function LIQUID_OUNCE () { printf 'liquid,oz=%s' $1; } ### Liquid (Ounce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Cubic centimeter</text:p>
          </table:table-cell>
          <table:table-cell office:value-type="string" calcext:value-type="string">
            <text:p>CUBIC_CENT</text:p>
          </table:table-cell>
          <table:table-cell office:value-type="string" calcext:value-type="string">
            <text:p>cc</text:p>
          </table:table-cell>
          <table:table-cell table:formula="of:=IF([.A122]&lt;&gt;&quot;&quot;;[.A122];[.G121])" office:value-type="string" office:string-value="Liquid" calcext:value-type="string">
            <text:p>Liquid</text:p>
          </table:table-cell>
          <table:table-cell table:formula="of:=IF([.B122]&lt;&gt;&quot;&quot;;[.B122];[.H121])" office:value-type="string" office:string-value="LIQUID" calcext:value-type="string">
            <text:p>LIQUID</text:p>
          </table:table-cell>
          <table:table-cell table:formula="of:=IF([.C122]&lt;&gt;&quot;&quot;;[.C122];[.I121])" office:value-type="string" office:string-value="liquid" calcext:value-type="string">
            <text:p>liquid</text:p>
          </table:table-cell>
          <table:table-cell table:formula="of:=[.E122]" office:value-type="string" office:string-value="CUBIC_CENT" calcext:value-type="string">
            <text:p>CUBIC_CENT</text:p>
          </table:table-cell>
          <table:table-cell table:formula="of:=&quot;function &quot;&amp;[.H122]&amp;&quot;_&quot;&amp;[.J122]&amp;&quot; () { printf '&quot;&amp;[.I122]&amp;&quot;,&quot;&amp;[.F122]&amp;&quot;=%s' $1; } ### &quot;&amp;[.G122]&amp;&quot; (&quot;&amp;[.D122]&amp;&quot;)&quot;" office:value-type="string" office:string-value="function LIQUID_CUBIC_CENT () { printf 'liquid,cc=%s' $1; } ### Liquid (Cubic centimeter)" calcext:value-type="string">
            <text:p>function LIQUID_CUBIC_CENT () { printf 'liquid,cc=%s' $1; } ### Liquid (Cubic centi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cation.Latitude</text:p>
          </table:table-cell>
          <table:table-cell office:value-type="string" calcext:value-type="string">
            <text:p>LOCATION_LAT</text:p>
          </table:table-cell>
          <table:table-cell office:value-type="string" calcext:value-type="string">
            <text:p>loc_lat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at</text:p>
          </table:table-cell>
          <table:table-cell table:formula="of:=IF([.A123]&lt;&gt;&quot;&quot;;[.A123];[.G122])" office:value-type="string" office:string-value="Location.Latitude" calcext:value-type="string">
            <text:p>Location.Latitude</text:p>
          </table:table-cell>
          <table:table-cell table:formula="of:=IF([.B123]&lt;&gt;&quot;&quot;;[.B123];[.H122])" office:value-type="string" office:string-value="LOCATION_LAT" calcext:value-type="string">
            <text:p>LOCATION_LAT</text:p>
          </table:table-cell>
          <table:table-cell table:formula="of:=IF([.C123]&lt;&gt;&quot;&quot;;[.C123];[.I122])" office:value-type="string" office:string-value="loc_lat" calcext:value-type="string">
            <text:p>loc_lat</text:p>
          </table:table-cell>
          <table:table-cell table:formula="of:=[.E123]" office:value-type="string" office:string-value="LATITUDE" calcext:value-type="string">
            <text:p>LATITUDE</text:p>
          </table:table-cell>
          <table:table-cell table:formula="of:=&quot;function &quot;&amp;[.H123]&amp;&quot;_&quot;&amp;[.J123]&amp;&quot; () { printf '&quot;&amp;[.I123]&amp;&quot;,&quot;&amp;[.F123]&amp;&quot;=%s' $1; } ### &quot;&amp;[.G123]&amp;&quot; (&quot;&amp;[.D123]&amp;&quot;)&quot;" office:value-type="string" office:string-value="function LOCATION_LAT_LATITUDE () { printf 'loc_lat,lat=%s' $1; } ### Location.Latitude (Latitude)" calcext:value-type="string">
            <text:p>function LOCATION_LAT_LATITUDE () { printf 'loc_lat,lat=%s' $1; } ### Location.Latitude (Lat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cation.Longitude</text:p>
          </table:table-cell>
          <table:table-cell office:value-type="string" calcext:value-type="string">
            <text:p>LOCATION_LONG</text:p>
          </table:table-cell>
          <table:table-cell office:value-type="string" calcext:value-type="string">
            <text:p>loc_lon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ng</text:p>
          </table:table-cell>
          <table:table-cell table:formula="of:=IF([.A124]&lt;&gt;&quot;&quot;;[.A124];[.G123])" office:value-type="string" office:string-value="Location.Longitude" calcext:value-type="string">
            <text:p>Location.Longitude</text:p>
          </table:table-cell>
          <table:table-cell table:formula="of:=IF([.B124]&lt;&gt;&quot;&quot;;[.B124];[.H123])" office:value-type="string" office:string-value="LOCATION_LONG" calcext:value-type="string">
            <text:p>LOCATION_LONG</text:p>
          </table:table-cell>
          <table:table-cell table:formula="of:=IF([.C124]&lt;&gt;&quot;&quot;;[.C124];[.I123])" office:value-type="string" office:string-value="loc_lon" calcext:value-type="string">
            <text:p>loc_lon</text:p>
          </table:table-cell>
          <table:table-cell table:formula="of:=[.E124]" office:value-type="string" office:string-value="LONGITUDE" calcext:value-type="string">
            <text:p>LONGITUDE</text:p>
          </table:table-cell>
          <table:table-cell table:formula="of:=&quot;function &quot;&amp;[.H124]&amp;&quot;_&quot;&amp;[.J124]&amp;&quot; () { printf '&quot;&amp;[.I124]&amp;&quot;,&quot;&amp;[.F124]&amp;&quot;=%s' $1; } ### &quot;&amp;[.G124]&amp;&quot; (&quot;&amp;[.D124]&amp;&quot;)&quot;" office:value-type="string" office:string-value="function LOCATION_LONG_LONGITUDE () { printf 'loc_lon,long=%s' $1; } ### Location.Longitude (Longitude)" calcext:value-type="string">
            <text:p>function LOCATION_LONG_LONGITUDE () { printf 'loc_lon,long=%s' $1; } ### Location.Longitude (Long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uminosity</text:p>
          </table:table-cell>
          <table:table-cell office:value-type="string" calcext:value-type="string">
            <text:p>LUMINOSITY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</text:p>
          </table:table-cell>
          <table:table-cell table:formula="of:=IF([.A125]&lt;&gt;&quot;&quot;;[.A125];[.G124])" office:value-type="string" office:string-value="Luminosity" calcext:value-type="string">
            <text:p>Luminosity</text:p>
          </table:table-cell>
          <table:table-cell table:formula="of:=IF([.B125]&lt;&gt;&quot;&quot;;[.B125];[.H124])" office:value-type="string" office:string-value="LUMINOSITY" calcext:value-type="string">
            <text:p>LUMINOSITY</text:p>
          </table:table-cell>
          <table:table-cell table:formula="of:=IF([.C125]&lt;&gt;&quot;&quot;;[.C125];[.I124])" office:value-type="string" office:string-value="lum" calcext:value-type="string">
            <text:p>lum</text:p>
          </table:table-cell>
          <table:table-cell table:formula="of:=[.E125]" office:value-type="string" office:string-value="LUX" calcext:value-type="string">
            <text:p>LUX</text:p>
          </table:table-cell>
          <table:table-cell table:formula="of:=&quot;function &quot;&amp;[.H125]&amp;&quot;_&quot;&amp;[.J125]&amp;&quot; () { printf '&quot;&amp;[.I125]&amp;&quot;,&quot;&amp;[.F125]&amp;&quot;=%s' $1; } ### &quot;&amp;[.G125]&amp;&quot; (&quot;&amp;[.D125]&amp;&quot;)&quot;" office:value-type="string" office:string-value="function LUMINOSITY_LUX () { printf 'lum,lux=%s' $1; } ### Luminosity (Lux)" calcext:value-type="string">
            <text:p>function LUMINOSITY_LUX () { printf 'lum,lux=%s' $1; } ### Luminosity (Lux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Volt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</text:p>
          </table:table-cell>
          <table:table-cell table:formula="of:=IF([.A126]&lt;&gt;&quot;&quot;;[.A126];[.G125])" office:value-type="string" office:string-value="Luminosity" calcext:value-type="string">
            <text:p>Luminosity</text:p>
          </table:table-cell>
          <table:table-cell table:formula="of:=IF([.B126]&lt;&gt;&quot;&quot;;[.B126];[.H125])" office:value-type="string" office:string-value="LUMINOSITY" calcext:value-type="string">
            <text:p>LUMINOSITY</text:p>
          </table:table-cell>
          <table:table-cell table:formula="of:=IF([.C126]&lt;&gt;&quot;&quot;;[.C126];[.I125])" office:value-type="string" office:string-value="lum" calcext:value-type="string">
            <text:p>lum</text:p>
          </table:table-cell>
          <table:table-cell table:formula="of:=[.E126]" office:value-type="string" office:string-value="VOLTS" calcext:value-type="string">
            <text:p>VOLTS</text:p>
          </table:table-cell>
          <table:table-cell table:formula="of:=&quot;function &quot;&amp;[.H126]&amp;&quot;_&quot;&amp;[.J126]&amp;&quot; () { printf '&quot;&amp;[.I126]&amp;&quot;,&quot;&amp;[.F126]&amp;&quot;=%s' $1; } ### &quot;&amp;[.G126]&amp;&quot; (&quot;&amp;[.D126]&amp;&quot;)&quot;" office:value-type="string" office:string-value="function LUMINOSITY_VOLTS () { printf 'lum,v=%s' $1; } ### Luminosity (Volts)" calcext:value-type="string">
            <text:p>function LUMINOSITY_VOLTS () { printf 'lum,v=%s' $1; } ### Luminosity (Volts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27]&lt;&gt;&quot;&quot;;[.A127];[.G126])" office:value-type="string" office:string-value="Luminosity" calcext:value-type="string">
            <text:p>Luminosity</text:p>
          </table:table-cell>
          <table:table-cell table:formula="of:=IF([.B127]&lt;&gt;&quot;&quot;;[.B127];[.H126])" office:value-type="string" office:string-value="LUMINOSITY" calcext:value-type="string">
            <text:p>LUMINOSITY</text:p>
          </table:table-cell>
          <table:table-cell table:formula="of:=IF([.C127]&lt;&gt;&quot;&quot;;[.C127];[.I126])" office:value-type="string" office:string-value="lum" calcext:value-type="string">
            <text:p>lum</text:p>
          </table:table-cell>
          <table:table-cell table:formula="of:=[.E127]" office:value-type="string" office:string-value="PERCENT" calcext:value-type="string">
            <text:p>PERCENT</text:p>
          </table:table-cell>
          <table:table-cell table:formula="of:=&quot;function &quot;&amp;[.H127]&amp;&quot;_&quot;&amp;[.J127]&amp;&quot; () { printf '&quot;&amp;[.I127]&amp;&quot;,&quot;&amp;[.F127]&amp;&quot;=%s' $1; } ### &quot;&amp;[.G127]&amp;&quot; (&quot;&amp;[.D127]&amp;&quot;)&quot;" office:value-type="string" office:string-value="function LUMINOSITY_PERCENT () { printf 'lum,p=%s' $1; } ### Luminosity (% (0 to 100))" calcext:value-type="string">
            <text:p>function LUMINOSITY_PERCENT () { printf 'lum,p=%s' $1; } ### Luminosity (% (0 to 100)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Ratio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</text:p>
          </table:table-cell>
          <table:table-cell table:formula="of:=IF([.A128]&lt;&gt;&quot;&quot;;[.A128];[.G127])" office:value-type="string" office:string-value="Luminosity" calcext:value-type="string">
            <text:p>Luminosity</text:p>
          </table:table-cell>
          <table:table-cell table:formula="of:=IF([.B128]&lt;&gt;&quot;&quot;;[.B128];[.H127])" office:value-type="string" office:string-value="LUMINOSITY" calcext:value-type="string">
            <text:p>LUMINOSITY</text:p>
          </table:table-cell>
          <table:table-cell table:formula="of:=IF([.C128]&lt;&gt;&quot;&quot;;[.C128];[.I127])" office:value-type="string" office:string-value="lum" calcext:value-type="string">
            <text:p>lum</text:p>
          </table:table-cell>
          <table:table-cell table:formula="of:=[.E128]" office:value-type="string" office:string-value="RATIO" calcext:value-type="string">
            <text:p>RATIO</text:p>
          </table:table-cell>
          <table:table-cell table:formula="of:=&quot;function &quot;&amp;[.H128]&amp;&quot;_&quot;&amp;[.J128]&amp;&quot; () { printf '&quot;&amp;[.I128]&amp;&quot;,&quot;&amp;[.F128]&amp;&quot;=%s' $1; } ### &quot;&amp;[.G128]&amp;&quot; (&quot;&amp;[.D128]&amp;&quot;)&quot;" office:value-type="string" office:string-value="function LUMINOSITY_RATIO () { printf 'lum,r=%s' $1; } ### Luminosity (Ratio)" calcext:value-type="string">
            <text:p>function LUMINOSITY_RATIO () { printf 'lum,r=%s' $1; } ### Luminosity (Rati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netic field strength H</text:p>
          </table:table-cell>
          <table:table-cell office:value-type="string" calcext:value-type="string">
            <text:p>MAGNETIC_STRENGTH</text:p>
          </table:table-cell>
          <table:table-cell office:value-type="string" calcext:value-type="string">
            <text:p>mag_str</text:p>
          </table:table-cell>
          <table:table-cell office:value-type="string" calcext:value-type="string">
            <text:p>Amperes per meter</text:p>
          </table:table-cell>
          <table:table-cell office:value-type="string" calcext:value-type="string">
            <text:p>AMP_METER</text:p>
          </table:table-cell>
          <table:table-cell office:value-type="string" calcext:value-type="string">
            <text:p>ampm</text:p>
          </table:table-cell>
          <table:table-cell table:formula="of:=IF([.A129]&lt;&gt;&quot;&quot;;[.A129];[.G128])" office:value-type="string" office:string-value="Magnetic field strength H" calcext:value-type="string">
            <text:p>Magnetic field strength H</text:p>
          </table:table-cell>
          <table:table-cell table:formula="of:=IF([.B129]&lt;&gt;&quot;&quot;;[.B129];[.H128])" office:value-type="string" office:string-value="MAGNETIC_STRENGTH" calcext:value-type="string">
            <text:p>MAGNETIC_STRENGTH</text:p>
          </table:table-cell>
          <table:table-cell table:formula="of:=IF([.C129]&lt;&gt;&quot;&quot;;[.C129];[.I128])" office:value-type="string" office:string-value="mag_str" calcext:value-type="string">
            <text:p>mag_str</text:p>
          </table:table-cell>
          <table:table-cell table:formula="of:=[.E129]" office:value-type="string" office:string-value="AMP_METER" calcext:value-type="string">
            <text:p>AMP_METER</text:p>
          </table:table-cell>
          <table:table-cell table:formula="of:=&quot;function &quot;&amp;[.H129]&amp;&quot;_&quot;&amp;[.J129]&amp;&quot; () { printf '&quot;&amp;[.I129]&amp;&quot;,&quot;&amp;[.F129]&amp;&quot;=%s' $1; } ### &quot;&amp;[.G129]&amp;&quot; (&quot;&amp;[.D129]&amp;&quot;)&quot;" office:value-type="string" office:string-value="function MAGNETIC_STRENGTH_AMP_METER () { printf 'mag_str,ampm=%s' $1; } ### Magnetic field strength H (Amperes per meter)" calcext:value-type="string">
            <text:p>function MAGNETIC_STRENGTH_AMP_METER () { printf 'mag_str,ampm=%s' $1; } ### Magnetic field strength H (Amperes per 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netic field.x axis</text:p>
          </table:table-cell>
          <table:table-cell office:value-type="string" calcext:value-type="string">
            <text:p>MAGNETIC_AXIS_X</text:p>
          </table:table-cell>
          <table:table-cell office:value-type="string" calcext:value-type="string">
            <text:p>mag_x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tesla</text:p>
          </table:table-cell>
          <table:table-cell table:formula="of:=IF([.A130]&lt;&gt;&quot;&quot;;[.A130];[.G129])" office:value-type="string" office:string-value="Magnetic field.x axis" calcext:value-type="string">
            <text:p>Magnetic field.x axis</text:p>
          </table:table-cell>
          <table:table-cell table:formula="of:=IF([.B130]&lt;&gt;&quot;&quot;;[.B130];[.H129])" office:value-type="string" office:string-value="MAGNETIC_AXIS_X" calcext:value-type="string">
            <text:p>MAGNETIC_AXIS_X</text:p>
          </table:table-cell>
          <table:table-cell table:formula="of:=IF([.C130]&lt;&gt;&quot;&quot;;[.C130];[.I129])" office:value-type="string" office:string-value="mag_x" calcext:value-type="string">
            <text:p>mag_x</text:p>
          </table:table-cell>
          <table:table-cell table:formula="of:=[.E130]" office:value-type="string" office:string-value="TESLA" calcext:value-type="string">
            <text:p>TESLA</text:p>
          </table:table-cell>
          <table:table-cell table:formula="of:=&quot;function &quot;&amp;[.H130]&amp;&quot;_&quot;&amp;[.J130]&amp;&quot; () { printf '&quot;&amp;[.I130]&amp;&quot;,&quot;&amp;[.F130]&amp;&quot;=%s' $1; } ### &quot;&amp;[.G130]&amp;&quot; (&quot;&amp;[.D130]&amp;&quot;)&quot;" office:value-type="string" office:string-value="function MAGNETIC_AXIS_X_TESLA () { printf 'mag_x,tesla=%s' $1; } ### Magnetic field.x axis (Tesla)" calcext:value-type="string">
            <text:p>function MAGNETIC_AXIS_X_TESLA () { printf 'mag_x,tesla=%s' $1; } ### Magnetic field.x axis (Tesla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netic field.y axis</text:p>
          </table:table-cell>
          <table:table-cell office:value-type="string" calcext:value-type="string">
            <text:p>MAGNETIC_AXIS_Y</text:p>
          </table:table-cell>
          <table:table-cell office:value-type="string" calcext:value-type="string">
            <text:p>mag_y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tesla</text:p>
          </table:table-cell>
          <table:table-cell table:formula="of:=IF([.A131]&lt;&gt;&quot;&quot;;[.A131];[.G130])" office:value-type="string" office:string-value="Magnetic field.y axis" calcext:value-type="string">
            <text:p>Magnetic field.y axis</text:p>
          </table:table-cell>
          <table:table-cell table:formula="of:=IF([.B131]&lt;&gt;&quot;&quot;;[.B131];[.H130])" office:value-type="string" office:string-value="MAGNETIC_AXIS_Y" calcext:value-type="string">
            <text:p>MAGNETIC_AXIS_Y</text:p>
          </table:table-cell>
          <table:table-cell table:formula="of:=IF([.C131]&lt;&gt;&quot;&quot;;[.C131];[.I130])" office:value-type="string" office:string-value="mag_y" calcext:value-type="string">
            <text:p>mag_y</text:p>
          </table:table-cell>
          <table:table-cell table:formula="of:=[.E131]" office:value-type="string" office:string-value="TESLA" calcext:value-type="string">
            <text:p>TESLA</text:p>
          </table:table-cell>
          <table:table-cell table:formula="of:=&quot;function &quot;&amp;[.H131]&amp;&quot;_&quot;&amp;[.J131]&amp;&quot; () { printf '&quot;&amp;[.I131]&amp;&quot;,&quot;&amp;[.F131]&amp;&quot;=%s' $1; } ### &quot;&amp;[.G131]&amp;&quot; (&quot;&amp;[.D131]&amp;&quot;)&quot;" office:value-type="string" office:string-value="function MAGNETIC_AXIS_Y_TESLA () { printf 'mag_y,tesla=%s' $1; } ### Magnetic field.y axis (Tesla)" calcext:value-type="string">
            <text:p>function MAGNETIC_AXIS_Y_TESLA () { printf 'mag_y,tesla=%s' $1; } ### Magnetic field.y axis (Tesla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netic field.z axis</text:p>
          </table:table-cell>
          <table:table-cell office:value-type="string" calcext:value-type="string">
            <text:p>MAGNETIC_AXIS_Z</text:p>
          </table:table-cell>
          <table:table-cell office:value-type="string" calcext:value-type="string">
            <text:p>mag_z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tesla</text:p>
          </table:table-cell>
          <table:table-cell table:formula="of:=IF([.A132]&lt;&gt;&quot;&quot;;[.A132];[.G131])" office:value-type="string" office:string-value="Magnetic field.z axis" calcext:value-type="string">
            <text:p>Magnetic field.z axis</text:p>
          </table:table-cell>
          <table:table-cell table:formula="of:=IF([.B132]&lt;&gt;&quot;&quot;;[.B132];[.H131])" office:value-type="string" office:string-value="MAGNETIC_AXIS_Z" calcext:value-type="string">
            <text:p>MAGNETIC_AXIS_Z</text:p>
          </table:table-cell>
          <table:table-cell table:formula="of:=IF([.C132]&lt;&gt;&quot;&quot;;[.C132];[.I131])" office:value-type="string" office:string-value="mag_z" calcext:value-type="string">
            <text:p>mag_z</text:p>
          </table:table-cell>
          <table:table-cell table:formula="of:=[.E132]" office:value-type="string" office:string-value="TESLA" calcext:value-type="string">
            <text:p>TESLA</text:p>
          </table:table-cell>
          <table:table-cell table:formula="of:=&quot;function &quot;&amp;[.H132]&amp;&quot;_&quot;&amp;[.J132]&amp;&quot; () { printf '&quot;&amp;[.I132]&amp;&quot;,&quot;&amp;[.F132]&amp;&quot;=%s' $1; } ### &quot;&amp;[.G132]&amp;&quot; (&quot;&amp;[.D132]&amp;&quot;)&quot;" office:value-type="string" office:string-value="function MAGNETIC_AXIS_Z_TESLA () { printf 'mag_z,tesla=%s' $1; } ### Magnetic field.z axis (Tesla)" calcext:value-type="string">
            <text:p>function MAGNETIC_AXIS_Z_TESLA () { printf 'mag_z,tesla=%s' $1; } ### Magnetic field.z axis (Tesla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netic flux density B</text:p>
          </table:table-cell>
          <table:table-cell office:value-type="string" calcext:value-type="string">
            <text:p>MAGNETIC_FLUX_DENSITY</text:p>
          </table:table-cell>
          <table:table-cell office:value-type="string" calcext:value-type="string">
            <text:p>mag_flux</text:p>
          </table:table-cell>
          <table:table-cell office:value-type="string" calcext:value-type="string">
            <text:p>Newton-meters per ampere</text:p>
          </table:table-cell>
          <table:table-cell office:value-type="string" calcext:value-type="string">
            <text:p>NEWTON_METERS_AMP</text:p>
          </table:table-cell>
          <table:table-cell office:value-type="string" calcext:value-type="string">
            <text:p>nma</text:p>
          </table:table-cell>
          <table:table-cell table:formula="of:=IF([.A133]&lt;&gt;&quot;&quot;;[.A133];[.G132])" office:value-type="string" office:string-value="Magnetic flux density B" calcext:value-type="string">
            <text:p>Magnetic flux density B</text:p>
          </table:table-cell>
          <table:table-cell table:formula="of:=IF([.B133]&lt;&gt;&quot;&quot;;[.B133];[.H132])" office:value-type="string" office:string-value="MAGNETIC_FLUX_DENSITY" calcext:value-type="string">
            <text:p>MAGNETIC_FLUX_DENSITY</text:p>
          </table:table-cell>
          <table:table-cell table:formula="of:=IF([.C133]&lt;&gt;&quot;&quot;;[.C133];[.I132])" office:value-type="string" office:string-value="mag_flux" calcext:value-type="string">
            <text:p>mag_flux</text:p>
          </table:table-cell>
          <table:table-cell table:formula="of:=[.E133]" office:value-type="string" office:string-value="NEWTON_METERS_AMP" calcext:value-type="string">
            <text:p>NEWTON_METERS_AMP</text:p>
          </table:table-cell>
          <table:table-cell table:formula="of:=&quot;function &quot;&amp;[.H133]&amp;&quot;_&quot;&amp;[.J133]&amp;&quot; () { printf '&quot;&amp;[.I133]&amp;&quot;,&quot;&amp;[.F133]&amp;&quot;=%s' $1; } ### &quot;&amp;[.G133]&amp;&quot; (&quot;&amp;[.D133]&amp;&quot;)&quot;" office:value-type="string" office:string-value="function MAGNETIC_FLUX_DENSITY_NEWTON_METERS_AMP () { printf 'mag_flux,nma=%s' $1; } ### Magnetic flux density B (Newton-meters per ampere)" calcext:value-type="string">
            <text:p>function MAGNETIC_FLUX_DENSITY_NEWTON_METERS_AMP () { printf 'mag_flux,nma=%s' $1; } ### Magnetic flux density B (Newton-meters per amper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kg</text:p>
          </table:table-cell>
          <table:table-cell table:formula="of:=IF([.A134]&lt;&gt;&quot;&quot;;[.A134];[.G133])" office:value-type="string" office:string-value="Mass" calcext:value-type="string">
            <text:p>Mass</text:p>
          </table:table-cell>
          <table:table-cell table:formula="of:=IF([.B134]&lt;&gt;&quot;&quot;;[.B134];[.H133])" office:value-type="string" office:string-value="MASS" calcext:value-type="string">
            <text:p>MASS</text:p>
          </table:table-cell>
          <table:table-cell table:formula="of:=IF([.C134]&lt;&gt;&quot;&quot;;[.C134];[.I133])" office:value-type="string" office:string-value="mass" calcext:value-type="string">
            <text:p>mass</text:p>
          </table:table-cell>
          <table:table-cell table:formula="of:=[.E134]" office:value-type="string" office:string-value="KILOGRAM" calcext:value-type="string">
            <text:p>KILOGRAM</text:p>
          </table:table-cell>
          <table:table-cell table:formula="of:=&quot;function &quot;&amp;[.H134]&amp;&quot;_&quot;&amp;[.J134]&amp;&quot; () { printf '&quot;&amp;[.I134]&amp;&quot;,&quot;&amp;[.F134]&amp;&quot;=%s' $1; } ### &quot;&amp;[.G134]&amp;&quot; (&quot;&amp;[.D134]&amp;&quot;)&quot;" office:value-type="string" office:string-value="function MASS_KILOGRAM () { printf 'mass,kg=%s' $1; } ### Mass (Kilogram)" calcext:value-type="string">
            <text:p>function MASS_KILOGRAM () { printf 'mass,kg=%s' $1; } ### Mass (Kilogram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Kilobytes</text:p>
          </table:table-cell>
          <table:table-cell office:value-type="string" calcext:value-type="string">
            <text:p>KB_BYTE</text:p>
          </table:table-cell>
          <table:table-cell office:value-type="string" calcext:value-type="string">
            <text:p>kb</text:p>
          </table:table-cell>
          <table:table-cell table:formula="of:=IF([.A135]&lt;&gt;&quot;&quot;;[.A135];[.G134])" office:value-type="string" office:string-value="Memory" calcext:value-type="string">
            <text:p>Memory</text:p>
          </table:table-cell>
          <table:table-cell table:formula="of:=IF([.B135]&lt;&gt;&quot;&quot;;[.B135];[.H134])" office:value-type="string" office:string-value="MEMORY" calcext:value-type="string">
            <text:p>MEMORY</text:p>
          </table:table-cell>
          <table:table-cell table:formula="of:=IF([.C135]&lt;&gt;&quot;&quot;;[.C135];[.I134])" office:value-type="string" office:string-value="mem" calcext:value-type="string">
            <text:p>mem</text:p>
          </table:table-cell>
          <table:table-cell table:formula="of:=[.E135]" office:value-type="string" office:string-value="KB_BYTE" calcext:value-type="string">
            <text:p>KB_BYTE</text:p>
          </table:table-cell>
          <table:table-cell table:formula="of:=&quot;function &quot;&amp;[.H135]&amp;&quot;_&quot;&amp;[.J135]&amp;&quot; () { printf '&quot;&amp;[.I135]&amp;&quot;,&quot;&amp;[.F135]&amp;&quot;=%s' $1; } ### &quot;&amp;[.G135]&amp;&quot; (&quot;&amp;[.D135]&amp;&quot;)&quot;" office:value-type="string" office:string-value="function MEMORY_KB_BYTE () { printf 'mem,kb=%s' $1; } ### Memory (Kilobytes)" calcext:value-type="string">
            <text:p>function MEMORY_KB_BYTE () { printf 'mem,kb=%s' $1; } ### Memory (Kilobytes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Megabytes</text:p>
          </table:table-cell>
          <table:table-cell office:value-type="string" calcext:value-type="string">
            <text:p>MB_BYTE</text:p>
          </table:table-cell>
          <table:table-cell office:value-type="string" calcext:value-type="string">
            <text:p>mb</text:p>
          </table:table-cell>
          <table:table-cell table:formula="of:=IF([.A136]&lt;&gt;&quot;&quot;;[.A136];[.G135])" office:value-type="string" office:string-value="Memory" calcext:value-type="string">
            <text:p>Memory</text:p>
          </table:table-cell>
          <table:table-cell table:formula="of:=IF([.B136]&lt;&gt;&quot;&quot;;[.B136];[.H135])" office:value-type="string" office:string-value="MEMORY" calcext:value-type="string">
            <text:p>MEMORY</text:p>
          </table:table-cell>
          <table:table-cell table:formula="of:=IF([.C136]&lt;&gt;&quot;&quot;;[.C136];[.I135])" office:value-type="string" office:string-value="mem" calcext:value-type="string">
            <text:p>mem</text:p>
          </table:table-cell>
          <table:table-cell table:formula="of:=[.E136]" office:value-type="string" office:string-value="MB_BYTE" calcext:value-type="string">
            <text:p>MB_BYTE</text:p>
          </table:table-cell>
          <table:table-cell table:formula="of:=&quot;function &quot;&amp;[.H136]&amp;&quot;_&quot;&amp;[.J136]&amp;&quot; () { printf '&quot;&amp;[.I136]&amp;&quot;,&quot;&amp;[.F136]&amp;&quot;=%s' $1; } ### &quot;&amp;[.G136]&amp;&quot; (&quot;&amp;[.D136]&amp;&quot;)&quot;" office:value-type="string" office:string-value="function MEMORY_MB_BYTE () { printf 'mem,mb=%s' $1; } ### Memory (Megabytes)" calcext:value-type="string">
            <text:p>function MEMORY_MB_BYTE () { printf 'mem,mb=%s' $1; } ### Memory (Megabytes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37]&lt;&gt;&quot;&quot;;[.A137];[.G136])" office:value-type="string" office:string-value="Memory" calcext:value-type="string">
            <text:p>Memory</text:p>
          </table:table-cell>
          <table:table-cell table:formula="of:=IF([.B137]&lt;&gt;&quot;&quot;;[.B137];[.H136])" office:value-type="string" office:string-value="MEMORY" calcext:value-type="string">
            <text:p>MEMORY</text:p>
          </table:table-cell>
          <table:table-cell table:formula="of:=IF([.C137]&lt;&gt;&quot;&quot;;[.C137];[.I136])" office:value-type="string" office:string-value="mem" calcext:value-type="string">
            <text:p>mem</text:p>
          </table:table-cell>
          <table:table-cell table:formula="of:=[.E137]" office:value-type="string" office:string-value="PERCENT" calcext:value-type="string">
            <text:p>PERCENT</text:p>
          </table:table-cell>
          <table:table-cell table:formula="of:=&quot;function &quot;&amp;[.H137]&amp;&quot;_&quot;&amp;[.J137]&amp;&quot; () { printf '&quot;&amp;[.I137]&amp;&quot;,&quot;&amp;[.F137]&amp;&quot;=%s' $1; } ### &quot;&amp;[.G137]&amp;&quot; (&quot;&amp;[.D137]&amp;&quot;)&quot;" office:value-type="string" office:string-value="function MEMORY_PERCENT () { printf 'mem,p=%s' $1; } ### Memory (% (0 to 100))" calcext:value-type="string">
            <text:p>function MEMORY_PERCENT () { printf 'mem,p=%s' $1; } ### Memory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tion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 table:formula="of:=IF([.A138]&lt;&gt;&quot;&quot;;[.A138];[.G137])" office:value-type="string" office:string-value="Motion" calcext:value-type="string">
            <text:p>Motion</text:p>
          </table:table-cell>
          <table:table-cell table:formula="of:=IF([.B138]&lt;&gt;&quot;&quot;;[.B138];[.H137])" office:value-type="string" office:string-value="MOTION" calcext:value-type="string">
            <text:p>MOTION</text:p>
          </table:table-cell>
          <table:table-cell table:formula="of:=IF([.C138]&lt;&gt;&quot;&quot;;[.C138];[.I137])" office:value-type="string" office:string-value="motion" calcext:value-type="string">
            <text:p>motion</text:p>
          </table:table-cell>
          <table:table-cell table:formula="of:=[.E138]" office:value-type="string" office:string-value="DIGITAL" calcext:value-type="string">
            <text:p>DIGITAL</text:p>
          </table:table-cell>
          <table:table-cell table:formula="of:=&quot;function &quot;&amp;[.H138]&amp;&quot;_&quot;&amp;[.J138]&amp;&quot; () { printf '&quot;&amp;[.I138]&amp;&quot;,&quot;&amp;[.F138]&amp;&quot;=%s' $1; } ### &quot;&amp;[.G138]&amp;&quot; (&quot;&amp;[.D138]&amp;&quot;)&quot;" office:value-type="string" office:string-value="function MOTION_DIGITAL () { printf 'motion,d=%s' $1; } ### Motion (Digital (0/1))" calcext:value-type="string">
            <text:p>function MOTION_DIGITAL () { printf 'motion,d=%s' $1; } ### Motion (Digital (0/1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Oil Barrel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bbl</text:p>
          </table:table-cell>
          <table:table-cell table:formula="of:=IF([.A139]&lt;&gt;&quot;&quot;;[.A139];[.G138])" office:value-type="string" office:string-value="Oil" calcext:value-type="string">
            <text:p>Oil</text:p>
          </table:table-cell>
          <table:table-cell table:formula="of:=IF([.B139]&lt;&gt;&quot;&quot;;[.B139];[.H138])" office:value-type="string" office:string-value="OIL" calcext:value-type="string">
            <text:p>OIL</text:p>
          </table:table-cell>
          <table:table-cell table:formula="of:=IF([.C139]&lt;&gt;&quot;&quot;;[.C139];[.I138])" office:value-type="string" office:string-value="oil" calcext:value-type="string">
            <text:p>oil</text:p>
          </table:table-cell>
          <table:table-cell table:formula="of:=[.E139]" office:value-type="string" office:string-value="BARREL" calcext:value-type="string">
            <text:p>BARREL</text:p>
          </table:table-cell>
          <table:table-cell table:formula="of:=&quot;function &quot;&amp;[.H139]&amp;&quot;_&quot;&amp;[.J139]&amp;&quot; () { printf '&quot;&amp;[.I139]&amp;&quot;,&quot;&amp;[.F139]&amp;&quot;=%s' $1; } ### &quot;&amp;[.G139]&amp;&quot; (&quot;&amp;[.D139]&amp;&quot;)&quot;" office:value-type="string" office:string-value="function OIL_BARREL () { printf 'oil,bbl=%s' $1; } ### Oil (Oil Barrel)" calcext:value-type="string">
            <text:p>function OIL_BARREL () { printf 'oil,bbl=%s' $1; } ### Oil (Oil Barrel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gallon</text:p>
          </table:table-cell>
          <table:table-cell office:value-type="string" calcext:value-type="string">
            <text:p>GALLON</text:p>
          </table:table-cell>
          <table:table-cell office:value-type="string" calcext:value-type="string">
            <text:p>gal</text:p>
          </table:table-cell>
          <table:table-cell table:formula="of:=IF([.A140]&lt;&gt;&quot;&quot;;[.A140];[.G139])" office:value-type="string" office:string-value="Oil" calcext:value-type="string">
            <text:p>Oil</text:p>
          </table:table-cell>
          <table:table-cell table:formula="of:=IF([.B140]&lt;&gt;&quot;&quot;;[.B140];[.H139])" office:value-type="string" office:string-value="OIL" calcext:value-type="string">
            <text:p>OIL</text:p>
          </table:table-cell>
          <table:table-cell table:formula="of:=IF([.C140]&lt;&gt;&quot;&quot;;[.C140];[.I139])" office:value-type="string" office:string-value="oil" calcext:value-type="string">
            <text:p>oil</text:p>
          </table:table-cell>
          <table:table-cell table:formula="of:=[.E140]" office:value-type="string" office:string-value="GALLON" calcext:value-type="string">
            <text:p>GALLON</text:p>
          </table:table-cell>
          <table:table-cell table:formula="of:=&quot;function &quot;&amp;[.H140]&amp;&quot;_&quot;&amp;[.J140]&amp;&quot; () { printf '&quot;&amp;[.I140]&amp;&quot;,&quot;&amp;[.F140]&amp;&quot;=%s' $1; } ### &quot;&amp;[.G140]&amp;&quot; (&quot;&amp;[.D140]&amp;&quot;)&quot;" office:value-type="string" office:string-value="function OIL_GALLON () { printf 'oil,gal=%s' $1; } ### Oil (gallon)" calcext:value-type="string">
            <text:p>function OIL_GALLON () { printf 'oil,gal=%s' $1; } ### Oil (gallon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liter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l</text:p>
          </table:table-cell>
          <table:table-cell table:formula="of:=IF([.A141]&lt;&gt;&quot;&quot;;[.A141];[.G140])" office:value-type="string" office:string-value="Oil" calcext:value-type="string">
            <text:p>Oil</text:p>
          </table:table-cell>
          <table:table-cell table:formula="of:=IF([.B141]&lt;&gt;&quot;&quot;;[.B141];[.H140])" office:value-type="string" office:string-value="OIL" calcext:value-type="string">
            <text:p>OIL</text:p>
          </table:table-cell>
          <table:table-cell table:formula="of:=IF([.C141]&lt;&gt;&quot;&quot;;[.C141];[.I140])" office:value-type="string" office:string-value="oil" calcext:value-type="string">
            <text:p>oil</text:p>
          </table:table-cell>
          <table:table-cell table:formula="of:=[.E141]" office:value-type="string" office:string-value="LITER" calcext:value-type="string">
            <text:p>LITER</text:p>
          </table:table-cell>
          <table:table-cell table:formula="of:=&quot;function &quot;&amp;[.H141]&amp;&quot;_&quot;&amp;[.J141]&amp;&quot; () { printf '&quot;&amp;[.I141]&amp;&quot;,&quot;&amp;[.F141]&amp;&quot;=%s' $1; } ### &quot;&amp;[.G141]&amp;&quot; (&quot;&amp;[.D141]&amp;&quot;)&quot;" office:value-type="string" office:string-value="function OIL_LITER () { printf 'oil,l=%s' $1; } ### Oil (liter)" calcext:value-type="string">
            <text:p>function OIL_LITER () { printf 'oil,l=%s' $1; } ### Oil (li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ientation.Azimuth</text:p>
          </table:table-cell>
          <table:table-cell office:value-type="string" calcext:value-type="string">
            <text:p>ORIENT_AZIMUTH</text:p>
          </table:table-cell>
          <table:table-cell office:value-type="string" calcext:value-type="string">
            <text:p>ori_azim</text:p>
          </table:table-cell>
          <table:table-cell office:value-type="string" calcext:value-type="string">
            <text:p>Degree Angle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deg</text:p>
          </table:table-cell>
          <table:table-cell table:formula="of:=IF([.A142]&lt;&gt;&quot;&quot;;[.A142];[.G141])" office:value-type="string" office:string-value="Orientation.Azimuth" calcext:value-type="string">
            <text:p>Orientation.Azimuth</text:p>
          </table:table-cell>
          <table:table-cell table:formula="of:=IF([.B142]&lt;&gt;&quot;&quot;;[.B142];[.H141])" office:value-type="string" office:string-value="ORIENT_AZIMUTH" calcext:value-type="string">
            <text:p>ORIENT_AZIMUTH</text:p>
          </table:table-cell>
          <table:table-cell table:formula="of:=IF([.C142]&lt;&gt;&quot;&quot;;[.C142];[.I141])" office:value-type="string" office:string-value="ori_azim" calcext:value-type="string">
            <text:p>ori_azim</text:p>
          </table:table-cell>
          <table:table-cell table:formula="of:=[.E142]" office:value-type="string" office:string-value="DEGREE" calcext:value-type="string">
            <text:p>DEGREE</text:p>
          </table:table-cell>
          <table:table-cell table:formula="of:=&quot;function &quot;&amp;[.H142]&amp;&quot;_&quot;&amp;[.J142]&amp;&quot; () { printf '&quot;&amp;[.I142]&amp;&quot;,&quot;&amp;[.F142]&amp;&quot;=%s' $1; } ### &quot;&amp;[.G142]&amp;&quot; (&quot;&amp;[.D142]&amp;&quot;)&quot;" office:value-type="string" office:string-value="function ORIENT_AZIMUTH_DEGREE () { printf 'ori_azim,deg=%s' $1; } ### Orientation.Azimuth (Degree Angle)" calcext:value-type="string">
            <text:p>function ORIENT_AZIMUTH_DEGREE () { printf 'ori_azim,deg=%s' $1; } ### Orientation.Azimuth (Degree Ang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ientation.Pitch</text:p>
          </table:table-cell>
          <table:table-cell office:value-type="string" calcext:value-type="string">
            <text:p>ORIENT_PITCH</text:p>
          </table:table-cell>
          <table:table-cell office:value-type="string" calcext:value-type="string">
            <text:p>ori_pitch</text:p>
          </table:table-cell>
          <table:table-cell office:value-type="string" calcext:value-type="string">
            <text:p>Degree Angle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deg</text:p>
          </table:table-cell>
          <table:table-cell table:formula="of:=IF([.A143]&lt;&gt;&quot;&quot;;[.A143];[.G142])" office:value-type="string" office:string-value="Orientation.Pitch" calcext:value-type="string">
            <text:p>Orientation.Pitch</text:p>
          </table:table-cell>
          <table:table-cell table:formula="of:=IF([.B143]&lt;&gt;&quot;&quot;;[.B143];[.H142])" office:value-type="string" office:string-value="ORIENT_PITCH" calcext:value-type="string">
            <text:p>ORIENT_PITCH</text:p>
          </table:table-cell>
          <table:table-cell table:formula="of:=IF([.C143]&lt;&gt;&quot;&quot;;[.C143];[.I142])" office:value-type="string" office:string-value="ori_pitch" calcext:value-type="string">
            <text:p>ori_pitch</text:p>
          </table:table-cell>
          <table:table-cell table:formula="of:=[.E143]" office:value-type="string" office:string-value="DEGREE" calcext:value-type="string">
            <text:p>DEGREE</text:p>
          </table:table-cell>
          <table:table-cell table:formula="of:=&quot;function &quot;&amp;[.H143]&amp;&quot;_&quot;&amp;[.J143]&amp;&quot; () { printf '&quot;&amp;[.I143]&amp;&quot;,&quot;&amp;[.F143]&amp;&quot;=%s' $1; } ### &quot;&amp;[.G143]&amp;&quot; (&quot;&amp;[.D143]&amp;&quot;)&quot;" office:value-type="string" office:string-value="function ORIENT_PITCH_DEGREE () { printf 'ori_pitch,deg=%s' $1; } ### Orientation.Pitch (Degree Angle)" calcext:value-type="string">
            <text:p>function ORIENT_PITCH_DEGREE () { printf 'ori_pitch,deg=%s' $1; } ### Orientation.Pitch (Degree Ang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ientation.Roll</text:p>
          </table:table-cell>
          <table:table-cell office:value-type="string" calcext:value-type="string">
            <text:p>ORIENT_ROLL</text:p>
          </table:table-cell>
          <table:table-cell office:value-type="string" calcext:value-type="string">
            <text:p>ori_roll</text:p>
          </table:table-cell>
          <table:table-cell office:value-type="string" calcext:value-type="string">
            <text:p>Degree Angle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deg</text:p>
          </table:table-cell>
          <table:table-cell table:formula="of:=IF([.A144]&lt;&gt;&quot;&quot;;[.A144];[.G143])" office:value-type="string" office:string-value="Orientation.Roll" calcext:value-type="string">
            <text:p>Orientation.Roll</text:p>
          </table:table-cell>
          <table:table-cell table:formula="of:=IF([.B144]&lt;&gt;&quot;&quot;;[.B144];[.H143])" office:value-type="string" office:string-value="ORIENT_ROLL" calcext:value-type="string">
            <text:p>ORIENT_ROLL</text:p>
          </table:table-cell>
          <table:table-cell table:formula="of:=IF([.C144]&lt;&gt;&quot;&quot;;[.C144];[.I143])" office:value-type="string" office:string-value="ori_roll" calcext:value-type="string">
            <text:p>ori_roll</text:p>
          </table:table-cell>
          <table:table-cell table:formula="of:=[.E144]" office:value-type="string" office:string-value="DEGREE" calcext:value-type="string">
            <text:p>DEGREE</text:p>
          </table:table-cell>
          <table:table-cell table:formula="of:=&quot;function &quot;&amp;[.H144]&amp;&quot;_&quot;&amp;[.J144]&amp;&quot; () { printf '&quot;&amp;[.I144]&amp;&quot;,&quot;&amp;[.F144]&amp;&quot;=%s' $1; } ### &quot;&amp;[.G144]&amp;&quot; (&quot;&amp;[.D144]&amp;&quot;)&quot;" office:value-type="string" office:string-value="function ORIENT_ROLL_DEGREE () { printf 'ori_roll,deg=%s' $1; } ### Orientation.Roll (Degree Angle)" calcext:value-type="string">
            <text:p>function ORIENT_ROLL_DEGREE () { printf 'ori_roll,deg=%s' $1; } ### Orientation.Roll (Degree Ang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-Acidity</text:p>
          </table:table-cell>
          <table:table-cell office:value-type="string" calcext:value-type="string">
            <text:p>ACIDITY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Acidity</text:p>
          </table:table-cell>
          <table:table-cell office:value-type="string" calcext:value-type="string">
            <text:p>ACIDITY</text:p>
          </table:table-cell>
          <table:table-cell office:value-type="string" calcext:value-type="string">
            <text:p>acid</text:p>
          </table:table-cell>
          <table:table-cell table:formula="of:=IF([.A145]&lt;&gt;&quot;&quot;;[.A145];[.G144])" office:value-type="string" office:string-value="pH-Acidity" calcext:value-type="string">
            <text:p>pH-Acidity</text:p>
          </table:table-cell>
          <table:table-cell table:formula="of:=IF([.B145]&lt;&gt;&quot;&quot;;[.B145];[.H144])" office:value-type="string" office:string-value="ACIDITY" calcext:value-type="string">
            <text:p>ACIDITY</text:p>
          </table:table-cell>
          <table:table-cell table:formula="of:=IF([.C145]&lt;&gt;&quot;&quot;;[.C145];[.I144])" office:value-type="string" office:string-value="acid" calcext:value-type="string">
            <text:p>acid</text:p>
          </table:table-cell>
          <table:table-cell table:formula="of:=[.E145]" office:value-type="string" office:string-value="ACIDITY" calcext:value-type="string">
            <text:p>ACIDITY</text:p>
          </table:table-cell>
          <table:table-cell table:formula="of:=&quot;function &quot;&amp;[.H145]&amp;&quot;_&quot;&amp;[.J145]&amp;&quot; () { printf '&quot;&amp;[.I145]&amp;&quot;,&quot;&amp;[.F145]&amp;&quot;=%s' $1; } ### &quot;&amp;[.G145]&amp;&quot; (&quot;&amp;[.D145]&amp;&quot;)&quot;" office:value-type="string" office:string-value="function ACIDITY_ACIDITY () { printf 'acid,acid=%s' $1; } ### pH-Acidity (Acidity)" calcext:value-type="string">
            <text:p>function ACIDITY_ACIDITY () { printf 'acid,acid=%s' $1; } ### pH-Acidity (Acidit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Watts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w</text:p>
          </table:table-cell>
          <table:table-cell table:formula="of:=IF([.A146]&lt;&gt;&quot;&quot;;[.A146];[.G145])" office:value-type="string" office:string-value="Power" calcext:value-type="string">
            <text:p>Power</text:p>
          </table:table-cell>
          <table:table-cell table:formula="of:=IF([.B146]&lt;&gt;&quot;&quot;;[.B146];[.H145])" office:value-type="string" office:string-value="POWER" calcext:value-type="string">
            <text:p>POWER</text:p>
          </table:table-cell>
          <table:table-cell table:formula="of:=IF([.C146]&lt;&gt;&quot;&quot;;[.C146];[.I145])" office:value-type="string" office:string-value="pow" calcext:value-type="string">
            <text:p>pow</text:p>
          </table:table-cell>
          <table:table-cell table:formula="of:=[.E146]" office:value-type="string" office:string-value="WATT" calcext:value-type="string">
            <text:p>WATT</text:p>
          </table:table-cell>
          <table:table-cell table:formula="of:=&quot;function &quot;&amp;[.H146]&amp;&quot;_&quot;&amp;[.J146]&amp;&quot; () { printf '&quot;&amp;[.I146]&amp;&quot;,&quot;&amp;[.F146]&amp;&quot;=%s' $1; } ### &quot;&amp;[.G146]&amp;&quot; (&quot;&amp;[.D146]&amp;&quot;)&quot;" office:value-type="string" office:string-value="function POWER_WATT () { printf 'pow,w=%s' $1; } ### Power (Watts)" calcext:value-type="string">
            <text:p>function POWER_WATT () { printf 'pow,w=%s' $1; } ### Power (Watt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llution.Nitrogen</text:p>
          </table:table-cell>
          <table:table-cell office:value-type="string" calcext:value-type="string">
            <text:p>POLLUTION_NO2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Nitrogen dioxide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no2</text:p>
          </table:table-cell>
          <table:table-cell table:formula="of:=IF([.A147]&lt;&gt;&quot;&quot;;[.A147];[.G146])" office:value-type="string" office:string-value="Pollution.Nitrogen" calcext:value-type="string">
            <text:p>Pollution.Nitrogen</text:p>
          </table:table-cell>
          <table:table-cell table:formula="of:=IF([.B147]&lt;&gt;&quot;&quot;;[.B147];[.H146])" office:value-type="string" office:string-value="POLLUTION_NO2" calcext:value-type="string">
            <text:p>POLLUTION_NO2</text:p>
          </table:table-cell>
          <table:table-cell table:formula="of:=IF([.C147]&lt;&gt;&quot;&quot;;[.C147];[.I146])" office:value-type="string" office:string-value="no2" calcext:value-type="string">
            <text:p>no2</text:p>
          </table:table-cell>
          <table:table-cell table:formula="of:=[.E147]" office:value-type="string" office:string-value="NO2" calcext:value-type="string">
            <text:p>NO2</text:p>
          </table:table-cell>
          <table:table-cell table:formula="of:=&quot;function &quot;&amp;[.H147]&amp;&quot;_&quot;&amp;[.J147]&amp;&quot; () { printf '&quot;&amp;[.I147]&amp;&quot;,&quot;&amp;[.F147]&amp;&quot;=%s' $1; } ### &quot;&amp;[.G147]&amp;&quot; (&quot;&amp;[.D147]&amp;&quot;)&quot;" office:value-type="string" office:string-value="function POLLUTION_NO2_NO2 () { printf 'no2,no2=%s' $1; } ### Pollution.Nitrogen (Nitrogen dioxide)" calcext:value-type="string">
            <text:p>function POLLUTION_NO2_NO2 () { printf 'no2,no2=%s' $1; } ### Pollution.Nitrogen (Nitrogen dioxi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llution.Ozone</text:p>
          </table:table-cell>
          <table:table-cell office:value-type="string" calcext:value-type="string">
            <text:p>POLLUTION_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zone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table:formula="of:=IF([.A148]&lt;&gt;&quot;&quot;;[.A148];[.G147])" office:value-type="string" office:string-value="Pollution.Ozone" calcext:value-type="string">
            <text:p>Pollution.Ozone</text:p>
          </table:table-cell>
          <table:table-cell table:formula="of:=IF([.B148]&lt;&gt;&quot;&quot;;[.B148];[.H147])" office:value-type="string" office:string-value="POLLUTION_O3" calcext:value-type="string">
            <text:p>POLLUTION_O3</text:p>
          </table:table-cell>
          <table:table-cell table:formula="of:=IF([.C148]&lt;&gt;&quot;&quot;;[.C148];[.I147])" office:value-type="string" office:string-value="o3" calcext:value-type="string">
            <text:p>o3</text:p>
          </table:table-cell>
          <table:table-cell table:formula="of:=[.E148]" office:value-type="string" office:string-value="O3" calcext:value-type="string">
            <text:p>O3</text:p>
          </table:table-cell>
          <table:table-cell table:formula="of:=&quot;function &quot;&amp;[.H148]&amp;&quot;_&quot;&amp;[.J148]&amp;&quot; () { printf '&quot;&amp;[.I148]&amp;&quot;,&quot;&amp;[.F148]&amp;&quot;=%s' $1; } ### &quot;&amp;[.G148]&amp;&quot; (&quot;&amp;[.D148]&amp;&quot;)&quot;" office:value-type="string" office:string-value="function POLLUTION_O3_O3 () { printf 'o3,o3=%s' $1; } ### Pollution.Ozone (Ozone)" calcext:value-type="string">
            <text:p>function POLLUTION_O3_O3 () { printf 'o3,o3=%s' $1; } ### Pollution.Ozone (Ozon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</text:p>
          </table:table-cell>
          <table:table-cell table:formula="of:=IF([.A149]&lt;&gt;&quot;&quot;;[.A149];[.G148])" office:value-type="string" office:string-value="Pressure" calcext:value-type="string">
            <text:p>Pressure</text:p>
          </table:table-cell>
          <table:table-cell table:formula="of:=IF([.B149]&lt;&gt;&quot;&quot;;[.B149];[.H148])" office:value-type="string" office:string-value="PRESSURE" calcext:value-type="string">
            <text:p>PRESSURE</text:p>
          </table:table-cell>
          <table:table-cell table:formula="of:=IF([.C149]&lt;&gt;&quot;&quot;;[.C149];[.I148])" office:value-type="string" office:string-value="press" calcext:value-type="string">
            <text:p>press</text:p>
          </table:table-cell>
          <table:table-cell table:formula="of:=[.E149]" office:value-type="string" office:string-value="PASCAL" calcext:value-type="string">
            <text:p>PASCAL</text:p>
          </table:table-cell>
          <table:table-cell table:formula="of:=&quot;function &quot;&amp;[.H149]&amp;&quot;_&quot;&amp;[.J149]&amp;&quot; () { printf '&quot;&amp;[.I149]&amp;&quot;,&quot;&amp;[.F149]&amp;&quot;=%s' $1; } ### &quot;&amp;[.G149]&amp;&quot; (&quot;&amp;[.D149]&amp;&quot;)&quot;" office:value-type="string" office:string-value="function PRESSURE_PASCAL () { printf 'press,pa=%s' $1; } ### Pressure (Pascal)" calcext:value-type="string">
            <text:p>function PRESSURE_PASCAL () { printf 'press,pa=%s' $1; } ### Pressure (Pascal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Hecto Pascal</text:p>
          </table:table-cell>
          <table:table-cell office:value-type="string" calcext:value-type="string">
            <text:p>HECTOPASCAL</text:p>
          </table:table-cell>
          <table:table-cell office:value-type="string" calcext:value-type="string">
            <text:p>hpa</text:p>
          </table:table-cell>
          <table:table-cell table:formula="of:=IF([.A150]&lt;&gt;&quot;&quot;;[.A150];[.G149])" office:value-type="string" office:string-value="Pressure" calcext:value-type="string">
            <text:p>Pressure</text:p>
          </table:table-cell>
          <table:table-cell table:formula="of:=IF([.B150]&lt;&gt;&quot;&quot;;[.B150];[.H149])" office:value-type="string" office:string-value="PRESSURE" calcext:value-type="string">
            <text:p>PRESSURE</text:p>
          </table:table-cell>
          <table:table-cell table:formula="of:=IF([.C150]&lt;&gt;&quot;&quot;;[.C150];[.I149])" office:value-type="string" office:string-value="press" calcext:value-type="string">
            <text:p>press</text:p>
          </table:table-cell>
          <table:table-cell table:formula="of:=[.E150]" office:value-type="string" office:string-value="HECTOPASCAL" calcext:value-type="string">
            <text:p>HECTOPASCAL</text:p>
          </table:table-cell>
          <table:table-cell table:formula="of:=&quot;function &quot;&amp;[.H150]&amp;&quot;_&quot;&amp;[.J150]&amp;&quot; () { printf '&quot;&amp;[.I150]&amp;&quot;,&quot;&amp;[.F150]&amp;&quot;=%s' $1; } ### &quot;&amp;[.G150]&amp;&quot; (&quot;&amp;[.D150]&amp;&quot;)&quot;" office:value-type="string" office:string-value="function PRESSURE_HECTOPASCAL () { printf 'press,hpa=%s' $1; } ### Pressure (Hecto Pascal)" calcext:value-type="string">
            <text:p>function PRESSURE_HECTOPASCAL () { printf 'press,hpa=%s' $1; } ### Pressure (Hecto Pascal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Bar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r</text:p>
          </table:table-cell>
          <table:table-cell table:formula="of:=IF([.A151]&lt;&gt;&quot;&quot;;[.A151];[.G150])" office:value-type="string" office:string-value="Pressure" calcext:value-type="string">
            <text:p>Pressure</text:p>
          </table:table-cell>
          <table:table-cell table:formula="of:=IF([.B151]&lt;&gt;&quot;&quot;;[.B151];[.H150])" office:value-type="string" office:string-value="PRESSURE" calcext:value-type="string">
            <text:p>PRESSURE</text:p>
          </table:table-cell>
          <table:table-cell table:formula="of:=IF([.C151]&lt;&gt;&quot;&quot;;[.C151];[.I150])" office:value-type="string" office:string-value="press" calcext:value-type="string">
            <text:p>press</text:p>
          </table:table-cell>
          <table:table-cell table:formula="of:=[.E151]" office:value-type="string" office:string-value="BAR" calcext:value-type="string">
            <text:p>BAR</text:p>
          </table:table-cell>
          <table:table-cell table:formula="of:=&quot;function &quot;&amp;[.H151]&amp;&quot;_&quot;&amp;[.J151]&amp;&quot; () { printf '&quot;&amp;[.I151]&amp;&quot;,&quot;&amp;[.F151]&amp;&quot;=%s' $1; } ### &quot;&amp;[.G151]&amp;&quot; (&quot;&amp;[.D151]&amp;&quot;)&quot;" office:value-type="string" office:string-value="function PRESSURE_BAR () { printf 'press,bar=%s' $1; } ### Pressure (Bar)" calcext:value-type="string">
            <text:p>function PRESSURE_BAR () { printf 'press,bar=%s' $1; } ### Pressure (Bar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Technical atmosphere</text:p>
          </table:table-cell>
          <table:table-cell office:value-type="string" calcext:value-type="string">
            <text:p>TECH_ATMO</text:p>
          </table:table-cell>
          <table:table-cell office:value-type="string" calcext:value-type="string">
            <text:p>at</text:p>
          </table:table-cell>
          <table:table-cell table:formula="of:=IF([.A152]&lt;&gt;&quot;&quot;;[.A152];[.G151])" office:value-type="string" office:string-value="Pressure" calcext:value-type="string">
            <text:p>Pressure</text:p>
          </table:table-cell>
          <table:table-cell table:formula="of:=IF([.B152]&lt;&gt;&quot;&quot;;[.B152];[.H151])" office:value-type="string" office:string-value="PRESSURE" calcext:value-type="string">
            <text:p>PRESSURE</text:p>
          </table:table-cell>
          <table:table-cell table:formula="of:=IF([.C152]&lt;&gt;&quot;&quot;;[.C152];[.I151])" office:value-type="string" office:string-value="press" calcext:value-type="string">
            <text:p>press</text:p>
          </table:table-cell>
          <table:table-cell table:formula="of:=[.E152]" office:value-type="string" office:string-value="TECH_ATMO" calcext:value-type="string">
            <text:p>TECH_ATMO</text:p>
          </table:table-cell>
          <table:table-cell table:formula="of:=&quot;function &quot;&amp;[.H152]&amp;&quot;_&quot;&amp;[.J152]&amp;&quot; () { printf '&quot;&amp;[.I152]&amp;&quot;,&quot;&amp;[.F152]&amp;&quot;=%s' $1; } ### &quot;&amp;[.G152]&amp;&quot; (&quot;&amp;[.D152]&amp;&quot;)&quot;" office:value-type="string" office:string-value="function PRESSURE_TECH_ATMO () { printf 'press,at=%s' $1; } ### Pressure (Technical atmosphere)" calcext:value-type="string">
            <text:p>function PRESSURE_TECH_ATMO () { printf 'press,at=%s' $1; } ### Pressure (Technical atmosphere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Standard atmosphere</text:p>
          </table:table-cell>
          <table:table-cell office:value-type="string" calcext:value-type="string">
            <text:p>STD_ATMO</text:p>
          </table:table-cell>
          <table:table-cell office:value-type="string" calcext:value-type="string">
            <text:p>atm</text:p>
          </table:table-cell>
          <table:table-cell table:formula="of:=IF([.A153]&lt;&gt;&quot;&quot;;[.A153];[.G152])" office:value-type="string" office:string-value="Pressure" calcext:value-type="string">
            <text:p>Pressure</text:p>
          </table:table-cell>
          <table:table-cell table:formula="of:=IF([.B153]&lt;&gt;&quot;&quot;;[.B153];[.H152])" office:value-type="string" office:string-value="PRESSURE" calcext:value-type="string">
            <text:p>PRESSURE</text:p>
          </table:table-cell>
          <table:table-cell table:formula="of:=IF([.C153]&lt;&gt;&quot;&quot;;[.C153];[.I152])" office:value-type="string" office:string-value="press" calcext:value-type="string">
            <text:p>press</text:p>
          </table:table-cell>
          <table:table-cell table:formula="of:=[.E153]" office:value-type="string" office:string-value="STD_ATMO" calcext:value-type="string">
            <text:p>STD_ATMO</text:p>
          </table:table-cell>
          <table:table-cell table:formula="of:=&quot;function &quot;&amp;[.H153]&amp;&quot;_&quot;&amp;[.J153]&amp;&quot; () { printf '&quot;&amp;[.I153]&amp;&quot;,&quot;&amp;[.F153]&amp;&quot;=%s' $1; } ### &quot;&amp;[.G153]&amp;&quot; (&quot;&amp;[.D153]&amp;&quot;)&quot;" office:value-type="string" office:string-value="function PRESSURE_STD_ATMO () { printf 'press,atm=%s' $1; } ### Pressure (Standard atmosphere)" calcext:value-type="string">
            <text:p>function PRESSURE_STD_ATMO () { printf 'press,atm=%s' $1; } ### Pressure (Standard atmosphere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Torr</text:p>
          </table:table-cell>
          <table:table-cell office:value-type="string" calcext:value-type="string">
            <text:p>TORR</text:p>
          </table:table-cell>
          <table:table-cell office:value-type="string" calcext:value-type="string">
            <text:p>torr</text:p>
          </table:table-cell>
          <table:table-cell table:formula="of:=IF([.A154]&lt;&gt;&quot;&quot;;[.A154];[.G153])" office:value-type="string" office:string-value="Pressure" calcext:value-type="string">
            <text:p>Pressure</text:p>
          </table:table-cell>
          <table:table-cell table:formula="of:=IF([.B154]&lt;&gt;&quot;&quot;;[.B154];[.H153])" office:value-type="string" office:string-value="PRESSURE" calcext:value-type="string">
            <text:p>PRESSURE</text:p>
          </table:table-cell>
          <table:table-cell table:formula="of:=IF([.C154]&lt;&gt;&quot;&quot;;[.C154];[.I153])" office:value-type="string" office:string-value="press" calcext:value-type="string">
            <text:p>press</text:p>
          </table:table-cell>
          <table:table-cell table:formula="of:=[.E154]" office:value-type="string" office:string-value="TORR" calcext:value-type="string">
            <text:p>TORR</text:p>
          </table:table-cell>
          <table:table-cell table:formula="of:=&quot;function &quot;&amp;[.H154]&amp;&quot;_&quot;&amp;[.J154]&amp;&quot; () { printf '&quot;&amp;[.I154]&amp;&quot;,&quot;&amp;[.F154]&amp;&quot;=%s' $1; } ### &quot;&amp;[.G154]&amp;&quot; (&quot;&amp;[.D154]&amp;&quot;)&quot;" office:value-type="string" office:string-value="function PRESSURE_TORR () { printf 'press,torr=%s' $1; } ### Pressure (Torr)" calcext:value-type="string">
            <text:p>function PRESSURE_TORR () { printf 'press,torr=%s' $1; } ### Pressure (Torr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Pounds per square inch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psi</text:p>
          </table:table-cell>
          <table:table-cell table:formula="of:=IF([.A155]&lt;&gt;&quot;&quot;;[.A155];[.G154])" office:value-type="string" office:string-value="Pressure" calcext:value-type="string">
            <text:p>Pressure</text:p>
          </table:table-cell>
          <table:table-cell table:formula="of:=IF([.B155]&lt;&gt;&quot;&quot;;[.B155];[.H154])" office:value-type="string" office:string-value="PRESSURE" calcext:value-type="string">
            <text:p>PRESSURE</text:p>
          </table:table-cell>
          <table:table-cell table:formula="of:=IF([.C155]&lt;&gt;&quot;&quot;;[.C155];[.I154])" office:value-type="string" office:string-value="press" calcext:value-type="string">
            <text:p>press</text:p>
          </table:table-cell>
          <table:table-cell table:formula="of:=[.E155]" office:value-type="string" office:string-value="PSI" calcext:value-type="string">
            <text:p>PSI</text:p>
          </table:table-cell>
          <table:table-cell table:formula="of:=&quot;function &quot;&amp;[.H155]&amp;&quot;_&quot;&amp;[.J155]&amp;&quot; () { printf '&quot;&amp;[.I155]&amp;&quot;,&quot;&amp;[.F155]&amp;&quot;=%s' $1; } ### &quot;&amp;[.G155]&amp;&quot; (&quot;&amp;[.D155]&amp;&quot;)&quot;" office:value-type="string" office:string-value="function PRESSURE_PSI () { printf 'press,psi=%s' $1; } ### Pressure (Pounds per square inch)" calcext:value-type="string">
            <text:p>function PRESSURE_PSI () { printf 'press,psi=%s' $1; } ### Pressure (Pounds per square inc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ximity</text:p>
          </table:table-cell>
          <table:table-cell office:value-type="string" calcext:value-type="string">
            <text:p>PROXIMITY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Centimeter</text:p>
          </table:table-cell>
          <table:table-cell office:value-type="string" calcext:value-type="string">
            <text:p>CENTIMETER</text:p>
          </table:table-cell>
          <table:table-cell office:value-type="string" calcext:value-type="string">
            <text:p>cm</text:p>
          </table:table-cell>
          <table:table-cell table:formula="of:=IF([.A156]&lt;&gt;&quot;&quot;;[.A156];[.G155])" office:value-type="string" office:string-value="Proximity" calcext:value-type="string">
            <text:p>Proximity</text:p>
          </table:table-cell>
          <table:table-cell table:formula="of:=IF([.B156]&lt;&gt;&quot;&quot;;[.B156];[.H155])" office:value-type="string" office:string-value="PROXIMITY" calcext:value-type="string">
            <text:p>PROXIMITY</text:p>
          </table:table-cell>
          <table:table-cell table:formula="of:=IF([.C156]&lt;&gt;&quot;&quot;;[.C156];[.I155])" office:value-type="string" office:string-value="prox" calcext:value-type="string">
            <text:p>prox</text:p>
          </table:table-cell>
          <table:table-cell table:formula="of:=[.E156]" office:value-type="string" office:string-value="CENTIMETER" calcext:value-type="string">
            <text:p>CENTIMETER</text:p>
          </table:table-cell>
          <table:table-cell table:formula="of:=&quot;function &quot;&amp;[.H156]&amp;&quot;_&quot;&amp;[.J156]&amp;&quot; () { printf '&quot;&amp;[.I156]&amp;&quot;,&quot;&amp;[.F156]&amp;&quot;=%s' $1; } ### &quot;&amp;[.G156]&amp;&quot; (&quot;&amp;[.D156]&amp;&quot;)&quot;" office:value-type="string" office:string-value="function PROXIMITY_CENTIMETER () { printf 'prox,cm=%s' $1; } ### Proximity (Centimeter)" calcext:value-type="string">
            <text:p>function PROXIMITY_CENTIMETER () { printf 'prox,cm=%s' $1; } ### Proximity (Centimeter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Meter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</text:p>
          </table:table-cell>
          <table:table-cell table:formula="of:=IF([.A157]&lt;&gt;&quot;&quot;;[.A157];[.G156])" office:value-type="string" office:string-value="Proximity" calcext:value-type="string">
            <text:p>Proximity</text:p>
          </table:table-cell>
          <table:table-cell table:formula="of:=IF([.B157]&lt;&gt;&quot;&quot;;[.B157];[.H156])" office:value-type="string" office:string-value="PROXIMITY" calcext:value-type="string">
            <text:p>PROXIMITY</text:p>
          </table:table-cell>
          <table:table-cell table:formula="of:=IF([.C157]&lt;&gt;&quot;&quot;;[.C157];[.I156])" office:value-type="string" office:string-value="prox" calcext:value-type="string">
            <text:p>prox</text:p>
          </table:table-cell>
          <table:table-cell table:formula="of:=[.E157]" office:value-type="string" office:string-value="METER" calcext:value-type="string">
            <text:p>METER</text:p>
          </table:table-cell>
          <table:table-cell table:formula="of:=&quot;function &quot;&amp;[.H157]&amp;&quot;_&quot;&amp;[.J157]&amp;&quot; () { printf '&quot;&amp;[.I157]&amp;&quot;,&quot;&amp;[.F157]&amp;&quot;=%s' $1; } ### &quot;&amp;[.G157]&amp;&quot; (&quot;&amp;[.D157]&amp;&quot;)&quot;" office:value-type="string" office:string-value="function PROXIMITY_METER () { printf 'prox,m=%s' $1; } ### Proximity (Meter)" calcext:value-type="string">
            <text:p>function PROXIMITY_METER () { printf 'prox,m=%s' $1; } ### Proximity (Meter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Digital (0/1)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</text:p>
          </table:table-cell>
          <table:table-cell table:formula="of:=IF([.A158]&lt;&gt;&quot;&quot;;[.A158];[.G157])" office:value-type="string" office:string-value="Proximity" calcext:value-type="string">
            <text:p>Proximity</text:p>
          </table:table-cell>
          <table:table-cell table:formula="of:=IF([.B158]&lt;&gt;&quot;&quot;;[.B158];[.H157])" office:value-type="string" office:string-value="PROXIMITY" calcext:value-type="string">
            <text:p>PROXIMITY</text:p>
          </table:table-cell>
          <table:table-cell table:formula="of:=IF([.C158]&lt;&gt;&quot;&quot;;[.C158];[.I157])" office:value-type="string" office:string-value="prox" calcext:value-type="string">
            <text:p>prox</text:p>
          </table:table-cell>
          <table:table-cell table:formula="of:=[.E158]" office:value-type="string" office:string-value="DIGITAL" calcext:value-type="string">
            <text:p>DIGITAL</text:p>
          </table:table-cell>
          <table:table-cell table:formula="of:=&quot;function &quot;&amp;[.H158]&amp;&quot;_&quot;&amp;[.J158]&amp;&quot; () { printf '&quot;&amp;[.I158]&amp;&quot;,&quot;&amp;[.F158]&amp;&quot;=%s' $1; } ### &quot;&amp;[.G158]&amp;&quot; (&quot;&amp;[.D158]&amp;&quot;)&quot;" office:value-type="string" office:string-value="function PROXIMITY_DIGITAL () { printf 'prox,d=%s' $1; } ### Proximity (Digital (0/1))" calcext:value-type="string">
            <text:p>function PROXIMITY_DIGITAL () { printf 'prox,d=%s' $1; } ### Proximity (Digital (0/1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ioactivity</text:p>
          </table:table-cell>
          <table:table-cell office:value-type="string" calcext:value-type="string">
            <text:p>RADIOACTIVITY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Becquerel</text:p>
          </table:table-cell>
          <table:table-cell office:value-type="string" calcext:value-type="string">
            <text:p>BECQUEREL</text:p>
          </table:table-cell>
          <table:table-cell office:value-type="string" calcext:value-type="string">
            <text:p>bq</text:p>
          </table:table-cell>
          <table:table-cell table:formula="of:=IF([.A159]&lt;&gt;&quot;&quot;;[.A159];[.G158])" office:value-type="string" office:string-value="Radioactivity" calcext:value-type="string">
            <text:p>Radioactivity</text:p>
          </table:table-cell>
          <table:table-cell table:formula="of:=IF([.B159]&lt;&gt;&quot;&quot;;[.B159];[.H158])" office:value-type="string" office:string-value="RADIOACTIVITY" calcext:value-type="string">
            <text:p>RADIOACTIVITY</text:p>
          </table:table-cell>
          <table:table-cell table:formula="of:=IF([.C159]&lt;&gt;&quot;&quot;;[.C159];[.I158])" office:value-type="string" office:string-value="rad" calcext:value-type="string">
            <text:p>rad</text:p>
          </table:table-cell>
          <table:table-cell table:formula="of:=[.E159]" office:value-type="string" office:string-value="BECQUEREL" calcext:value-type="string">
            <text:p>BECQUEREL</text:p>
          </table:table-cell>
          <table:table-cell table:formula="of:=&quot;function &quot;&amp;[.H159]&amp;&quot;_&quot;&amp;[.J159]&amp;&quot; () { printf '&quot;&amp;[.I159]&amp;&quot;,&quot;&amp;[.F159]&amp;&quot;=%s' $1; } ### &quot;&amp;[.G159]&amp;&quot; (&quot;&amp;[.D159]&amp;&quot;)&quot;" office:value-type="string" office:string-value="function RADIOACTIVITY_BECQUEREL () { printf 'rad,bq=%s' $1; } ### Radioactivity (Becquerel)" calcext:value-type="string">
            <text:p>function RADIOACTIVITY_BECQUEREL () { printf 'rad,bq=%s' $1; } ### Radioactivity (Becquerel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Curie</text:p>
          </table:table-cell>
          <table:table-cell office:value-type="string" calcext:value-type="string">
            <text:p>CURIE</text:p>
          </table:table-cell>
          <table:table-cell office:value-type="string" calcext:value-type="string">
            <text:p>ci</text:p>
          </table:table-cell>
          <table:table-cell table:formula="of:=IF([.A160]&lt;&gt;&quot;&quot;;[.A160];[.G159])" office:value-type="string" office:string-value="Radioactivity" calcext:value-type="string">
            <text:p>Radioactivity</text:p>
          </table:table-cell>
          <table:table-cell table:formula="of:=IF([.B160]&lt;&gt;&quot;&quot;;[.B160];[.H159])" office:value-type="string" office:string-value="RADIOACTIVITY" calcext:value-type="string">
            <text:p>RADIOACTIVITY</text:p>
          </table:table-cell>
          <table:table-cell table:formula="of:=IF([.C160]&lt;&gt;&quot;&quot;;[.C160];[.I159])" office:value-type="string" office:string-value="rad" calcext:value-type="string">
            <text:p>rad</text:p>
          </table:table-cell>
          <table:table-cell table:formula="of:=[.E160]" office:value-type="string" office:string-value="CURIE" calcext:value-type="string">
            <text:p>CURIE</text:p>
          </table:table-cell>
          <table:table-cell table:formula="of:=&quot;function &quot;&amp;[.H160]&amp;&quot;_&quot;&amp;[.J160]&amp;&quot; () { printf '&quot;&amp;[.I160]&amp;&quot;,&quot;&amp;[.F160]&amp;&quot;=%s' $1; } ### &quot;&amp;[.G160]&amp;&quot; (&quot;&amp;[.D160]&amp;&quot;)&quot;" office:value-type="string" office:string-value="function RADIOACTIVITY_CURIE () { printf 'rad,ci=%s' $1; } ### Radioactivity (Curie)" calcext:value-type="string">
            <text:p>function RADIOACTIVITY_CURIE () { printf 'rad,ci=%s' $1; } ### Radioactivity (Curi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iation Exposure</text:p>
          </table:table-cell>
          <table:table-cell office:value-type="string" calcext:value-type="string">
            <text:p>EXPOSURE_RADIATION</text:p>
          </table:table-cell>
          <table:table-cell office:value-type="string" calcext:value-type="string">
            <text:p>expo_rad</text:p>
          </table:table-cell>
          <table:table-cell office:value-type="string" calcext:value-type="string">
            <text:p>Roentgen</text:p>
          </table:table-cell>
          <table:table-cell office:value-type="string" calcext:value-type="string">
            <text:p>ROENTGEN</text:p>
          </table:table-cell>
          <table:table-cell office:value-type="string" calcext:value-type="string">
            <text:p>roent</text:p>
          </table:table-cell>
          <table:table-cell table:formula="of:=IF([.A161]&lt;&gt;&quot;&quot;;[.A161];[.G160])" office:value-type="string" office:string-value="Radiation Exposure" calcext:value-type="string">
            <text:p>Radiation Exposure</text:p>
          </table:table-cell>
          <table:table-cell table:formula="of:=IF([.B161]&lt;&gt;&quot;&quot;;[.B161];[.H160])" office:value-type="string" office:string-value="EXPOSURE_RADIATION" calcext:value-type="string">
            <text:p>EXPOSURE_RADIATION</text:p>
          </table:table-cell>
          <table:table-cell table:formula="of:=IF([.C161]&lt;&gt;&quot;&quot;;[.C161];[.I160])" office:value-type="string" office:string-value="expo_rad" calcext:value-type="string">
            <text:p>expo_rad</text:p>
          </table:table-cell>
          <table:table-cell table:formula="of:=[.E161]" office:value-type="string" office:string-value="ROENTGEN" calcext:value-type="string">
            <text:p>ROENTGEN</text:p>
          </table:table-cell>
          <table:table-cell table:formula="of:=&quot;function &quot;&amp;[.H161]&amp;&quot;_&quot;&amp;[.J161]&amp;&quot; () { printf '&quot;&amp;[.I161]&amp;&quot;,&quot;&amp;[.F161]&amp;&quot;=%s' $1; } ### &quot;&amp;[.G161]&amp;&quot; (&quot;&amp;[.D161]&amp;&quot;)&quot;" office:value-type="string" office:string-value="function EXPOSURE_RADIATION_ROENTGEN () { printf 'expo_rad,roent=%s' $1; } ### Radiation Exposure (Roentgen)" calcext:value-type="string">
            <text:p>function EXPOSURE_RADIATION_ROENTGEN () { printf 'expo_rad,roent=%s' $1; } ### Radiation Exposure (Roentgen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Coulomb/Kilogram</text:p>
          </table:table-cell>
          <table:table-cell office:value-type="string" calcext:value-type="string">
            <text:p>COULOMB_PER_KG</text:p>
          </table:table-cell>
          <table:table-cell office:value-type="string" calcext:value-type="string">
            <text:p>ckg</text:p>
          </table:table-cell>
          <table:table-cell table:formula="of:=IF([.A162]&lt;&gt;&quot;&quot;;[.A162];[.G161])" office:value-type="string" office:string-value="Radiation Exposure" calcext:value-type="string">
            <text:p>Radiation Exposure</text:p>
          </table:table-cell>
          <table:table-cell table:formula="of:=IF([.B162]&lt;&gt;&quot;&quot;;[.B162];[.H161])" office:value-type="string" office:string-value="EXPOSURE_RADIATION" calcext:value-type="string">
            <text:p>EXPOSURE_RADIATION</text:p>
          </table:table-cell>
          <table:table-cell table:formula="of:=IF([.C162]&lt;&gt;&quot;&quot;;[.C162];[.I161])" office:value-type="string" office:string-value="expo_rad" calcext:value-type="string">
            <text:p>expo_rad</text:p>
          </table:table-cell>
          <table:table-cell table:formula="of:=[.E162]" office:value-type="string" office:string-value="COULOMB_PER_KG" calcext:value-type="string">
            <text:p>COULOMB_PER_KG</text:p>
          </table:table-cell>
          <table:table-cell table:formula="of:=&quot;function &quot;&amp;[.H162]&amp;&quot;_&quot;&amp;[.J162]&amp;&quot; () { printf '&quot;&amp;[.I162]&amp;&quot;,&quot;&amp;[.F162]&amp;&quot;=%s' $1; } ### &quot;&amp;[.G162]&amp;&quot; (&quot;&amp;[.D162]&amp;&quot;)&quot;" office:value-type="string" office:string-value="function EXPOSURE_RADIATION_COULOMB_PER_KG () { printf 'expo_rad,ckg=%s' $1; } ### Radiation Exposure (Coulomb/Kilogram)" calcext:value-type="string">
            <text:p>function EXPOSURE_RADIATION_COULOMB_PER_KG () { printf 'expo_rad,ckg=%s' $1; } ### Radiation Exposure (Coulomb/Kilogram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 Level</text:p>
          </table:table-cell>
          <table:table-cell office:value-type="string" calcext:value-type="string">
            <text:p>RAIN_LEVEL</text:p>
          </table:table-cell>
          <table:table-cell office:value-type="string" calcext:value-type="string">
            <text:p>rain_level</text:p>
          </table:table-cell>
          <table:table-cell office:value-type="string" calcext:value-type="string">
            <text:p>Centimeter</text:p>
          </table:table-cell>
          <table:table-cell office:value-type="string" calcext:value-type="string">
            <text:p>CENTIMETER</text:p>
          </table:table-cell>
          <table:table-cell office:value-type="string" calcext:value-type="string">
            <text:p>cm</text:p>
          </table:table-cell>
          <table:table-cell table:formula="of:=IF([.A163]&lt;&gt;&quot;&quot;;[.A163];[.G162])" office:value-type="string" office:string-value="Rain Level" calcext:value-type="string">
            <text:p>Rain Level</text:p>
          </table:table-cell>
          <table:table-cell table:formula="of:=IF([.B163]&lt;&gt;&quot;&quot;;[.B163];[.H162])" office:value-type="string" office:string-value="RAIN_LEVEL" calcext:value-type="string">
            <text:p>RAIN_LEVEL</text:p>
          </table:table-cell>
          <table:table-cell table:formula="of:=IF([.C163]&lt;&gt;&quot;&quot;;[.C163];[.I162])" office:value-type="string" office:string-value="rain_level" calcext:value-type="string">
            <text:p>rain_level</text:p>
          </table:table-cell>
          <table:table-cell table:formula="of:=[.E163]" office:value-type="string" office:string-value="CENTIMETER" calcext:value-type="string">
            <text:p>CENTIMETER</text:p>
          </table:table-cell>
          <table:table-cell table:formula="of:=&quot;function &quot;&amp;[.H163]&amp;&quot;_&quot;&amp;[.J163]&amp;&quot; () { printf '&quot;&amp;[.I163]&amp;&quot;,&quot;&amp;[.F163]&amp;&quot;=%s' $1; } ### &quot;&amp;[.G163]&amp;&quot; (&quot;&amp;[.D163]&amp;&quot;)&quot;" office:value-type="string" office:string-value="function RAIN_LEVEL_CENTIMETER () { printf 'rain_level,cm=%s' $1; } ### Rain Level (Centimeter)" calcext:value-type="string">
            <text:p>function RAIN_LEVEL_CENTIMETER () { printf 'rain_level,cm=%s' $1; } ### Rain Level (Centimeter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Millimeter</text:p>
          </table:table-cell>
          <table:table-cell office:value-type="string" calcext:value-type="string">
            <text:p>MILLIMETER</text:p>
          </table:table-cell>
          <table:table-cell office:value-type="string" calcext:value-type="string">
            <text:p>mm</text:p>
          </table:table-cell>
          <table:table-cell table:formula="of:=IF([.A164]&lt;&gt;&quot;&quot;;[.A164];[.G163])" office:value-type="string" office:string-value="Rain Level" calcext:value-type="string">
            <text:p>Rain Level</text:p>
          </table:table-cell>
          <table:table-cell table:formula="of:=IF([.B164]&lt;&gt;&quot;&quot;;[.B164];[.H163])" office:value-type="string" office:string-value="RAIN_LEVEL" calcext:value-type="string">
            <text:p>RAIN_LEVEL</text:p>
          </table:table-cell>
          <table:table-cell table:formula="of:=IF([.C164]&lt;&gt;&quot;&quot;;[.C164];[.I163])" office:value-type="string" office:string-value="rain_level" calcext:value-type="string">
            <text:p>rain_level</text:p>
          </table:table-cell>
          <table:table-cell table:formula="of:=[.E164]" office:value-type="string" office:string-value="MILLIMETER" calcext:value-type="string">
            <text:p>MILLIMETER</text:p>
          </table:table-cell>
          <table:table-cell table:formula="of:=&quot;function &quot;&amp;[.H164]&amp;&quot;_&quot;&amp;[.J164]&amp;&quot; () { printf '&quot;&amp;[.I164]&amp;&quot;,&quot;&amp;[.F164]&amp;&quot;=%s' $1; } ### &quot;&amp;[.G164]&amp;&quot; (&quot;&amp;[.D164]&amp;&quot;)&quot;" office:value-type="string" office:string-value="function RAIN_LEVEL_MILLIMETER () { printf 'rain_level,mm=%s' $1; } ### Rain Level (Millimeter)" calcext:value-type="string">
            <text:p>function RAIN_LEVEL_MILLIMETER () { printf 'rain_level,mm=%s' $1; } ### Rain Level (Milli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lative Humidity</text:p>
          </table:table-cell>
          <table:table-cell office:value-type="string" calcext:value-type="string">
            <text:p>RELATIVE_HUMIDITY</text:p>
          </table:table-cell>
          <table:table-cell office:value-type="string" calcext:value-type="string">
            <text:p>rel_hum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65]&lt;&gt;&quot;&quot;;[.A165];[.G164])" office:value-type="string" office:string-value="Relative Humidity" calcext:value-type="string">
            <text:p>Relative Humidity</text:p>
          </table:table-cell>
          <table:table-cell table:formula="of:=IF([.B165]&lt;&gt;&quot;&quot;;[.B165];[.H164])" office:value-type="string" office:string-value="RELATIVE_HUMIDITY" calcext:value-type="string">
            <text:p>RELATIVE_HUMIDITY</text:p>
          </table:table-cell>
          <table:table-cell table:formula="of:=IF([.C165]&lt;&gt;&quot;&quot;;[.C165];[.I164])" office:value-type="string" office:string-value="rel_hum" calcext:value-type="string">
            <text:p>rel_hum</text:p>
          </table:table-cell>
          <table:table-cell table:formula="of:=[.E165]" office:value-type="string" office:string-value="PERCENT" calcext:value-type="string">
            <text:p>PERCENT</text:p>
          </table:table-cell>
          <table:table-cell table:formula="of:=&quot;function &quot;&amp;[.H165]&amp;&quot;_&quot;&amp;[.J165]&amp;&quot; () { printf '&quot;&amp;[.I165]&amp;&quot;,&quot;&amp;[.F165]&amp;&quot;=%s' $1; } ### &quot;&amp;[.G165]&amp;&quot; (&quot;&amp;[.D165]&amp;&quot;)&quot;" office:value-type="string" office:string-value="function RELATIVE_HUMIDITY_PERCENT () { printf 'rel_hum,p=%s' $1; } ### Relative Humidity (% (0 to 100))" calcext:value-type="string">
            <text:p>function RELATIVE_HUMIDITY_PERCENT () { printf 'rel_hum,p=%s' $1; } ### Relative Humidity (% (0 to 100)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Ratio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</text:p>
          </table:table-cell>
          <table:table-cell table:formula="of:=IF([.A166]&lt;&gt;&quot;&quot;;[.A166];[.G165])" office:value-type="string" office:string-value="Relative Humidity" calcext:value-type="string">
            <text:p>Relative Humidity</text:p>
          </table:table-cell>
          <table:table-cell table:formula="of:=IF([.B166]&lt;&gt;&quot;&quot;;[.B166];[.H165])" office:value-type="string" office:string-value="RELATIVE_HUMIDITY" calcext:value-type="string">
            <text:p>RELATIVE_HUMIDITY</text:p>
          </table:table-cell>
          <table:table-cell table:formula="of:=IF([.C166]&lt;&gt;&quot;&quot;;[.C166];[.I165])" office:value-type="string" office:string-value="rel_hum" calcext:value-type="string">
            <text:p>rel_hum</text:p>
          </table:table-cell>
          <table:table-cell table:formula="of:=[.E166]" office:value-type="string" office:string-value="RATIO" calcext:value-type="string">
            <text:p>RATIO</text:p>
          </table:table-cell>
          <table:table-cell table:formula="of:=&quot;function &quot;&amp;[.H166]&amp;&quot;_&quot;&amp;[.J166]&amp;&quot; () { printf '&quot;&amp;[.I166]&amp;&quot;,&quot;&amp;[.F166]&amp;&quot;=%s' $1; } ### &quot;&amp;[.G166]&amp;&quot; (&quot;&amp;[.D166]&amp;&quot;)&quot;" office:value-type="string" office:string-value="function RELATIVE_HUMIDITY_RATIO () { printf 'rel_hum,r=%s' $1; } ### Relative Humidity (Ratio)" calcext:value-type="string">
            <text:p>function RELATIVE_HUMIDITY_RATIO () { printf 'rel_hum,r=%s' $1; } ### Relative Humidity (Rati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  <table:table-cell table:formula="of:=IF([.A167]&lt;&gt;&quot;&quot;;[.A167];[.G166])" office:value-type="string" office:string-value="Resistance" calcext:value-type="string">
            <text:p>Resistance</text:p>
          </table:table-cell>
          <table:table-cell table:formula="of:=IF([.B167]&lt;&gt;&quot;&quot;;[.B167];[.H166])" office:value-type="string" office:string-value="RESISTANCE" calcext:value-type="string">
            <text:p>RESISTANCE</text:p>
          </table:table-cell>
          <table:table-cell table:formula="of:=IF([.C167]&lt;&gt;&quot;&quot;;[.C167];[.I166])" office:value-type="string" office:string-value="res" calcext:value-type="string">
            <text:p>res</text:p>
          </table:table-cell>
          <table:table-cell table:formula="of:=[.E167]" office:value-type="string" office:string-value="OHM" calcext:value-type="string">
            <text:p>OHM</text:p>
          </table:table-cell>
          <table:table-cell table:formula="of:=&quot;function &quot;&amp;[.H167]&amp;&quot;_&quot;&amp;[.J167]&amp;&quot; () { printf '&quot;&amp;[.I167]&amp;&quot;,&quot;&amp;[.F167]&amp;&quot;=%s' $1; } ### &quot;&amp;[.G167]&amp;&quot; (&quot;&amp;[.D167]&amp;&quot;)&quot;" office:value-type="string" office:string-value="function RESISTANCE_OHM () { printf 'res,ohm=%s' $1; } ### Resistance (Ohm)" calcext:value-type="string">
            <text:p>function RESISTANCE_OHM () { printf 'res,ohm=%s' $1; } ### Resistance (Ohm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evolutions per minute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rpm</text:p>
          </table:table-cell>
          <table:table-cell table:formula="of:=IF([.A168]&lt;&gt;&quot;&quot;;[.A168];[.G167])" office:value-type="string" office:string-value="Rotation" calcext:value-type="string">
            <text:p>Rotation</text:p>
          </table:table-cell>
          <table:table-cell table:formula="of:=IF([.B168]&lt;&gt;&quot;&quot;;[.B168];[.H167])" office:value-type="string" office:string-value="ROTATION" calcext:value-type="string">
            <text:p>ROTATION</text:p>
          </table:table-cell>
          <table:table-cell table:formula="of:=IF([.C168]&lt;&gt;&quot;&quot;;[.C168];[.I167])" office:value-type="string" office:string-value="rot" calcext:value-type="string">
            <text:p>rot</text:p>
          </table:table-cell>
          <table:table-cell table:formula="of:=[.E168]" office:value-type="string" office:string-value="RPM" calcext:value-type="string">
            <text:p>RPM</text:p>
          </table:table-cell>
          <table:table-cell table:formula="of:=&quot;function &quot;&amp;[.H168]&amp;&quot;_&quot;&amp;[.J168]&amp;&quot; () { printf '&quot;&amp;[.I168]&amp;&quot;,&quot;&amp;[.F168]&amp;&quot;=%s' $1; } ### &quot;&amp;[.G168]&amp;&quot; (&quot;&amp;[.D168]&amp;&quot;)&quot;" office:value-type="string" office:string-value="function ROTATION_RPM () { printf 'rot,rpm=%s' $1; } ### Rotation (Revolutions per minute)" calcext:value-type="string">
            <text:p>function ROTATION_RPM () { printf 'rot,rpm=%s' $1; } ### Rotation (Revolutions per minute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Revolutions per second</text:p>
          </table:table-cell>
          <table:table-cell office:value-type="string" calcext:value-type="string">
            <text:p>RPMS</text:p>
          </table:table-cell>
          <table:table-cell office:value-type="string" calcext:value-type="string">
            <text:p>rpms</text:p>
          </table:table-cell>
          <table:table-cell table:formula="of:=IF([.A169]&lt;&gt;&quot;&quot;;[.A169];[.G168])" office:value-type="string" office:string-value="Rotation" calcext:value-type="string">
            <text:p>Rotation</text:p>
          </table:table-cell>
          <table:table-cell table:formula="of:=IF([.B169]&lt;&gt;&quot;&quot;;[.B169];[.H168])" office:value-type="string" office:string-value="ROTATION" calcext:value-type="string">
            <text:p>ROTATION</text:p>
          </table:table-cell>
          <table:table-cell table:formula="of:=IF([.C169]&lt;&gt;&quot;&quot;;[.C169];[.I168])" office:value-type="string" office:string-value="rot" calcext:value-type="string">
            <text:p>rot</text:p>
          </table:table-cell>
          <table:table-cell table:formula="of:=[.E169]" office:value-type="string" office:string-value="RPMS" calcext:value-type="string">
            <text:p>RPMS</text:p>
          </table:table-cell>
          <table:table-cell table:formula="of:=&quot;function &quot;&amp;[.H169]&amp;&quot;_&quot;&amp;[.J169]&amp;&quot; () { printf '&quot;&amp;[.I169]&amp;&quot;,&quot;&amp;[.F169]&amp;&quot;=%s' $1; } ### &quot;&amp;[.G169]&amp;&quot; (&quot;&amp;[.D169]&amp;&quot;)&quot;" office:value-type="string" office:string-value="function ROTATION_RPMS () { printf 'rot,rpms=%s' $1; } ### Rotation (Revolutions per second)" calcext:value-type="string">
            <text:p>function ROTATION_RPMS () { printf 'rot,rpms=%s' $1; } ### Rotation (Revolutions per second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Radians per second</text:p>
          </table:table-cell>
          <table:table-cell office:value-type="string" calcext:value-type="string">
            <text:p>rad/s</text:p>
          </table:table-cell>
          <table:table-cell office:value-type="string" calcext:value-type="string">
            <text:p>radianps</text:p>
          </table:table-cell>
          <table:table-cell table:formula="of:=IF([.A170]&lt;&gt;&quot;&quot;;[.A170];[.G169])" office:value-type="string" office:string-value="Rotation" calcext:value-type="string">
            <text:p>Rotation</text:p>
          </table:table-cell>
          <table:table-cell table:formula="of:=IF([.B170]&lt;&gt;&quot;&quot;;[.B170];[.H169])" office:value-type="string" office:string-value="ROTATION" calcext:value-type="string">
            <text:p>ROTATION</text:p>
          </table:table-cell>
          <table:table-cell table:formula="of:=IF([.C170]&lt;&gt;&quot;&quot;;[.C170];[.I169])" office:value-type="string" office:string-value="rot" calcext:value-type="string">
            <text:p>rot</text:p>
          </table:table-cell>
          <table:table-cell table:formula="of:=[.E170]" office:value-type="string" office:string-value="rad/s" calcext:value-type="string">
            <text:p>rad/s</text:p>
          </table:table-cell>
          <table:table-cell table:formula="of:=&quot;function &quot;&amp;[.H170]&amp;&quot;_&quot;&amp;[.J170]&amp;&quot; () { printf '&quot;&amp;[.I170]&amp;&quot;,&quot;&amp;[.F170]&amp;&quot;=%s' $1; } ### &quot;&amp;[.G170]&amp;&quot; (&quot;&amp;[.D170]&amp;&quot;)&quot;" office:value-type="string" office:string-value="function ROTATION_rad/s () { printf 'rot,radianps=%s' $1; } ### Rotation (Radians per second)" calcext:value-type="string">
            <text:p>function ROTATION_rad/s () { printf 'rot,radianps=%s' $1; } ### Rotation (Radians per secon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tation Vector.scalar</text:p>
          </table:table-cell>
          <table:table-cell office:value-type="string" calcext:value-type="string">
            <text:p>ROTATION_SCALAR</text:p>
          </table:table-cell>
          <table:table-cell office:value-type="string" calcext:value-type="string">
            <text:p>rot_scal</text:p>
          </table:table-cell>
          <table:table-cell office:value-type="string" calcext:value-type="string">
            <text:p>Cos(0/2)</text:p>
          </table:table-cell>
          <table:table-cell office:value-type="string" calcext:value-type="string">
            <text:p>ROT_SCAL</text:p>
          </table:table-cell>
          <table:table-cell office:value-type="string" calcext:value-type="string">
            <text:p>null</text:p>
          </table:table-cell>
          <table:table-cell table:formula="of:=IF([.A171]&lt;&gt;&quot;&quot;;[.A171];[.G170])" office:value-type="string" office:string-value="Rotation Vector.scalar" calcext:value-type="string">
            <text:p>Rotation Vector.scalar</text:p>
          </table:table-cell>
          <table:table-cell table:formula="of:=IF([.B171]&lt;&gt;&quot;&quot;;[.B171];[.H170])" office:value-type="string" office:string-value="ROTATION_SCALAR" calcext:value-type="string">
            <text:p>ROTATION_SCALAR</text:p>
          </table:table-cell>
          <table:table-cell table:formula="of:=IF([.C171]&lt;&gt;&quot;&quot;;[.C171];[.I170])" office:value-type="string" office:string-value="rot_scal" calcext:value-type="string">
            <text:p>rot_scal</text:p>
          </table:table-cell>
          <table:table-cell table:formula="of:=[.E171]" office:value-type="string" office:string-value="ROT_SCAL" calcext:value-type="string">
            <text:p>ROT_SCAL</text:p>
          </table:table-cell>
          <table:table-cell table:formula="of:=&quot;function &quot;&amp;[.H171]&amp;&quot;_&quot;&amp;[.J171]&amp;&quot; () { printf '&quot;&amp;[.I171]&amp;&quot;,&quot;&amp;[.F171]&amp;&quot;=%s' $1; } ### &quot;&amp;[.G171]&amp;&quot; (&quot;&amp;[.D171]&amp;&quot;)&quot;" office:value-type="string" office:string-value="function ROTATION_SCALAR_ROT_SCAL () { printf 'rot_scal,null=%s' $1; } ### Rotation Vector.scalar (Cos(0/2))" calcext:value-type="string">
            <text:p>function ROTATION_SCALAR_ROT_SCAL () { printf 'rot_scal,null=%s' $1; } ### Rotation Vector.scalar (Cos(0/2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tation Vector.x axis</text:p>
          </table:table-cell>
          <table:table-cell office:value-type="string" calcext:value-type="string">
            <text:p>ROTATION_X</text:p>
          </table:table-cell>
          <table:table-cell office:value-type="string" calcext:value-type="string">
            <text:p>rot_x</text:p>
          </table:table-cell>
          <table:table-cell office:value-type="string" calcext:value-type="string">
            <text:p>X sin (0/2)</text:p>
          </table:table-cell>
          <table:table-cell office:value-type="string" calcext:value-type="string">
            <text:p>ROT_X</text:p>
          </table:table-cell>
          <table:table-cell office:value-type="string" calcext:value-type="string">
            <text:p>null</text:p>
          </table:table-cell>
          <table:table-cell table:formula="of:=IF([.A172]&lt;&gt;&quot;&quot;;[.A172];[.G171])" office:value-type="string" office:string-value="Rotation Vector.x axis" calcext:value-type="string">
            <text:p>Rotation Vector.x axis</text:p>
          </table:table-cell>
          <table:table-cell table:formula="of:=IF([.B172]&lt;&gt;&quot;&quot;;[.B172];[.H171])" office:value-type="string" office:string-value="ROTATION_X" calcext:value-type="string">
            <text:p>ROTATION_X</text:p>
          </table:table-cell>
          <table:table-cell table:formula="of:=IF([.C172]&lt;&gt;&quot;&quot;;[.C172];[.I171])" office:value-type="string" office:string-value="rot_x" calcext:value-type="string">
            <text:p>rot_x</text:p>
          </table:table-cell>
          <table:table-cell table:formula="of:=[.E172]" office:value-type="string" office:string-value="ROT_X" calcext:value-type="string">
            <text:p>ROT_X</text:p>
          </table:table-cell>
          <table:table-cell table:formula="of:=&quot;function &quot;&amp;[.H172]&amp;&quot;_&quot;&amp;[.J172]&amp;&quot; () { printf '&quot;&amp;[.I172]&amp;&quot;,&quot;&amp;[.F172]&amp;&quot;=%s' $1; } ### &quot;&amp;[.G172]&amp;&quot; (&quot;&amp;[.D172]&amp;&quot;)&quot;" office:value-type="string" office:string-value="function ROTATION_X_ROT_X () { printf 'rot_x,null=%s' $1; } ### Rotation Vector.x axis (X sin (0/2))" calcext:value-type="string">
            <text:p>function ROTATION_X_ROT_X () { printf 'rot_x,null=%s' $1; } ### Rotation Vector.x axis (X sin (0/2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tation Vector.y axis</text:p>
          </table:table-cell>
          <table:table-cell office:value-type="string" calcext:value-type="string">
            <text:p>ROTATION_Y</text:p>
          </table:table-cell>
          <table:table-cell office:value-type="string" calcext:value-type="string">
            <text:p>rot_y</text:p>
          </table:table-cell>
          <table:table-cell office:value-type="string" calcext:value-type="string">
            <text:p>Y sin (0/2)</text:p>
          </table:table-cell>
          <table:table-cell office:value-type="string" calcext:value-type="string">
            <text:p>ROT_Y</text:p>
          </table:table-cell>
          <table:table-cell office:value-type="string" calcext:value-type="string">
            <text:p>null</text:p>
          </table:table-cell>
          <table:table-cell table:formula="of:=IF([.A173]&lt;&gt;&quot;&quot;;[.A173];[.G172])" office:value-type="string" office:string-value="Rotation Vector.y axis" calcext:value-type="string">
            <text:p>Rotation Vector.y axis</text:p>
          </table:table-cell>
          <table:table-cell table:formula="of:=IF([.B173]&lt;&gt;&quot;&quot;;[.B173];[.H172])" office:value-type="string" office:string-value="ROTATION_Y" calcext:value-type="string">
            <text:p>ROTATION_Y</text:p>
          </table:table-cell>
          <table:table-cell table:formula="of:=IF([.C173]&lt;&gt;&quot;&quot;;[.C173];[.I172])" office:value-type="string" office:string-value="rot_y" calcext:value-type="string">
            <text:p>rot_y</text:p>
          </table:table-cell>
          <table:table-cell table:formula="of:=[.E173]" office:value-type="string" office:string-value="ROT_Y" calcext:value-type="string">
            <text:p>ROT_Y</text:p>
          </table:table-cell>
          <table:table-cell table:formula="of:=&quot;function &quot;&amp;[.H173]&amp;&quot;_&quot;&amp;[.J173]&amp;&quot; () { printf '&quot;&amp;[.I173]&amp;&quot;,&quot;&amp;[.F173]&amp;&quot;=%s' $1; } ### &quot;&amp;[.G173]&amp;&quot; (&quot;&amp;[.D173]&amp;&quot;)&quot;" office:value-type="string" office:string-value="function ROTATION_Y_ROT_Y () { printf 'rot_y,null=%s' $1; } ### Rotation Vector.y axis (Y sin (0/2))" calcext:value-type="string">
            <text:p>function ROTATION_Y_ROT_Y () { printf 'rot_y,null=%s' $1; } ### Rotation Vector.y axis (Y sin (0/2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tation Vector.z axis</text:p>
          </table:table-cell>
          <table:table-cell office:value-type="string" calcext:value-type="string">
            <text:p>ROTATION_Z</text:p>
          </table:table-cell>
          <table:table-cell office:value-type="string" calcext:value-type="string">
            <text:p>rot_z</text:p>
          </table:table-cell>
          <table:table-cell office:value-type="string" calcext:value-type="string">
            <text:p>Z sin (0/2)</text:p>
          </table:table-cell>
          <table:table-cell office:value-type="string" calcext:value-type="string">
            <text:p>ROT_Z</text:p>
          </table:table-cell>
          <table:table-cell office:value-type="string" calcext:value-type="string">
            <text:p>null</text:p>
          </table:table-cell>
          <table:table-cell table:formula="of:=IF([.A174]&lt;&gt;&quot;&quot;;[.A174];[.G173])" office:value-type="string" office:string-value="Rotation Vector.z axis" calcext:value-type="string">
            <text:p>Rotation Vector.z axis</text:p>
          </table:table-cell>
          <table:table-cell table:formula="of:=IF([.B174]&lt;&gt;&quot;&quot;;[.B174];[.H173])" office:value-type="string" office:string-value="ROTATION_Z" calcext:value-type="string">
            <text:p>ROTATION_Z</text:p>
          </table:table-cell>
          <table:table-cell table:formula="of:=IF([.C174]&lt;&gt;&quot;&quot;;[.C174];[.I173])" office:value-type="string" office:string-value="rot_z" calcext:value-type="string">
            <text:p>rot_z</text:p>
          </table:table-cell>
          <table:table-cell table:formula="of:=[.E174]" office:value-type="string" office:string-value="ROT_Z" calcext:value-type="string">
            <text:p>ROT_Z</text:p>
          </table:table-cell>
          <table:table-cell table:formula="of:=&quot;function &quot;&amp;[.H174]&amp;&quot;_&quot;&amp;[.J174]&amp;&quot; () { printf '&quot;&amp;[.I174]&amp;&quot;,&quot;&amp;[.F174]&amp;&quot;=%s' $1; } ### &quot;&amp;[.G174]&amp;&quot; (&quot;&amp;[.D174]&amp;&quot;)&quot;" office:value-type="string" office:string-value="function ROTATION_Z_ROT_Z () { printf 'rot_z,null=%s' $1; } ### Rotation Vector.z axis (Z sin (0/2))" calcext:value-type="string">
            <text:p>function ROTATION_Z_ROT_Z () { printf 'rot_z,null=%s' $1; } ### Rotation Vector.z axis (Z sin (0/2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ismometer</text:p>
          </table:table-cell>
          <table:table-cell office:value-type="string" calcext:value-type="string">
            <text:p>SEISMOMETER</text:p>
          </table:table-cell>
          <table:table-cell office:value-type="string" calcext:value-type="string">
            <text:p>seis</text:p>
          </table:table-cell>
          <table:table-cell office:value-type="string" calcext:value-type="string">
            <text:p>Microns (micrometers) /second,</text:p>
          </table:table-cell>
          <table:table-cell office:value-type="string" calcext:value-type="string">
            <text:p>MICROS_PER_SEC</text:p>
          </table:table-cell>
          <table:table-cell office:value-type="string" calcext:value-type="string">
            <text:p>micps</text:p>
          </table:table-cell>
          <table:table-cell table:formula="of:=IF([.A175]&lt;&gt;&quot;&quot;;[.A175];[.G174])" office:value-type="string" office:string-value="Seismometer" calcext:value-type="string">
            <text:p>Seismometer</text:p>
          </table:table-cell>
          <table:table-cell table:formula="of:=IF([.B175]&lt;&gt;&quot;&quot;;[.B175];[.H174])" office:value-type="string" office:string-value="SEISMOMETER" calcext:value-type="string">
            <text:p>SEISMOMETER</text:p>
          </table:table-cell>
          <table:table-cell table:formula="of:=IF([.C175]&lt;&gt;&quot;&quot;;[.C175];[.I174])" office:value-type="string" office:string-value="seis" calcext:value-type="string">
            <text:p>seis</text:p>
          </table:table-cell>
          <table:table-cell table:formula="of:=[.E175]" office:value-type="string" office:string-value="MICROS_PER_SEC" calcext:value-type="string">
            <text:p>MICROS_PER_SEC</text:p>
          </table:table-cell>
          <table:table-cell table:formula="of:=&quot;function &quot;&amp;[.H175]&amp;&quot;_&quot;&amp;[.J175]&amp;&quot; () { printf '&quot;&amp;[.I175]&amp;&quot;,&quot;&amp;[.F175]&amp;&quot;=%s' $1; } ### &quot;&amp;[.G175]&amp;&quot; (&quot;&amp;[.D175]&amp;&quot;)&quot;" office:value-type="string" office:string-value="function SEISMOMETER_MICROS_PER_SEC () { printf 'seis,micps=%s' $1; } ### Seismometer (Microns (micrometers) /second,)" calcext:value-type="string">
            <text:p>function SEISMOMETER_MICROS_PER_SEC () { printf 'seis,micps=%s' $1; } ### Seismometer (Microns (micrometers) /second,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Volt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</text:p>
          </table:table-cell>
          <table:table-cell table:formula="of:=IF([.A176]&lt;&gt;&quot;&quot;;[.A176];[.G175])" office:value-type="string" office:string-value="Seismometer" calcext:value-type="string">
            <text:p>Seismometer</text:p>
          </table:table-cell>
          <table:table-cell table:formula="of:=IF([.B176]&lt;&gt;&quot;&quot;;[.B176];[.H175])" office:value-type="string" office:string-value="SEISMOMETER" calcext:value-type="string">
            <text:p>SEISMOMETER</text:p>
          </table:table-cell>
          <table:table-cell table:formula="of:=IF([.C176]&lt;&gt;&quot;&quot;;[.C176];[.I175])" office:value-type="string" office:string-value="seis" calcext:value-type="string">
            <text:p>seis</text:p>
          </table:table-cell>
          <table:table-cell table:formula="of:=[.E176]" office:value-type="string" office:string-value="VOLTS" calcext:value-type="string">
            <text:p>VOLTS</text:p>
          </table:table-cell>
          <table:table-cell table:formula="of:=&quot;function &quot;&amp;[.H176]&amp;&quot;_&quot;&amp;[.J176]&amp;&quot; () { printf '&quot;&amp;[.I176]&amp;&quot;,&quot;&amp;[.F176]&amp;&quot;=%s' $1; } ### &quot;&amp;[.G176]&amp;&quot; (&quot;&amp;[.D176]&amp;&quot;)&quot;" office:value-type="string" office:string-value="function SEISMOMETER_VOLTS () { printf 'seis,v=%s' $1; } ### Seismometer (Volts)" calcext:value-type="string">
            <text:p>function SEISMOMETER_VOLTS () { printf 'seis,v=%s' $1; } ### Seismometer (Volts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Spectral Amplitude</text:p>
          </table:table-cell>
          <table:table-cell office:value-type="string" calcext:value-type="string">
            <text:p>cm_per_hertz</text:p>
          </table:table-cell>
          <table:table-cell office:value-type="string" calcext:value-type="string">
            <text:p>cmhz</text:p>
          </table:table-cell>
          <table:table-cell table:formula="of:=IF([.A177]&lt;&gt;&quot;&quot;;[.A177];[.G176])" office:value-type="string" office:string-value="Seismometer" calcext:value-type="string">
            <text:p>Seismometer</text:p>
          </table:table-cell>
          <table:table-cell table:formula="of:=IF([.B177]&lt;&gt;&quot;&quot;;[.B177];[.H176])" office:value-type="string" office:string-value="SEISMOMETER" calcext:value-type="string">
            <text:p>SEISMOMETER</text:p>
          </table:table-cell>
          <table:table-cell table:formula="of:=IF([.C177]&lt;&gt;&quot;&quot;;[.C177];[.I176])" office:value-type="string" office:string-value="seis" calcext:value-type="string">
            <text:p>seis</text:p>
          </table:table-cell>
          <table:table-cell table:formula="of:=[.E177]" office:value-type="string" office:string-value="cm_per_hertz" calcext:value-type="string">
            <text:p>cm_per_hertz</text:p>
          </table:table-cell>
          <table:table-cell table:formula="of:=&quot;function &quot;&amp;[.H177]&amp;&quot;_&quot;&amp;[.J177]&amp;&quot; () { printf '&quot;&amp;[.I177]&amp;&quot;,&quot;&amp;[.F177]&amp;&quot;=%s' $1; } ### &quot;&amp;[.G177]&amp;&quot; (&quot;&amp;[.D177]&amp;&quot;)&quot;" office:value-type="string" office:string-value="function SEISMOMETER_cm_per_hertz () { printf 'seis,cmhz=%s' $1; } ### Seismometer (Spectral Amplitude)" calcext:value-type="string">
            <text:p>function SEISMOMETER_cm_per_hertz () { printf 'seis,cmhz=%s' $1; } ### Seismometer (Spectral Ampl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 Noise Ratio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Decibels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b</text:p>
          </table:table-cell>
          <table:table-cell table:formula="of:=IF([.A178]&lt;&gt;&quot;&quot;;[.A178];[.G177])" office:value-type="string" office:string-value="Signal Noise Ratio" calcext:value-type="string">
            <text:p>Signal Noise Ratio</text:p>
          </table:table-cell>
          <table:table-cell table:formula="of:=IF([.B178]&lt;&gt;&quot;&quot;;[.B178];[.H177])" office:value-type="string" office:string-value="SNR" calcext:value-type="string">
            <text:p>SNR</text:p>
          </table:table-cell>
          <table:table-cell table:formula="of:=IF([.C178]&lt;&gt;&quot;&quot;;[.C178];[.I177])" office:value-type="string" office:string-value="snr" calcext:value-type="string">
            <text:p>snr</text:p>
          </table:table-cell>
          <table:table-cell table:formula="of:=[.E178]" office:value-type="string" office:string-value="DB" calcext:value-type="string">
            <text:p>DB</text:p>
          </table:table-cell>
          <table:table-cell table:formula="of:=&quot;function &quot;&amp;[.H178]&amp;&quot;_&quot;&amp;[.J178]&amp;&quot; () { printf '&quot;&amp;[.I178]&amp;&quot;,&quot;&amp;[.F178]&amp;&quot;=%s' $1; } ### &quot;&amp;[.G178]&amp;&quot; (&quot;&amp;[.D178]&amp;&quot;)&quot;" office:value-type="string" office:string-value="function SNR_DB () { printf 'snr,db=%s' $1; } ### Signal Noise Ratio (Decibels)" calcext:value-type="string">
            <text:p>function SNR_DB () { printf 'snr,db=%s' $1; } ### Signal Noise Ratio (Decibel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 Strength</text:p>
          </table:table-cell>
          <table:table-cell office:value-type="string" calcext:value-type="string">
            <text:p>SIGNAL_STRENGTH</text:p>
          </table:table-cell>
          <table:table-cell office:value-type="string" calcext:value-type="string">
            <text:p>sig_str</text:p>
          </table:table-cell>
          <table:table-cell office:value-type="string" calcext:value-type="string">
            <text:p>Decibels per milliwatt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dbm</text:p>
          </table:table-cell>
          <table:table-cell table:formula="of:=IF([.A179]&lt;&gt;&quot;&quot;;[.A179];[.G178])" office:value-type="string" office:string-value="Signal Strength" calcext:value-type="string">
            <text:p>Signal Strength</text:p>
          </table:table-cell>
          <table:table-cell table:formula="of:=IF([.B179]&lt;&gt;&quot;&quot;;[.B179];[.H178])" office:value-type="string" office:string-value="SIGNAL_STRENGTH" calcext:value-type="string">
            <text:p>SIGNAL_STRENGTH</text:p>
          </table:table-cell>
          <table:table-cell table:formula="of:=IF([.C179]&lt;&gt;&quot;&quot;;[.C179];[.I178])" office:value-type="string" office:string-value="sig_str" calcext:value-type="string">
            <text:p>sig_str</text:p>
          </table:table-cell>
          <table:table-cell table:formula="of:=[.E179]" office:value-type="string" office:string-value="DBM" calcext:value-type="string">
            <text:p>DBM</text:p>
          </table:table-cell>
          <table:table-cell table:formula="of:=&quot;function &quot;&amp;[.H179]&amp;&quot;_&quot;&amp;[.J179]&amp;&quot; () { printf '&quot;&amp;[.I179]&amp;&quot;,&quot;&amp;[.F179]&amp;&quot;=%s' $1; } ### &quot;&amp;[.G179]&amp;&quot; (&quot;&amp;[.D179]&amp;&quot;)&quot;" office:value-type="string" office:string-value="function SIGNAL_STRENGTH_DBM () { printf 'sig_str,dbm=%s' $1; } ### Signal Strength (Decibels per milliwatt)" calcext:value-type="string">
            <text:p>function SIGNAL_STRENGTH_DBM () { printf 'sig_str,dbm=%s' $1; } ### Signal Strength (Decibels per milliwat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oke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80]&lt;&gt;&quot;&quot;;[.A180];[.G179])" office:value-type="string" office:string-value="Smoke" calcext:value-type="string">
            <text:p>Smoke</text:p>
          </table:table-cell>
          <table:table-cell table:formula="of:=IF([.B180]&lt;&gt;&quot;&quot;;[.B180];[.H179])" office:value-type="string" office:string-value="SMOKE" calcext:value-type="string">
            <text:p>SMOKE</text:p>
          </table:table-cell>
          <table:table-cell table:formula="of:=IF([.C180]&lt;&gt;&quot;&quot;;[.C180];[.I179])" office:value-type="string" office:string-value="smoke" calcext:value-type="string">
            <text:p>smoke</text:p>
          </table:table-cell>
          <table:table-cell table:formula="of:=[.E180]" office:value-type="string" office:string-value="PERCENT" calcext:value-type="string">
            <text:p>PERCENT</text:p>
          </table:table-cell>
          <table:table-cell table:formula="of:=&quot;function &quot;&amp;[.H180]&amp;&quot;_&quot;&amp;[.J180]&amp;&quot; () { printf '&quot;&amp;[.I180]&amp;&quot;,&quot;&amp;[.F180]&amp;&quot;=%s' $1; } ### &quot;&amp;[.G180]&amp;&quot; (&quot;&amp;[.D180]&amp;&quot;)&quot;" office:value-type="string" office:string-value="function SMOKE_PERCENT () { printf 'smoke,p=%s' $1; } ### Smoke (% (0 to 100))" calcext:value-type="string">
            <text:p>function SMOKE_PERCENT () { printf 'smoke,p=%s' $1; } ### Smoke (% (0 to 100)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Photodiode</text:p>
          </table:table-cell>
          <table:table-cell office:value-type="string" calcext:value-type="string">
            <text:p>PHOTODIODE</text:p>
          </table:table-cell>
          <table:table-cell office:value-type="string" calcext:value-type="string">
            <text:p>pz</text:p>
          </table:table-cell>
          <table:table-cell table:formula="of:=IF([.A181]&lt;&gt;&quot;&quot;;[.A181];[.G180])" office:value-type="string" office:string-value="Smoke" calcext:value-type="string">
            <text:p>Smoke</text:p>
          </table:table-cell>
          <table:table-cell table:formula="of:=IF([.B181]&lt;&gt;&quot;&quot;;[.B181];[.H180])" office:value-type="string" office:string-value="SMOKE" calcext:value-type="string">
            <text:p>SMOKE</text:p>
          </table:table-cell>
          <table:table-cell table:formula="of:=IF([.C181]&lt;&gt;&quot;&quot;;[.C181];[.I180])" office:value-type="string" office:string-value="smoke" calcext:value-type="string">
            <text:p>smoke</text:p>
          </table:table-cell>
          <table:table-cell table:formula="of:=[.E181]" office:value-type="string" office:string-value="PHOTODIODE" calcext:value-type="string">
            <text:p>PHOTODIODE</text:p>
          </table:table-cell>
          <table:table-cell table:formula="of:=&quot;function &quot;&amp;[.H181]&amp;&quot;_&quot;&amp;[.J181]&amp;&quot; () { printf '&quot;&amp;[.I181]&amp;&quot;,&quot;&amp;[.F181]&amp;&quot;=%s' $1; } ### &quot;&amp;[.G181]&amp;&quot; (&quot;&amp;[.D181]&amp;&quot;)&quot;" office:value-type="string" office:string-value="function SMOKE_PHOTODIODE () { printf 'smoke,pz=%s' $1; } ### Smoke (Photodiode)" calcext:value-type="string">
            <text:p>function SMOKE_PHOTODIODE () { printf 'smoke,pz=%s' $1; } ### Smoke (Photodiode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Kiloelectron Volts</text:p>
          </table:table-cell>
          <table:table-cell office:value-type="string" calcext:value-type="string">
            <text:p>KILOELEC_VOLT</text:p>
          </table:table-cell>
          <table:table-cell office:value-type="string" calcext:value-type="string">
            <text:p>kev</text:p>
          </table:table-cell>
          <table:table-cell table:formula="of:=IF([.A182]&lt;&gt;&quot;&quot;;[.A182];[.G181])" office:value-type="string" office:string-value="Smoke" calcext:value-type="string">
            <text:p>Smoke</text:p>
          </table:table-cell>
          <table:table-cell table:formula="of:=IF([.B182]&lt;&gt;&quot;&quot;;[.B182];[.H181])" office:value-type="string" office:string-value="SMOKE" calcext:value-type="string">
            <text:p>SMOKE</text:p>
          </table:table-cell>
          <table:table-cell table:formula="of:=IF([.C182]&lt;&gt;&quot;&quot;;[.C182];[.I181])" office:value-type="string" office:string-value="smoke" calcext:value-type="string">
            <text:p>smoke</text:p>
          </table:table-cell>
          <table:table-cell table:formula="of:=[.E182]" office:value-type="string" office:string-value="KILOELEC_VOLT" calcext:value-type="string">
            <text:p>KILOELEC_VOLT</text:p>
          </table:table-cell>
          <table:table-cell table:formula="of:=&quot;function &quot;&amp;[.H182]&amp;&quot;_&quot;&amp;[.J182]&amp;&quot; () { printf '&quot;&amp;[.I182]&amp;&quot;,&quot;&amp;[.F182]&amp;&quot;=%s' $1; } ### &quot;&amp;[.G182]&amp;&quot; (&quot;&amp;[.D182]&amp;&quot;)&quot;" office:value-type="string" office:string-value="function SMOKE_KILOELEC_VOLT () { printf 'smoke,kev=%s' $1; } ### Smoke (Kiloelectron Volts)" calcext:value-type="string">
            <text:p>function SMOKE_KILOELEC_VOLT () { printf 'smoke,kev=%s' $1; } ### Smoke (Kiloelectron Volt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il Moisture</text:p>
          </table:table-cell>
          <table:table-cell office:value-type="string" calcext:value-type="string">
            <text:p>SOIL_MOISTURE</text:p>
          </table:table-cell>
          <table:table-cell office:value-type="string" calcext:value-type="string">
            <text:p>soil_moist</text:p>
          </table:table-cell>
          <table:table-cell office:value-type="string" calcext:value-type="string">
            <text:p>% (0 to 100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</text:p>
          </table:table-cell>
          <table:table-cell table:formula="of:=IF([.A183]&lt;&gt;&quot;&quot;;[.A183];[.G182])" office:value-type="string" office:string-value="Soil Moisture" calcext:value-type="string">
            <text:p>Soil Moisture</text:p>
          </table:table-cell>
          <table:table-cell table:formula="of:=IF([.B183]&lt;&gt;&quot;&quot;;[.B183];[.H182])" office:value-type="string" office:string-value="SOIL_MOISTURE" calcext:value-type="string">
            <text:p>SOIL_MOISTURE</text:p>
          </table:table-cell>
          <table:table-cell table:formula="of:=IF([.C183]&lt;&gt;&quot;&quot;;[.C183];[.I182])" office:value-type="string" office:string-value="soil_moist" calcext:value-type="string">
            <text:p>soil_moist</text:p>
          </table:table-cell>
          <table:table-cell table:formula="of:=[.E183]" office:value-type="string" office:string-value="PERCENT" calcext:value-type="string">
            <text:p>PERCENT</text:p>
          </table:table-cell>
          <table:table-cell table:formula="of:=&quot;function &quot;&amp;[.H183]&amp;&quot;_&quot;&amp;[.J183]&amp;&quot; () { printf '&quot;&amp;[.I183]&amp;&quot;,&quot;&amp;[.F183]&amp;&quot;=%s' $1; } ### &quot;&amp;[.G183]&amp;&quot; (&quot;&amp;[.D183]&amp;&quot;)&quot;" office:value-type="string" office:string-value="function SOIL_MOISTURE_PERCENT () { printf 'soil_moist,p=%s' $1; } ### Soil Moisture (% (0 to 100))" calcext:value-type="string">
            <text:p>function SOIL_MOISTURE_PERCENT () { printf 'soil_moist,p=%s' $1; } ### Soil Moisture (% (0 to 100)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il pH</text:p>
          </table:table-cell>
          <table:table-cell office:value-type="string" calcext:value-type="string">
            <text:p>SOIL_PH</text:p>
          </table:table-cell>
          <table:table-cell office:value-type="string" calcext:value-type="string">
            <text:p>soil_p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ull</text:p>
          </table:table-cell>
          <table:table-cell table:formula="of:=IF([.A184]&lt;&gt;&quot;&quot;;[.A184];[.G183])" office:value-type="string" office:string-value="Soil pH" calcext:value-type="string">
            <text:p>Soil pH</text:p>
          </table:table-cell>
          <table:table-cell table:formula="of:=IF([.B184]&lt;&gt;&quot;&quot;;[.B184];[.H183])" office:value-type="string" office:string-value="SOIL_PH" calcext:value-type="string">
            <text:p>SOIL_PH</text:p>
          </table:table-cell>
          <table:table-cell table:formula="of:=IF([.C184]&lt;&gt;&quot;&quot;;[.C184];[.I183])" office:value-type="string" office:string-value="soil_ph" calcext:value-type="string">
            <text:p>soil_ph</text:p>
          </table:table-cell>
          <table:table-cell table:formula="of:=[.E184]" office:value-type="string" office:string-value="ANALOG" calcext:value-type="string">
            <text:p>ANALOG</text:p>
          </table:table-cell>
          <table:table-cell table:formula="of:=&quot;function &quot;&amp;[.H184]&amp;&quot;_&quot;&amp;[.J184]&amp;&quot; () { printf '&quot;&amp;[.I184]&amp;&quot;,&quot;&amp;[.F184]&amp;&quot;=%s' $1; } ### &quot;&amp;[.G184]&amp;&quot; (&quot;&amp;[.D184]&amp;&quot;)&quot;" office:value-type="string" office:string-value="function SOIL_PH_ANALOG () { printf 'soil_ph,null=%s' $1; } ### Soil pH (Analog)" calcext:value-type="string">
            <text:p>function SOIL_PH_ANALOG () { printf 'soil_ph,null=%s' $1; } ### Soil pH (Analog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il Water Tension</text:p>
          </table:table-cell>
          <table:table-cell office:value-type="string" calcext:value-type="string">
            <text:p>SOIL_WATER_TENSION</text:p>
          </table:table-cell>
          <table:table-cell office:value-type="string" calcext:value-type="string">
            <text:p>soil_w_ten</text:p>
          </table:table-cell>
          <table:table-cell office:value-type="string" calcext:value-type="string">
            <text:p>Kilopascal</text:p>
          </table:table-cell>
          <table:table-cell office:value-type="string" calcext:value-type="string">
            <text:p>KILOPASCAL</text:p>
          </table:table-cell>
          <table:table-cell office:value-type="string" calcext:value-type="string">
            <text:p>kpa</text:p>
          </table:table-cell>
          <table:table-cell table:formula="of:=IF([.A185]&lt;&gt;&quot;&quot;;[.A185];[.G184])" office:value-type="string" office:string-value="Soil Water Tension" calcext:value-type="string">
            <text:p>Soil Water Tension</text:p>
          </table:table-cell>
          <table:table-cell table:formula="of:=IF([.B185]&lt;&gt;&quot;&quot;;[.B185];[.H184])" office:value-type="string" office:string-value="SOIL_WATER_TENSION" calcext:value-type="string">
            <text:p>SOIL_WATER_TENSION</text:p>
          </table:table-cell>
          <table:table-cell table:formula="of:=IF([.C185]&lt;&gt;&quot;&quot;;[.C185];[.I184])" office:value-type="string" office:string-value="soil_w_ten" calcext:value-type="string">
            <text:p>soil_w_ten</text:p>
          </table:table-cell>
          <table:table-cell table:formula="of:=[.E185]" office:value-type="string" office:string-value="KILOPASCAL" calcext:value-type="string">
            <text:p>KILOPASCAL</text:p>
          </table:table-cell>
          <table:table-cell table:formula="of:=&quot;function &quot;&amp;[.H185]&amp;&quot;_&quot;&amp;[.J185]&amp;&quot; () { printf '&quot;&amp;[.I185]&amp;&quot;,&quot;&amp;[.F185]&amp;&quot;=%s' $1; } ### &quot;&amp;[.G185]&amp;&quot; (&quot;&amp;[.D185]&amp;&quot;)&quot;" office:value-type="string" office:string-value="function SOIL_WATER_TENSION_KILOPASCAL () { printf 'soil_w_ten,kpa=%s' $1; } ### Soil Water Tension (Kilopascal)" calcext:value-type="string">
            <text:p>function SOIL_WATER_TENSION_KILOPASCAL () { printf 'soil_w_ten,kpa=%s' $1; } ### Soil Water Tension (Kilopascal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Pascal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</text:p>
          </table:table-cell>
          <table:table-cell table:formula="of:=IF([.A186]&lt;&gt;&quot;&quot;;[.A186];[.G185])" office:value-type="string" office:string-value="Soil Water Tension" calcext:value-type="string">
            <text:p>Soil Water Tension</text:p>
          </table:table-cell>
          <table:table-cell table:formula="of:=IF([.B186]&lt;&gt;&quot;&quot;;[.B186];[.H185])" office:value-type="string" office:string-value="SOIL_WATER_TENSION" calcext:value-type="string">
            <text:p>SOIL_WATER_TENSION</text:p>
          </table:table-cell>
          <table:table-cell table:formula="of:=IF([.C186]&lt;&gt;&quot;&quot;;[.C186];[.I185])" office:value-type="string" office:string-value="soil_w_ten" calcext:value-type="string">
            <text:p>soil_w_ten</text:p>
          </table:table-cell>
          <table:table-cell table:formula="of:=[.E186]" office:value-type="string" office:string-value="PASCAL" calcext:value-type="string">
            <text:p>PASCAL</text:p>
          </table:table-cell>
          <table:table-cell table:formula="of:=&quot;function &quot;&amp;[.H186]&amp;&quot;_&quot;&amp;[.J186]&amp;&quot; () { printf '&quot;&amp;[.I186]&amp;&quot;,&quot;&amp;[.F186]&amp;&quot;=%s' $1; } ### &quot;&amp;[.G186]&amp;&quot; (&quot;&amp;[.D186]&amp;&quot;)&quot;" office:value-type="string" office:string-value="function SOIL_WATER_TENSION_PASCAL () { printf 'soil_w_ten,pa=%s' $1; } ### Soil Water Tension (Pascal)" calcext:value-type="string">
            <text:p>function SOIL_WATER_TENSION_PASCAL () { printf 'soil_w_ten,pa=%s' $1; } ### Soil Water Tension (Pasca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lid Volume</text:p>
          </table:table-cell>
          <table:table-cell office:value-type="string" calcext:value-type="string">
            <text:p>SOLID_VOLUME</text:p>
          </table:table-cell>
          <table:table-cell office:value-type="string" calcext:value-type="string">
            <text:p>solid_vol</text:p>
          </table:table-cell>
          <table:table-cell office:value-type="string" calcext:value-type="string">
            <text:p>Cubic meter</text:p>
          </table:table-cell>
          <table:table-cell office:value-type="string" calcext:value-type="string">
            <text:p>CUBIC_METER</text:p>
          </table:table-cell>
          <table:table-cell office:value-type="string" calcext:value-type="string">
            <text:p>m3</text:p>
          </table:table-cell>
          <table:table-cell table:formula="of:=IF([.A187]&lt;&gt;&quot;&quot;;[.A187];[.G186])" office:value-type="string" office:string-value="Solid Volume" calcext:value-type="string">
            <text:p>Solid Volume</text:p>
          </table:table-cell>
          <table:table-cell table:formula="of:=IF([.B187]&lt;&gt;&quot;&quot;;[.B187];[.H186])" office:value-type="string" office:string-value="SOLID_VOLUME" calcext:value-type="string">
            <text:p>SOLID_VOLUME</text:p>
          </table:table-cell>
          <table:table-cell table:formula="of:=IF([.C187]&lt;&gt;&quot;&quot;;[.C187];[.I186])" office:value-type="string" office:string-value="solid_vol" calcext:value-type="string">
            <text:p>solid_vol</text:p>
          </table:table-cell>
          <table:table-cell table:formula="of:=[.E187]" office:value-type="string" office:string-value="CUBIC_METER" calcext:value-type="string">
            <text:p>CUBIC_METER</text:p>
          </table:table-cell>
          <table:table-cell table:formula="of:=&quot;function &quot;&amp;[.H187]&amp;&quot;_&quot;&amp;[.J187]&amp;&quot; () { printf '&quot;&amp;[.I187]&amp;&quot;,&quot;&amp;[.F187]&amp;&quot;=%s' $1; } ### &quot;&amp;[.G187]&amp;&quot; (&quot;&amp;[.D187]&amp;&quot;)&quot;" office:value-type="string" office:string-value="function SOLID_VOLUME_CUBIC_METER () { printf 'solid_vol,m3=%s' $1; } ### Solid Volume (Cubic meter)" calcext:value-type="string">
            <text:p>function SOLID_VOLUME_CUBIC_METER () { printf 'solid_vol,m3=%s' $1; } ### Solid Volume (Cubic 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cibels per milliwatt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dbm</text:p>
          </table:table-cell>
          <table:table-cell table:formula="of:=IF([.A188]&lt;&gt;&quot;&quot;;[.A188];[.G187])" office:value-type="string" office:string-value="Sound" calcext:value-type="string">
            <text:p>Sound</text:p>
          </table:table-cell>
          <table:table-cell table:formula="of:=IF([.B188]&lt;&gt;&quot;&quot;;[.B188];[.H187])" office:value-type="string" office:string-value="SOUND" calcext:value-type="string">
            <text:p>SOUND</text:p>
          </table:table-cell>
          <table:table-cell table:formula="of:=IF([.C188]&lt;&gt;&quot;&quot;;[.C188];[.I187])" office:value-type="string" office:string-value="sound" calcext:value-type="string">
            <text:p>sound</text:p>
          </table:table-cell>
          <table:table-cell table:formula="of:=[.E188]" office:value-type="string" office:string-value="DBM" calcext:value-type="string">
            <text:p>DBM</text:p>
          </table:table-cell>
          <table:table-cell table:formula="of:=&quot;function &quot;&amp;[.H188]&amp;&quot;_&quot;&amp;[.J188]&amp;&quot; () { printf '&quot;&amp;[.I188]&amp;&quot;,&quot;&amp;[.F188]&amp;&quot;=%s' $1; } ### &quot;&amp;[.G188]&amp;&quot; (&quot;&amp;[.D188]&amp;&quot;)&quot;" office:value-type="string" office:string-value="function SOUND_DBM () { printf 'sound,dbm=%s' $1; } ### Sound (Decibels per milliwatt)" calcext:value-type="string">
            <text:p>function SOUND_DBM () { printf 'sound,dbm=%s' $1; } ### Sound (Decibels per milliwat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ific Humidity</text:p>
          </table:table-cell>
          <table:table-cell office:value-type="string" calcext:value-type="string">
            <text:p>SPECIFIC_HUMIDITY</text:p>
          </table:table-cell>
          <table:table-cell office:value-type="string" calcext:value-type="string">
            <text:p>spec_hum</text:p>
          </table:table-cell>
          <table:table-cell office:value-type="string" calcext:value-type="string">
            <text:p>Grams/Kilograms</text:p>
          </table:table-cell>
          <table:table-cell office:value-type="string" calcext:value-type="string">
            <text:p>G_PER_KG</text:p>
          </table:table-cell>
          <table:table-cell office:value-type="string" calcext:value-type="string">
            <text:p>gkg</text:p>
          </table:table-cell>
          <table:table-cell table:formula="of:=IF([.A189]&lt;&gt;&quot;&quot;;[.A189];[.G188])" office:value-type="string" office:string-value="Specific Humidity" calcext:value-type="string">
            <text:p>Specific Humidity</text:p>
          </table:table-cell>
          <table:table-cell table:formula="of:=IF([.B189]&lt;&gt;&quot;&quot;;[.B189];[.H188])" office:value-type="string" office:string-value="SPECIFIC_HUMIDITY" calcext:value-type="string">
            <text:p>SPECIFIC_HUMIDITY</text:p>
          </table:table-cell>
          <table:table-cell table:formula="of:=IF([.C189]&lt;&gt;&quot;&quot;;[.C189];[.I188])" office:value-type="string" office:string-value="spec_hum" calcext:value-type="string">
            <text:p>spec_hum</text:p>
          </table:table-cell>
          <table:table-cell table:formula="of:=[.E189]" office:value-type="string" office:string-value="G_PER_KG" calcext:value-type="string">
            <text:p>G_PER_KG</text:p>
          </table:table-cell>
          <table:table-cell table:formula="of:=&quot;function &quot;&amp;[.H189]&amp;&quot;_&quot;&amp;[.J189]&amp;&quot; () { printf '&quot;&amp;[.I189]&amp;&quot;,&quot;&amp;[.F189]&amp;&quot;=%s' $1; } ### &quot;&amp;[.G189]&amp;&quot; (&quot;&amp;[.D189]&amp;&quot;)&quot;" office:value-type="string" office:string-value="function SPECIFIC_HUMIDITY_G_PER_KG () { printf 'spec_hum,gkg=%s' $1; } ### Specific Humidity (Grams/Kilograms)" calcext:value-type="string">
            <text:p>function SPECIFIC_HUMIDITY_G_PER_KG () { printf 'spec_hum,gkg=%s' $1; } ### Specific Humidity (Grams/Kilogram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Kilometer per hour</text:p>
          </table:table-cell>
          <table:table-cell office:value-type="string" calcext:value-type="string">
            <text:p>KM_PER_H</text:p>
          </table:table-cell>
          <table:table-cell office:value-type="string" calcext:value-type="string">
            <text:p>kmh</text:p>
          </table:table-cell>
          <table:table-cell table:formula="of:=IF([.A190]&lt;&gt;&quot;&quot;;[.A190];[.G189])" office:value-type="string" office:string-value="Speed" calcext:value-type="string">
            <text:p>Speed</text:p>
          </table:table-cell>
          <table:table-cell table:formula="of:=IF([.B190]&lt;&gt;&quot;&quot;;[.B190];[.H189])" office:value-type="string" office:string-value="SPEED" calcext:value-type="string">
            <text:p>SPEED</text:p>
          </table:table-cell>
          <table:table-cell table:formula="of:=IF([.C190]&lt;&gt;&quot;&quot;;[.C190];[.I189])" office:value-type="string" office:string-value="speed" calcext:value-type="string">
            <text:p>speed</text:p>
          </table:table-cell>
          <table:table-cell table:formula="of:=[.E190]" office:value-type="string" office:string-value="KM_PER_H" calcext:value-type="string">
            <text:p>KM_PER_H</text:p>
          </table:table-cell>
          <table:table-cell table:formula="of:=&quot;function &quot;&amp;[.H190]&amp;&quot;_&quot;&amp;[.J190]&amp;&quot; () { printf '&quot;&amp;[.I190]&amp;&quot;,&quot;&amp;[.F190]&amp;&quot;=%s' $1; } ### &quot;&amp;[.G190]&amp;&quot; (&quot;&amp;[.D190]&amp;&quot;)&quot;" office:value-type="string" office:string-value="function SPEED_KM_PER_H () { printf 'speed,kmh=%s' $1; } ### Speed (Kilometer per hour)" calcext:value-type="string">
            <text:p>function SPEED_KM_PER_H () { printf 'speed,kmh=%s' $1; } ### Speed (Kilometer per hour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Miles per hour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mph</text:p>
          </table:table-cell>
          <table:table-cell table:formula="of:=IF([.A191]&lt;&gt;&quot;&quot;;[.A191];[.G190])" office:value-type="string" office:string-value="Speed" calcext:value-type="string">
            <text:p>Speed</text:p>
          </table:table-cell>
          <table:table-cell table:formula="of:=IF([.B191]&lt;&gt;&quot;&quot;;[.B191];[.H190])" office:value-type="string" office:string-value="SPEED" calcext:value-type="string">
            <text:p>SPEED</text:p>
          </table:table-cell>
          <table:table-cell table:formula="of:=IF([.C191]&lt;&gt;&quot;&quot;;[.C191];[.I190])" office:value-type="string" office:string-value="speed" calcext:value-type="string">
            <text:p>speed</text:p>
          </table:table-cell>
          <table:table-cell table:formula="of:=[.E191]" office:value-type="string" office:string-value="MPH" calcext:value-type="string">
            <text:p>MPH</text:p>
          </table:table-cell>
          <table:table-cell table:formula="of:=&quot;function &quot;&amp;[.H191]&amp;&quot;_&quot;&amp;[.J191]&amp;&quot; () { printf '&quot;&amp;[.I191]&amp;&quot;,&quot;&amp;[.F191]&amp;&quot;=%s' $1; } ### &quot;&amp;[.G191]&amp;&quot; (&quot;&amp;[.D191]&amp;&quot;)&quot;" office:value-type="string" office:string-value="function SPEED_MPH () { printf 'speed,mph=%s' $1; } ### Speed (Miles per hour)" calcext:value-type="string">
            <text:p>function SPEED_MPH () { printf 'speed,mph=%s' $1; } ### Speed (Miles per hou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null</text:p>
          </table:table-cell>
          <table:table-cell table:formula="of:=IF([.A192]&lt;&gt;&quot;&quot;;[.A192];[.G191])" office:value-type="string" office:string-value="Steps" calcext:value-type="string">
            <text:p>Steps</text:p>
          </table:table-cell>
          <table:table-cell table:formula="of:=IF([.B192]&lt;&gt;&quot;&quot;;[.B192];[.H191])" office:value-type="string" office:string-value="STEPS" calcext:value-type="string">
            <text:p>STEPS</text:p>
          </table:table-cell>
          <table:table-cell table:formula="of:=IF([.C192]&lt;&gt;&quot;&quot;;[.C192];[.I191])" office:value-type="string" office:string-value="steps" calcext:value-type="string">
            <text:p>steps</text:p>
          </table:table-cell>
          <table:table-cell table:formula="of:=[.E192]" office:value-type="string" office:string-value="STEPS" calcext:value-type="string">
            <text:p>STEPS</text:p>
          </table:table-cell>
          <table:table-cell table:formula="of:=&quot;function &quot;&amp;[.H192]&amp;&quot;_&quot;&amp;[.J192]&amp;&quot; () { printf '&quot;&amp;[.I192]&amp;&quot;,&quot;&amp;[.F192]&amp;&quot;=%s' $1; } ### &quot;&amp;[.G192]&amp;&quot; (&quot;&amp;[.D192]&amp;&quot;)&quot;" office:value-type="string" office:string-value="function STEPS_STEPS () { printf 'steps,null=%s' $1; } ### Steps (Steps)" calcext:value-type="string">
            <text:p>function STEPS_STEPS () { printf 'steps,null=%s' $1; } ### Steps (Step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byte</text:p>
          </table:table-cell>
          <table:table-cell table:formula="of:=IF([.A193]&lt;&gt;&quot;&quot;;[.A193];[.G192])" office:value-type="string" office:string-value="Storage" calcext:value-type="string">
            <text:p>Storage</text:p>
          </table:table-cell>
          <table:table-cell table:formula="of:=IF([.B193]&lt;&gt;&quot;&quot;;[.B193];[.H192])" office:value-type="string" office:string-value="STORAGE" calcext:value-type="string">
            <text:p>STORAGE</text:p>
          </table:table-cell>
          <table:table-cell table:formula="of:=IF([.C193]&lt;&gt;&quot;&quot;;[.C193];[.I192])" office:value-type="string" office:string-value="storage" calcext:value-type="string">
            <text:p>storage</text:p>
          </table:table-cell>
          <table:table-cell table:formula="of:=[.E193]" office:value-type="string" office:string-value="BYTE" calcext:value-type="string">
            <text:p>BYTE</text:p>
          </table:table-cell>
          <table:table-cell table:formula="of:=&quot;function &quot;&amp;[.H193]&amp;&quot;_&quot;&amp;[.J193]&amp;&quot; () { printf '&quot;&amp;[.I193]&amp;&quot;,&quot;&amp;[.F193]&amp;&quot;=%s' $1; } ### &quot;&amp;[.G193]&amp;&quot; (&quot;&amp;[.D193]&amp;&quot;)&quot;" office:value-type="string" office:string-value="function STORAGE_BYTE () { printf 'storage,byte=%s' $1; } ### Storage (Bytes)" calcext:value-type="string">
            <text:p>function STORAGE_BYTE () { printf 'storage,byte=%s' $1; } ### Storage (Bytes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Kilobytes</text:p>
          </table:table-cell>
          <table:table-cell office:value-type="string" calcext:value-type="string">
            <text:p>KB_BYTE</text:p>
          </table:table-cell>
          <table:table-cell office:value-type="string" calcext:value-type="string">
            <text:p>kb</text:p>
          </table:table-cell>
          <table:table-cell table:formula="of:=IF([.A194]&lt;&gt;&quot;&quot;;[.A194];[.G193])" office:value-type="string" office:string-value="Storage" calcext:value-type="string">
            <text:p>Storage</text:p>
          </table:table-cell>
          <table:table-cell table:formula="of:=IF([.B194]&lt;&gt;&quot;&quot;;[.B194];[.H193])" office:value-type="string" office:string-value="STORAGE" calcext:value-type="string">
            <text:p>STORAGE</text:p>
          </table:table-cell>
          <table:table-cell table:formula="of:=IF([.C194]&lt;&gt;&quot;&quot;;[.C194];[.I193])" office:value-type="string" office:string-value="storage" calcext:value-type="string">
            <text:p>storage</text:p>
          </table:table-cell>
          <table:table-cell table:formula="of:=[.E194]" office:value-type="string" office:string-value="KB_BYTE" calcext:value-type="string">
            <text:p>KB_BYTE</text:p>
          </table:table-cell>
          <table:table-cell table:formula="of:=&quot;function &quot;&amp;[.H194]&amp;&quot;_&quot;&amp;[.J194]&amp;&quot; () { printf '&quot;&amp;[.I194]&amp;&quot;,&quot;&amp;[.F194]&amp;&quot;=%s' $1; } ### &quot;&amp;[.G194]&amp;&quot; (&quot;&amp;[.D194]&amp;&quot;)&quot;" office:value-type="string" office:string-value="function STORAGE_KB_BYTE () { printf 'storage,kb=%s' $1; } ### Storage (Kilobytes)" calcext:value-type="string">
            <text:p>function STORAGE_KB_BYTE () { printf 'storage,kb=%s' $1; } ### Storage (Kilobytes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Megabytes</text:p>
          </table:table-cell>
          <table:table-cell office:value-type="string" calcext:value-type="string">
            <text:p>MB_BYTE</text:p>
          </table:table-cell>
          <table:table-cell office:value-type="string" calcext:value-type="string">
            <text:p>mb</text:p>
          </table:table-cell>
          <table:table-cell table:formula="of:=IF([.A195]&lt;&gt;&quot;&quot;;[.A195];[.G194])" office:value-type="string" office:string-value="Storage" calcext:value-type="string">
            <text:p>Storage</text:p>
          </table:table-cell>
          <table:table-cell table:formula="of:=IF([.B195]&lt;&gt;&quot;&quot;;[.B195];[.H194])" office:value-type="string" office:string-value="STORAGE" calcext:value-type="string">
            <text:p>STORAGE</text:p>
          </table:table-cell>
          <table:table-cell table:formula="of:=IF([.C195]&lt;&gt;&quot;&quot;;[.C195];[.I194])" office:value-type="string" office:string-value="storage" calcext:value-type="string">
            <text:p>storage</text:p>
          </table:table-cell>
          <table:table-cell table:formula="of:=[.E195]" office:value-type="string" office:string-value="MB_BYTE" calcext:value-type="string">
            <text:p>MB_BYTE</text:p>
          </table:table-cell>
          <table:table-cell table:formula="of:=&quot;function &quot;&amp;[.H195]&amp;&quot;_&quot;&amp;[.J195]&amp;&quot; () { printf '&quot;&amp;[.I195]&amp;&quot;,&quot;&amp;[.F195]&amp;&quot;=%s' $1; } ### &quot;&amp;[.G195]&amp;&quot; (&quot;&amp;[.D195]&amp;&quot;)&quot;" office:value-type="string" office:string-value="function STORAGE_MB_BYTE () { printf 'storage,mb=%s' $1; } ### Storage (Megabytes)" calcext:value-type="string">
            <text:p>function STORAGE_MB_BYTE () { printf 'storage,mb=%s' $1; } ### Storage (Megabytes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Gigabytes</text:p>
          </table:table-cell>
          <table:table-cell office:value-type="string" calcext:value-type="string">
            <text:p>GB_BYTE</text:p>
          </table:table-cell>
          <table:table-cell office:value-type="string" calcext:value-type="string">
            <text:p>gb</text:p>
          </table:table-cell>
          <table:table-cell table:formula="of:=IF([.A196]&lt;&gt;&quot;&quot;;[.A196];[.G195])" office:value-type="string" office:string-value="Storage" calcext:value-type="string">
            <text:p>Storage</text:p>
          </table:table-cell>
          <table:table-cell table:formula="of:=IF([.B196]&lt;&gt;&quot;&quot;;[.B196];[.H195])" office:value-type="string" office:string-value="STORAGE" calcext:value-type="string">
            <text:p>STORAGE</text:p>
          </table:table-cell>
          <table:table-cell table:formula="of:=IF([.C196]&lt;&gt;&quot;&quot;;[.C196];[.I195])" office:value-type="string" office:string-value="storage" calcext:value-type="string">
            <text:p>storage</text:p>
          </table:table-cell>
          <table:table-cell table:formula="of:=[.E196]" office:value-type="string" office:string-value="GB_BYTE" calcext:value-type="string">
            <text:p>GB_BYTE</text:p>
          </table:table-cell>
          <table:table-cell table:formula="of:=&quot;function &quot;&amp;[.H196]&amp;&quot;_&quot;&amp;[.J196]&amp;&quot; () { printf '&quot;&amp;[.I196]&amp;&quot;,&quot;&amp;[.F196]&amp;&quot;=%s' $1; } ### &quot;&amp;[.G196]&amp;&quot; (&quot;&amp;[.D196]&amp;&quot;)&quot;" office:value-type="string" office:string-value="function STORAGE_GB_BYTE () { printf 'storage,gb=%s' $1; } ### Storage (Gigabytes)" calcext:value-type="string">
            <text:p>function STORAGE_GB_BYTE () { printf 'storage,gb=%s' $1; } ### Storage (Gigabytes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Terabytes</text:p>
          </table:table-cell>
          <table:table-cell office:value-type="string" calcext:value-type="string">
            <text:p>TB_BYTE</text:p>
          </table:table-cell>
          <table:table-cell office:value-type="string" calcext:value-type="string">
            <text:p>tb</text:p>
          </table:table-cell>
          <table:table-cell table:formula="of:=IF([.A197]&lt;&gt;&quot;&quot;;[.A197];[.G196])" office:value-type="string" office:string-value="Storage" calcext:value-type="string">
            <text:p>Storage</text:p>
          </table:table-cell>
          <table:table-cell table:formula="of:=IF([.B197]&lt;&gt;&quot;&quot;;[.B197];[.H196])" office:value-type="string" office:string-value="STORAGE" calcext:value-type="string">
            <text:p>STORAGE</text:p>
          </table:table-cell>
          <table:table-cell table:formula="of:=IF([.C197]&lt;&gt;&quot;&quot;;[.C197];[.I196])" office:value-type="string" office:string-value="storage" calcext:value-type="string">
            <text:p>storage</text:p>
          </table:table-cell>
          <table:table-cell table:formula="of:=[.E197]" office:value-type="string" office:string-value="TB_BYTE" calcext:value-type="string">
            <text:p>TB_BYTE</text:p>
          </table:table-cell>
          <table:table-cell table:formula="of:=&quot;function &quot;&amp;[.H197]&amp;&quot;_&quot;&amp;[.J197]&amp;&quot; () { printf '&quot;&amp;[.I197]&amp;&quot;,&quot;&amp;[.F197]&amp;&quot;=%s' $1; } ### &quot;&amp;[.G197]&amp;&quot; (&quot;&amp;[.D197]&amp;&quot;)&quot;" office:value-type="string" office:string-value="function STORAGE_TB_BYTE () { printf 'storage,tb=%s' $1; } ### Storage (Terabytes)" calcext:value-type="string">
            <text:p>function STORAGE_TB_BYTE () { printf 'storage,tb=%s' $1; } ### Storage (Terabyte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ess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</text:p>
          </table:table-cell>
          <table:table-cell table:formula="of:=IF([.A198]&lt;&gt;&quot;&quot;;[.A198];[.G197])" office:value-type="string" office:string-value="Stress" calcext:value-type="string">
            <text:p>Stress</text:p>
          </table:table-cell>
          <table:table-cell table:formula="of:=IF([.B198]&lt;&gt;&quot;&quot;;[.B198];[.H197])" office:value-type="string" office:string-value="STRESS" calcext:value-type="string">
            <text:p>STRESS</text:p>
          </table:table-cell>
          <table:table-cell table:formula="of:=IF([.C198]&lt;&gt;&quot;&quot;;[.C198];[.I197])" office:value-type="string" office:string-value="stress" calcext:value-type="string">
            <text:p>stress</text:p>
          </table:table-cell>
          <table:table-cell table:formula="of:=[.E198]" office:value-type="string" office:string-value="PASCAL" calcext:value-type="string">
            <text:p>PASCAL</text:p>
          </table:table-cell>
          <table:table-cell table:formula="of:=&quot;function &quot;&amp;[.H198]&amp;&quot;_&quot;&amp;[.J198]&amp;&quot; () { printf '&quot;&amp;[.I198]&amp;&quot;,&quot;&amp;[.F198]&amp;&quot;=%s' $1; } ### &quot;&amp;[.G198]&amp;&quot; (&quot;&amp;[.D198]&amp;&quot;)&quot;" office:value-type="string" office:string-value="function STRESS_PASCAL () { printf 'stress,pa=%s' $1; } ### Stress (Pascal)" calcext:value-type="string">
            <text:p>function STRESS_PASCAL () { printf 'stress,pa=%s' $1; } ### Stress (Pascal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Hecto Pascal</text:p>
          </table:table-cell>
          <table:table-cell office:value-type="string" calcext:value-type="string">
            <text:p>HECTOPASCAL</text:p>
          </table:table-cell>
          <table:table-cell office:value-type="string" calcext:value-type="string">
            <text:p>hpa</text:p>
          </table:table-cell>
          <table:table-cell table:formula="of:=IF([.A199]&lt;&gt;&quot;&quot;;[.A199];[.G198])" office:value-type="string" office:string-value="Stress" calcext:value-type="string">
            <text:p>Stress</text:p>
          </table:table-cell>
          <table:table-cell table:formula="of:=IF([.B199]&lt;&gt;&quot;&quot;;[.B199];[.H198])" office:value-type="string" office:string-value="STRESS" calcext:value-type="string">
            <text:p>STRESS</text:p>
          </table:table-cell>
          <table:table-cell table:formula="of:=IF([.C199]&lt;&gt;&quot;&quot;;[.C199];[.I198])" office:value-type="string" office:string-value="stress" calcext:value-type="string">
            <text:p>stress</text:p>
          </table:table-cell>
          <table:table-cell table:formula="of:=[.E199]" office:value-type="string" office:string-value="HECTOPASCAL" calcext:value-type="string">
            <text:p>HECTOPASCAL</text:p>
          </table:table-cell>
          <table:table-cell table:formula="of:=&quot;function &quot;&amp;[.H199]&amp;&quot;_&quot;&amp;[.J199]&amp;&quot; () { printf '&quot;&amp;[.I199]&amp;&quot;,&quot;&amp;[.F199]&amp;&quot;=%s' $1; } ### &quot;&amp;[.G199]&amp;&quot; (&quot;&amp;[.D199]&amp;&quot;)&quot;" office:value-type="string" office:string-value="function STRESS_HECTOPASCAL () { printf 'stress,hpa=%s' $1; } ### Stress (Hecto Pascal)" calcext:value-type="string">
            <text:p>function STRESS_HECTOPASCAL () { printf 'stress,hpa=%s' $1; } ### Stress (Hecto Pascal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Pounds per square inch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psi</text:p>
          </table:table-cell>
          <table:table-cell table:formula="of:=IF([.A200]&lt;&gt;&quot;&quot;;[.A200];[.G199])" office:value-type="string" office:string-value="Stress" calcext:value-type="string">
            <text:p>Stress</text:p>
          </table:table-cell>
          <table:table-cell table:formula="of:=IF([.B200]&lt;&gt;&quot;&quot;;[.B200];[.H199])" office:value-type="string" office:string-value="STRESS" calcext:value-type="string">
            <text:p>STRESS</text:p>
          </table:table-cell>
          <table:table-cell table:formula="of:=IF([.C200]&lt;&gt;&quot;&quot;;[.C200];[.I199])" office:value-type="string" office:string-value="stress" calcext:value-type="string">
            <text:p>stress</text:p>
          </table:table-cell>
          <table:table-cell table:formula="of:=[.E200]" office:value-type="string" office:string-value="PSI" calcext:value-type="string">
            <text:p>PSI</text:p>
          </table:table-cell>
          <table:table-cell table:formula="of:=&quot;function &quot;&amp;[.H200]&amp;&quot;_&quot;&amp;[.J200]&amp;&quot; () { printf '&quot;&amp;[.I200]&amp;&quot;,&quot;&amp;[.F200]&amp;&quot;=%s' $1; } ### &quot;&amp;[.G200]&amp;&quot; (&quot;&amp;[.D200]&amp;&quot;)&quot;" office:value-type="string" office:string-value="function STRESS_PSI () { printf 'stress,psi=%s' $1; } ### Stress (Pounds per square inch)" calcext:value-type="string">
            <text:p>function STRESS_PSI () { printf 'stress,psi=%s' $1; } ### Stress (Pounds per square inc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nk Level</text:p>
          </table:table-cell>
          <table:table-cell office:value-type="string" calcext:value-type="string">
            <text:p>TANK_LEVE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ull</text:p>
          </table:table-cell>
          <table:table-cell table:formula="of:=IF([.A201]&lt;&gt;&quot;&quot;;[.A201];[.G200])" office:value-type="string" office:string-value="Tank Level" calcext:value-type="string">
            <text:p>Tank Level</text:p>
          </table:table-cell>
          <table:table-cell table:formula="of:=IF([.B201]&lt;&gt;&quot;&quot;;[.B201];[.H200])" office:value-type="string" office:string-value="TANK_LEVEL" calcext:value-type="string">
            <text:p>TANK_LEVEL</text:p>
          </table:table-cell>
          <table:table-cell table:formula="of:=IF([.C201]&lt;&gt;&quot;&quot;;[.C201];[.I200])" office:value-type="string" office:string-value="tl" calcext:value-type="string">
            <text:p>tl</text:p>
          </table:table-cell>
          <table:table-cell table:formula="of:=[.E201]" office:value-type="string" office:string-value="ANALOG" calcext:value-type="string">
            <text:p>ANALOG</text:p>
          </table:table-cell>
          <table:table-cell table:formula="of:=&quot;function &quot;&amp;[.H201]&amp;&quot;_&quot;&amp;[.J201]&amp;&quot; () { printf '&quot;&amp;[.I201]&amp;&quot;,&quot;&amp;[.F201]&amp;&quot;=%s' $1; } ### &quot;&amp;[.G201]&amp;&quot; (&quot;&amp;[.D201]&amp;&quot;)&quot;" office:value-type="string" office:string-value="function TANK_LEVEL_ANALOG () { printf 'tl,null=%s' $1; } ### Tank Level (Analog)" calcext:value-type="string">
            <text:p>function TANK_LEVEL_ANALOG () { printf 'tl,null=%s' $1; } ### Tank Level (Analog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>f</text:p>
          </table:table-cell>
          <table:table-cell table:formula="of:=IF([.A202]&lt;&gt;&quot;&quot;;[.A202];[.G201])" office:value-type="string" office:string-value="Temperature" calcext:value-type="string">
            <text:p>Temperature</text:p>
          </table:table-cell>
          <table:table-cell table:formula="of:=IF([.B202]&lt;&gt;&quot;&quot;;[.B202];[.H201])" office:value-type="string" office:string-value="TEMPERATURE" calcext:value-type="string">
            <text:p>TEMPERATURE</text:p>
          </table:table-cell>
          <table:table-cell table:formula="of:=IF([.C202]&lt;&gt;&quot;&quot;;[.C202];[.I201])" office:value-type="string" office:string-value="temp" calcext:value-type="string">
            <text:p>temp</text:p>
          </table:table-cell>
          <table:table-cell table:formula="of:=[.E202]" office:value-type="string" office:string-value="FAHRENHEIT" calcext:value-type="string">
            <text:p>FAHRENHEIT</text:p>
          </table:table-cell>
          <table:table-cell table:formula="of:=&quot;function &quot;&amp;[.H202]&amp;&quot;_&quot;&amp;[.J202]&amp;&quot; () { printf '&quot;&amp;[.I202]&amp;&quot;,&quot;&amp;[.F202]&amp;&quot;=%s' $1; } ### &quot;&amp;[.G202]&amp;&quot; (&quot;&amp;[.D202]&amp;&quot;)&quot;" office:value-type="string" office:string-value="function TEMPERATURE_FAHRENHEIT () { printf 'temp,f=%s' $1; } ### Temperature (Fahrenheit)" calcext:value-type="string">
            <text:p>function TEMPERATURE_FAHRENHEIT () { printf 'temp,f=%s' $1; } ### Temperature (Fahrenheit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Celsius</text:p>
          </table:table-cell>
          <table:table-cell office:value-type="string" calcext:value-type="string">
            <text:p>CELSIUS</text:p>
          </table:table-cell>
          <table:table-cell office:value-type="string" calcext:value-type="string">
            <text:p>c</text:p>
          </table:table-cell>
          <table:table-cell table:formula="of:=IF([.A203]&lt;&gt;&quot;&quot;;[.A203];[.G202])" office:value-type="string" office:string-value="Temperature" calcext:value-type="string">
            <text:p>Temperature</text:p>
          </table:table-cell>
          <table:table-cell table:formula="of:=IF([.B203]&lt;&gt;&quot;&quot;;[.B203];[.H202])" office:value-type="string" office:string-value="TEMPERATURE" calcext:value-type="string">
            <text:p>TEMPERATURE</text:p>
          </table:table-cell>
          <table:table-cell table:formula="of:=IF([.C203]&lt;&gt;&quot;&quot;;[.C203];[.I202])" office:value-type="string" office:string-value="temp" calcext:value-type="string">
            <text:p>temp</text:p>
          </table:table-cell>
          <table:table-cell table:formula="of:=[.E203]" office:value-type="string" office:string-value="CELSIUS" calcext:value-type="string">
            <text:p>CELSIUS</text:p>
          </table:table-cell>
          <table:table-cell table:formula="of:=&quot;function &quot;&amp;[.H203]&amp;&quot;_&quot;&amp;[.J203]&amp;&quot; () { printf '&quot;&amp;[.I203]&amp;&quot;,&quot;&amp;[.F203]&amp;&quot;=%s' $1; } ### &quot;&amp;[.G203]&amp;&quot; (&quot;&amp;[.D203]&amp;&quot;)&quot;" office:value-type="string" office:string-value="function TEMPERATURE_CELSIUS () { printf 'temp,c=%s' $1; } ### Temperature (Celsius)" calcext:value-type="string">
            <text:p>function TEMPERATURE_CELSIUS () { printf 'temp,c=%s' $1; } ### Temperature (Celsius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Kelvin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k</text:p>
          </table:table-cell>
          <table:table-cell table:formula="of:=IF([.A204]&lt;&gt;&quot;&quot;;[.A204];[.G203])" office:value-type="string" office:string-value="Temperature" calcext:value-type="string">
            <text:p>Temperature</text:p>
          </table:table-cell>
          <table:table-cell table:formula="of:=IF([.B204]&lt;&gt;&quot;&quot;;[.B204];[.H203])" office:value-type="string" office:string-value="TEMPERATURE" calcext:value-type="string">
            <text:p>TEMPERATURE</text:p>
          </table:table-cell>
          <table:table-cell table:formula="of:=IF([.C204]&lt;&gt;&quot;&quot;;[.C204];[.I203])" office:value-type="string" office:string-value="temp" calcext:value-type="string">
            <text:p>temp</text:p>
          </table:table-cell>
          <table:table-cell table:formula="of:=[.E204]" office:value-type="string" office:string-value="KELVIN" calcext:value-type="string">
            <text:p>KELVIN</text:p>
          </table:table-cell>
          <table:table-cell table:formula="of:=&quot;function &quot;&amp;[.H204]&amp;&quot;_&quot;&amp;[.J204]&amp;&quot; () { printf '&quot;&amp;[.I204]&amp;&quot;,&quot;&amp;[.F204]&amp;&quot;=%s' $1; } ### &quot;&amp;[.G204]&amp;&quot; (&quot;&amp;[.D204]&amp;&quot;)&quot;" office:value-type="string" office:string-value="function TEMPERATURE_KELVIN () { printf 'temp,k=%s' $1; } ### Temperature (Kelvin)" calcext:value-type="string">
            <text:p>function TEMPERATURE_KELVIN () { printf 'temp,k=%s' $1; } ### Temperature (Kelvi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c</text:p>
          </table:table-cell>
          <table:table-cell table:formula="of:=IF([.A205]&lt;&gt;&quot;&quot;;[.A205];[.G204])" office:value-type="string" office:string-value="Time" calcext:value-type="string">
            <text:p>Time</text:p>
          </table:table-cell>
          <table:table-cell table:formula="of:=IF([.B205]&lt;&gt;&quot;&quot;;[.B205];[.H204])" office:value-type="string" office:string-value="TIME" calcext:value-type="string">
            <text:p>TIME</text:p>
          </table:table-cell>
          <table:table-cell table:formula="of:=IF([.C205]&lt;&gt;&quot;&quot;;[.C205];[.I204])" office:value-type="string" office:string-value="time" calcext:value-type="string">
            <text:p>time</text:p>
          </table:table-cell>
          <table:table-cell table:formula="of:=[.E205]" office:value-type="string" office:string-value="s" calcext:value-type="string">
            <text:p>s</text:p>
          </table:table-cell>
          <table:table-cell table:formula="of:=&quot;function &quot;&amp;[.H205]&amp;&quot;_&quot;&amp;[.J205]&amp;&quot; () { printf '&quot;&amp;[.I205]&amp;&quot;,&quot;&amp;[.F205]&amp;&quot;=%s' $1; } ### &quot;&amp;[.G205]&amp;&quot; (&quot;&amp;[.D205]&amp;&quot;)&quot;" office:value-type="string" office:string-value="function TIME_s () { printf 'time,sec=%s' $1; } ### Time (Second)" calcext:value-type="string">
            <text:p>function TIME_s () { printf 'time,sec=%s' $1; } ### Time (Second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Millisecond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sec</text:p>
          </table:table-cell>
          <table:table-cell table:formula="of:=IF([.A206]&lt;&gt;&quot;&quot;;[.A206];[.G205])" office:value-type="string" office:string-value="Time" calcext:value-type="string">
            <text:p>Time</text:p>
          </table:table-cell>
          <table:table-cell table:formula="of:=IF([.B206]&lt;&gt;&quot;&quot;;[.B206];[.H205])" office:value-type="string" office:string-value="TIME" calcext:value-type="string">
            <text:p>TIME</text:p>
          </table:table-cell>
          <table:table-cell table:formula="of:=IF([.C206]&lt;&gt;&quot;&quot;;[.C206];[.I205])" office:value-type="string" office:string-value="time" calcext:value-type="string">
            <text:p>time</text:p>
          </table:table-cell>
          <table:table-cell table:formula="of:=[.E206]" office:value-type="string" office:string-value="ms" calcext:value-type="string">
            <text:p>ms</text:p>
          </table:table-cell>
          <table:table-cell table:formula="of:=&quot;function &quot;&amp;[.H206]&amp;&quot;_&quot;&amp;[.J206]&amp;&quot; () { printf '&quot;&amp;[.I206]&amp;&quot;,&quot;&amp;[.F206]&amp;&quot;=%s' $1; } ### &quot;&amp;[.G206]&amp;&quot; (&quot;&amp;[.D206]&amp;&quot;)&quot;" office:value-type="string" office:string-value="function TIME_ms () { printf 'time,msec=%s' $1; } ### Time (Milliseconds)" calcext:value-type="string">
            <text:p>function TIME_ms () { printf 'time,msec=%s' $1; } ### Time (Milliseconds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minute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in</text:p>
          </table:table-cell>
          <table:table-cell table:formula="of:=IF([.A207]&lt;&gt;&quot;&quot;;[.A207];[.G206])" office:value-type="string" office:string-value="Time" calcext:value-type="string">
            <text:p>Time</text:p>
          </table:table-cell>
          <table:table-cell table:formula="of:=IF([.B207]&lt;&gt;&quot;&quot;;[.B207];[.H206])" office:value-type="string" office:string-value="TIME" calcext:value-type="string">
            <text:p>TIME</text:p>
          </table:table-cell>
          <table:table-cell table:formula="of:=IF([.C207]&lt;&gt;&quot;&quot;;[.C207];[.I206])" office:value-type="string" office:string-value="time" calcext:value-type="string">
            <text:p>time</text:p>
          </table:table-cell>
          <table:table-cell table:formula="of:=[.E207]" office:value-type="string" office:string-value="mb" calcext:value-type="string">
            <text:p>mb</text:p>
          </table:table-cell>
          <table:table-cell table:formula="of:=&quot;function &quot;&amp;[.H207]&amp;&quot;_&quot;&amp;[.J207]&amp;&quot; () { printf '&quot;&amp;[.I207]&amp;&quot;,&quot;&amp;[.F207]&amp;&quot;=%s' $1; } ### &quot;&amp;[.G207]&amp;&quot; (&quot;&amp;[.D207]&amp;&quot;)&quot;" office:value-type="string" office:string-value="function TIME_mb () { printf 'time,min=%s' $1; } ### Time (minute)" calcext:value-type="string">
            <text:p>function TIME_mb () { printf 'time,min=%s' $1; } ### Time (minute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hou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our</text:p>
          </table:table-cell>
          <table:table-cell table:formula="of:=IF([.A208]&lt;&gt;&quot;&quot;;[.A208];[.G207])" office:value-type="string" office:string-value="Time" calcext:value-type="string">
            <text:p>Time</text:p>
          </table:table-cell>
          <table:table-cell table:formula="of:=IF([.B208]&lt;&gt;&quot;&quot;;[.B208];[.H207])" office:value-type="string" office:string-value="TIME" calcext:value-type="string">
            <text:p>TIME</text:p>
          </table:table-cell>
          <table:table-cell table:formula="of:=IF([.C208]&lt;&gt;&quot;&quot;;[.C208];[.I207])" office:value-type="string" office:string-value="time" calcext:value-type="string">
            <text:p>time</text:p>
          </table:table-cell>
          <table:table-cell table:formula="of:=[.E208]" office:value-type="string" office:string-value="h" calcext:value-type="string">
            <text:p>h</text:p>
          </table:table-cell>
          <table:table-cell table:formula="of:=&quot;function &quot;&amp;[.H208]&amp;&quot;_&quot;&amp;[.J208]&amp;&quot; () { printf '&quot;&amp;[.I208]&amp;&quot;,&quot;&amp;[.F208]&amp;&quot;=%s' $1; } ### &quot;&amp;[.G208]&amp;&quot; (&quot;&amp;[.D208]&amp;&quot;)&quot;" office:value-type="string" office:string-value="function TIME_h () { printf 'time,hour=%s' $1; } ### Time (hour)" calcext:value-type="string">
            <text:p>function TIME_h () { printf 'time,hour=%s' $1; } ### Time (hour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da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y</text:p>
          </table:table-cell>
          <table:table-cell table:formula="of:=IF([.A209]&lt;&gt;&quot;&quot;;[.A209];[.G208])" office:value-type="string" office:string-value="Time" calcext:value-type="string">
            <text:p>Time</text:p>
          </table:table-cell>
          <table:table-cell table:formula="of:=IF([.B209]&lt;&gt;&quot;&quot;;[.B209];[.H208])" office:value-type="string" office:string-value="TIME" calcext:value-type="string">
            <text:p>TIME</text:p>
          </table:table-cell>
          <table:table-cell table:formula="of:=IF([.C209]&lt;&gt;&quot;&quot;;[.C209];[.I208])" office:value-type="string" office:string-value="time" calcext:value-type="string">
            <text:p>time</text:p>
          </table:table-cell>
          <table:table-cell table:formula="of:=[.E209]" office:value-type="string" office:string-value="d" calcext:value-type="string">
            <text:p>d</text:p>
          </table:table-cell>
          <table:table-cell table:formula="of:=&quot;function &quot;&amp;[.H209]&amp;&quot;_&quot;&amp;[.J209]&amp;&quot; () { printf '&quot;&amp;[.I209]&amp;&quot;,&quot;&amp;[.F209]&amp;&quot;=%s' $1; } ### &quot;&amp;[.G209]&amp;&quot; (&quot;&amp;[.D209]&amp;&quot;)&quot;" office:value-type="string" office:string-value="function TIME_d () { printf 'time,day=%s' $1; } ### Time (day)" calcext:value-type="string">
            <text:p>function TIME_d () { printf 'time,day=%s' $1; } ### Time (day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mont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th</text:p>
          </table:table-cell>
          <table:table-cell table:formula="of:=IF([.A210]&lt;&gt;&quot;&quot;;[.A210];[.G209])" office:value-type="string" office:string-value="Time" calcext:value-type="string">
            <text:p>Time</text:p>
          </table:table-cell>
          <table:table-cell table:formula="of:=IF([.B210]&lt;&gt;&quot;&quot;;[.B210];[.H209])" office:value-type="string" office:string-value="TIME" calcext:value-type="string">
            <text:p>TIME</text:p>
          </table:table-cell>
          <table:table-cell table:formula="of:=IF([.C210]&lt;&gt;&quot;&quot;;[.C210];[.I209])" office:value-type="string" office:string-value="time" calcext:value-type="string">
            <text:p>time</text:p>
          </table:table-cell>
          <table:table-cell table:formula="of:=[.E210]" office:value-type="string" office:string-value="m" calcext:value-type="string">
            <text:p>m</text:p>
          </table:table-cell>
          <table:table-cell table:formula="of:=&quot;function &quot;&amp;[.H210]&amp;&quot;_&quot;&amp;[.J210]&amp;&quot; () { printf '&quot;&amp;[.I210]&amp;&quot;,&quot;&amp;[.F210]&amp;&quot;=%s' $1; } ### &quot;&amp;[.G210]&amp;&quot; (&quot;&amp;[.D210]&amp;&quot;)&quot;" office:value-type="string" office:string-value="function TIME_m () { printf 'time,month=%s' $1; } ### Time (month)" calcext:value-type="string">
            <text:p>function TIME_m () { printf 'time,month=%s' $1; } ### Time (month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yea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formula="of:=IF([.A211]&lt;&gt;&quot;&quot;;[.A211];[.G210])" office:value-type="string" office:string-value="Time" calcext:value-type="string">
            <text:p>Time</text:p>
          </table:table-cell>
          <table:table-cell table:formula="of:=IF([.B211]&lt;&gt;&quot;&quot;;[.B211];[.H210])" office:value-type="string" office:string-value="TIME" calcext:value-type="string">
            <text:p>TIME</text:p>
          </table:table-cell>
          <table:table-cell table:formula="of:=IF([.C211]&lt;&gt;&quot;&quot;;[.C211];[.I210])" office:value-type="string" office:string-value="time" calcext:value-type="string">
            <text:p>time</text:p>
          </table:table-cell>
          <table:table-cell table:formula="of:=[.E211]" office:value-type="string" office:string-value="y" calcext:value-type="string">
            <text:p>y</text:p>
          </table:table-cell>
          <table:table-cell table:formula="of:=&quot;function &quot;&amp;[.H211]&amp;&quot;_&quot;&amp;[.J211]&amp;&quot; () { printf '&quot;&amp;[.I211]&amp;&quot;,&quot;&amp;[.F211]&amp;&quot;=%s' $1; } ### &quot;&amp;[.G211]&amp;&quot; (&quot;&amp;[.D211]&amp;&quot;)&quot;" office:value-type="string" office:string-value="function TIME_y () { printf 'time,year=%s' $1; } ### Time (year)" calcext:value-type="string">
            <text:p>function TIME_y () { printf 'time,year=%s' $1; } ### Time (yea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rque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torq</text:p>
          </table:table-cell>
          <table:table-cell office:value-type="string" calcext:value-type="string">
            <text:p>Newton-meter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newtm</text:p>
          </table:table-cell>
          <table:table-cell table:formula="of:=IF([.A212]&lt;&gt;&quot;&quot;;[.A212];[.G211])" office:value-type="string" office:string-value="Torque" calcext:value-type="string">
            <text:p>Torque</text:p>
          </table:table-cell>
          <table:table-cell table:formula="of:=IF([.B212]&lt;&gt;&quot;&quot;;[.B212];[.H211])" office:value-type="string" office:string-value="TORQUE" calcext:value-type="string">
            <text:p>TORQUE</text:p>
          </table:table-cell>
          <table:table-cell table:formula="of:=IF([.C212]&lt;&gt;&quot;&quot;;[.C212];[.I211])" office:value-type="string" office:string-value="torq" calcext:value-type="string">
            <text:p>torq</text:p>
          </table:table-cell>
          <table:table-cell table:formula="of:=[.E212]" office:value-type="string" office:string-value="nm" calcext:value-type="string">
            <text:p>nm</text:p>
          </table:table-cell>
          <table:table-cell table:formula="of:=&quot;function &quot;&amp;[.H212]&amp;&quot;_&quot;&amp;[.J212]&amp;&quot; () { printf '&quot;&amp;[.I212]&amp;&quot;,&quot;&amp;[.F212]&amp;&quot;=%s' $1; } ### &quot;&amp;[.G212]&amp;&quot; (&quot;&amp;[.D212]&amp;&quot;)&quot;" office:value-type="string" office:string-value="function TORQUE_nm () { printf 'torq,newtm=%s' $1; } ### Torque (Newton-meter)" calcext:value-type="string">
            <text:p>function TORQUE_nm () { printf 'torq,newtm=%s' $1; } ### Torque (Newton-meter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Joule</text:p>
          </table:table-cell>
          <table:table-cell table:number-columns-repeated="2" office:value-type="string" calcext:value-type="string">
            <text:p>j</text:p>
          </table:table-cell>
          <table:table-cell table:formula="of:=IF([.A213]&lt;&gt;&quot;&quot;;[.A213];[.G212])" office:value-type="string" office:string-value="Torque" calcext:value-type="string">
            <text:p>Torque</text:p>
          </table:table-cell>
          <table:table-cell table:formula="of:=IF([.B213]&lt;&gt;&quot;&quot;;[.B213];[.H212])" office:value-type="string" office:string-value="TORQUE" calcext:value-type="string">
            <text:p>TORQUE</text:p>
          </table:table-cell>
          <table:table-cell table:formula="of:=IF([.C213]&lt;&gt;&quot;&quot;;[.C213];[.I212])" office:value-type="string" office:string-value="torq" calcext:value-type="string">
            <text:p>torq</text:p>
          </table:table-cell>
          <table:table-cell table:formula="of:=[.E213]" office:value-type="string" office:string-value="j" calcext:value-type="string">
            <text:p>j</text:p>
          </table:table-cell>
          <table:table-cell table:formula="of:=&quot;function &quot;&amp;[.H213]&amp;&quot;_&quot;&amp;[.J213]&amp;&quot; () { printf '&quot;&amp;[.I213]&amp;&quot;,&quot;&amp;[.F213]&amp;&quot;=%s' $1; } ### &quot;&amp;[.G213]&amp;&quot; (&quot;&amp;[.D213]&amp;&quot;)&quot;" office:value-type="string" office:string-value="function TORQUE_j () { printf 'torq,j=%s' $1; } ### Torque (Joule)" calcext:value-type="string">
            <text:p>function TORQUE_j () { printf 'torq,j=%s' $1; } ### Torque (Joul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rbidity</text:p>
          </table:table-cell>
          <table:table-cell office:value-type="string" calcext:value-type="string">
            <text:p>TURBIDITY</text:p>
          </table:table-cell>
          <table:table-cell office:value-type="string" calcext:value-type="string">
            <text:p>turb</text:p>
          </table:table-cell>
          <table:table-cell office:value-type="string" calcext:value-type="string">
            <text:p>Nephelometric Turbidity Unit</text:p>
          </table:table-cell>
          <table:table-cell table:number-columns-repeated="2" office:value-type="string" calcext:value-type="string">
            <text:p>ntu</text:p>
          </table:table-cell>
          <table:table-cell table:formula="of:=IF([.A214]&lt;&gt;&quot;&quot;;[.A214];[.G213])" office:value-type="string" office:string-value="Turbidity" calcext:value-type="string">
            <text:p>Turbidity</text:p>
          </table:table-cell>
          <table:table-cell table:formula="of:=IF([.B214]&lt;&gt;&quot;&quot;;[.B214];[.H213])" office:value-type="string" office:string-value="TURBIDITY" calcext:value-type="string">
            <text:p>TURBIDITY</text:p>
          </table:table-cell>
          <table:table-cell table:formula="of:=IF([.C214]&lt;&gt;&quot;&quot;;[.C214];[.I213])" office:value-type="string" office:string-value="turb" calcext:value-type="string">
            <text:p>turb</text:p>
          </table:table-cell>
          <table:table-cell table:formula="of:=[.E214]" office:value-type="string" office:string-value="ntu" calcext:value-type="string">
            <text:p>ntu</text:p>
          </table:table-cell>
          <table:table-cell table:formula="of:=&quot;function &quot;&amp;[.H214]&amp;&quot;_&quot;&amp;[.J214]&amp;&quot; () { printf '&quot;&amp;[.I214]&amp;&quot;,&quot;&amp;[.F214]&amp;&quot;=%s' $1; } ### &quot;&amp;[.G214]&amp;&quot; (&quot;&amp;[.D214]&amp;&quot;)&quot;" office:value-type="string" office:string-value="function TURBIDITY_ntu () { printf 'turb,ntu=%s' $1; } ### Turbidity (Nephelometric Turbidity Unit)" calcext:value-type="string">
            <text:p>function TURBIDITY_ntu () { printf 'turb,ntu=%s' $1; } ### Turbidity (Nephelometric Turbidity Unit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Formazin Turbidity Unit</text:p>
          </table:table-cell>
          <table:table-cell table:number-columns-repeated="2" office:value-type="string" calcext:value-type="string">
            <text:p>ftu</text:p>
          </table:table-cell>
          <table:table-cell table:formula="of:=IF([.A215]&lt;&gt;&quot;&quot;;[.A215];[.G214])" office:value-type="string" office:string-value="Turbidity" calcext:value-type="string">
            <text:p>Turbidity</text:p>
          </table:table-cell>
          <table:table-cell table:formula="of:=IF([.B215]&lt;&gt;&quot;&quot;;[.B215];[.H214])" office:value-type="string" office:string-value="TURBIDITY" calcext:value-type="string">
            <text:p>TURBIDITY</text:p>
          </table:table-cell>
          <table:table-cell table:formula="of:=IF([.C215]&lt;&gt;&quot;&quot;;[.C215];[.I214])" office:value-type="string" office:string-value="turb" calcext:value-type="string">
            <text:p>turb</text:p>
          </table:table-cell>
          <table:table-cell table:formula="of:=[.E215]" office:value-type="string" office:string-value="ftu" calcext:value-type="string">
            <text:p>ftu</text:p>
          </table:table-cell>
          <table:table-cell table:formula="of:=&quot;function &quot;&amp;[.H215]&amp;&quot;_&quot;&amp;[.J215]&amp;&quot; () { printf '&quot;&amp;[.I215]&amp;&quot;,&quot;&amp;[.F215]&amp;&quot;=%s' $1; } ### &quot;&amp;[.G215]&amp;&quot; (&quot;&amp;[.D215]&amp;&quot;)&quot;" office:value-type="string" office:string-value="function TURBIDITY_ftu () { printf 'turb,ftu=%s' $1; } ### Turbidity (Formazin Turbidity Unit)" calcext:value-type="string">
            <text:p>function TURBIDITY_ftu () { printf 'turb,ftu=%s' $1; } ### Turbidity (Formazin Turbidity Uni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ltrasonic</text:p>
          </table:table-cell>
          <table:table-cell office:value-type="string" calcext:value-type="string">
            <text:p>ULTRASONIC</text:p>
          </table:table-cell>
          <table:table-cell office:value-type="string" calcext:value-type="string">
            <text:p>ultra</text:p>
          </table:table-cell>
          <table:table-cell office:value-type="string" calcext:value-type="string">
            <text:p>Kilohertz</text:p>
          </table:table-cell>
          <table:table-cell table:number-columns-repeated="2" office:value-type="string" calcext:value-type="string">
            <text:p>khz</text:p>
          </table:table-cell>
          <table:table-cell table:formula="of:=IF([.A216]&lt;&gt;&quot;&quot;;[.A216];[.G215])" office:value-type="string" office:string-value="Ultrasonic" calcext:value-type="string">
            <text:p>Ultrasonic</text:p>
          </table:table-cell>
          <table:table-cell table:formula="of:=IF([.B216]&lt;&gt;&quot;&quot;;[.B216];[.H215])" office:value-type="string" office:string-value="ULTRASONIC" calcext:value-type="string">
            <text:p>ULTRASONIC</text:p>
          </table:table-cell>
          <table:table-cell table:formula="of:=IF([.C216]&lt;&gt;&quot;&quot;;[.C216];[.I215])" office:value-type="string" office:string-value="ultra" calcext:value-type="string">
            <text:p>ultra</text:p>
          </table:table-cell>
          <table:table-cell table:formula="of:=[.E216]" office:value-type="string" office:string-value="khz" calcext:value-type="string">
            <text:p>khz</text:p>
          </table:table-cell>
          <table:table-cell table:formula="of:=&quot;function &quot;&amp;[.H216]&amp;&quot;_&quot;&amp;[.J216]&amp;&quot; () { printf '&quot;&amp;[.I216]&amp;&quot;,&quot;&amp;[.F216]&amp;&quot;=%s' $1; } ### &quot;&amp;[.G216]&amp;&quot; (&quot;&amp;[.D216]&amp;&quot;)&quot;" office:value-type="string" office:string-value="function ULTRASONIC_khz () { printf 'ultra,khz=%s' $1; } ### Ultrasonic (Kilohertz)" calcext:value-type="string">
            <text:p>function ULTRASONIC_khz () { printf 'ultra,khz=%s' $1; } ### Ultrasonic (Kilohertz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velo</text:p>
          </table:table-cell>
          <table:table-cell office:value-type="string" calcext:value-type="string">
            <text:p>Meters per second squared</text:p>
          </table:table-cell>
          <table:table-cell office:value-type="string" calcext:value-type="string">
            <text:p>METER_PER_SEC</text:p>
          </table:table-cell>
          <table:table-cell office:value-type="string" calcext:value-type="string">
            <text:p>mps</text:p>
          </table:table-cell>
          <table:table-cell table:formula="of:=IF([.A217]&lt;&gt;&quot;&quot;;[.A217];[.G216])" office:value-type="string" office:string-value="Velocity" calcext:value-type="string">
            <text:p>Velocity</text:p>
          </table:table-cell>
          <table:table-cell table:formula="of:=IF([.B217]&lt;&gt;&quot;&quot;;[.B217];[.H216])" office:value-type="string" office:string-value="VELOCITY" calcext:value-type="string">
            <text:p>VELOCITY</text:p>
          </table:table-cell>
          <table:table-cell table:formula="of:=IF([.C217]&lt;&gt;&quot;&quot;;[.C217];[.I216])" office:value-type="string" office:string-value="velo" calcext:value-type="string">
            <text:p>velo</text:p>
          </table:table-cell>
          <table:table-cell table:formula="of:=[.E217]" office:value-type="string" office:string-value="METER_PER_SEC" calcext:value-type="string">
            <text:p>METER_PER_SEC</text:p>
          </table:table-cell>
          <table:table-cell table:formula="of:=&quot;function &quot;&amp;[.H217]&amp;&quot;_&quot;&amp;[.J217]&amp;&quot; () { printf '&quot;&amp;[.I217]&amp;&quot;,&quot;&amp;[.F217]&amp;&quot;=%s' $1; } ### &quot;&amp;[.G217]&amp;&quot; (&quot;&amp;[.D217]&amp;&quot;)&quot;" office:value-type="string" office:string-value="function VELOCITY_METER_PER_SEC () { printf 'velo,mps=%s' $1; } ### Velocity (Meters per second squared)" calcext:value-type="string">
            <text:p>function VELOCITY_METER_PER_SEC () { printf 'velo,mps=%s' $1; } ### Velocity (Meters per second square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scosity</text:p>
          </table:table-cell>
          <table:table-cell office:value-type="string" calcext:value-type="string">
            <text:p>VISCOSITY</text:p>
          </table:table-cell>
          <table:table-cell office:value-type="string" calcext:value-type="string">
            <text:p>visco</text:p>
          </table:table-cell>
          <table:table-cell office:value-type="string" calcext:value-type="string">
            <text:p>Millipascal-second</text:p>
          </table:table-cell>
          <table:table-cell office:value-type="string" calcext:value-type="string">
            <text:p>MILLIPASCAL_SEC</text:p>
          </table:table-cell>
          <table:table-cell office:value-type="string" calcext:value-type="string">
            <text:p>mpas</text:p>
          </table:table-cell>
          <table:table-cell table:formula="of:=IF([.A218]&lt;&gt;&quot;&quot;;[.A218];[.G217])" office:value-type="string" office:string-value="Viscosity" calcext:value-type="string">
            <text:p>Viscosity</text:p>
          </table:table-cell>
          <table:table-cell table:formula="of:=IF([.B218]&lt;&gt;&quot;&quot;;[.B218];[.H217])" office:value-type="string" office:string-value="VISCOSITY" calcext:value-type="string">
            <text:p>VISCOSITY</text:p>
          </table:table-cell>
          <table:table-cell table:formula="of:=IF([.C218]&lt;&gt;&quot;&quot;;[.C218];[.I217])" office:value-type="string" office:string-value="visco" calcext:value-type="string">
            <text:p>visco</text:p>
          </table:table-cell>
          <table:table-cell table:formula="of:=[.E218]" office:value-type="string" office:string-value="MILLIPASCAL_SEC" calcext:value-type="string">
            <text:p>MILLIPASCAL_SEC</text:p>
          </table:table-cell>
          <table:table-cell table:formula="of:=&quot;function &quot;&amp;[.H218]&amp;&quot;_&quot;&amp;[.J218]&amp;&quot; () { printf '&quot;&amp;[.I218]&amp;&quot;,&quot;&amp;[.F218]&amp;&quot;=%s' $1; } ### &quot;&amp;[.G218]&amp;&quot; (&quot;&amp;[.D218]&amp;&quot;)&quot;" office:value-type="string" office:string-value="function VISCOSITY_MILLIPASCAL_SEC () { printf 'visco,mpas=%s' $1; } ### Viscosity (Millipascal-second)" calcext:value-type="string">
            <text:p>function VISCOSITY_MILLIPASCAL_SEC () { printf 'visco,mpas=%s' $1; } ### Viscosity (Millipascal-secon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</text:p>
          </table:table-cell>
          <table:table-cell table:formula="of:=IF([.A219]&lt;&gt;&quot;&quot;;[.A219];[.G218])" office:value-type="string" office:string-value="Voltage" calcext:value-type="string">
            <text:p>Voltage</text:p>
          </table:table-cell>
          <table:table-cell table:formula="of:=IF([.B219]&lt;&gt;&quot;&quot;;[.B219];[.H218])" office:value-type="string" office:string-value="VOLTAGE" calcext:value-type="string">
            <text:p>VOLTAGE</text:p>
          </table:table-cell>
          <table:table-cell table:formula="of:=IF([.C219]&lt;&gt;&quot;&quot;;[.C219];[.I218])" office:value-type="string" office:string-value="voltage" calcext:value-type="string">
            <text:p>voltage</text:p>
          </table:table-cell>
          <table:table-cell table:formula="of:=[.E219]" office:value-type="string" office:string-value="VOLTS" calcext:value-type="string">
            <text:p>VOLTS</text:p>
          </table:table-cell>
          <table:table-cell table:formula="of:=&quot;function &quot;&amp;[.H219]&amp;&quot;_&quot;&amp;[.J219]&amp;&quot; () { printf '&quot;&amp;[.I219]&amp;&quot;,&quot;&amp;[.F219]&amp;&quot;=%s' $1; } ### &quot;&amp;[.G219]&amp;&quot; (&quot;&amp;[.D219]&amp;&quot;)&quot;" office:value-type="string" office:string-value="function VOLTAGE_VOLTS () { printf 'voltage,v=%s' $1; } ### Voltage (Volts)" calcext:value-type="string">
            <text:p>function VOLTAGE_VOLTS () { printf 'voltage,v=%s' $1; } ### Voltage (Volts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Millivolts</text:p>
          </table:table-cell>
          <table:table-cell office:value-type="string" calcext:value-type="string">
            <text:p>MILLIVOLTS</text:p>
          </table:table-cell>
          <table:table-cell office:value-type="string" calcext:value-type="string">
            <text:p>mv</text:p>
          </table:table-cell>
          <table:table-cell table:formula="of:=IF([.A220]&lt;&gt;&quot;&quot;;[.A220];[.G219])" office:value-type="string" office:string-value="Voltage" calcext:value-type="string">
            <text:p>Voltage</text:p>
          </table:table-cell>
          <table:table-cell table:formula="of:=IF([.B220]&lt;&gt;&quot;&quot;;[.B220];[.H219])" office:value-type="string" office:string-value="VOLTAGE" calcext:value-type="string">
            <text:p>VOLTAGE</text:p>
          </table:table-cell>
          <table:table-cell table:formula="of:=IF([.C220]&lt;&gt;&quot;&quot;;[.C220];[.I219])" office:value-type="string" office:string-value="voltage" calcext:value-type="string">
            <text:p>voltage</text:p>
          </table:table-cell>
          <table:table-cell table:formula="of:=[.E220]" office:value-type="string" office:string-value="MILLIVOLTS" calcext:value-type="string">
            <text:p>MILLIVOLTS</text:p>
          </table:table-cell>
          <table:table-cell table:formula="of:=&quot;function &quot;&amp;[.H220]&amp;&quot;_&quot;&amp;[.J220]&amp;&quot; () { printf '&quot;&amp;[.I220]&amp;&quot;,&quot;&amp;[.F220]&amp;&quot;=%s' $1; } ### &quot;&amp;[.G220]&amp;&quot; (&quot;&amp;[.D220]&amp;&quot;)&quot;" office:value-type="string" office:string-value="function VOLTAGE_MILLIVOLTS () { printf 'voltage,mv=%s' $1; } ### Voltage (Millivolts)" calcext:value-type="string">
            <text:p>function VOLTAGE_MILLIVOLTS () { printf 'voltage,mv=%s' $1; } ### Voltage (Millivolt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Cubic meter</text:p>
          </table:table-cell>
          <table:table-cell office:value-type="string" calcext:value-type="string">
            <text:p>CUBIC_METER</text:p>
          </table:table-cell>
          <table:table-cell office:value-type="string" calcext:value-type="string">
            <text:p>m3</text:p>
          </table:table-cell>
          <table:table-cell table:formula="of:=IF([.A221]&lt;&gt;&quot;&quot;;[.A221];[.G220])" office:value-type="string" office:string-value="Volume" calcext:value-type="string">
            <text:p>Volume</text:p>
          </table:table-cell>
          <table:table-cell table:formula="of:=IF([.B221]&lt;&gt;&quot;&quot;;[.B221];[.H220])" office:value-type="string" office:string-value="VOLUME" calcext:value-type="string">
            <text:p>VOLUME</text:p>
          </table:table-cell>
          <table:table-cell table:formula="of:=IF([.C221]&lt;&gt;&quot;&quot;;[.C221];[.I220])" office:value-type="string" office:string-value="vol" calcext:value-type="string">
            <text:p>vol</text:p>
          </table:table-cell>
          <table:table-cell table:formula="of:=[.E221]" office:value-type="string" office:string-value="CUBIC_METER" calcext:value-type="string">
            <text:p>CUBIC_METER</text:p>
          </table:table-cell>
          <table:table-cell table:formula="of:=&quot;function &quot;&amp;[.H221]&amp;&quot;_&quot;&amp;[.J221]&amp;&quot; () { printf '&quot;&amp;[.I221]&amp;&quot;,&quot;&amp;[.F221]&amp;&quot;=%s' $1; } ### &quot;&amp;[.G221]&amp;&quot; (&quot;&amp;[.D221]&amp;&quot;)&quot;" office:value-type="string" office:string-value="function VOLUME_CUBIC_METER () { printf 'vol,m3=%s' $1; } ### Volume (Cubic meter)" calcext:value-type="string">
            <text:p>function VOLUME_CUBIC_METER () { printf 'vol,m3=%s' $1; } ### Volume (Cubic 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Gallons per minute</text:p>
          </table:table-cell>
          <table:table-cell office:value-type="string" calcext:value-type="string">
            <text:p>GPM</text:p>
          </table:table-cell>
          <table:table-cell office:value-type="string" calcext:value-type="string">
            <text:p>gpm</text:p>
          </table:table-cell>
          <table:table-cell table:formula="of:=IF([.A222]&lt;&gt;&quot;&quot;;[.A222];[.G221])" office:value-type="string" office:string-value="Water" calcext:value-type="string">
            <text:p>Water</text:p>
          </table:table-cell>
          <table:table-cell table:formula="of:=IF([.B222]&lt;&gt;&quot;&quot;;[.B222];[.H221])" office:value-type="string" office:string-value="WATER" calcext:value-type="string">
            <text:p>WATER</text:p>
          </table:table-cell>
          <table:table-cell table:formula="of:=IF([.C222]&lt;&gt;&quot;&quot;;[.C222];[.I221])" office:value-type="string" office:string-value="h20" calcext:value-type="string">
            <text:p>h20</text:p>
          </table:table-cell>
          <table:table-cell table:formula="of:=[.E222]" office:value-type="string" office:string-value="GPM" calcext:value-type="string">
            <text:p>GPM</text:p>
          </table:table-cell>
          <table:table-cell table:formula="of:=&quot;function &quot;&amp;[.H222]&amp;&quot;_&quot;&amp;[.J222]&amp;&quot; () { printf '&quot;&amp;[.I222]&amp;&quot;,&quot;&amp;[.F222]&amp;&quot;=%s' $1; } ### &quot;&amp;[.G222]&amp;&quot; (&quot;&amp;[.D222]&amp;&quot;)&quot;" office:value-type="string" office:string-value="function WATER_GPM () { printf 'h20,gpm=%s' $1; } ### Water (Gallons per minute)" calcext:value-type="string">
            <text:p>function WATER_GPM () { printf 'h20,gpm=%s' $1; } ### Water (Gallons per minute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Cubic feet per second</text:p>
          </table:table-cell>
          <table:table-cell office:value-type="string" calcext:value-type="string">
            <text:p>CUBIC_FEET_SEC</text:p>
          </table:table-cell>
          <table:table-cell office:value-type="string" calcext:value-type="string">
            <text:p>cfs</text:p>
          </table:table-cell>
          <table:table-cell table:formula="of:=IF([.A223]&lt;&gt;&quot;&quot;;[.A223];[.G222])" office:value-type="string" office:string-value="Water" calcext:value-type="string">
            <text:p>Water</text:p>
          </table:table-cell>
          <table:table-cell table:formula="of:=IF([.B223]&lt;&gt;&quot;&quot;;[.B223];[.H222])" office:value-type="string" office:string-value="WATER" calcext:value-type="string">
            <text:p>WATER</text:p>
          </table:table-cell>
          <table:table-cell table:formula="of:=IF([.C223]&lt;&gt;&quot;&quot;;[.C223];[.I222])" office:value-type="string" office:string-value="h20" calcext:value-type="string">
            <text:p>h20</text:p>
          </table:table-cell>
          <table:table-cell table:formula="of:=[.E223]" office:value-type="string" office:string-value="CUBIC_FEET_SEC" calcext:value-type="string">
            <text:p>CUBIC_FEET_SEC</text:p>
          </table:table-cell>
          <table:table-cell table:formula="of:=&quot;function &quot;&amp;[.H223]&amp;&quot;_&quot;&amp;[.J223]&amp;&quot; () { printf '&quot;&amp;[.I223]&amp;&quot;,&quot;&amp;[.F223]&amp;&quot;=%s' $1; } ### &quot;&amp;[.G223]&amp;&quot; (&quot;&amp;[.D223]&amp;&quot;)&quot;" office:value-type="string" office:string-value="function WATER_CUBIC_FEET_SEC () { printf 'h20,cfs=%s' $1; } ### Water (Cubic feet per second)" calcext:value-type="string">
            <text:p>function WATER_CUBIC_FEET_SEC () { printf 'h20,cfs=%s' $1; } ### Water (Cubic feet per secon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Meters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</text:p>
          </table:table-cell>
          <table:table-cell table:formula="of:=IF([.A224]&lt;&gt;&quot;&quot;;[.A224];[.G223])" office:value-type="string" office:string-value="Wavelength" calcext:value-type="string">
            <text:p>Wavelength</text:p>
          </table:table-cell>
          <table:table-cell table:formula="of:=IF([.B224]&lt;&gt;&quot;&quot;;[.B224];[.H223])" office:value-type="string" office:string-value="WAVELENGTH" calcext:value-type="string">
            <text:p>WAVELENGTH</text:p>
          </table:table-cell>
          <table:table-cell table:formula="of:=IF([.C224]&lt;&gt;&quot;&quot;;[.C224];[.I223])" office:value-type="string" office:string-value="wave" calcext:value-type="string">
            <text:p>wave</text:p>
          </table:table-cell>
          <table:table-cell table:formula="of:=[.E224]" office:value-type="string" office:string-value="METER" calcext:value-type="string">
            <text:p>METER</text:p>
          </table:table-cell>
          <table:table-cell table:formula="of:=&quot;function &quot;&amp;[.H224]&amp;&quot;_&quot;&amp;[.J224]&amp;&quot; () { printf '&quot;&amp;[.I224]&amp;&quot;,&quot;&amp;[.F224]&amp;&quot;=%s' $1; } ### &quot;&amp;[.G224]&amp;&quot; (&quot;&amp;[.D224]&amp;&quot;)&quot;" office:value-type="string" office:string-value="function WAVELENGTH_METER () { printf 'wave,m=%s' $1; } ### Wavelength (Meters)" calcext:value-type="string">
            <text:p>function WAVELENGTH_METER () { printf 'wave,m=%s' $1; } ### Wavelength (Meter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unds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lbs</text:p>
          </table:table-cell>
          <table:table-cell table:formula="of:=IF([.A225]&lt;&gt;&quot;&quot;;[.A225];[.G224])" office:value-type="string" office:string-value="Weight" calcext:value-type="string">
            <text:p>Weight</text:p>
          </table:table-cell>
          <table:table-cell table:formula="of:=IF([.B225]&lt;&gt;&quot;&quot;;[.B225];[.H224])" office:value-type="string" office:string-value="WEIGHT" calcext:value-type="string">
            <text:p>WEIGHT</text:p>
          </table:table-cell>
          <table:table-cell table:formula="of:=IF([.C225]&lt;&gt;&quot;&quot;;[.C225];[.I224])" office:value-type="string" office:string-value="weight" calcext:value-type="string">
            <text:p>weight</text:p>
          </table:table-cell>
          <table:table-cell table:formula="of:=[.E225]" office:value-type="string" office:string-value="POUND" calcext:value-type="string">
            <text:p>POUND</text:p>
          </table:table-cell>
          <table:table-cell table:formula="of:=&quot;function &quot;&amp;[.H225]&amp;&quot;_&quot;&amp;[.J225]&amp;&quot; () { printf '&quot;&amp;[.I225]&amp;&quot;,&quot;&amp;[.F225]&amp;&quot;=%s' $1; } ### &quot;&amp;[.G225]&amp;&quot; (&quot;&amp;[.D225]&amp;&quot;)&quot;" office:value-type="string" office:string-value="function WEIGHT_POUND () { printf 'weight,lbs=%s' $1; } ### Weight (Pounds)" calcext:value-type="string">
            <text:p>function WEIGHT_POUND () { printf 'weight,lbs=%s' $1; } ### Weight (Pounds)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office:value-type="string" calcext:value-type="string">
            <text:p>Kilogram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kg</text:p>
          </table:table-cell>
          <table:table-cell table:formula="of:=IF([.A226]&lt;&gt;&quot;&quot;;[.A226];[.G225])" office:value-type="string" office:string-value="Weight" calcext:value-type="string">
            <text:p>Weight</text:p>
          </table:table-cell>
          <table:table-cell table:formula="of:=IF([.B226]&lt;&gt;&quot;&quot;;[.B226];[.H225])" office:value-type="string" office:string-value="WEIGHT" calcext:value-type="string">
            <text:p>WEIGHT</text:p>
          </table:table-cell>
          <table:table-cell table:formula="of:=IF([.C226]&lt;&gt;&quot;&quot;;[.C226];[.I225])" office:value-type="string" office:string-value="weight" calcext:value-type="string">
            <text:p>weight</text:p>
          </table:table-cell>
          <table:table-cell table:formula="of:=[.E226]" office:value-type="string" office:string-value="KILOGRAM" calcext:value-type="string">
            <text:p>KILOGRAM</text:p>
          </table:table-cell>
          <table:table-cell table:formula="of:=&quot;function &quot;&amp;[.H226]&amp;&quot;_&quot;&amp;[.J226]&amp;&quot; () { printf '&quot;&amp;[.I226]&amp;&quot;,&quot;&amp;[.F226]&amp;&quot;=%s' $1; } ### &quot;&amp;[.G226]&amp;&quot; (&quot;&amp;[.D226]&amp;&quot;)&quot;" office:value-type="string" office:string-value="function WEIGHT_KILOGRAM () { printf 'weight,kg=%s' $1; } ### Weight (Kilogram)" calcext:value-type="string">
            <text:p>function WEIGHT_KILOGRAM () { printf 'weight,kg=%s' $1; } ### Weight (Kilogram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ceived signal strength indicator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dbm</text:p>
          </table:table-cell>
          <table:table-cell table:formula="of:=IF([.A227]&lt;&gt;&quot;&quot;;[.A227];[.G226])" office:value-type="string" office:string-value="Received signal strength indicator" calcext:value-type="string">
            <text:p>Received signal strength indicator</text:p>
          </table:table-cell>
          <table:table-cell table:formula="of:=IF([.B227]&lt;&gt;&quot;&quot;;[.B227];[.H226])" office:value-type="string" office:string-value="RSSI" calcext:value-type="string">
            <text:p>RSSI</text:p>
          </table:table-cell>
          <table:table-cell table:formula="of:=IF([.C227]&lt;&gt;&quot;&quot;;[.C227];[.I226])" office:value-type="string" office:string-value="rssi" calcext:value-type="string">
            <text:p>rssi</text:p>
          </table:table-cell>
          <table:table-cell table:formula="of:=[.E227]" office:value-type="string" office:string-value="DBM" calcext:value-type="string">
            <text:p>DBM</text:p>
          </table:table-cell>
          <table:table-cell table:formula="of:=&quot;function &quot;&amp;[.H227]&amp;&quot;_&quot;&amp;[.J227]&amp;&quot; () { printf '&quot;&amp;[.I227]&amp;&quot;,&quot;&amp;[.F227]&amp;&quot;=%s' $1; } ### &quot;&amp;[.G227]&amp;&quot; (&quot;&amp;[.D227]&amp;&quot;)&quot;" office:value-type="string" office:string-value="function RSSI_DBM () { printf 'rssi,dbm=%s' $1; } ### Received signal strength indicator (RSSI)" calcext:value-type="string">
            <text:p>function RSSI_DBM () { printf 'rssi,dbm=%s' $1; } ### Received signal strength indicator (RSS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string" calcext:value-type="string">
            <text:p>WIND_SPEED</text:p>
          </table:table-cell>
          <table:table-cell office:value-type="string" calcext:value-type="string">
            <text:p>wind_speed</text:p>
          </table:table-cell>
          <table:table-cell office:value-type="string" calcext:value-type="string">
            <text:p>Kilometer per hour</text:p>
          </table:table-cell>
          <table:table-cell office:value-type="string" calcext:value-type="string">
            <text:p>KM_PER_H</text:p>
          </table:table-cell>
          <table:table-cell office:value-type="string" calcext:value-type="string">
            <text:p>kmh</text:p>
          </table:table-cell>
          <table:table-cell table:formula="of:=IF([.A228]&lt;&gt;&quot;&quot;;[.A228];[.G227])" office:value-type="string" office:string-value="Wind Speed" calcext:value-type="string">
            <text:p>Wind Speed</text:p>
          </table:table-cell>
          <table:table-cell table:formula="of:=IF([.B228]&lt;&gt;&quot;&quot;;[.B228];[.H227])" office:value-type="string" office:string-value="WIND_SPEED" calcext:value-type="string">
            <text:p>WIND_SPEED</text:p>
          </table:table-cell>
          <table:table-cell table:formula="of:=IF([.C228]&lt;&gt;&quot;&quot;;[.C228];[.I227])" office:value-type="string" office:string-value="wind_speed" calcext:value-type="string">
            <text:p>wind_speed</text:p>
          </table:table-cell>
          <table:table-cell table:formula="of:=[.E228]" office:value-type="string" office:string-value="KM_PER_H" calcext:value-type="string">
            <text:p>KM_PER_H</text:p>
          </table:table-cell>
          <table:table-cell table:formula="of:=&quot;function &quot;&amp;[.H228]&amp;&quot;_&quot;&amp;[.J228]&amp;&quot; () { printf '&quot;&amp;[.I228]&amp;&quot;,&quot;&amp;[.F228]&amp;&quot;=%s' $1; } ### &quot;&amp;[.G228]&amp;&quot; (&quot;&amp;[.D228]&amp;&quot;)&quot;" office:value-type="string" office:string-value="function WIND_SPEED_KM_PER_H () { printf 'wind_speed,kmh=%s' $1; } ### Wind Speed (Kilometer per hour)" calcext:value-type="string">
            <text:p>function WIND_SPEED_KM_PER_H () { printf 'wind_speed,kmh=%s' $1; } ### Wind Speed (Kilometer per hour)</text:p>
          </table:table-cell>
          <table:table-cell table:number-columns-repeated="1013"/>
        </table:table-row>
        <table:table-row table:style-name="ro1" table:number-rows-repeated="10483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.00.0000</text:date>, <text:time style:data-style-name="N2" text:time-value="14:06:18.79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23:01:47.117000000</meta:creation-date>
    <dc:date>2017-09-17T14:52:25.483000000</dc:date>
    <meta:editing-duration>PT14M18S</meta:editing-duration>
    <meta:editing-cycles>7</meta:editing-cycles>
    <meta:generator>LibreOffice/5.2.6.2$Windows_x86 LibreOffice_project/a3100ed2409ebf1c212f5048fbe377c281438fdc</meta:generator>
    <meta:document-statistic meta:table-count="2" meta:cell-count="3396" meta:object-count="0"/>
  </office:meta>
</office:document-meta>
</file>